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" table:style-name="ta1">
        <table:shapes>
          <draw:frame draw:z-index="0" draw:style-name="gr1" draw:text-style-name="P1" svg:width="453.51pt" svg:height="255.09pt" svg:x="235.16pt" svg:y="2.83pt">
            <draw:object draw:notify-on-update-of-ranges="loss.A1:loss.A1 loss.A2:loss.A1851 loss.C1:loss.C1 loss.C2:loss.C18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ain running loss</text:p>
          </table:table-cell>
          <table:table-cell office:value-type="string" calcext:value-type="string">
            <text:p><text:s/>train running l2 error</text:p>
          </table:table-cell>
          <table:table-cell office:value-type="string" calcext:value-type="string">
            <text:p><text:s/>val loss</text:p>
          </table:table-cell>
          <table:table-cell office:value-type="string" calcext:value-type="string">
            <text:p><text:s/>val l2 error</text:p>
          </table:table-cell>
        </table:table-row>
        <table:table-row table:style-name="ro1">
          <table:table-cell office:value-type="float" office:value="1.7394" calcext:value-type="float">
            <text:p>1.7394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006" calcext:value-type="float">
            <text:p>0.8006</text:p>
          </table:table-cell>
          <table:table-cell office:value-type="float" office:value="0.1827" calcext:value-type="float">
            <text:p>0.1827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2501" calcext:value-type="float">
            <text:p>0.2501</text:p>
          </table:table-cell>
        </table:table-row>
        <table:table-row table:style-name="ro1">
          <table:table-cell office:value-type="float" office:value="0.1475" calcext:value-type="float">
            <text:p>0.1475</text:p>
          </table:table-cell>
          <table:table-cell office:value-type="float" office:value="0.2866" calcext:value-type="float">
            <text:p>0.2866</text:p>
          </table:table-cell>
          <table:table-cell office:value-type="float" office:value="-0.1894" calcext:value-type="float">
            <text:p>-0.1894</text:p>
          </table:table-cell>
          <table:table-cell office:value-type="float" office:value="0.2275" calcext:value-type="float">
            <text:p>0.2275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  <table:table-cell office:value-type="float" office:value="0.2718" calcext:value-type="float">
            <text:p>0.2718</text:p>
          </table:table-cell>
          <table:table-cell office:value-type="float" office:value="-0.5202" calcext:value-type="float">
            <text:p>-0.5202</text:p>
          </table:table-cell>
          <table:table-cell office:value-type="float" office:value="0.2303" calcext:value-type="float">
            <text:p>0.2303</text:p>
          </table:table-cell>
        </table:table-row>
        <table:table-row table:style-name="ro1">
          <table:table-cell office:value-type="float" office:value="-0.3754" calcext:value-type="float">
            <text:p>-0.3754</text:p>
          </table:table-cell>
          <table:table-cell office:value-type="float" office:value="0.2372" calcext:value-type="float">
            <text:p>0.2372</text:p>
          </table:table-cell>
          <table:table-cell office:value-type="float" office:value="-0.8454" calcext:value-type="float">
            <text:p>-0.8454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-0.6631" calcext:value-type="float">
            <text:p>-0.6631</text:p>
          </table:table-cell>
          <table:table-cell office:value-type="float" office:value="0.2093" calcext:value-type="float">
            <text:p>0.2093</text:p>
          </table:table-cell>
          <table:table-cell office:value-type="float" office:value="-1.1937" calcext:value-type="float">
            <text:p>-1.1937</text:p>
          </table:table-cell>
          <table:table-cell office:value-type="float" office:value="0.1604" calcext:value-type="float">
            <text:p>0.1604</text:p>
          </table:table-cell>
        </table:table-row>
        <table:table-row table:style-name="ro1">
          <table:table-cell office:value-type="float" office:value="-0.8541" calcext:value-type="float">
            <text:p>-0.8541</text:p>
          </table:table-cell>
          <table:table-cell office:value-type="float" office:value="0.1947" calcext:value-type="float">
            <text:p>0.1947</text:p>
          </table:table-cell>
          <table:table-cell office:value-type="float" office:value="-1.3009" calcext:value-type="float">
            <text:p>-1.3009</text:p>
          </table:table-cell>
          <table:table-cell office:value-type="float" office:value="0.1401" calcext:value-type="float">
            <text:p>0.1401</text:p>
          </table:table-cell>
        </table:table-row>
        <table:table-row table:style-name="ro1">
          <table:table-cell office:value-type="float" office:value="-1.0746" calcext:value-type="float">
            <text:p>-1.0746</text:p>
          </table:table-cell>
          <table:table-cell office:value-type="float" office:value="0.1801" calcext:value-type="float">
            <text:p>0.1801</text:p>
          </table:table-cell>
          <table:table-cell office:value-type="float" office:value="-1.5111" calcext:value-type="float">
            <text:p>-1.5111</text:p>
          </table:table-cell>
          <table:table-cell office:value-type="float" office:value="0.1238" calcext:value-type="float">
            <text:p>0.1238</text:p>
          </table:table-cell>
        </table:table-row>
        <table:table-row table:style-name="ro1">
          <table:table-cell office:value-type="float" office:value="-1.244" calcext:value-type="float">
            <text:p>-1.244</text:p>
          </table:table-cell>
          <table:table-cell office:value-type="float" office:value="0.171" calcext:value-type="float">
            <text:p>0.171</text:p>
          </table:table-cell>
          <table:table-cell office:value-type="float" office:value="-1.6768" calcext:value-type="float">
            <text:p>-1.6768</text:p>
          </table:table-cell>
          <table:table-cell office:value-type="float" office:value="0.1317" calcext:value-type="float">
            <text:p>0.1317</text:p>
          </table:table-cell>
        </table:table-row>
        <table:table-row table:style-name="ro1">
          <table:table-cell office:value-type="float" office:value="-1.4255" calcext:value-type="float">
            <text:p>-1.4255</text:p>
          </table:table-cell>
          <table:table-cell office:value-type="float" office:value="0.1576" calcext:value-type="float">
            <text:p>0.1576</text:p>
          </table:table-cell>
          <table:table-cell office:value-type="float" office:value="-1.7111" calcext:value-type="float">
            <text:p>-1.7111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float" office:value="-1.5433" calcext:value-type="float">
            <text:p>-1.5433</text:p>
          </table:table-cell>
          <table:table-cell office:value-type="float" office:value="0.1502" calcext:value-type="float">
            <text:p>0.1502</text:p>
          </table:table-cell>
          <table:table-cell office:value-type="float" office:value="-1.8222" calcext:value-type="float">
            <text:p>-1.8222</text:p>
          </table:table-cell>
          <table:table-cell office:value-type="float" office:value="0.1493" calcext:value-type="float">
            <text:p>0.1493</text:p>
          </table:table-cell>
        </table:table-row>
        <table:table-row table:style-name="ro1">
          <table:table-cell office:value-type="float" office:value="-1.7133" calcext:value-type="float">
            <text:p>-1.7133</text:p>
          </table:table-cell>
          <table:table-cell office:value-type="float" office:value="0.1438" calcext:value-type="float">
            <text:p>0.1438</text:p>
          </table:table-cell>
          <table:table-cell office:value-type="float" office:value="-2.0363" calcext:value-type="float">
            <text:p>-2.0363</text:p>
          </table:table-cell>
          <table:table-cell office:value-type="float" office:value="0.1363" calcext:value-type="float">
            <text:p>0.1363</text:p>
          </table:table-cell>
        </table:table-row>
        <table:table-row table:style-name="ro1">
          <table:table-cell office:value-type="float" office:value="-1.7107" calcext:value-type="float">
            <text:p>-1.7107</text:p>
          </table:table-cell>
          <table:table-cell office:value-type="float" office:value="0.1423" calcext:value-type="float">
            <text:p>0.1423</text:p>
          </table:table-cell>
          <table:table-cell office:value-type="float" office:value="-1.9668" calcext:value-type="float">
            <text:p>-1.9668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-1.8151" calcext:value-type="float">
            <text:p>-1.8151</text:p>
          </table:table-cell>
          <table:table-cell office:value-type="float" office:value="0.1347" calcext:value-type="float">
            <text:p>0.1347</text:p>
          </table:table-cell>
          <table:table-cell office:value-type="float" office:value="-1.9992" calcext:value-type="float">
            <text:p>-1.9992</text:p>
          </table:table-cell>
          <table:table-cell office:value-type="float" office:value="0.1419" calcext:value-type="float">
            <text:p>0.1419</text:p>
          </table:table-cell>
        </table:table-row>
        <table:table-row table:style-name="ro1">
          <table:table-cell office:value-type="float" office:value="-1.9075" calcext:value-type="float">
            <text:p>-1.9075</text:p>
          </table:table-cell>
          <table:table-cell office:value-type="float" office:value="0.1355" calcext:value-type="float">
            <text:p>0.1355</text:p>
          </table:table-cell>
          <table:table-cell office:value-type="float" office:value="-2.2128" calcext:value-type="float">
            <text:p>-2.2128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office:value-type="float" office:value="-2.0089" calcext:value-type="float">
            <text:p>-2.0089</text:p>
          </table:table-cell>
          <table:table-cell office:value-type="float" office:value="0.1266" calcext:value-type="float">
            <text:p>0.1266</text:p>
          </table:table-cell>
          <table:table-cell office:value-type="float" office:value="-2.2127" calcext:value-type="float">
            <text:p>-2.2127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-2.0236" calcext:value-type="float">
            <text:p>-2.0236</text:p>
          </table:table-cell>
          <table:table-cell office:value-type="float" office:value="0.1253" calcext:value-type="float">
            <text:p>0.1253</text:p>
          </table:table-cell>
          <table:table-cell office:value-type="float" office:value="-2.1845" calcext:value-type="float">
            <text:p>-2.1845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1">
          <table:table-cell office:value-type="float" office:value="-2.0697" calcext:value-type="float">
            <text:p>-2.0697</text:p>
          </table:table-cell>
          <table:table-cell office:value-type="float" office:value="0.1243" calcext:value-type="float">
            <text:p>0.1243</text:p>
          </table:table-cell>
          <table:table-cell office:value-type="float" office:value="-2.5821" calcext:value-type="float">
            <text:p>-2.5821</text:p>
          </table:table-cell>
          <table:table-cell office:value-type="float" office:value="0.0934" calcext:value-type="float">
            <text:p>0.0934</text:p>
          </table:table-cell>
        </table:table-row>
        <table:table-row table:style-name="ro1">
          <table:table-cell office:value-type="float" office:value="-2.2051" calcext:value-type="float">
            <text:p>-2.2051</text:p>
          </table:table-cell>
          <table:table-cell office:value-type="float" office:value="0.1162" calcext:value-type="float">
            <text:p>0.1162</text:p>
          </table:table-cell>
          <table:table-cell office:value-type="float" office:value="-2.6408" calcext:value-type="float">
            <text:p>-2.6408</text:p>
          </table:table-cell>
          <table:table-cell office:value-type="float" office:value="0.1021" calcext:value-type="float">
            <text:p>0.1021</text:p>
          </table:table-cell>
        </table:table-row>
        <table:table-row table:style-name="ro1">
          <table:table-cell office:value-type="float" office:value="-2.2155" calcext:value-type="float">
            <text:p>-2.2155</text:p>
          </table:table-cell>
          <table:table-cell office:value-type="float" office:value="0.1168" calcext:value-type="float">
            <text:p>0.1168</text:p>
          </table:table-cell>
          <table:table-cell office:value-type="float" office:value="-2.665" calcext:value-type="float">
            <text:p>-2.665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float" office:value="-2.3145" calcext:value-type="float">
            <text:p>-2.3145</text:p>
          </table:table-cell>
          <table:table-cell office:value-type="float" office:value="0.1132" calcext:value-type="float">
            <text:p>0.1132</text:p>
          </table:table-cell>
          <table:table-cell office:value-type="float" office:value="-2.661" calcext:value-type="float">
            <text:p>-2.661</text:p>
          </table:table-cell>
          <table:table-cell office:value-type="float" office:value="0.0994" calcext:value-type="float">
            <text:p>0.0994</text:p>
          </table:table-cell>
        </table:table-row>
        <table:table-row table:style-name="ro1">
          <table:table-cell office:value-type="float" office:value="-2.3342" calcext:value-type="float">
            <text:p>-2.3342</text:p>
          </table:table-cell>
          <table:table-cell office:value-type="float" office:value="0.1139" calcext:value-type="float">
            <text:p>0.1139</text:p>
          </table:table-cell>
          <table:table-cell office:value-type="float" office:value="-2.6871" calcext:value-type="float">
            <text:p>-2.6871</text:p>
          </table:table-cell>
          <table:table-cell office:value-type="float" office:value="0.0957" calcext:value-type="float">
            <text:p>0.0957</text:p>
          </table:table-cell>
        </table:table-row>
        <table:table-row table:style-name="ro1">
          <table:table-cell office:value-type="float" office:value="-2.3517" calcext:value-type="float">
            <text:p>-2.3517</text:p>
          </table:table-cell>
          <table:table-cell office:value-type="float" office:value="0.1124" calcext:value-type="float">
            <text:p>0.1124</text:p>
          </table:table-cell>
          <table:table-cell office:value-type="float" office:value="-2.9335" calcext:value-type="float">
            <text:p>-2.9335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float" office:value="-2.3413" calcext:value-type="float">
            <text:p>-2.3413</text:p>
          </table:table-cell>
          <table:table-cell office:value-type="float" office:value="0.1114" calcext:value-type="float">
            <text:p>0.1114</text:p>
          </table:table-cell>
          <table:table-cell office:value-type="float" office:value="-2.6456" calcext:value-type="float">
            <text:p>-2.6456</text:p>
          </table:table-cell>
          <table:table-cell office:value-type="float" office:value="0.1134" calcext:value-type="float">
            <text:p>0.1134</text:p>
          </table:table-cell>
        </table:table-row>
        <table:table-row table:style-name="ro1">
          <table:table-cell office:value-type="float" office:value="-2.389" calcext:value-type="float">
            <text:p>-2.389</text:p>
          </table:table-cell>
          <table:table-cell office:value-type="float" office:value="0.1137" calcext:value-type="float">
            <text:p>0.1137</text:p>
          </table:table-cell>
          <table:table-cell office:value-type="float" office:value="-2.6665" calcext:value-type="float">
            <text:p>-2.6665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float" office:value="-2.4744" calcext:value-type="float">
            <text:p>-2.4744</text:p>
          </table:table-cell>
          <table:table-cell office:value-type="float" office:value="0.107" calcext:value-type="float">
            <text:p>0.107</text:p>
          </table:table-cell>
          <table:table-cell office:value-type="float" office:value="-2.8247" calcext:value-type="float">
            <text:p>-2.8247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office:value-type="float" office:value="-2.536" calcext:value-type="float">
            <text:p>-2.536</text:p>
          </table:table-cell>
          <table:table-cell office:value-type="float" office:value="0.1054" calcext:value-type="float">
            <text:p>0.1054</text:p>
          </table:table-cell>
          <table:table-cell office:value-type="float" office:value="-3.0824" calcext:value-type="float">
            <text:p>-3.0824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float" office:value="-2.4935" calcext:value-type="float">
            <text:p>-2.4935</text:p>
          </table:table-cell>
          <table:table-cell office:value-type="float" office:value="0.1054" calcext:value-type="float">
            <text:p>0.1054</text:p>
          </table:table-cell>
          <table:table-cell office:value-type="float" office:value="-2.9021" calcext:value-type="float">
            <text:p>-2.9021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float" office:value="-2.5421" calcext:value-type="float">
            <text:p>-2.5421</text:p>
          </table:table-cell>
          <table:table-cell office:value-type="float" office:value="0.1053" calcext:value-type="float">
            <text:p>0.1053</text:p>
          </table:table-cell>
          <table:table-cell office:value-type="float" office:value="-2.9315" calcext:value-type="float">
            <text:p>-2.9315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-2.599" calcext:value-type="float">
            <text:p>-2.599</text:p>
          </table:table-cell>
          <table:table-cell office:value-type="float" office:value="0.1018" calcext:value-type="float">
            <text:p>0.1018</text:p>
          </table:table-cell>
          <table:table-cell office:value-type="float" office:value="-3.087" calcext:value-type="float">
            <text:p>-3.087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float" office:value="-2.591" calcext:value-type="float">
            <text:p>-2.591</text:p>
          </table:table-cell>
          <table:table-cell office:value-type="float" office:value="0.1003" calcext:value-type="float">
            <text:p>0.1003</text:p>
          </table:table-cell>
          <table:table-cell office:value-type="float" office:value="-2.9802" calcext:value-type="float">
            <text:p>-2.9802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float" office:value="-2.6188" calcext:value-type="float">
            <text:p>-2.6188</text:p>
          </table:table-cell>
          <table:table-cell office:value-type="float" office:value="0.098" calcext:value-type="float">
            <text:p>0.098</text:p>
          </table:table-cell>
          <table:table-cell office:value-type="float" office:value="-3.0209" calcext:value-type="float">
            <text:p>-3.0209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float" office:value="-2.6721" calcext:value-type="float">
            <text:p>-2.6721</text:p>
          </table:table-cell>
          <table:table-cell office:value-type="float" office:value="0.0992" calcext:value-type="float">
            <text:p>0.0992</text:p>
          </table:table-cell>
          <table:table-cell office:value-type="float" office:value="-3.1363" calcext:value-type="float">
            <text:p>-3.1363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1">
          <table:table-cell office:value-type="float" office:value="-2.6411" calcext:value-type="float">
            <text:p>-2.6411</text:p>
          </table:table-cell>
          <table:table-cell office:value-type="float" office:value="0.0983" calcext:value-type="float">
            <text:p>0.0983</text:p>
          </table:table-cell>
          <table:table-cell office:value-type="float" office:value="-3.0004" calcext:value-type="float">
            <text:p>-3.0004</text:p>
          </table:table-cell>
          <table:table-cell office:value-type="float" office:value="0.0932" calcext:value-type="float">
            <text:p>0.0932</text:p>
          </table:table-cell>
        </table:table-row>
        <table:table-row table:style-name="ro1">
          <table:table-cell office:value-type="float" office:value="-2.6952" calcext:value-type="float">
            <text:p>-2.6952</text:p>
          </table:table-cell>
          <table:table-cell office:value-type="float" office:value="0.0952" calcext:value-type="float">
            <text:p>0.0952</text:p>
          </table:table-cell>
          <table:table-cell office:value-type="float" office:value="-3.1003" calcext:value-type="float">
            <text:p>-3.1003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float" office:value="-2.7489" calcext:value-type="float">
            <text:p>-2.7489</text:p>
          </table:table-cell>
          <table:table-cell office:value-type="float" office:value="0.0937" calcext:value-type="float">
            <text:p>0.0937</text:p>
          </table:table-cell>
          <table:table-cell office:value-type="float" office:value="-3.1236" calcext:value-type="float">
            <text:p>-3.1236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-2.7106" calcext:value-type="float">
            <text:p>-2.7106</text:p>
          </table:table-cell>
          <table:table-cell office:value-type="float" office:value="0.0955" calcext:value-type="float">
            <text:p>0.0955</text:p>
          </table:table-cell>
          <table:table-cell office:value-type="float" office:value="-3.094" calcext:value-type="float">
            <text:p>-3.094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-2.7679" calcext:value-type="float">
            <text:p>-2.7679</text:p>
          </table:table-cell>
          <table:table-cell office:value-type="float" office:value="0.0923" calcext:value-type="float">
            <text:p>0.0923</text:p>
          </table:table-cell>
          <table:table-cell office:value-type="float" office:value="-2.8901" calcext:value-type="float">
            <text:p>-2.8901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-2.7346" calcext:value-type="float">
            <text:p>-2.7346</text:p>
          </table:table-cell>
          <table:table-cell office:value-type="float" office:value="0.0958" calcext:value-type="float">
            <text:p>0.0958</text:p>
          </table:table-cell>
          <table:table-cell office:value-type="float" office:value="-3.0527" calcext:value-type="float">
            <text:p>-3.0527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-2.8041" calcext:value-type="float">
            <text:p>-2.8041</text:p>
          </table:table-cell>
          <table:table-cell office:value-type="float" office:value="0.0918" calcext:value-type="float">
            <text:p>0.0918</text:p>
          </table:table-cell>
          <table:table-cell office:value-type="float" office:value="-3.3344" calcext:value-type="float">
            <text:p>-3.3344</text:p>
          </table:table-cell>
          <table:table-cell office:value-type="float" office:value="0.0634" calcext:value-type="float">
            <text:p>0.0634</text:p>
          </table:table-cell>
        </table:table-row>
        <table:table-row table:style-name="ro1">
          <table:table-cell office:value-type="float" office:value="-2.8171" calcext:value-type="float">
            <text:p>-2.8171</text:p>
          </table:table-cell>
          <table:table-cell office:value-type="float" office:value="0.0908" calcext:value-type="float">
            <text:p>0.0908</text:p>
          </table:table-cell>
          <table:table-cell office:value-type="float" office:value="-3.2363" calcext:value-type="float">
            <text:p>-3.2363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float" office:value="-2.9026" calcext:value-type="float">
            <text:p>-2.9026</text:p>
          </table:table-cell>
          <table:table-cell office:value-type="float" office:value="0.0894" calcext:value-type="float">
            <text:p>0.0894</text:p>
          </table:table-cell>
          <table:table-cell office:value-type="float" office:value="-3.253" calcext:value-type="float">
            <text:p>-3.25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-2.9134" calcext:value-type="float">
            <text:p>-2.9134</text:p>
          </table:table-cell>
          <table:table-cell office:value-type="float" office:value="0.0881" calcext:value-type="float">
            <text:p>0.0881</text:p>
          </table:table-cell>
          <table:table-cell office:value-type="float" office:value="-3.5171" calcext:value-type="float">
            <text:p>-3.5171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float" office:value="-2.8902" calcext:value-type="float">
            <text:p>-2.8902</text:p>
          </table:table-cell>
          <table:table-cell office:value-type="float" office:value="0.0888" calcext:value-type="float">
            <text:p>0.0888</text:p>
          </table:table-cell>
          <table:table-cell office:value-type="float" office:value="-3.3963" calcext:value-type="float">
            <text:p>-3.3963</text:p>
          </table:table-cell>
          <table:table-cell office:value-type="float" office:value="0.0638" calcext:value-type="float">
            <text:p>0.0638</text:p>
          </table:table-cell>
        </table:table-row>
        <table:table-row table:style-name="ro1">
          <table:table-cell office:value-type="float" office:value="-2.9502" calcext:value-type="float">
            <text:p>-2.9502</text:p>
          </table:table-cell>
          <table:table-cell office:value-type="float" office:value="0.0865" calcext:value-type="float">
            <text:p>0.0865</text:p>
          </table:table-cell>
          <table:table-cell office:value-type="float" office:value="-3.3155" calcext:value-type="float">
            <text:p>-3.3155</text:p>
          </table:table-cell>
          <table:table-cell office:value-type="float" office:value="0.0764" calcext:value-type="float">
            <text:p>0.0764</text:p>
          </table:table-cell>
        </table:table-row>
        <table:table-row table:style-name="ro1">
          <table:table-cell office:value-type="float" office:value="-2.9136" calcext:value-type="float">
            <text:p>-2.9136</text:p>
          </table:table-cell>
          <table:table-cell office:value-type="float" office:value="0.0891" calcext:value-type="float">
            <text:p>0.0891</text:p>
          </table:table-cell>
          <table:table-cell office:value-type="float" office:value="-3.3898" calcext:value-type="float">
            <text:p>-3.3898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-2.9645" calcext:value-type="float">
            <text:p>-2.9645</text:p>
          </table:table-cell>
          <table:table-cell office:value-type="float" office:value="0.0857" calcext:value-type="float">
            <text:p>0.0857</text:p>
          </table:table-cell>
          <table:table-cell office:value-type="float" office:value="-3.4699" calcext:value-type="float">
            <text:p>-3.469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-2.966" calcext:value-type="float">
            <text:p>-2.966</text:p>
          </table:table-cell>
          <table:table-cell office:value-type="float" office:value="0.0873" calcext:value-type="float">
            <text:p>0.0873</text:p>
          </table:table-cell>
          <table:table-cell office:value-type="float" office:value="-3.1982" calcext:value-type="float">
            <text:p>-3.1982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-2.989" calcext:value-type="float">
            <text:p>-2.989</text:p>
          </table:table-cell>
          <table:table-cell office:value-type="float" office:value="0.0842" calcext:value-type="float">
            <text:p>0.0842</text:p>
          </table:table-cell>
          <table:table-cell office:value-type="float" office:value="-3.4883" calcext:value-type="float">
            <text:p>-3.4883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float" office:value="-2.9517" calcext:value-type="float">
            <text:p>-2.9517</text:p>
          </table:table-cell>
          <table:table-cell office:value-type="float" office:value="0.0881" calcext:value-type="float">
            <text:p>0.0881</text:p>
          </table:table-cell>
          <table:table-cell office:value-type="float" office:value="-2.929" calcext:value-type="float">
            <text:p>-2.929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-3.1147" calcext:value-type="float">
            <text:p>-3.1147</text:p>
          </table:table-cell>
          <table:table-cell office:value-type="float" office:value="0.0696" calcext:value-type="float">
            <text:p>0.0696</text:p>
          </table:table-cell>
          <table:table-cell office:value-type="float" office:value="-3.4989" calcext:value-type="float">
            <text:p>-3.4989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float" office:value="-3.3315" calcext:value-type="float">
            <text:p>-3.3315</text:p>
          </table:table-cell>
          <table:table-cell office:value-type="float" office:value="0.0632" calcext:value-type="float">
            <text:p>0.0632</text:p>
          </table:table-cell>
          <table:table-cell office:value-type="float" office:value="-3.9587" calcext:value-type="float">
            <text:p>-3.958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-3.509" calcext:value-type="float">
            <text:p>-3.509</text:p>
          </table:table-cell>
          <table:table-cell office:value-type="float" office:value="0.0603" calcext:value-type="float">
            <text:p>0.0603</text:p>
          </table:table-cell>
          <table:table-cell office:value-type="float" office:value="-4.0646" calcext:value-type="float">
            <text:p>-4.0646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-3.5961" calcext:value-type="float">
            <text:p>-3.5961</text:p>
          </table:table-cell>
          <table:table-cell office:value-type="float" office:value="0.0605" calcext:value-type="float">
            <text:p>0.0605</text:p>
          </table:table-cell>
          <table:table-cell office:value-type="float" office:value="-4.1958" calcext:value-type="float">
            <text:p>-4.1958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-3.6171" calcext:value-type="float">
            <text:p>-3.6171</text:p>
          </table:table-cell>
          <table:table-cell office:value-type="float" office:value="0.0624" calcext:value-type="float">
            <text:p>0.0624</text:p>
          </table:table-cell>
          <table:table-cell office:value-type="float" office:value="-4.2531" calcext:value-type="float">
            <text:p>-4.2531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float" office:value="-3.6574" calcext:value-type="float">
            <text:p>-3.6574</text:p>
          </table:table-cell>
          <table:table-cell office:value-type="float" office:value="0.0591" calcext:value-type="float">
            <text:p>0.0591</text:p>
          </table:table-cell>
          <table:table-cell office:value-type="float" office:value="-4.1273" calcext:value-type="float">
            <text:p>-4.1273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-3.6696" calcext:value-type="float">
            <text:p>-3.6696</text:p>
          </table:table-cell>
          <table:table-cell office:value-type="float" office:value="0.0592" calcext:value-type="float">
            <text:p>0.0592</text:p>
          </table:table-cell>
          <table:table-cell office:value-type="float" office:value="-4.1989" calcext:value-type="float">
            <text:p>-4.1989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-3.6606" calcext:value-type="float">
            <text:p>-3.6606</text:p>
          </table:table-cell>
          <table:table-cell office:value-type="float" office:value="0.0595" calcext:value-type="float">
            <text:p>0.0595</text:p>
          </table:table-cell>
          <table:table-cell office:value-type="float" office:value="-4.1389" calcext:value-type="float">
            <text:p>-4.138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-3.6985" calcext:value-type="float">
            <text:p>-3.6985</text:p>
          </table:table-cell>
          <table:table-cell office:value-type="float" office:value="0.0589" calcext:value-type="float">
            <text:p>0.0589</text:p>
          </table:table-cell>
          <table:table-cell office:value-type="float" office:value="-4.2895" calcext:value-type="float">
            <text:p>-4.2895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office:value-type="float" office:value="-3.6764" calcext:value-type="float">
            <text:p>-3.6764</text:p>
          </table:table-cell>
          <table:table-cell office:value-type="float" office:value="0.0604" calcext:value-type="float">
            <text:p>0.0604</text:p>
          </table:table-cell>
          <table:table-cell office:value-type="float" office:value="-4.2084" calcext:value-type="float">
            <text:p>-4.2084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-3.6925" calcext:value-type="float">
            <text:p>-3.6925</text:p>
          </table:table-cell>
          <table:table-cell office:value-type="float" office:value="0.059" calcext:value-type="float">
            <text:p>0.059</text:p>
          </table:table-cell>
          <table:table-cell office:value-type="float" office:value="-4.2277" calcext:value-type="float">
            <text:p>-4.227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3.7192" calcext:value-type="float">
            <text:p>-3.7192</text:p>
          </table:table-cell>
          <table:table-cell office:value-type="float" office:value="0.0587" calcext:value-type="float">
            <text:p>0.0587</text:p>
          </table:table-cell>
          <table:table-cell office:value-type="float" office:value="-4.2003" calcext:value-type="float">
            <text:p>-4.2003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-3.7131" calcext:value-type="float">
            <text:p>-3.7131</text:p>
          </table:table-cell>
          <table:table-cell office:value-type="float" office:value="0.0592" calcext:value-type="float">
            <text:p>0.0592</text:p>
          </table:table-cell>
          <table:table-cell office:value-type="float" office:value="-4.1846" calcext:value-type="float">
            <text:p>-4.1846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-3.685" calcext:value-type="float">
            <text:p>-3.6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-4.2045" calcext:value-type="float">
            <text:p>-4.2045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float" office:value="-3.732" calcext:value-type="float">
            <text:p>-3.732</text:p>
          </table:table-cell>
          <table:table-cell office:value-type="float" office:value="0.0583" calcext:value-type="float">
            <text:p>0.0583</text:p>
          </table:table-cell>
          <table:table-cell office:value-type="float" office:value="-4.1865" calcext:value-type="float">
            <text:p>-4.1865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float" office:value="-3.7251" calcext:value-type="float">
            <text:p>-3.7251</text:p>
          </table:table-cell>
          <table:table-cell office:value-type="float" office:value="0.0582" calcext:value-type="float">
            <text:p>0.0582</text:p>
          </table:table-cell>
          <table:table-cell office:value-type="float" office:value="-4.2126" calcext:value-type="float">
            <text:p>-4.2126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float" office:value="-3.7145" calcext:value-type="float">
            <text:p>-3.7145</text:p>
          </table:table-cell>
          <table:table-cell office:value-type="float" office:value="0.0583" calcext:value-type="float">
            <text:p>0.0583</text:p>
          </table:table-cell>
          <table:table-cell office:value-type="float" office:value="-4.2656" calcext:value-type="float">
            <text:p>-4.2656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-3.7393" calcext:value-type="float">
            <text:p>-3.7393</text:p>
          </table:table-cell>
          <table:table-cell office:value-type="float" office:value="0.0578" calcext:value-type="float">
            <text:p>0.0578</text:p>
          </table:table-cell>
          <table:table-cell office:value-type="float" office:value="-4.2932" calcext:value-type="float">
            <text:p>-4.2932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-3.7405" calcext:value-type="float">
            <text:p>-3.7405</text:p>
          </table:table-cell>
          <table:table-cell office:value-type="float" office:value="0.0588" calcext:value-type="float">
            <text:p>0.0588</text:p>
          </table:table-cell>
          <table:table-cell office:value-type="float" office:value="-4.3212" calcext:value-type="float">
            <text:p>-4.3212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float" office:value="-3.7342" calcext:value-type="float">
            <text:p>-3.7342</text:p>
          </table:table-cell>
          <table:table-cell office:value-type="float" office:value="0.0583" calcext:value-type="float">
            <text:p>0.0583</text:p>
          </table:table-cell>
          <table:table-cell office:value-type="float" office:value="-4.1869" calcext:value-type="float">
            <text:p>-4.186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-3.7466" calcext:value-type="float">
            <text:p>-3.7466</text:p>
          </table:table-cell>
          <table:table-cell office:value-type="float" office:value="0.0578" calcext:value-type="float">
            <text:p>0.0578</text:p>
          </table:table-cell>
          <table:table-cell office:value-type="float" office:value="-4.211" calcext:value-type="float">
            <text:p>-4.211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-3.7602" calcext:value-type="float">
            <text:p>-3.7602</text:p>
          </table:table-cell>
          <table:table-cell office:value-type="float" office:value="0.0561" calcext:value-type="float">
            <text:p>0.0561</text:p>
          </table:table-cell>
          <table:table-cell office:value-type="float" office:value="-4.3713" calcext:value-type="float">
            <text:p>-4.3713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3.7382" calcext:value-type="float">
            <text:p>-3.7382</text:p>
          </table:table-cell>
          <table:table-cell office:value-type="float" office:value="0.0582" calcext:value-type="float">
            <text:p>0.0582</text:p>
          </table:table-cell>
          <table:table-cell office:value-type="float" office:value="-4.2706" calcext:value-type="float">
            <text:p>-4.2706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float" office:value="-3.7242" calcext:value-type="float">
            <text:p>-3.7242</text:p>
          </table:table-cell>
          <table:table-cell office:value-type="float" office:value="0.0572" calcext:value-type="float">
            <text:p>0.0572</text:p>
          </table:table-cell>
          <table:table-cell office:value-type="float" office:value="-4.2069" calcext:value-type="float">
            <text:p>-4.206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-3.725" calcext:value-type="float">
            <text:p>-3.725</text:p>
          </table:table-cell>
          <table:table-cell office:value-type="float" office:value="0.0591" calcext:value-type="float">
            <text:p>0.0591</text:p>
          </table:table-cell>
          <table:table-cell office:value-type="float" office:value="-4.299" calcext:value-type="float">
            <text:p>-4.29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-3.7692" calcext:value-type="float">
            <text:p>-3.7692</text:p>
          </table:table-cell>
          <table:table-cell office:value-type="float" office:value="0.0569" calcext:value-type="float">
            <text:p>0.0569</text:p>
          </table:table-cell>
          <table:table-cell office:value-type="float" office:value="-4.2702" calcext:value-type="float">
            <text:p>-4.2702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-3.7901" calcext:value-type="float">
            <text:p>-3.7901</text:p>
          </table:table-cell>
          <table:table-cell office:value-type="float" office:value="0.057" calcext:value-type="float">
            <text:p>0.057</text:p>
          </table:table-cell>
          <table:table-cell office:value-type="float" office:value="-4.2534" calcext:value-type="float">
            <text:p>-4.2534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float" office:value="-3.7574" calcext:value-type="float">
            <text:p>-3.7574</text:p>
          </table:table-cell>
          <table:table-cell office:value-type="float" office:value="0.0567" calcext:value-type="float">
            <text:p>0.0567</text:p>
          </table:table-cell>
          <table:table-cell office:value-type="float" office:value="-4.2449" calcext:value-type="float">
            <text:p>-4.2449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-3.7653" calcext:value-type="float">
            <text:p>-3.7653</text:p>
          </table:table-cell>
          <table:table-cell office:value-type="float" office:value="0.0575" calcext:value-type="float">
            <text:p>0.0575</text:p>
          </table:table-cell>
          <table:table-cell office:value-type="float" office:value="-4.2993" calcext:value-type="float">
            <text:p>-4.2993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-3.7784" calcext:value-type="float">
            <text:p>-3.7784</text:p>
          </table:table-cell>
          <table:table-cell office:value-type="float" office:value="0.0572" calcext:value-type="float">
            <text:p>0.0572</text:p>
          </table:table-cell>
          <table:table-cell office:value-type="float" office:value="-4.2364" calcext:value-type="float">
            <text:p>-4.236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-3.8065" calcext:value-type="float">
            <text:p>-3.8065</text:p>
          </table:table-cell>
          <table:table-cell office:value-type="float" office:value="0.0561" calcext:value-type="float">
            <text:p>0.0561</text:p>
          </table:table-cell>
          <table:table-cell office:value-type="float" office:value="-4.3279" calcext:value-type="float">
            <text:p>-4.3279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-3.7939" calcext:value-type="float">
            <text:p>-3.793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4.3242" calcext:value-type="float">
            <text:p>-4.3242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-3.8112" calcext:value-type="float">
            <text:p>-3.8112</text:p>
          </table:table-cell>
          <table:table-cell office:value-type="float" office:value="0.0557" calcext:value-type="float">
            <text:p>0.0557</text:p>
          </table:table-cell>
          <table:table-cell office:value-type="float" office:value="-4.2913" calcext:value-type="float">
            <text:p>-4.2913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float" office:value="-3.7849" calcext:value-type="float">
            <text:p>-3.7849</text:p>
          </table:table-cell>
          <table:table-cell office:value-type="float" office:value="0.0568" calcext:value-type="float">
            <text:p>0.0568</text:p>
          </table:table-cell>
          <table:table-cell office:value-type="float" office:value="-4.3011" calcext:value-type="float">
            <text:p>-4.3011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float" office:value="-3.802" calcext:value-type="float">
            <text:p>-3.802</text:p>
          </table:table-cell>
          <table:table-cell office:value-type="float" office:value="0.057" calcext:value-type="float">
            <text:p>0.057</text:p>
          </table:table-cell>
          <table:table-cell office:value-type="float" office:value="-4.435" calcext:value-type="float">
            <text:p>-4.435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-3.8098" calcext:value-type="float">
            <text:p>-3.8098</text:p>
          </table:table-cell>
          <table:table-cell office:value-type="float" office:value="0.0566" calcext:value-type="float">
            <text:p>0.0566</text:p>
          </table:table-cell>
          <table:table-cell office:value-type="float" office:value="-4.3816" calcext:value-type="float">
            <text:p>-4.3816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office:value-type="float" office:value="-3.7779" calcext:value-type="float">
            <text:p>-3.7779</text:p>
          </table:table-cell>
          <table:table-cell office:value-type="float" office:value="0.0575" calcext:value-type="float">
            <text:p>0.0575</text:p>
          </table:table-cell>
          <table:table-cell office:value-type="float" office:value="-4.3718" calcext:value-type="float">
            <text:p>-4.371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-3.8148" calcext:value-type="float">
            <text:p>-3.8148</text:p>
          </table:table-cell>
          <table:table-cell office:value-type="float" office:value="0.0552" calcext:value-type="float">
            <text:p>0.0552</text:p>
          </table:table-cell>
          <table:table-cell office:value-type="float" office:value="-4.183" calcext:value-type="float">
            <text:p>-4.183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float" office:value="-3.8093" calcext:value-type="float">
            <text:p>-3.8093</text:p>
          </table:table-cell>
          <table:table-cell office:value-type="float" office:value="0.0569" calcext:value-type="float">
            <text:p>0.0569</text:p>
          </table:table-cell>
          <table:table-cell office:value-type="float" office:value="-4.2966" calcext:value-type="float">
            <text:p>-4.2966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-3.8048" calcext:value-type="float">
            <text:p>-3.8048</text:p>
          </table:table-cell>
          <table:table-cell office:value-type="float" office:value="0.0559" calcext:value-type="float">
            <text:p>0.0559</text:p>
          </table:table-cell>
          <table:table-cell office:value-type="float" office:value="-4.3066" calcext:value-type="float">
            <text:p>-4.3066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float" office:value="-3.8504" calcext:value-type="float">
            <text:p>-3.8504</text:p>
          </table:table-cell>
          <table:table-cell office:value-type="float" office:value="0.0558" calcext:value-type="float">
            <text:p>0.0558</text:p>
          </table:table-cell>
          <table:table-cell office:value-type="float" office:value="-4.3752" calcext:value-type="float">
            <text:p>-4.3752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float" office:value="-3.8457" calcext:value-type="float">
            <text:p>-3.8457</text:p>
          </table:table-cell>
          <table:table-cell office:value-type="float" office:value="0.0556" calcext:value-type="float">
            <text:p>0.0556</text:p>
          </table:table-cell>
          <table:table-cell office:value-type="float" office:value="-4.312" calcext:value-type="float">
            <text:p>-4.312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float" office:value="-3.8324" calcext:value-type="float">
            <text:p>-3.8324</text:p>
          </table:table-cell>
          <table:table-cell office:value-type="float" office:value="0.0557" calcext:value-type="float">
            <text:p>0.0557</text:p>
          </table:table-cell>
          <table:table-cell office:value-type="float" office:value="-4.3316" calcext:value-type="float">
            <text:p>-4.3316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-3.8462" calcext:value-type="float">
            <text:p>-3.8462</text:p>
          </table:table-cell>
          <table:table-cell office:value-type="float" office:value="0.0551" calcext:value-type="float">
            <text:p>0.0551</text:p>
          </table:table-cell>
          <table:table-cell office:value-type="float" office:value="-4.4864" calcext:value-type="float">
            <text:p>-4.4864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3.8507" calcext:value-type="float">
            <text:p>-3.8507</text:p>
          </table:table-cell>
          <table:table-cell office:value-type="float" office:value="0.057" calcext:value-type="float">
            <text:p>0.057</text:p>
          </table:table-cell>
          <table:table-cell office:value-type="float" office:value="-4.4407" calcext:value-type="float">
            <text:p>-4.4407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-3.9009" calcext:value-type="float">
            <text:p>-3.9009</text:p>
          </table:table-cell>
          <table:table-cell office:value-type="float" office:value="0.0538" calcext:value-type="float">
            <text:p>0.0538</text:p>
          </table:table-cell>
          <table:table-cell office:value-type="float" office:value="-4.3861" calcext:value-type="float">
            <text:p>-4.3861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-3.8327" calcext:value-type="float">
            <text:p>-3.8327</text:p>
          </table:table-cell>
          <table:table-cell office:value-type="float" office:value="0.0556" calcext:value-type="float">
            <text:p>0.0556</text:p>
          </table:table-cell>
          <table:table-cell office:value-type="float" office:value="-4.3678" calcext:value-type="float">
            <text:p>-4.3678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float" office:value="-3.8572" calcext:value-type="float">
            <text:p>-3.8572</text:p>
          </table:table-cell>
          <table:table-cell office:value-type="float" office:value="0.055" calcext:value-type="float">
            <text:p>0.055</text:p>
          </table:table-cell>
          <table:table-cell office:value-type="float" office:value="-4.3426" calcext:value-type="float">
            <text:p>-4.3426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-3.8644" calcext:value-type="float">
            <text:p>-3.8644</text:p>
          </table:table-cell>
          <table:table-cell office:value-type="float" office:value="0.0548" calcext:value-type="float">
            <text:p>0.0548</text:p>
          </table:table-cell>
          <table:table-cell office:value-type="float" office:value="-4.384" calcext:value-type="float">
            <text:p>-4.384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float" office:value="-3.9026" calcext:value-type="float">
            <text:p>-3.9026</text:p>
          </table:table-cell>
          <table:table-cell office:value-type="float" office:value="0.0547" calcext:value-type="float">
            <text:p>0.0547</text:p>
          </table:table-cell>
          <table:table-cell office:value-type="float" office:value="-4.4586" calcext:value-type="float">
            <text:p>-4.4586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-3.8959" calcext:value-type="float">
            <text:p>-3.8959</text:p>
          </table:table-cell>
          <table:table-cell office:value-type="float" office:value="0.0547" calcext:value-type="float">
            <text:p>0.0547</text:p>
          </table:table-cell>
          <table:table-cell office:value-type="float" office:value="-4.4112" calcext:value-type="float">
            <text:p>-4.4112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-3.886" calcext:value-type="float">
            <text:p>-3.886</text:p>
          </table:table-cell>
          <table:table-cell office:value-type="float" office:value="0.0543" calcext:value-type="float">
            <text:p>0.0543</text:p>
          </table:table-cell>
          <table:table-cell office:value-type="float" office:value="-4.4131" calcext:value-type="float">
            <text:p>-4.4131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3.8934" calcext:value-type="float">
            <text:p>-3.8934</text:p>
          </table:table-cell>
          <table:table-cell office:value-type="float" office:value="0.0542" calcext:value-type="float">
            <text:p>0.0542</text:p>
          </table:table-cell>
          <table:table-cell office:value-type="float" office:value="-4.4436" calcext:value-type="float">
            <text:p>-4.4436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float" office:value="-3.9224" calcext:value-type="float">
            <text:p>-3.9224</text:p>
          </table:table-cell>
          <table:table-cell office:value-type="float" office:value="0.0534" calcext:value-type="float">
            <text:p>0.0534</text:p>
          </table:table-cell>
          <table:table-cell office:value-type="float" office:value="-4.5104" calcext:value-type="float">
            <text:p>-4.5104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3.9246" calcext:value-type="float">
            <text:p>-3.9246</text:p>
          </table:table-cell>
          <table:table-cell office:value-type="float" office:value="0.0546" calcext:value-type="float">
            <text:p>0.0546</text:p>
          </table:table-cell>
          <table:table-cell office:value-type="float" office:value="-4.5215" calcext:value-type="float">
            <text:p>-4.5215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-3.9111" calcext:value-type="float">
            <text:p>-3.9111</text:p>
          </table:table-cell>
          <table:table-cell office:value-type="float" office:value="0.0543" calcext:value-type="float">
            <text:p>0.0543</text:p>
          </table:table-cell>
          <table:table-cell office:value-type="float" office:value="-4.4842" calcext:value-type="float">
            <text:p>-4.484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3.9385" calcext:value-type="float">
            <text:p>-3.9385</text:p>
          </table:table-cell>
          <table:table-cell office:value-type="float" office:value="0.0533" calcext:value-type="float">
            <text:p>0.0533</text:p>
          </table:table-cell>
          <table:table-cell office:value-type="float" office:value="-4.4609" calcext:value-type="float">
            <text:p>-4.460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-3.9412" calcext:value-type="float">
            <text:p>-3.9412</text:p>
          </table:table-cell>
          <table:table-cell office:value-type="float" office:value="0.0534" calcext:value-type="float">
            <text:p>0.0534</text:p>
          </table:table-cell>
          <table:table-cell office:value-type="float" office:value="-4.505" calcext:value-type="float">
            <text:p>-4.505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3.9197" calcext:value-type="float">
            <text:p>-3.9197</text:p>
          </table:table-cell>
          <table:table-cell office:value-type="float" office:value="0.0536" calcext:value-type="float">
            <text:p>0.0536</text:p>
          </table:table-cell>
          <table:table-cell office:value-type="float" office:value="-4.3779" calcext:value-type="float">
            <text:p>-4.3779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float" office:value="-3.8792" calcext:value-type="float">
            <text:p>-3.8792</text:p>
          </table:table-cell>
          <table:table-cell office:value-type="float" office:value="0.0556" calcext:value-type="float">
            <text:p>0.0556</text:p>
          </table:table-cell>
          <table:table-cell office:value-type="float" office:value="-4.4024" calcext:value-type="float">
            <text:p>-4.4024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float" office:value="-3.9229" calcext:value-type="float">
            <text:p>-3.9229</text:p>
          </table:table-cell>
          <table:table-cell office:value-type="float" office:value="0.0538" calcext:value-type="float">
            <text:p>0.0538</text:p>
          </table:table-cell>
          <table:table-cell office:value-type="float" office:value="-4.4021" calcext:value-type="float">
            <text:p>-4.4021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float" office:value="-3.9616" calcext:value-type="float">
            <text:p>-3.9616</text:p>
          </table:table-cell>
          <table:table-cell office:value-type="float" office:value="0.0531" calcext:value-type="float">
            <text:p>0.0531</text:p>
          </table:table-cell>
          <table:table-cell office:value-type="float" office:value="-4.5177" calcext:value-type="float">
            <text:p>-4.5177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-3.9384" calcext:value-type="float">
            <text:p>-3.9384</text:p>
          </table:table-cell>
          <table:table-cell office:value-type="float" office:value="0.0532" calcext:value-type="float">
            <text:p>0.0532</text:p>
          </table:table-cell>
          <table:table-cell office:value-type="float" office:value="-4.4788" calcext:value-type="float">
            <text:p>-4.4788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-3.923" calcext:value-type="float">
            <text:p>-3.923</text:p>
          </table:table-cell>
          <table:table-cell office:value-type="float" office:value="0.0541" calcext:value-type="float">
            <text:p>0.0541</text:p>
          </table:table-cell>
          <table:table-cell office:value-type="float" office:value="-4.4674" calcext:value-type="float">
            <text:p>-4.4674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float" office:value="-3.9306" calcext:value-type="float">
            <text:p>-3.9306</text:p>
          </table:table-cell>
          <table:table-cell office:value-type="float" office:value="0.0541" calcext:value-type="float">
            <text:p>0.0541</text:p>
          </table:table-cell>
          <table:table-cell office:value-type="float" office:value="-4.4791" calcext:value-type="float">
            <text:p>-4.4791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float" office:value="-3.9618" calcext:value-type="float">
            <text:p>-3.9618</text:p>
          </table:table-cell>
          <table:table-cell office:value-type="float" office:value="0.053" calcext:value-type="float">
            <text:p>0.053</text:p>
          </table:table-cell>
          <table:table-cell office:value-type="float" office:value="-4.522" calcext:value-type="float">
            <text:p>-4.522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-3.9543" calcext:value-type="float">
            <text:p>-3.9543</text:p>
          </table:table-cell>
          <table:table-cell office:value-type="float" office:value="0.0538" calcext:value-type="float">
            <text:p>0.0538</text:p>
          </table:table-cell>
          <table:table-cell office:value-type="float" office:value="-4.5051" calcext:value-type="float">
            <text:p>-4.5051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-3.9694" calcext:value-type="float">
            <text:p>-3.9694</text:p>
          </table:table-cell>
          <table:table-cell office:value-type="float" office:value="0.0543" calcext:value-type="float">
            <text:p>0.0543</text:p>
          </table:table-cell>
          <table:table-cell office:value-type="float" office:value="-4.521" calcext:value-type="float">
            <text:p>-4.521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-3.9646" calcext:value-type="float">
            <text:p>-3.9646</text:p>
          </table:table-cell>
          <table:table-cell office:value-type="float" office:value="0.0536" calcext:value-type="float">
            <text:p>0.0536</text:p>
          </table:table-cell>
          <table:table-cell office:value-type="float" office:value="-4.479" calcext:value-type="float">
            <text:p>-4.479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-3.951" calcext:value-type="float">
            <text:p>-3.951</text:p>
          </table:table-cell>
          <table:table-cell office:value-type="float" office:value="0.0532" calcext:value-type="float">
            <text:p>0.0532</text:p>
          </table:table-cell>
          <table:table-cell office:value-type="float" office:value="-4.5075" calcext:value-type="float">
            <text:p>-4.5075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-3.9472" calcext:value-type="float">
            <text:p>-3.9472</text:p>
          </table:table-cell>
          <table:table-cell office:value-type="float" office:value="0.0532" calcext:value-type="float">
            <text:p>0.0532</text:p>
          </table:table-cell>
          <table:table-cell office:value-type="float" office:value="-4.4386" calcext:value-type="float">
            <text:p>-4.4386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float" office:value="-3.9961" calcext:value-type="float">
            <text:p>-3.9961</text:p>
          </table:table-cell>
          <table:table-cell office:value-type="float" office:value="0.0535" calcext:value-type="float">
            <text:p>0.0535</text:p>
          </table:table-cell>
          <table:table-cell office:value-type="float" office:value="-4.6217" calcext:value-type="float">
            <text:p>-4.6217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-3.9656" calcext:value-type="float">
            <text:p>-3.9656</text:p>
          </table:table-cell>
          <table:table-cell office:value-type="float" office:value="0.0532" calcext:value-type="float">
            <text:p>0.0532</text:p>
          </table:table-cell>
          <table:table-cell office:value-type="float" office:value="-4.4526" calcext:value-type="float">
            <text:p>-4.4526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-3.9786" calcext:value-type="float">
            <text:p>-3.9786</text:p>
          </table:table-cell>
          <table:table-cell office:value-type="float" office:value="0.0526" calcext:value-type="float">
            <text:p>0.0526</text:p>
          </table:table-cell>
          <table:table-cell office:value-type="float" office:value="-4.431" calcext:value-type="float">
            <text:p>-4.431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-3.9947" calcext:value-type="float">
            <text:p>-3.9947</text:p>
          </table:table-cell>
          <table:table-cell office:value-type="float" office:value="0.0531" calcext:value-type="float">
            <text:p>0.0531</text:p>
          </table:table-cell>
          <table:table-cell office:value-type="float" office:value="-4.5706" calcext:value-type="float">
            <text:p>-4.5706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float" office:value="-3.9786" calcext:value-type="float">
            <text:p>-3.9786</text:p>
          </table:table-cell>
          <table:table-cell office:value-type="float" office:value="0.0535" calcext:value-type="float">
            <text:p>0.0535</text:p>
          </table:table-cell>
          <table:table-cell office:value-type="float" office:value="-4.5345" calcext:value-type="float">
            <text:p>-4.534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4.0039" calcext:value-type="float">
            <text:p>-4.0039</text:p>
          </table:table-cell>
          <table:table-cell office:value-type="float" office:value="0.0525" calcext:value-type="float">
            <text:p>0.0525</text:p>
          </table:table-cell>
          <table:table-cell office:value-type="float" office:value="-4.4911" calcext:value-type="float">
            <text:p>-4.4911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-4.0014" calcext:value-type="float">
            <text:p>-4.0014</text:p>
          </table:table-cell>
          <table:table-cell office:value-type="float" office:value="0.0532" calcext:value-type="float">
            <text:p>0.0532</text:p>
          </table:table-cell>
          <table:table-cell office:value-type="float" office:value="-4.6199" calcext:value-type="float">
            <text:p>-4.6199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3.9674" calcext:value-type="float">
            <text:p>-3.9674</text:p>
          </table:table-cell>
          <table:table-cell office:value-type="float" office:value="0.0533" calcext:value-type="float">
            <text:p>0.0533</text:p>
          </table:table-cell>
          <table:table-cell office:value-type="float" office:value="-4.5501" calcext:value-type="float">
            <text:p>-4.5501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0144" calcext:value-type="float">
            <text:p>-4.0144</text:p>
          </table:table-cell>
          <table:table-cell office:value-type="float" office:value="0.0529" calcext:value-type="float">
            <text:p>0.0529</text:p>
          </table:table-cell>
          <table:table-cell office:value-type="float" office:value="-4.5443" calcext:value-type="float">
            <text:p>-4.5443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-4.0004" calcext:value-type="float">
            <text:p>-4.0004</text:p>
          </table:table-cell>
          <table:table-cell office:value-type="float" office:value="0.0532" calcext:value-type="float">
            <text:p>0.0532</text:p>
          </table:table-cell>
          <table:table-cell office:value-type="float" office:value="-4.4752" calcext:value-type="float">
            <text:p>-4.4752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-4.0173" calcext:value-type="float">
            <text:p>-4.0173</text:p>
          </table:table-cell>
          <table:table-cell office:value-type="float" office:value="0.0531" calcext:value-type="float">
            <text:p>0.0531</text:p>
          </table:table-cell>
          <table:table-cell office:value-type="float" office:value="-4.54" calcext:value-type="float">
            <text:p>-4.5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0223" calcext:value-type="float">
            <text:p>-4.022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4.5081" calcext:value-type="float">
            <text:p>-4.5081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-4.0387" calcext:value-type="float">
            <text:p>-4.0387</text:p>
          </table:table-cell>
          <table:table-cell office:value-type="float" office:value="0.0531" calcext:value-type="float">
            <text:p>0.0531</text:p>
          </table:table-cell>
          <table:table-cell office:value-type="float" office:value="-4.5315" calcext:value-type="float">
            <text:p>-4.531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4.0375" calcext:value-type="float">
            <text:p>-4.0375</text:p>
          </table:table-cell>
          <table:table-cell office:value-type="float" office:value="0.0521" calcext:value-type="float">
            <text:p>0.0521</text:p>
          </table:table-cell>
          <table:table-cell office:value-type="float" office:value="-4.5513" calcext:value-type="float">
            <text:p>-4.5513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-4.0401" calcext:value-type="float">
            <text:p>-4.0401</text:p>
          </table:table-cell>
          <table:table-cell office:value-type="float" office:value="0.0529" calcext:value-type="float">
            <text:p>0.0529</text:p>
          </table:table-cell>
          <table:table-cell office:value-type="float" office:value="-4.5645" calcext:value-type="float">
            <text:p>-4.5645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-4.0057" calcext:value-type="float">
            <text:p>-4.0057</text:p>
          </table:table-cell>
          <table:table-cell office:value-type="float" office:value="0.0531" calcext:value-type="float">
            <text:p>0.0531</text:p>
          </table:table-cell>
          <table:table-cell office:value-type="float" office:value="-4.5053" calcext:value-type="float">
            <text:p>-4.5053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-4.0335" calcext:value-type="float">
            <text:p>-4.03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-4.5873" calcext:value-type="float">
            <text:p>-4.5873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-4.014" calcext:value-type="float">
            <text:p>-4.014</text:p>
          </table:table-cell>
          <table:table-cell office:value-type="float" office:value="0.0539" calcext:value-type="float">
            <text:p>0.0539</text:p>
          </table:table-cell>
          <table:table-cell office:value-type="float" office:value="-4.5982" calcext:value-type="float">
            <text:p>-4.5982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-4.0435" calcext:value-type="float">
            <text:p>-4.04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-4.4797" calcext:value-type="float">
            <text:p>-4.4797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-4.0271" calcext:value-type="float">
            <text:p>-4.0271</text:p>
          </table:table-cell>
          <table:table-cell office:value-type="float" office:value="0.0527" calcext:value-type="float">
            <text:p>0.0527</text:p>
          </table:table-cell>
          <table:table-cell office:value-type="float" office:value="-4.6462" calcext:value-type="float">
            <text:p>-4.6462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0792" calcext:value-type="float">
            <text:p>-4.0792</text:p>
          </table:table-cell>
          <table:table-cell office:value-type="float" office:value="0.0513" calcext:value-type="float">
            <text:p>0.0513</text:p>
          </table:table-cell>
          <table:table-cell office:value-type="float" office:value="-4.5301" calcext:value-type="float">
            <text:p>-4.530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4.0504" calcext:value-type="float">
            <text:p>-4.0504</text:p>
          </table:table-cell>
          <table:table-cell office:value-type="float" office:value="0.0521" calcext:value-type="float">
            <text:p>0.0521</text:p>
          </table:table-cell>
          <table:table-cell office:value-type="float" office:value="-4.5405" calcext:value-type="float">
            <text:p>-4.540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4.1003" calcext:value-type="float">
            <text:p>-4.100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4.6267" calcext:value-type="float">
            <text:p>-4.6267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-4.0718" calcext:value-type="float">
            <text:p>-4.0718</text:p>
          </table:table-cell>
          <table:table-cell office:value-type="float" office:value="0.0512" calcext:value-type="float">
            <text:p>0.0512</text:p>
          </table:table-cell>
          <table:table-cell office:value-type="float" office:value="-4.5841" calcext:value-type="float">
            <text:p>-4.5841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-4.0975" calcext:value-type="float">
            <text:p>-4.0975</text:p>
          </table:table-cell>
          <table:table-cell office:value-type="float" office:value="0.0515" calcext:value-type="float">
            <text:p>0.0515</text:p>
          </table:table-cell>
          <table:table-cell office:value-type="float" office:value="-4.7148" calcext:value-type="float">
            <text:p>-4.7148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1062" calcext:value-type="float">
            <text:p>-4.1062</text:p>
          </table:table-cell>
          <table:table-cell office:value-type="float" office:value="0.0509" calcext:value-type="float">
            <text:p>0.0509</text:p>
          </table:table-cell>
          <table:table-cell office:value-type="float" office:value="-4.6047" calcext:value-type="float">
            <text:p>-4.6047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float" office:value="-4.1183" calcext:value-type="float">
            <text:p>-4.1183</text:p>
          </table:table-cell>
          <table:table-cell office:value-type="float" office:value="0.051" calcext:value-type="float">
            <text:p>0.051</text:p>
          </table:table-cell>
          <table:table-cell office:value-type="float" office:value="-4.6962" calcext:value-type="float">
            <text:p>-4.6962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-4.061" calcext:value-type="float">
            <text:p>-4.061</text:p>
          </table:table-cell>
          <table:table-cell office:value-type="float" office:value="0.0514" calcext:value-type="float">
            <text:p>0.0514</text:p>
          </table:table-cell>
          <table:table-cell office:value-type="float" office:value="-4.5464" calcext:value-type="float">
            <text:p>-4.5464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-4.1009" calcext:value-type="float">
            <text:p>-4.1009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581" calcext:value-type="float">
            <text:p>-4.581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-4.0793" calcext:value-type="float">
            <text:p>-4.0793</text:p>
          </table:table-cell>
          <table:table-cell office:value-type="float" office:value="0.0516" calcext:value-type="float">
            <text:p>0.0516</text:p>
          </table:table-cell>
          <table:table-cell office:value-type="float" office:value="-4.6273" calcext:value-type="float">
            <text:p>-4.6273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4.1021" calcext:value-type="float">
            <text:p>-4.1021</text:p>
          </table:table-cell>
          <table:table-cell office:value-type="float" office:value="0.051" calcext:value-type="float">
            <text:p>0.051</text:p>
          </table:table-cell>
          <table:table-cell office:value-type="float" office:value="-4.6421" calcext:value-type="float">
            <text:p>-4.6421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0673" calcext:value-type="float">
            <text:p>-4.0673</text:p>
          </table:table-cell>
          <table:table-cell office:value-type="float" office:value="0.0525" calcext:value-type="float">
            <text:p>0.0525</text:p>
          </table:table-cell>
          <table:table-cell office:value-type="float" office:value="-4.55" calcext:value-type="float">
            <text:p>-4.55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-4.1416" calcext:value-type="float">
            <text:p>-4.141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6969" calcext:value-type="float">
            <text:p>-4.6969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-4.1513" calcext:value-type="float">
            <text:p>-4.1513</text:p>
          </table:table-cell>
          <table:table-cell office:value-type="float" office:value="0.051" calcext:value-type="float">
            <text:p>0.051</text:p>
          </table:table-cell>
          <table:table-cell office:value-type="float" office:value="-4.7901" calcext:value-type="float">
            <text:p>-4.7901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1161" calcext:value-type="float">
            <text:p>-4.116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4.6709" calcext:value-type="float">
            <text:p>-4.6709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-4.095" calcext:value-type="float">
            <text:p>-4.095</text:p>
          </table:table-cell>
          <table:table-cell office:value-type="float" office:value="0.0514" calcext:value-type="float">
            <text:p>0.0514</text:p>
          </table:table-cell>
          <table:table-cell office:value-type="float" office:value="-4.6721" calcext:value-type="float">
            <text:p>-4.6721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float" office:value="-4.1336" calcext:value-type="float">
            <text:p>-4.133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6595" calcext:value-type="float">
            <text:p>-4.659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4.1407" calcext:value-type="float">
            <text:p>-4.1407</text:p>
          </table:table-cell>
          <table:table-cell office:value-type="float" office:value="0.0508" calcext:value-type="float">
            <text:p>0.0508</text:p>
          </table:table-cell>
          <table:table-cell office:value-type="float" office:value="-4.6253" calcext:value-type="float">
            <text:p>-4.625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-4.1272" calcext:value-type="float">
            <text:p>-4.127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4.6313" calcext:value-type="float">
            <text:p>-4.6313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-4.1481" calcext:value-type="float">
            <text:p>-4.148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7479" calcext:value-type="float">
            <text:p>-4.7479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-4.1712" calcext:value-type="float">
            <text:p>-4.171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4.7726" calcext:value-type="float">
            <text:p>-4.772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-4.1454" calcext:value-type="float">
            <text:p>-4.145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4.6946" calcext:value-type="float">
            <text:p>-4.694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-4.1572" calcext:value-type="float">
            <text:p>-4.1572</text:p>
          </table:table-cell>
          <table:table-cell office:value-type="float" office:value="0.0515" calcext:value-type="float">
            <text:p>0.0515</text:p>
          </table:table-cell>
          <table:table-cell office:value-type="float" office:value="-4.7225" calcext:value-type="float">
            <text:p>-4.7225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-4.1828" calcext:value-type="float">
            <text:p>-4.182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7712" calcext:value-type="float">
            <text:p>-4.7712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-4.1618" calcext:value-type="float">
            <text:p>-4.161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7815" calcext:value-type="float">
            <text:p>-4.781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1835" calcext:value-type="float">
            <text:p>-4.183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4.7813" calcext:value-type="float">
            <text:p>-4.7813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-4.1788" calcext:value-type="float">
            <text:p>-4.178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4.7333" calcext:value-type="float">
            <text:p>-4.7333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1773" calcext:value-type="float">
            <text:p>-4.1773</text:p>
          </table:table-cell>
          <table:table-cell office:value-type="float" office:value="0.0495" calcext:value-type="float">
            <text:p>0.0495</text:p>
          </table:table-cell>
          <table:table-cell office:value-type="float" office:value="-4.6539" calcext:value-type="float">
            <text:p>-4.6539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-4.1778" calcext:value-type="float">
            <text:p>-4.177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4.8295" calcext:value-type="float">
            <text:p>-4.8295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2118" calcext:value-type="float">
            <text:p>-4.211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8148" calcext:value-type="float">
            <text:p>-4.8148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1924" calcext:value-type="float">
            <text:p>-4.192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4.6801" calcext:value-type="float">
            <text:p>-4.6801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-4.1803" calcext:value-type="float">
            <text:p>-4.180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4.6578" calcext:value-type="float">
            <text:p>-4.6578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-4.199" calcext:value-type="float">
            <text:p>-4.199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787" calcext:value-type="float">
            <text:p>-4.787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-4.2057" calcext:value-type="float">
            <text:p>-4.205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4.7276" calcext:value-type="float">
            <text:p>-4.7276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-4.1913" calcext:value-type="float">
            <text:p>-4.191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4.743" calcext:value-type="float">
            <text:p>-4.743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-4.2235" calcext:value-type="float">
            <text:p>-4.223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6856" calcext:value-type="float">
            <text:p>-4.6856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float" office:value="-4.2173" calcext:value-type="float">
            <text:p>-4.217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4.7321" calcext:value-type="float">
            <text:p>-4.7321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-4.2436" calcext:value-type="float">
            <text:p>-4.2436</text:p>
          </table:table-cell>
          <table:table-cell office:value-type="float" office:value="0.0493" calcext:value-type="float">
            <text:p>0.0493</text:p>
          </table:table-cell>
          <table:table-cell office:value-type="float" office:value="-4.7568" calcext:value-type="float">
            <text:p>-4.7568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-4.2059" calcext:value-type="float">
            <text:p>-4.2059</text:p>
          </table:table-cell>
          <table:table-cell office:value-type="float" office:value="0.051" calcext:value-type="float">
            <text:p>0.051</text:p>
          </table:table-cell>
          <table:table-cell office:value-type="float" office:value="-4.797" calcext:value-type="float">
            <text:p>-4.79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4.2253" calcext:value-type="float">
            <text:p>-4.2253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8674" calcext:value-type="float">
            <text:p>-4.867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-4.2294" calcext:value-type="float">
            <text:p>-4.229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4.8321" calcext:value-type="float">
            <text:p>-4.8321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2381" calcext:value-type="float">
            <text:p>-4.2381</text:p>
          </table:table-cell>
          <table:table-cell office:value-type="float" office:value="0.05" calcext:value-type="float">
            <text:p>0.05</text:p>
          </table:table-cell>
          <table:table-cell office:value-type="float" office:value="-4.7466" calcext:value-type="float">
            <text:p>-4.7466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-4.2462" calcext:value-type="float">
            <text:p>-4.246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4.7702" calcext:value-type="float">
            <text:p>-4.7702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-4.2469" calcext:value-type="float">
            <text:p>-4.246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9173" calcext:value-type="float">
            <text:p>-4.9173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4.2764" calcext:value-type="float">
            <text:p>-4.276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4.7976" calcext:value-type="float">
            <text:p>-4.7976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float" office:value="-4.2579" calcext:value-type="float">
            <text:p>-4.257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8135" calcext:value-type="float">
            <text:p>-4.813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-4.2211" calcext:value-type="float">
            <text:p>-4.221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4.7397" calcext:value-type="float">
            <text:p>-4.739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-4.2088" calcext:value-type="float">
            <text:p>-4.2088</text:p>
          </table:table-cell>
          <table:table-cell office:value-type="float" office:value="0.0513" calcext:value-type="float">
            <text:p>0.0513</text:p>
          </table:table-cell>
          <table:table-cell office:value-type="float" office:value="-4.6752" calcext:value-type="float">
            <text:p>-4.6752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-4.2708" calcext:value-type="float">
            <text:p>-4.270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4.8201" calcext:value-type="float">
            <text:p>-4.8201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float" office:value="-4.2716" calcext:value-type="float">
            <text:p>-4.271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4.7642" calcext:value-type="float">
            <text:p>-4.764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2826" calcext:value-type="float">
            <text:p>-4.282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4.8324" calcext:value-type="float">
            <text:p>-4.8324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4.3021" calcext:value-type="float">
            <text:p>-4.3021</text:p>
          </table:table-cell>
          <table:table-cell office:value-type="float" office:value="0.049" calcext:value-type="float">
            <text:p>0.049</text:p>
          </table:table-cell>
          <table:table-cell office:value-type="float" office:value="-4.9261" calcext:value-type="float">
            <text:p>-4.9261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-4.2787" calcext:value-type="float">
            <text:p>-4.278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849" calcext:value-type="float">
            <text:p>-4.84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2886" calcext:value-type="float">
            <text:p>-4.288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4.7868" calcext:value-type="float">
            <text:p>-4.7868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27" calcext:value-type="float">
            <text:p>-4.2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4.8458" calcext:value-type="float">
            <text:p>-4.845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-4.2912" calcext:value-type="float">
            <text:p>-4.2912</text:p>
          </table:table-cell>
          <table:table-cell office:value-type="float" office:value="0.05" calcext:value-type="float">
            <text:p>0.05</text:p>
          </table:table-cell>
          <table:table-cell office:value-type="float" office:value="-4.7888" calcext:value-type="float">
            <text:p>-4.7888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-4.3001" calcext:value-type="float">
            <text:p>-4.300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4.8875" calcext:value-type="float">
            <text:p>-4.8875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4.3036" calcext:value-type="float">
            <text:p>-4.303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917" calcext:value-type="float">
            <text:p>-4.917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3103" calcext:value-type="float">
            <text:p>-4.310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4.8912" calcext:value-type="float">
            <text:p>-4.8912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3455" calcext:value-type="float">
            <text:p>-4.3455</text:p>
          </table:table-cell>
          <table:table-cell office:value-type="float" office:value="0.0488" calcext:value-type="float">
            <text:p>0.0488</text:p>
          </table:table-cell>
          <table:table-cell office:value-type="float" office:value="-4.9039" calcext:value-type="float">
            <text:p>-4.9039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-4.3201" calcext:value-type="float">
            <text:p>-4.320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4.8841" calcext:value-type="float">
            <text:p>-4.8841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-4.3571" calcext:value-type="float">
            <text:p>-4.357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4.8151" calcext:value-type="float">
            <text:p>-4.81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-4.392" calcext:value-type="float">
            <text:p>-4.39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4.9085" calcext:value-type="float">
            <text:p>-4.9085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-4.3551" calcext:value-type="float">
            <text:p>-4.355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4.8824" calcext:value-type="float">
            <text:p>-4.882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-4.364" calcext:value-type="float">
            <text:p>-4.36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4.8978" calcext:value-type="float">
            <text:p>-4.8978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-4.3621" calcext:value-type="float">
            <text:p>-4.3621</text:p>
          </table:table-cell>
          <table:table-cell office:value-type="float" office:value="0.0487" calcext:value-type="float">
            <text:p>0.0487</text:p>
          </table:table-cell>
          <table:table-cell office:value-type="float" office:value="-4.8701" calcext:value-type="float">
            <text:p>-4.8701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-4.3468" calcext:value-type="float">
            <text:p>-4.346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4.8395" calcext:value-type="float">
            <text:p>-4.8395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-4.3645" calcext:value-type="float">
            <text:p>-4.3645</text:p>
          </table:table-cell>
          <table:table-cell office:value-type="float" office:value="0.0485" calcext:value-type="float">
            <text:p>0.0485</text:p>
          </table:table-cell>
          <table:table-cell office:value-type="float" office:value="-4.9213" calcext:value-type="float">
            <text:p>-4.921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3028" calcext:value-type="float">
            <text:p>-4.302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4.9068" calcext:value-type="float">
            <text:p>-4.906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-4.3129" calcext:value-type="float">
            <text:p>-4.312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4.7644" calcext:value-type="float">
            <text:p>-4.7644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4.3201" calcext:value-type="float">
            <text:p>-4.320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4.8508" calcext:value-type="float">
            <text:p>-4.8508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3914" calcext:value-type="float">
            <text:p>-4.3914</text:p>
          </table:table-cell>
          <table:table-cell office:value-type="float" office:value="0.0492" calcext:value-type="float">
            <text:p>0.0492</text:p>
          </table:table-cell>
          <table:table-cell office:value-type="float" office:value="-4.88" calcext:value-type="float">
            <text:p>-4.88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-4.3602" calcext:value-type="float">
            <text:p>-4.360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4.7949" calcext:value-type="float">
            <text:p>-4.7949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3176" calcext:value-type="float">
            <text:p>-4.3176</text:p>
          </table:table-cell>
          <table:table-cell office:value-type="float" office:value="0.0509" calcext:value-type="float">
            <text:p>0.0509</text:p>
          </table:table-cell>
          <table:table-cell office:value-type="float" office:value="-4.8323" calcext:value-type="float">
            <text:p>-4.8323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-4.3172" calcext:value-type="float">
            <text:p>-4.3172</text:p>
          </table:table-cell>
          <table:table-cell office:value-type="float" office:value="0.0513" calcext:value-type="float">
            <text:p>0.0513</text:p>
          </table:table-cell>
          <table:table-cell office:value-type="float" office:value="-4.8319" calcext:value-type="float">
            <text:p>-4.8319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-4.3769" calcext:value-type="float">
            <text:p>-4.376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4.9852" calcext:value-type="float">
            <text:p>-4.9852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-4.4177" calcext:value-type="float">
            <text:p>-4.4177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0033" calcext:value-type="float">
            <text:p>-5.0033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-4.4124" calcext:value-type="float">
            <text:p>-4.4124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0128" calcext:value-type="float">
            <text:p>-5.0128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-4.4281" calcext:value-type="float">
            <text:p>-4.428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4.9875" calcext:value-type="float">
            <text:p>-4.9875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-4.4015" calcext:value-type="float">
            <text:p>-4.401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4.9199" calcext:value-type="float">
            <text:p>-4.9199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4.4372" calcext:value-type="float">
            <text:p>-4.437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4572" calcext:value-type="float">
            <text:p>-4.457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0555" calcext:value-type="float">
            <text:p>-5.0555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-4.3816" calcext:value-type="float">
            <text:p>-4.3816</text:p>
          </table:table-cell>
          <table:table-cell office:value-type="float" office:value="0.0509" calcext:value-type="float">
            <text:p>0.0509</text:p>
          </table:table-cell>
          <table:table-cell office:value-type="float" office:value="-4.8797" calcext:value-type="float">
            <text:p>-4.8797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-4.4053" calcext:value-type="float">
            <text:p>-4.4053</text:p>
          </table:table-cell>
          <table:table-cell office:value-type="float" office:value="0.0487" calcext:value-type="float">
            <text:p>0.0487</text:p>
          </table:table-cell>
          <table:table-cell office:value-type="float" office:value="-4.8605" calcext:value-type="float">
            <text:p>-4.860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-4.3819" calcext:value-type="float">
            <text:p>-4.3819</text:p>
          </table:table-cell>
          <table:table-cell office:value-type="float" office:value="0.0508" calcext:value-type="float">
            <text:p>0.0508</text:p>
          </table:table-cell>
          <table:table-cell office:value-type="float" office:value="-4.9515" calcext:value-type="float">
            <text:p>-4.9515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381" calcext:value-type="float">
            <text:p>-4.38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4.9603" calcext:value-type="float">
            <text:p>-4.9603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4.4071" calcext:value-type="float">
            <text:p>-4.407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0087" calcext:value-type="float">
            <text:p>-5.0087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-4.4945" calcext:value-type="float">
            <text:p>-4.4945</text:p>
          </table:table-cell>
          <table:table-cell office:value-type="float" office:value="0.048" calcext:value-type="float">
            <text:p>0.048</text:p>
          </table:table-cell>
          <table:table-cell office:value-type="float" office:value="-5.0199" calcext:value-type="float">
            <text:p>-5.0199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-4.4466" calcext:value-type="float">
            <text:p>-4.4466</text:p>
          </table:table-cell>
          <table:table-cell office:value-type="float" office:value="0.049" calcext:value-type="float">
            <text:p>0.049</text:p>
          </table:table-cell>
          <table:table-cell office:value-type="float" office:value="-4.9299" calcext:value-type="float">
            <text:p>-4.9299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-4.4643" calcext:value-type="float">
            <text:p>-4.464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0644" calcext:value-type="float">
            <text:p>-5.064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4.4446" calcext:value-type="float">
            <text:p>-4.444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4.9925" calcext:value-type="float">
            <text:p>-4.992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4244" calcext:value-type="float">
            <text:p>-4.424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4.9956" calcext:value-type="float">
            <text:p>-4.995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4981" calcext:value-type="float">
            <text:p>-4.498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0421" calcext:value-type="float">
            <text:p>-5.042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-4.4793" calcext:value-type="float">
            <text:p>-4.4793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0666" calcext:value-type="float">
            <text:p>-5.0666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4855" calcext:value-type="float">
            <text:p>-4.485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0262" calcext:value-type="float">
            <text:p>-5.0262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-4.5214" calcext:value-type="float">
            <text:p>-4.5214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0159" calcext:value-type="float">
            <text:p>-5.0159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-4.4776" calcext:value-type="float">
            <text:p>-4.477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0041" calcext:value-type="float">
            <text:p>-5.0041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-4.4966" calcext:value-type="float">
            <text:p>-4.4966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077" calcext:value-type="float">
            <text:p>-5.077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4.5156" calcext:value-type="float">
            <text:p>-4.5156</text:p>
          </table:table-cell>
          <table:table-cell office:value-type="float" office:value="0.049" calcext:value-type="float">
            <text:p>0.049</text:p>
          </table:table-cell>
          <table:table-cell office:value-type="float" office:value="-5.1263" calcext:value-type="float">
            <text:p>-5.126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5185" calcext:value-type="float">
            <text:p>-4.51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4.9963" calcext:value-type="float">
            <text:p>-4.9963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-4.5291" calcext:value-type="float">
            <text:p>-4.5291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0584" calcext:value-type="float">
            <text:p>-5.0584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-4.5285" calcext:value-type="float">
            <text:p>-4.5285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0878" calcext:value-type="float">
            <text:p>-5.0878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4.5015" calcext:value-type="float">
            <text:p>-4.501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4.9823" calcext:value-type="float">
            <text:p>-4.98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-4.5213" calcext:value-type="float">
            <text:p>-4.5213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0943" calcext:value-type="float">
            <text:p>-5.094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5255" calcext:value-type="float">
            <text:p>-4.525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1265" calcext:value-type="float">
            <text:p>-5.1265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-4.5209" calcext:value-type="float">
            <text:p>-4.5209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0498" calcext:value-type="float">
            <text:p>-5.0498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-4.5548" calcext:value-type="float">
            <text:p>-4.5548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0939" calcext:value-type="float">
            <text:p>-5.093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4929" calcext:value-type="float">
            <text:p>-4.4929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0469" calcext:value-type="float">
            <text:p>-5.0469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-4.5452" calcext:value-type="float">
            <text:p>-4.545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0549" calcext:value-type="float">
            <text:p>-5.0549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4.5659" calcext:value-type="float">
            <text:p>-4.5659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2126" calcext:value-type="float">
            <text:p>-5.212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4.5494" calcext:value-type="float">
            <text:p>-4.549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1184" calcext:value-type="float">
            <text:p>-5.1184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4.538" calcext:value-type="float">
            <text:p>-4.53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4.9381" calcext:value-type="float">
            <text:p>-4.9381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office:value-type="float" office:value="-4.5301" calcext:value-type="float">
            <text:p>-4.530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0786" calcext:value-type="float">
            <text:p>-5.078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4.5383" calcext:value-type="float">
            <text:p>-4.538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109" calcext:value-type="float">
            <text:p>-5.109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-4.5699" calcext:value-type="float">
            <text:p>-4.5699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113" calcext:value-type="float">
            <text:p>-5.113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-4.5705" calcext:value-type="float">
            <text:p>-4.5705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1401" calcext:value-type="float">
            <text:p>-5.1401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5269" calcext:value-type="float">
            <text:p>-4.5269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0911" calcext:value-type="float">
            <text:p>-5.0911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-4.5656" calcext:value-type="float">
            <text:p>-4.565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1123" calcext:value-type="float">
            <text:p>-5.1123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-4.5902" calcext:value-type="float">
            <text:p>-4.590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1271" calcext:value-type="float">
            <text:p>-5.1271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1932" calcext:value-type="float">
            <text:p>-5.193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-4.5652" calcext:value-type="float">
            <text:p>-4.5652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1254" calcext:value-type="float">
            <text:p>-5.1254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-4.6144" calcext:value-type="float">
            <text:p>-4.6144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1546" calcext:value-type="float">
            <text:p>-5.154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-4.615" calcext:value-type="float">
            <text:p>-4.61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1678" calcext:value-type="float">
            <text:p>-5.167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-4.598" calcext:value-type="float">
            <text:p>-4.59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121" calcext:value-type="float">
            <text:p>-5.121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float" office:value="-4.6413" calcext:value-type="float">
            <text:p>-4.641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2876" calcext:value-type="float">
            <text:p>-5.287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-4.6195" calcext:value-type="float">
            <text:p>-4.619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2059" calcext:value-type="float">
            <text:p>-5.2059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-4.6438" calcext:value-type="float">
            <text:p>-4.643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2041" calcext:value-type="float">
            <text:p>-5.2041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-4.6206" calcext:value-type="float">
            <text:p>-4.620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2434" calcext:value-type="float">
            <text:p>-5.2434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4.6313" calcext:value-type="float">
            <text:p>-4.631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207" calcext:value-type="float">
            <text:p>-5.207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4.6339" calcext:value-type="float">
            <text:p>-4.633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1953" calcext:value-type="float">
            <text:p>-5.195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-4.6587" calcext:value-type="float">
            <text:p>-4.6587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2329" calcext:value-type="float">
            <text:p>-5.2329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-4.6347" calcext:value-type="float">
            <text:p>-4.6347</text:p>
          </table:table-cell>
          <table:table-cell office:value-type="float" office:value="0.0484" calcext:value-type="float">
            <text:p>0.0484</text:p>
          </table:table-cell>
          <table:table-cell office:value-type="float" office:value="-5.2353" calcext:value-type="float">
            <text:p>-5.2353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4.6444" calcext:value-type="float">
            <text:p>-4.644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2467" calcext:value-type="float">
            <text:p>-5.2467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4.6559" calcext:value-type="float">
            <text:p>-4.655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2307" calcext:value-type="float">
            <text:p>-5.2307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-4.6338" calcext:value-type="float">
            <text:p>-4.633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1472" calcext:value-type="float">
            <text:p>-5.147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-4.6008" calcext:value-type="float">
            <text:p>-4.6008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0632" calcext:value-type="float">
            <text:p>-5.0632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-4.5908" calcext:value-type="float">
            <text:p>-4.590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1063" calcext:value-type="float">
            <text:p>-5.106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4.6098" calcext:value-type="float">
            <text:p>-4.609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2015" calcext:value-type="float">
            <text:p>-5.2015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6111" calcext:value-type="float">
            <text:p>-4.611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1366" calcext:value-type="float">
            <text:p>-5.1366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-4.6531" calcext:value-type="float">
            <text:p>-4.653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3035" calcext:value-type="float">
            <text:p>-5.3035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641" calcext:value-type="float">
            <text:p>-4.64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1811" calcext:value-type="float">
            <text:p>-5.1811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-4.6439" calcext:value-type="float">
            <text:p>-4.6439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2031" calcext:value-type="float">
            <text:p>-5.2031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687" calcext:value-type="float">
            <text:p>-4.687</text:p>
          </table:table-cell>
          <table:table-cell office:value-type="float" office:value="0.049" calcext:value-type="float">
            <text:p>0.049</text:p>
          </table:table-cell>
          <table:table-cell office:value-type="float" office:value="-5.2752" calcext:value-type="float">
            <text:p>-5.2752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6789" calcext:value-type="float">
            <text:p>-4.6789</text:p>
          </table:table-cell>
          <table:table-cell office:value-type="float" office:value="0.051" calcext:value-type="float">
            <text:p>0.051</text:p>
          </table:table-cell>
          <table:table-cell office:value-type="float" office:value="-5.2673" calcext:value-type="float">
            <text:p>-5.2673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-4.6404" calcext:value-type="float">
            <text:p>-4.640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2343" calcext:value-type="float">
            <text:p>-5.2343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6758" calcext:value-type="float">
            <text:p>-4.675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2306" calcext:value-type="float">
            <text:p>-5.2306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6263" calcext:value-type="float">
            <text:p>-4.6263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1415" calcext:value-type="float">
            <text:p>-5.141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6574" calcext:value-type="float">
            <text:p>-4.657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2486" calcext:value-type="float">
            <text:p>-5.248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6609" calcext:value-type="float">
            <text:p>-4.6609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2407" calcext:value-type="float">
            <text:p>-5.2407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4.6662" calcext:value-type="float">
            <text:p>-4.666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2843" calcext:value-type="float">
            <text:p>-5.2843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6454" calcext:value-type="float">
            <text:p>-4.6454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2601" calcext:value-type="float">
            <text:p>-5.2601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6639" calcext:value-type="float">
            <text:p>-4.6639</text:p>
          </table:table-cell>
          <table:table-cell office:value-type="float" office:value="0.05" calcext:value-type="float">
            <text:p>0.05</text:p>
          </table:table-cell>
          <table:table-cell office:value-type="float" office:value="-5.2477" calcext:value-type="float">
            <text:p>-5.247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-4.6807" calcext:value-type="float">
            <text:p>-4.680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2381" calcext:value-type="float">
            <text:p>-5.238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-4.678" calcext:value-type="float">
            <text:p>-4.67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2197" calcext:value-type="float">
            <text:p>-5.2197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4.6983" calcext:value-type="float">
            <text:p>-4.698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3409" calcext:value-type="float">
            <text:p>-5.3409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-4.7429" calcext:value-type="float">
            <text:p>-4.7429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2887" calcext:value-type="float">
            <text:p>-5.2887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-4.7172" calcext:value-type="float">
            <text:p>-4.7172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2781" calcext:value-type="float">
            <text:p>-5.2781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-4.7361" calcext:value-type="float">
            <text:p>-4.73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3056" calcext:value-type="float">
            <text:p>-5.305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4.7373" calcext:value-type="float">
            <text:p>-4.737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3025" calcext:value-type="float">
            <text:p>-5.3025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-4.6924" calcext:value-type="float">
            <text:p>-4.6924</text:p>
          </table:table-cell>
          <table:table-cell office:value-type="float" office:value="0.052" calcext:value-type="float">
            <text:p>0.052</text:p>
          </table:table-cell>
          <table:table-cell office:value-type="float" office:value="-5.2257" calcext:value-type="float">
            <text:p>-5.2257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4.7233" calcext:value-type="float">
            <text:p>-4.7233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3199" calcext:value-type="float">
            <text:p>-5.3199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4.6904" calcext:value-type="float">
            <text:p>-4.6904</text:p>
          </table:table-cell>
          <table:table-cell office:value-type="float" office:value="0.051" calcext:value-type="float">
            <text:p>0.051</text:p>
          </table:table-cell>
          <table:table-cell office:value-type="float" office:value="-5.3283" calcext:value-type="float">
            <text:p>-5.3283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-4.6934" calcext:value-type="float">
            <text:p>-4.6934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2302" calcext:value-type="float">
            <text:p>-5.2302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6941" calcext:value-type="float">
            <text:p>-4.694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2426" calcext:value-type="float">
            <text:p>-5.2426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-4.7109" calcext:value-type="float">
            <text:p>-4.7109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3415" calcext:value-type="float">
            <text:p>-5.3415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4.7222" calcext:value-type="float">
            <text:p>-4.722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3271" calcext:value-type="float">
            <text:p>-5.3271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7423" calcext:value-type="float">
            <text:p>-4.742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2385" calcext:value-type="float">
            <text:p>-5.2385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7278" calcext:value-type="float">
            <text:p>-4.7278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2296" calcext:value-type="float">
            <text:p>-5.2296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4.7027" calcext:value-type="float">
            <text:p>-4.702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3338" calcext:value-type="float">
            <text:p>-5.3338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7422" calcext:value-type="float">
            <text:p>-4.7422</text:p>
          </table:table-cell>
          <table:table-cell office:value-type="float" office:value="0.051" calcext:value-type="float">
            <text:p>0.051</text:p>
          </table:table-cell>
          <table:table-cell office:value-type="float" office:value="-5.3573" calcext:value-type="float">
            <text:p>-5.3573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4.7346" calcext:value-type="float">
            <text:p>-4.7346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3293" calcext:value-type="float">
            <text:p>-5.3293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-4.7369" calcext:value-type="float">
            <text:p>-4.7369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3249" calcext:value-type="float">
            <text:p>-5.3249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-4.7494" calcext:value-type="float">
            <text:p>-4.749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2991" calcext:value-type="float">
            <text:p>-5.2991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-4.7332" calcext:value-type="float">
            <text:p>-4.7332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3285" calcext:value-type="float">
            <text:p>-5.3285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4.7242" calcext:value-type="float">
            <text:p>-4.724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2962" calcext:value-type="float">
            <text:p>-5.296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7587" calcext:value-type="float">
            <text:p>-4.758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2928" calcext:value-type="float">
            <text:p>-5.2928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float" office:value="-4.7747" calcext:value-type="float">
            <text:p>-4.774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3171" calcext:value-type="float">
            <text:p>-5.3171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4.7269" calcext:value-type="float">
            <text:p>-4.7269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2363" calcext:value-type="float">
            <text:p>-5.2363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7325" calcext:value-type="float">
            <text:p>-4.7325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3094" calcext:value-type="float">
            <text:p>-5.3094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7459" calcext:value-type="float">
            <text:p>-4.745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3169" calcext:value-type="float">
            <text:p>-5.3169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-4.7625" calcext:value-type="float">
            <text:p>-4.762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2791" calcext:value-type="float">
            <text:p>-5.2791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-4.7494" calcext:value-type="float">
            <text:p>-4.7494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4214" calcext:value-type="float">
            <text:p>-5.4214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4.7441" calcext:value-type="float">
            <text:p>-4.7441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3652" calcext:value-type="float">
            <text:p>-5.3652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-4.7303" calcext:value-type="float">
            <text:p>-4.7303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3219" calcext:value-type="float">
            <text:p>-5.3219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-4.7753" calcext:value-type="float">
            <text:p>-4.775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017" calcext:value-type="float">
            <text:p>-5.4017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-4.7871" calcext:value-type="float">
            <text:p>-4.787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2933" calcext:value-type="float">
            <text:p>-5.2933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4.7528" calcext:value-type="float">
            <text:p>-4.7528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2966" calcext:value-type="float">
            <text:p>-5.296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7563" calcext:value-type="float">
            <text:p>-4.7563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3151" calcext:value-type="float">
            <text:p>-5.315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-4.7597" calcext:value-type="float">
            <text:p>-4.7597</text:p>
          </table:table-cell>
          <table:table-cell office:value-type="float" office:value="0.052" calcext:value-type="float">
            <text:p>0.052</text:p>
          </table:table-cell>
          <table:table-cell office:value-type="float" office:value="-5.3724" calcext:value-type="float">
            <text:p>-5.37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-4.771" calcext:value-type="float">
            <text:p>-4.771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3815" calcext:value-type="float">
            <text:p>-5.3815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7754" calcext:value-type="float">
            <text:p>-4.775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324" calcext:value-type="float">
            <text:p>-5.324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-4.7834" calcext:value-type="float">
            <text:p>-4.7834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3202" calcext:value-type="float">
            <text:p>-5.3202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4.743" calcext:value-type="float">
            <text:p>-4.743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3284" calcext:value-type="float">
            <text:p>-5.3284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4.8041" calcext:value-type="float">
            <text:p>-4.804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4582" calcext:value-type="float">
            <text:p>-5.4582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782" calcext:value-type="float">
            <text:p>-4.782</text:p>
          </table:table-cell>
          <table:table-cell office:value-type="float" office:value="0.05" calcext:value-type="float">
            <text:p>0.05</text:p>
          </table:table-cell>
          <table:table-cell office:value-type="float" office:value="-5.3992" calcext:value-type="float">
            <text:p>-5.3992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-4.7736" calcext:value-type="float">
            <text:p>-4.773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3158" calcext:value-type="float">
            <text:p>-5.315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-4.7866" calcext:value-type="float">
            <text:p>-4.7866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4036" calcext:value-type="float">
            <text:p>-5.403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-4.7883" calcext:value-type="float">
            <text:p>-4.788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3545" calcext:value-type="float">
            <text:p>-5.3545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4.7599" calcext:value-type="float">
            <text:p>-4.7599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3488" calcext:value-type="float">
            <text:p>-5.3488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7999" calcext:value-type="float">
            <text:p>-4.7999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286" calcext:value-type="float">
            <text:p>-5.428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-4.813" calcext:value-type="float">
            <text:p>-4.81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3468" calcext:value-type="float">
            <text:p>-5.3468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8221" calcext:value-type="float">
            <text:p>-4.822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4478" calcext:value-type="float">
            <text:p>-5.4478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8247" calcext:value-type="float">
            <text:p>-4.8247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698" calcext:value-type="float">
            <text:p>-5.4698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813" calcext:value-type="float">
            <text:p>-4.813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4099" calcext:value-type="float">
            <text:p>-5.4099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4.7918" calcext:value-type="float">
            <text:p>-4.791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3376" calcext:value-type="float">
            <text:p>-5.337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7917" calcext:value-type="float">
            <text:p>-4.7917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3903" calcext:value-type="float">
            <text:p>-5.3903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-4.7768" calcext:value-type="float">
            <text:p>-4.776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3973" calcext:value-type="float">
            <text:p>-5.3973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-4.8429" calcext:value-type="float">
            <text:p>-4.842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4141" calcext:value-type="float">
            <text:p>-5.4141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4.854" calcext:value-type="float">
            <text:p>-4.85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4696" calcext:value-type="float">
            <text:p>-5.469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-4.8454" calcext:value-type="float">
            <text:p>-4.845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3998" calcext:value-type="float">
            <text:p>-5.3998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8261" calcext:value-type="float">
            <text:p>-4.8261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4996" calcext:value-type="float">
            <text:p>-5.4996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4.7998" calcext:value-type="float">
            <text:p>-4.7998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3476" calcext:value-type="float">
            <text:p>-5.3476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-4.8182" calcext:value-type="float">
            <text:p>-4.818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3508" calcext:value-type="float">
            <text:p>-5.3508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4.8162" calcext:value-type="float">
            <text:p>-4.816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4829" calcext:value-type="float">
            <text:p>-5.4829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-4.8418" calcext:value-type="float">
            <text:p>-4.841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4707" calcext:value-type="float">
            <text:p>-5.4707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-4.845" calcext:value-type="float">
            <text:p>-4.845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4601" calcext:value-type="float">
            <text:p>-5.4601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-4.8338" calcext:value-type="float">
            <text:p>-4.8338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4504" calcext:value-type="float">
            <text:p>-5.4504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-4.8146" calcext:value-type="float">
            <text:p>-4.814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346" calcext:value-type="float">
            <text:p>-5.34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-4.8059" calcext:value-type="float">
            <text:p>-4.805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3936" calcext:value-type="float">
            <text:p>-5.393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8456" calcext:value-type="float">
            <text:p>-4.845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4766" calcext:value-type="float">
            <text:p>-5.4766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4.8247" calcext:value-type="float">
            <text:p>-4.8247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3838" calcext:value-type="float">
            <text:p>-5.3838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-4.8065" calcext:value-type="float">
            <text:p>-4.8065</text:p>
          </table:table-cell>
          <table:table-cell office:value-type="float" office:value="0.0528" calcext:value-type="float">
            <text:p>0.0528</text:p>
          </table:table-cell>
          <table:table-cell office:value-type="float" office:value="-5.3525" calcext:value-type="float">
            <text:p>-5.3525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-4.847" calcext:value-type="float">
            <text:p>-4.847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4454" calcext:value-type="float">
            <text:p>-5.445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-4.8163" calcext:value-type="float">
            <text:p>-4.816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3585" calcext:value-type="float">
            <text:p>-5.3585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8114" calcext:value-type="float">
            <text:p>-4.8114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4499" calcext:value-type="float">
            <text:p>-5.4499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-4.8676" calcext:value-type="float">
            <text:p>-4.867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5179" calcext:value-type="float">
            <text:p>-5.5179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-4.8661" calcext:value-type="float">
            <text:p>-4.866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4147" calcext:value-type="float">
            <text:p>-5.4147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-4.8191" calcext:value-type="float">
            <text:p>-4.8191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4236" calcext:value-type="float">
            <text:p>-5.4236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-4.8681" calcext:value-type="float">
            <text:p>-4.868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4891" calcext:value-type="float">
            <text:p>-5.489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4.8057" calcext:value-type="float">
            <text:p>-4.8057</text:p>
          </table:table-cell>
          <table:table-cell office:value-type="float" office:value="0.051" calcext:value-type="float">
            <text:p>0.051</text:p>
          </table:table-cell>
          <table:table-cell office:value-type="float" office:value="-5.36" calcext:value-type="float">
            <text:p>-5.3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-4.8369" calcext:value-type="float">
            <text:p>-4.8369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581" calcext:value-type="float">
            <text:p>-5.4581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-4.8486" calcext:value-type="float">
            <text:p>-4.8486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901" calcext:value-type="float">
            <text:p>-5.4901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4.8579" calcext:value-type="float">
            <text:p>-4.8579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4079" calcext:value-type="float">
            <text:p>-5.4079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8545" calcext:value-type="float">
            <text:p>-4.8545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4992" calcext:value-type="float">
            <text:p>-5.4992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863" calcext:value-type="float">
            <text:p>-4.863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4554" calcext:value-type="float">
            <text:p>-5.4554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-4.8392" calcext:value-type="float">
            <text:p>-4.8392</text:p>
          </table:table-cell>
          <table:table-cell office:value-type="float" office:value="0.0522" calcext:value-type="float">
            <text:p>0.0522</text:p>
          </table:table-cell>
          <table:table-cell office:value-type="float" office:value="-5.3906" calcext:value-type="float">
            <text:p>-5.390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-4.8462" calcext:value-type="float">
            <text:p>-4.8462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429" calcext:value-type="float">
            <text:p>-5.42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8607" calcext:value-type="float">
            <text:p>-4.8607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4921" calcext:value-type="float">
            <text:p>-5.4921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-4.889" calcext:value-type="float">
            <text:p>-4.889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4396" calcext:value-type="float">
            <text:p>-5.439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8784" calcext:value-type="float">
            <text:p>-4.878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4469" calcext:value-type="float">
            <text:p>-5.4469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4.8626" calcext:value-type="float">
            <text:p>-4.862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4951" calcext:value-type="float">
            <text:p>-5.4951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-4.8606" calcext:value-type="float">
            <text:p>-4.8606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206" calcext:value-type="float">
            <text:p>-5.420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4.8488" calcext:value-type="float">
            <text:p>-4.8488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4608" calcext:value-type="float">
            <text:p>-5.4608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-4.8507" calcext:value-type="float">
            <text:p>-4.8507</text:p>
          </table:table-cell>
          <table:table-cell office:value-type="float" office:value="0.051" calcext:value-type="float">
            <text:p>0.051</text:p>
          </table:table-cell>
          <table:table-cell office:value-type="float" office:value="-5.3958" calcext:value-type="float">
            <text:p>-5.3958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-4.8645" calcext:value-type="float">
            <text:p>-4.864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4769" calcext:value-type="float">
            <text:p>-5.4769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8487" calcext:value-type="float">
            <text:p>-4.8487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437" calcext:value-type="float">
            <text:p>-5.437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8658" calcext:value-type="float">
            <text:p>-4.8658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4812" calcext:value-type="float">
            <text:p>-5.481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9053" calcext:value-type="float">
            <text:p>-4.905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5467" calcext:value-type="float">
            <text:p>-5.5467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8968" calcext:value-type="float">
            <text:p>-4.896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4786" calcext:value-type="float">
            <text:p>-5.478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9061" calcext:value-type="float">
            <text:p>-4.906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5337" calcext:value-type="float">
            <text:p>-5.533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4.8831" calcext:value-type="float">
            <text:p>-4.8831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23" calcext:value-type="float">
            <text:p>-5.523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-4.8592" calcext:value-type="float">
            <text:p>-4.8592</text:p>
          </table:table-cell>
          <table:table-cell office:value-type="float" office:value="0.052" calcext:value-type="float">
            <text:p>0.052</text:p>
          </table:table-cell>
          <table:table-cell office:value-type="float" office:value="-5.4267" calcext:value-type="float">
            <text:p>-5.4267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8576" calcext:value-type="float">
            <text:p>-4.8576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4645" calcext:value-type="float">
            <text:p>-5.464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4.9003" calcext:value-type="float">
            <text:p>-4.900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515" calcext:value-type="float">
            <text:p>-5.5515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-4.8657" calcext:value-type="float">
            <text:p>-4.865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4538" calcext:value-type="float">
            <text:p>-5.453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-4.8988" calcext:value-type="float">
            <text:p>-4.8988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5469" calcext:value-type="float">
            <text:p>-5.5469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4.9092" calcext:value-type="float">
            <text:p>-4.9092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136" calcext:value-type="float">
            <text:p>-5.513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4.8769" calcext:value-type="float">
            <text:p>-4.876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5625" calcext:value-type="float">
            <text:p>-5.562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-4.8654" calcext:value-type="float">
            <text:p>-4.865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4563" calcext:value-type="float">
            <text:p>-5.4563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-4.8685" calcext:value-type="float">
            <text:p>-4.8685</text:p>
          </table:table-cell>
          <table:table-cell office:value-type="float" office:value="0.052" calcext:value-type="float">
            <text:p>0.052</text:p>
          </table:table-cell>
          <table:table-cell office:value-type="float" office:value="-5.3968" calcext:value-type="float">
            <text:p>-5.3968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8706" calcext:value-type="float">
            <text:p>-4.8706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5085" calcext:value-type="float">
            <text:p>-5.5085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-4.8605" calcext:value-type="float">
            <text:p>-4.8605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149" calcext:value-type="float">
            <text:p>-5.514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4.8509" calcext:value-type="float">
            <text:p>-4.850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4293" calcext:value-type="float">
            <text:p>-5.429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8562" calcext:value-type="float">
            <text:p>-4.8562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4778" calcext:value-type="float">
            <text:p>-5.477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4.8831" calcext:value-type="float">
            <text:p>-4.8831</text:p>
          </table:table-cell>
          <table:table-cell office:value-type="float" office:value="0.051" calcext:value-type="float">
            <text:p>0.051</text:p>
          </table:table-cell>
          <table:table-cell office:value-type="float" office:value="-5.4655" calcext:value-type="float">
            <text:p>-5.4655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-4.9139" calcext:value-type="float">
            <text:p>-4.913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4964" calcext:value-type="float">
            <text:p>-5.4964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4.9081" calcext:value-type="float">
            <text:p>-4.9081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721" calcext:value-type="float">
            <text:p>-5.5721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4.9091" calcext:value-type="float">
            <text:p>-4.9091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128" calcext:value-type="float">
            <text:p>-5.5128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4.9186" calcext:value-type="float">
            <text:p>-4.918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5207" calcext:value-type="float">
            <text:p>-5.520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4.9021" calcext:value-type="float">
            <text:p>-4.902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398" calcext:value-type="float">
            <text:p>-5.398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8898" calcext:value-type="float">
            <text:p>-4.8898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5257" calcext:value-type="float">
            <text:p>-5.5257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-4.9463" calcext:value-type="float">
            <text:p>-4.946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5745" calcext:value-type="float">
            <text:p>-5.5745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8829" calcext:value-type="float">
            <text:p>-4.8829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459" calcext:value-type="float">
            <text:p>-5.459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-4.9036" calcext:value-type="float">
            <text:p>-4.9036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4948" calcext:value-type="float">
            <text:p>-5.4948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-4.8954" calcext:value-type="float">
            <text:p>-4.8954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5414" calcext:value-type="float">
            <text:p>-5.5414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8945" calcext:value-type="float">
            <text:p>-4.8945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057" calcext:value-type="float">
            <text:p>-5.5057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9201" calcext:value-type="float">
            <text:p>-4.9201</text:p>
          </table:table-cell>
          <table:table-cell office:value-type="float" office:value="0.05" calcext:value-type="float">
            <text:p>0.05</text:p>
          </table:table-cell>
          <table:table-cell office:value-type="float" office:value="-5.5646" calcext:value-type="float">
            <text:p>-5.56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8874" calcext:value-type="float">
            <text:p>-4.887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4258" calcext:value-type="float">
            <text:p>-5.4258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-4.8968" calcext:value-type="float">
            <text:p>-4.8968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4812" calcext:value-type="float">
            <text:p>-5.4812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-4.8826" calcext:value-type="float">
            <text:p>-4.8826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367" calcext:value-type="float">
            <text:p>-5.5367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-4.9309" calcext:value-type="float">
            <text:p>-4.930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4689" calcext:value-type="float">
            <text:p>-5.4689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-4.9111" calcext:value-type="float">
            <text:p>-4.9111</text:p>
          </table:table-cell>
          <table:table-cell office:value-type="float" office:value="0.05" calcext:value-type="float">
            <text:p>0.05</text:p>
          </table:table-cell>
          <table:table-cell office:value-type="float" office:value="-5.529" calcext:value-type="float">
            <text:p>-5.529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4.8849" calcext:value-type="float">
            <text:p>-4.884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003" calcext:value-type="float">
            <text:p>-5.500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9009" calcext:value-type="float">
            <text:p>-4.9009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4875" calcext:value-type="float">
            <text:p>-5.4875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4.9155" calcext:value-type="float">
            <text:p>-4.9155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5897" calcext:value-type="float">
            <text:p>-5.5897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-4.8885" calcext:value-type="float">
            <text:p>-4.8885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4617" calcext:value-type="float">
            <text:p>-5.4617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9118" calcext:value-type="float">
            <text:p>-4.911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5285" calcext:value-type="float">
            <text:p>-5.5285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-4.8936" calcext:value-type="float">
            <text:p>-4.8936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464" calcext:value-type="float">
            <text:p>-5.464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4.8613" calcext:value-type="float">
            <text:p>-4.861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44" calcext:value-type="float">
            <text:p>-5.44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-4.9142" calcext:value-type="float">
            <text:p>-4.914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4946" calcext:value-type="float">
            <text:p>-5.49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8781" calcext:value-type="float">
            <text:p>-4.878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158" calcext:value-type="float">
            <text:p>-5.5158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8997" calcext:value-type="float">
            <text:p>-4.8997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4843" calcext:value-type="float">
            <text:p>-5.4843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-4.9191" calcext:value-type="float">
            <text:p>-4.9191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5147" calcext:value-type="float">
            <text:p>-5.5147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8824" calcext:value-type="float">
            <text:p>-4.8824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4589" calcext:value-type="float">
            <text:p>-5.4589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4.8592" calcext:value-type="float">
            <text:p>-4.8592</text:p>
          </table:table-cell>
          <table:table-cell office:value-type="float" office:value="0.0524" calcext:value-type="float">
            <text:p>0.0524</text:p>
          </table:table-cell>
          <table:table-cell office:value-type="float" office:value="-5.504" calcext:value-type="float">
            <text:p>-5.504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9016" calcext:value-type="float">
            <text:p>-4.901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4625" calcext:value-type="float">
            <text:p>-5.4625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-4.9024" calcext:value-type="float">
            <text:p>-4.9024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5296" calcext:value-type="float">
            <text:p>-5.529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-4.8971" calcext:value-type="float">
            <text:p>-4.8971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027" calcext:value-type="float">
            <text:p>-5.5027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-4.9031" calcext:value-type="float">
            <text:p>-4.9031</text:p>
          </table:table-cell>
          <table:table-cell office:value-type="float" office:value="0.0525" calcext:value-type="float">
            <text:p>0.0525</text:p>
          </table:table-cell>
          <table:table-cell office:value-type="float" office:value="-5.5214" calcext:value-type="float">
            <text:p>-5.5214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4.8957" calcext:value-type="float">
            <text:p>-4.8957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4513" calcext:value-type="float">
            <text:p>-5.4513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4.9074" calcext:value-type="float">
            <text:p>-4.9074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5275" calcext:value-type="float">
            <text:p>-5.5275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949" calcext:value-type="float">
            <text:p>-4.949</text:p>
          </table:table-cell>
          <table:table-cell office:value-type="float" office:value="0.05" calcext:value-type="float">
            <text:p>0.05</text:p>
          </table:table-cell>
          <table:table-cell office:value-type="float" office:value="-5.5661" calcext:value-type="float">
            <text:p>-5.5661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4.9131" calcext:value-type="float">
            <text:p>-4.9131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004" calcext:value-type="float">
            <text:p>-5.5004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-4.9043" calcext:value-type="float">
            <text:p>-4.904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378" calcext:value-type="float">
            <text:p>-5.5378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4.8728" calcext:value-type="float">
            <text:p>-4.8728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4285" calcext:value-type="float">
            <text:p>-5.428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-4.9344" calcext:value-type="float">
            <text:p>-4.9344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929" calcext:value-type="float">
            <text:p>-5.5929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4.9328" calcext:value-type="float">
            <text:p>-4.9328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648" calcext:value-type="float">
            <text:p>-5.5648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4.919" calcext:value-type="float">
            <text:p>-4.919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5084" calcext:value-type="float">
            <text:p>-5.5084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4.971" calcext:value-type="float">
            <text:p>-4.97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5775" calcext:value-type="float">
            <text:p>-5.5775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2367" calcext:value-type="float">
            <text:p>-4.2367</text:p>
          </table:table-cell>
          <table:table-cell office:value-type="float" office:value="0.0568" calcext:value-type="float">
            <text:p>0.0568</text:p>
          </table:table-cell>
          <table:table-cell office:value-type="float" office:value="-4.8672" calcext:value-type="float">
            <text:p>-4.8672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-4.4942" calcext:value-type="float">
            <text:p>-4.4942</text:p>
          </table:table-cell>
          <table:table-cell office:value-type="float" office:value="0.0546" calcext:value-type="float">
            <text:p>0.0546</text:p>
          </table:table-cell>
          <table:table-cell office:value-type="float" office:value="-4.953" calcext:value-type="float">
            <text:p>-4.953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-4.6535" calcext:value-type="float">
            <text:p>-4.65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-5.2579" calcext:value-type="float">
            <text:p>-5.2579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8188" calcext:value-type="float">
            <text:p>-4.818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4652" calcext:value-type="float">
            <text:p>-5.4652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4.8644" calcext:value-type="float">
            <text:p>-4.8644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54" calcext:value-type="float">
            <text:p>-5.5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4.8922" calcext:value-type="float">
            <text:p>-4.892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5071" calcext:value-type="float">
            <text:p>-5.5071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8908" calcext:value-type="float">
            <text:p>-4.890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4855" calcext:value-type="float">
            <text:p>-5.4855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-4.9203" calcext:value-type="float">
            <text:p>-4.920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823" calcext:value-type="float">
            <text:p>-5.5823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4.9393" calcext:value-type="float">
            <text:p>-4.939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5377" calcext:value-type="float">
            <text:p>-5.5377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4.9473" calcext:value-type="float">
            <text:p>-4.947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366" calcext:value-type="float">
            <text:p>-5.536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9358" calcext:value-type="float">
            <text:p>-4.9358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6213" calcext:value-type="float">
            <text:p>-5.6213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4.9399" calcext:value-type="float">
            <text:p>-4.9399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307" calcext:value-type="float">
            <text:p>-5.5307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-4.939" calcext:value-type="float">
            <text:p>-4.939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944" calcext:value-type="float">
            <text:p>-5.5944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4.9835" calcext:value-type="float">
            <text:p>-4.9835</text:p>
          </table:table-cell>
          <table:table-cell office:value-type="float" office:value="0.05" calcext:value-type="float">
            <text:p>0.05</text:p>
          </table:table-cell>
          <table:table-cell office:value-type="float" office:value="-5.5436" calcext:value-type="float">
            <text:p>-5.543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-4.9643" calcext:value-type="float">
            <text:p>-4.964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694" calcext:value-type="float">
            <text:p>-5.5694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4.9491" calcext:value-type="float">
            <text:p>-4.9491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479" calcext:value-type="float">
            <text:p>-5.547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4.9882" calcext:value-type="float">
            <text:p>-4.9882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241" calcext:value-type="float">
            <text:p>-5.6241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4.9438" calcext:value-type="float">
            <text:p>-4.9438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5253" calcext:value-type="float">
            <text:p>-5.5253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9399" calcext:value-type="float">
            <text:p>-4.939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854" calcext:value-type="float">
            <text:p>-5.5854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-4.9514" calcext:value-type="float">
            <text:p>-4.9514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941" calcext:value-type="float">
            <text:p>-5.5941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9392" calcext:value-type="float">
            <text:p>-4.9392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027" calcext:value-type="float">
            <text:p>-5.5027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4.9311" calcext:value-type="float">
            <text:p>-4.9311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071" calcext:value-type="float">
            <text:p>-5.5071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4.9084" calcext:value-type="float">
            <text:p>-4.9084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5351" calcext:value-type="float">
            <text:p>-5.5351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4.9137" calcext:value-type="float">
            <text:p>-4.9137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5565" calcext:value-type="float">
            <text:p>-5.5565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-4.9349" calcext:value-type="float">
            <text:p>-4.934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5266" calcext:value-type="float">
            <text:p>-5.526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4.9194" calcext:value-type="float">
            <text:p>-4.9194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313" calcext:value-type="float">
            <text:p>-5.5313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-4.9514" calcext:value-type="float">
            <text:p>-4.951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498" calcext:value-type="float">
            <text:p>-5.5498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4.9673" calcext:value-type="float">
            <text:p>-4.9673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592" calcext:value-type="float">
            <text:p>-5.592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4.9665" calcext:value-type="float">
            <text:p>-4.9665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559" calcext:value-type="float">
            <text:p>-5.6559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9684" calcext:value-type="float">
            <text:p>-4.96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5852" calcext:value-type="float">
            <text:p>-5.5852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599" calcext:value-type="float">
            <text:p>-5.599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-4.9478" calcext:value-type="float">
            <text:p>-4.947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798" calcext:value-type="float">
            <text:p>-5.5798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9287" calcext:value-type="float">
            <text:p>-4.928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5293" calcext:value-type="float">
            <text:p>-5.5293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-4.9448" calcext:value-type="float">
            <text:p>-4.944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5448" calcext:value-type="float">
            <text:p>-5.5448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-4.9551" calcext:value-type="float">
            <text:p>-4.9551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5679" calcext:value-type="float">
            <text:p>-5.567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-4.94" calcext:value-type="float">
            <text:p>-4.9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5643" calcext:value-type="float">
            <text:p>-5.5643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4.9636" calcext:value-type="float">
            <text:p>-4.963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5328" calcext:value-type="float">
            <text:p>-5.5328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9588" calcext:value-type="float">
            <text:p>-4.958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4997" calcext:value-type="float">
            <text:p>-5.4997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4.9472" calcext:value-type="float">
            <text:p>-4.947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5837" calcext:value-type="float">
            <text:p>-5.5837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4.984" calcext:value-type="float">
            <text:p>-4.98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6802" calcext:value-type="float">
            <text:p>-5.6802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4.9805" calcext:value-type="float">
            <text:p>-4.9805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389" calcext:value-type="float">
            <text:p>-5.5389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-4.962" calcext:value-type="float">
            <text:p>-4.96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587" calcext:value-type="float">
            <text:p>-5.5587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-4.9722" calcext:value-type="float">
            <text:p>-4.972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61" calcext:value-type="float">
            <text:p>-5.61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4.9605" calcext:value-type="float">
            <text:p>-4.9605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5841" calcext:value-type="float">
            <text:p>-5.5841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9784" calcext:value-type="float">
            <text:p>-4.9784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361" calcext:value-type="float">
            <text:p>-5.6361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5.0124" calcext:value-type="float">
            <text:p>-5.012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219" calcext:value-type="float">
            <text:p>-5.6219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-4.9627" calcext:value-type="float">
            <text:p>-4.962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5653" calcext:value-type="float">
            <text:p>-5.5653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4.9529" calcext:value-type="float">
            <text:p>-4.952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448" calcext:value-type="float">
            <text:p>-5.5448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9793" calcext:value-type="float">
            <text:p>-4.9793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339" calcext:value-type="float">
            <text:p>-5.6339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-4.9544" calcext:value-type="float">
            <text:p>-4.9544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995" calcext:value-type="float">
            <text:p>-5.5995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4.9922" calcext:value-type="float">
            <text:p>-4.992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5927" calcext:value-type="float">
            <text:p>-5.5927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4.9643" calcext:value-type="float">
            <text:p>-4.9643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141" calcext:value-type="float">
            <text:p>-5.6141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-4.9454" calcext:value-type="float">
            <text:p>-4.945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4504" calcext:value-type="float">
            <text:p>-5.4504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-4.9498" calcext:value-type="float">
            <text:p>-4.949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607" calcext:value-type="float">
            <text:p>-5.607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-4.9808" calcext:value-type="float">
            <text:p>-4.98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645" calcext:value-type="float">
            <text:p>-5.6645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5.0046" calcext:value-type="float">
            <text:p>-5.0046</text:p>
          </table:table-cell>
          <table:table-cell office:value-type="float" office:value="0.051" calcext:value-type="float">
            <text:p>0.051</text:p>
          </table:table-cell>
          <table:table-cell office:value-type="float" office:value="-5.6363" calcext:value-type="float">
            <text:p>-5.6363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4.9682" calcext:value-type="float">
            <text:p>-4.968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703" calcext:value-type="float">
            <text:p>-5.5703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4.9404" calcext:value-type="float">
            <text:p>-4.9404</text:p>
          </table:table-cell>
          <table:table-cell office:value-type="float" office:value="0.0521" calcext:value-type="float">
            <text:p>0.0521</text:p>
          </table:table-cell>
          <table:table-cell office:value-type="float" office:value="-5.5307" calcext:value-type="float">
            <text:p>-5.5307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-4.9764" calcext:value-type="float">
            <text:p>-4.9764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572" calcext:value-type="float">
            <text:p>-5.6572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4.9425" calcext:value-type="float">
            <text:p>-4.9425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399" calcext:value-type="float">
            <text:p>-5.5399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-5.0065" calcext:value-type="float">
            <text:p>-5.006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6106" calcext:value-type="float">
            <text:p>-5.610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9584" calcext:value-type="float">
            <text:p>-4.9584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5573" calcext:value-type="float">
            <text:p>-5.5573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4.9788" calcext:value-type="float">
            <text:p>-4.9788</text:p>
          </table:table-cell>
          <table:table-cell office:value-type="float" office:value="0.051" calcext:value-type="float">
            <text:p>0.051</text:p>
          </table:table-cell>
          <table:table-cell office:value-type="float" office:value="-5.602" calcext:value-type="float">
            <text:p>-5.602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-4.9785" calcext:value-type="float">
            <text:p>-4.978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6235" calcext:value-type="float">
            <text:p>-5.6235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4.9929" calcext:value-type="float">
            <text:p>-4.9929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6238" calcext:value-type="float">
            <text:p>-5.6238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4.988" calcext:value-type="float">
            <text:p>-4.988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465" calcext:value-type="float">
            <text:p>-5.6465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-4.9764" calcext:value-type="float">
            <text:p>-4.9764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5929" calcext:value-type="float">
            <text:p>-5.592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4.9651" calcext:value-type="float">
            <text:p>-4.965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5742" calcext:value-type="float">
            <text:p>-5.5742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-4.9877" calcext:value-type="float">
            <text:p>-4.987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6619" calcext:value-type="float">
            <text:p>-5.6619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4.953" calcext:value-type="float">
            <text:p>-4.953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408" calcext:value-type="float">
            <text:p>-5.6408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4.9351" calcext:value-type="float">
            <text:p>-4.9351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4798" calcext:value-type="float">
            <text:p>-5.4798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-4.9651" calcext:value-type="float">
            <text:p>-4.965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764" calcext:value-type="float">
            <text:p>-5.5764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9991" calcext:value-type="float">
            <text:p>-4.999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428" calcext:value-type="float">
            <text:p>-5.6428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4.9871" calcext:value-type="float">
            <text:p>-4.987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5977" calcext:value-type="float">
            <text:p>-5.5977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4.9831" calcext:value-type="float">
            <text:p>-4.983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327" calcext:value-type="float">
            <text:p>-5.632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0095" calcext:value-type="float">
            <text:p>-5.009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6645" calcext:value-type="float">
            <text:p>-5.6645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5.0115" calcext:value-type="float">
            <text:p>-5.0115</text:p>
          </table:table-cell>
          <table:table-cell office:value-type="float" office:value="0.05" calcext:value-type="float">
            <text:p>0.05</text:p>
          </table:table-cell>
          <table:table-cell office:value-type="float" office:value="-5.5565" calcext:value-type="float">
            <text:p>-5.5565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4.9944" calcext:value-type="float">
            <text:p>-4.994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5231" calcext:value-type="float">
            <text:p>-5.5231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4.9548" calcext:value-type="float">
            <text:p>-4.954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5503" calcext:value-type="float">
            <text:p>-5.550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-4.9718" calcext:value-type="float">
            <text:p>-4.9718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6554" calcext:value-type="float">
            <text:p>-5.6554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4.9782" calcext:value-type="float">
            <text:p>-4.978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6198" calcext:value-type="float">
            <text:p>-5.6198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4.9395" calcext:value-type="float">
            <text:p>-4.9395</text:p>
          </table:table-cell>
          <table:table-cell office:value-type="float" office:value="0.0525" calcext:value-type="float">
            <text:p>0.0525</text:p>
          </table:table-cell>
          <table:table-cell office:value-type="float" office:value="-5.5304" calcext:value-type="float">
            <text:p>-5.5304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-4.967" calcext:value-type="float">
            <text:p>-4.967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634" calcext:value-type="float">
            <text:p>-5.5634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4.9532" calcext:value-type="float">
            <text:p>-4.9532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5377" calcext:value-type="float">
            <text:p>-5.5377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4.9196" calcext:value-type="float">
            <text:p>-4.9196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509" calcext:value-type="float">
            <text:p>-5.509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-4.8935" calcext:value-type="float">
            <text:p>-4.8935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4335" calcext:value-type="float">
            <text:p>-5.4335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4.9858" calcext:value-type="float">
            <text:p>-4.985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6019" calcext:value-type="float">
            <text:p>-5.60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-5.0054" calcext:value-type="float">
            <text:p>-5.005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224" calcext:value-type="float">
            <text:p>-5.6224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4.9991" calcext:value-type="float">
            <text:p>-4.9991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187" calcext:value-type="float">
            <text:p>-5.6187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5.0156" calcext:value-type="float">
            <text:p>-5.015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6698" calcext:value-type="float">
            <text:p>-5.6698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-5.001" calcext:value-type="float">
            <text:p>-5.00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485" calcext:value-type="float">
            <text:p>-5.648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-5.0132" calcext:value-type="float">
            <text:p>-5.013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906" calcext:value-type="float">
            <text:p>-5.690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-4.9793" calcext:value-type="float">
            <text:p>-4.979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764" calcext:value-type="float">
            <text:p>-5.5764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5.0083" calcext:value-type="float">
            <text:p>-5.0083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6211" calcext:value-type="float">
            <text:p>-5.6211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-4.984" calcext:value-type="float">
            <text:p>-4.984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6247" calcext:value-type="float">
            <text:p>-5.6247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-5.0147" calcext:value-type="float">
            <text:p>-5.014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813" calcext:value-type="float">
            <text:p>-5.581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-5.0033" calcext:value-type="float">
            <text:p>-5.0033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67" calcext:value-type="float">
            <text:p>-5.67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-4.981" calcext:value-type="float">
            <text:p>-4.981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637" calcext:value-type="float">
            <text:p>-5.563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4.9461" calcext:value-type="float">
            <text:p>-4.9461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083" calcext:value-type="float">
            <text:p>-5.6083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4.9632" calcext:value-type="float">
            <text:p>-4.9632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6509" calcext:value-type="float">
            <text:p>-5.6509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5.0058" calcext:value-type="float">
            <text:p>-5.0058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5726" calcext:value-type="float">
            <text:p>-5.572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4.987" calcext:value-type="float">
            <text:p>-4.987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154" calcext:value-type="float">
            <text:p>-5.6154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0224" calcext:value-type="float">
            <text:p>-5.0224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759" calcext:value-type="float">
            <text:p>-5.6759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-5.0326" calcext:value-type="float">
            <text:p>-5.032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5872" calcext:value-type="float">
            <text:p>-5.5872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4.9936" calcext:value-type="float">
            <text:p>-4.9936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457" calcext:value-type="float">
            <text:p>-5.6457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-5.0137" calcext:value-type="float">
            <text:p>-5.0137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178" calcext:value-type="float">
            <text:p>-5.7178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4.9949" calcext:value-type="float">
            <text:p>-4.994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6365" calcext:value-type="float">
            <text:p>-5.6365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-5.0095" calcext:value-type="float">
            <text:p>-5.009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6184" calcext:value-type="float">
            <text:p>-5.6184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-5.0156" calcext:value-type="float">
            <text:p>-5.0156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657" calcext:value-type="float">
            <text:p>-5.657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0079" calcext:value-type="float">
            <text:p>-5.007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6632" calcext:value-type="float">
            <text:p>-5.6632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-5.0201" calcext:value-type="float">
            <text:p>-5.0201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784" calcext:value-type="float">
            <text:p>-5.678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4.9944" calcext:value-type="float">
            <text:p>-4.9944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047" calcext:value-type="float">
            <text:p>-5.6047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4.9766" calcext:value-type="float">
            <text:p>-4.9766</text:p>
          </table:table-cell>
          <table:table-cell office:value-type="float" office:value="0.0523" calcext:value-type="float">
            <text:p>0.0523</text:p>
          </table:table-cell>
          <table:table-cell office:value-type="float" office:value="-5.5712" calcext:value-type="float">
            <text:p>-5.5712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-4.9584" calcext:value-type="float">
            <text:p>-4.9584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5799" calcext:value-type="float">
            <text:p>-5.5799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5.0005" calcext:value-type="float">
            <text:p>-5.000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414" calcext:value-type="float">
            <text:p>-5.6414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011" calcext:value-type="float">
            <text:p>-5.0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301" calcext:value-type="float">
            <text:p>-5.6301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-4.9766" calcext:value-type="float">
            <text:p>-4.9766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004" calcext:value-type="float">
            <text:p>-5.6004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-5.0003" calcext:value-type="float">
            <text:p>-5.0003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844" calcext:value-type="float">
            <text:p>-5.6844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-4.9997" calcext:value-type="float">
            <text:p>-4.999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301" calcext:value-type="float">
            <text:p>-5.6301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-4.9928" calcext:value-type="float">
            <text:p>-4.99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023" calcext:value-type="float">
            <text:p>-5.6023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4.9954" calcext:value-type="float">
            <text:p>-4.995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5694" calcext:value-type="float">
            <text:p>-5.5694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0183" calcext:value-type="float">
            <text:p>-5.0183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6774" calcext:value-type="float">
            <text:p>-5.6774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-5.0163" calcext:value-type="float">
            <text:p>-5.0163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817" calcext:value-type="float">
            <text:p>-5.6817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-5.0133" calcext:value-type="float">
            <text:p>-5.013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6228" calcext:value-type="float">
            <text:p>-5.6228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0247" calcext:value-type="float">
            <text:p>-5.0247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6785" calcext:value-type="float">
            <text:p>-5.6785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4.9947" calcext:value-type="float">
            <text:p>-4.994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886" calcext:value-type="float">
            <text:p>-5.688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-5.0007" calcext:value-type="float">
            <text:p>-5.0007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6157" calcext:value-type="float">
            <text:p>-5.615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5.0368" calcext:value-type="float">
            <text:p>-5.036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207" calcext:value-type="float">
            <text:p>-5.7207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5.0007" calcext:value-type="float">
            <text:p>-5.0007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6101" calcext:value-type="float">
            <text:p>-5.6101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0035" calcext:value-type="float">
            <text:p>-5.003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6137" calcext:value-type="float">
            <text:p>-5.6137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5.006" calcext:value-type="float">
            <text:p>-5.006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625" calcext:value-type="float">
            <text:p>-5.625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4.9803" calcext:value-type="float">
            <text:p>-4.980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757" calcext:value-type="float">
            <text:p>-5.5757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-5.0018" calcext:value-type="float">
            <text:p>-5.001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07" calcext:value-type="float">
            <text:p>-5.607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4.985" calcext:value-type="float">
            <text:p>-4.985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528" calcext:value-type="float">
            <text:p>-5.6528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4.9714" calcext:value-type="float">
            <text:p>-4.9714</text:p>
          </table:table-cell>
          <table:table-cell office:value-type="float" office:value="0.052" calcext:value-type="float">
            <text:p>0.052</text:p>
          </table:table-cell>
          <table:table-cell office:value-type="float" office:value="-5.5905" calcext:value-type="float">
            <text:p>-5.590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0147" calcext:value-type="float">
            <text:p>-5.014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834" calcext:value-type="float">
            <text:p>-5.6834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0162" calcext:value-type="float">
            <text:p>-5.0162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788" calcext:value-type="float">
            <text:p>-5.6788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014" calcext:value-type="float">
            <text:p>-5.014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655" calcext:value-type="float">
            <text:p>-5.665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5.0276" calcext:value-type="float">
            <text:p>-5.027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441" calcext:value-type="float">
            <text:p>-5.6441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-4.9936" calcext:value-type="float">
            <text:p>-4.9936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022" calcext:value-type="float">
            <text:p>-5.6022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369" calcext:value-type="float">
            <text:p>-5.036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968" calcext:value-type="float">
            <text:p>-5.6968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0071" calcext:value-type="float">
            <text:p>-5.0071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592" calcext:value-type="float">
            <text:p>-5.592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5.0117" calcext:value-type="float">
            <text:p>-5.0117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444" calcext:value-type="float">
            <text:p>-5.6444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5.016" calcext:value-type="float">
            <text:p>-5.01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375" calcext:value-type="float">
            <text:p>-5.737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0107" calcext:value-type="float">
            <text:p>-5.0107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5927" calcext:value-type="float">
            <text:p>-5.5927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-5.0068" calcext:value-type="float">
            <text:p>-5.006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051" calcext:value-type="float">
            <text:p>-5.6051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-5.0245" calcext:value-type="float">
            <text:p>-5.0245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854" calcext:value-type="float">
            <text:p>-5.6854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4.9536" calcext:value-type="float">
            <text:p>-4.9536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5662" calcext:value-type="float">
            <text:p>-5.566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4.9894" calcext:value-type="float">
            <text:p>-4.9894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6428" calcext:value-type="float">
            <text:p>-5.6428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5.0713" calcext:value-type="float">
            <text:p>-5.071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941" calcext:value-type="float">
            <text:p>-5.6941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0112" calcext:value-type="float">
            <text:p>-5.0112</text:p>
          </table:table-cell>
          <table:table-cell office:value-type="float" office:value="0.051" calcext:value-type="float">
            <text:p>0.051</text:p>
          </table:table-cell>
          <table:table-cell office:value-type="float" office:value="-5.6759" calcext:value-type="float">
            <text:p>-5.6759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0577" calcext:value-type="float">
            <text:p>-5.057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277" calcext:value-type="float">
            <text:p>-5.7277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-5.0327" calcext:value-type="float">
            <text:p>-5.0327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6963" calcext:value-type="float">
            <text:p>-5.6963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053" calcext:value-type="float">
            <text:p>-5.05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6293" calcext:value-type="float">
            <text:p>-5.629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-5.0213" calcext:value-type="float">
            <text:p>-5.0213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645" calcext:value-type="float">
            <text:p>-5.664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5.0097" calcext:value-type="float">
            <text:p>-5.0097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634" calcext:value-type="float">
            <text:p>-5.6634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0415" calcext:value-type="float">
            <text:p>-5.0415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656" calcext:value-type="float">
            <text:p>-5.665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5.0461" calcext:value-type="float">
            <text:p>-5.0461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67" calcext:value-type="float">
            <text:p>-5.667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-5.043" calcext:value-type="float">
            <text:p>-5.04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012" calcext:value-type="float">
            <text:p>-5.7012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0232" calcext:value-type="float">
            <text:p>-5.0232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843" calcext:value-type="float">
            <text:p>-5.6843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5.0155" calcext:value-type="float">
            <text:p>-5.015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5991" calcext:value-type="float">
            <text:p>-5.5991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-5.0218" calcext:value-type="float">
            <text:p>-5.0218</text:p>
          </table:table-cell>
          <table:table-cell office:value-type="float" office:value="0.05" calcext:value-type="float">
            <text:p>0.05</text:p>
          </table:table-cell>
          <table:table-cell office:value-type="float" office:value="-5.6501" calcext:value-type="float">
            <text:p>-5.650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0051" calcext:value-type="float">
            <text:p>-5.005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284" calcext:value-type="float">
            <text:p>-5.7284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5.0801" calcext:value-type="float">
            <text:p>-5.0801</text:p>
          </table:table-cell>
          <table:table-cell office:value-type="float" office:value="0.0482" calcext:value-type="float">
            <text:p>0.0482</text:p>
          </table:table-cell>
          <table:table-cell office:value-type="float" office:value="-5.6752" calcext:value-type="float">
            <text:p>-5.6752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-5.0334" calcext:value-type="float">
            <text:p>-5.0334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566" calcext:value-type="float">
            <text:p>-5.656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-5.0462" calcext:value-type="float">
            <text:p>-5.046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729" calcext:value-type="float">
            <text:p>-5.6729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0359" calcext:value-type="float">
            <text:p>-5.035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6809" calcext:value-type="float">
            <text:p>-5.680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4.9941" calcext:value-type="float">
            <text:p>-4.9941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372" calcext:value-type="float">
            <text:p>-5.637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4.9533" calcext:value-type="float">
            <text:p>-4.953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984" calcext:value-type="float">
            <text:p>-5.5984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119" calcext:value-type="float">
            <text:p>-5.0119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866" calcext:value-type="float">
            <text:p>-5.686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026" calcext:value-type="float">
            <text:p>-5.02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465" calcext:value-type="float">
            <text:p>-5.6465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-5.0383" calcext:value-type="float">
            <text:p>-5.038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914" calcext:value-type="float">
            <text:p>-5.6914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-5.0486" calcext:value-type="float">
            <text:p>-5.048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385" calcext:value-type="float">
            <text:p>-5.7385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0315" calcext:value-type="float">
            <text:p>-5.0315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6116" calcext:value-type="float">
            <text:p>-5.6116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287" calcext:value-type="float">
            <text:p>-5.028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046" calcext:value-type="float">
            <text:p>-5.7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0458" calcext:value-type="float">
            <text:p>-5.0458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633" calcext:value-type="float">
            <text:p>-5.7633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0302" calcext:value-type="float">
            <text:p>-5.030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5983" calcext:value-type="float">
            <text:p>-5.5983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0058" calcext:value-type="float">
            <text:p>-5.0058</text:p>
          </table:table-cell>
          <table:table-cell office:value-type="float" office:value="0.051" calcext:value-type="float">
            <text:p>0.051</text:p>
          </table:table-cell>
          <table:table-cell office:value-type="float" office:value="-5.59" calcext:value-type="float">
            <text:p>-5.59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5.043" calcext:value-type="float">
            <text:p>-5.043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04" calcext:value-type="float">
            <text:p>-5.704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024" calcext:value-type="float">
            <text:p>-5.02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113" calcext:value-type="float">
            <text:p>-5.7113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-5.0727" calcext:value-type="float">
            <text:p>-5.072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28" calcext:value-type="float">
            <text:p>-5.728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0414" calcext:value-type="float">
            <text:p>-5.0414</text:p>
          </table:table-cell>
          <table:table-cell office:value-type="float" office:value="0.05" calcext:value-type="float">
            <text:p>0.05</text:p>
          </table:table-cell>
          <table:table-cell office:value-type="float" office:value="-5.6567" calcext:value-type="float">
            <text:p>-5.656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5.0657" calcext:value-type="float">
            <text:p>-5.065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65" calcext:value-type="float">
            <text:p>-5.65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-5.0311" calcext:value-type="float">
            <text:p>-5.031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248" calcext:value-type="float">
            <text:p>-5.6248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0011" calcext:value-type="float">
            <text:p>-5.0011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738" calcext:value-type="float">
            <text:p>-5.6738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-5.0613" calcext:value-type="float">
            <text:p>-5.061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6957" calcext:value-type="float">
            <text:p>-5.695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0278" calcext:value-type="float">
            <text:p>-5.027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396" calcext:value-type="float">
            <text:p>-5.639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-5.0283" calcext:value-type="float">
            <text:p>-5.0283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6236" calcext:value-type="float">
            <text:p>-5.623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0448" calcext:value-type="float">
            <text:p>-5.044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477" calcext:value-type="float">
            <text:p>-5.7477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0241" calcext:value-type="float">
            <text:p>-5.0241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554" calcext:value-type="float">
            <text:p>-5.6554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-5.0675" calcext:value-type="float">
            <text:p>-5.0675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6854" calcext:value-type="float">
            <text:p>-5.6854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0717" calcext:value-type="float">
            <text:p>-5.0717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7152" calcext:value-type="float">
            <text:p>-5.7152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-5.0626" calcext:value-type="float">
            <text:p>-5.0626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085" calcext:value-type="float">
            <text:p>-5.7085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0345" calcext:value-type="float">
            <text:p>-5.034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6552" calcext:value-type="float">
            <text:p>-5.6552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-5.0639" calcext:value-type="float">
            <text:p>-5.0639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6973" calcext:value-type="float">
            <text:p>-5.6973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0686" calcext:value-type="float">
            <text:p>-5.068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53" calcext:value-type="float">
            <text:p>-5.753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-5.0782" calcext:value-type="float">
            <text:p>-5.078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193" calcext:value-type="float">
            <text:p>-5.7193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0511" calcext:value-type="float">
            <text:p>-5.05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168" calcext:value-type="float">
            <text:p>-5.7168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-5.0488" calcext:value-type="float">
            <text:p>-5.048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6302" calcext:value-type="float">
            <text:p>-5.6302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-5.0432" calcext:value-type="float">
            <text:p>-5.043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8" calcext:value-type="float">
            <text:p>-5.68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0139" calcext:value-type="float">
            <text:p>-5.0139</text:p>
          </table:table-cell>
          <table:table-cell office:value-type="float" office:value="0.05" calcext:value-type="float">
            <text:p>0.05</text:p>
          </table:table-cell>
          <table:table-cell office:value-type="float" office:value="-5.6929" calcext:value-type="float">
            <text:p>-5.6929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0294" calcext:value-type="float">
            <text:p>-5.029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6524" calcext:value-type="float">
            <text:p>-5.6524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5.0475" calcext:value-type="float">
            <text:p>-5.047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066" calcext:value-type="float">
            <text:p>-5.7066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0099" calcext:value-type="float">
            <text:p>-5.009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507" calcext:value-type="float">
            <text:p>-5.6507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5.0548" calcext:value-type="float">
            <text:p>-5.0548</text:p>
          </table:table-cell>
          <table:table-cell office:value-type="float" office:value="0.05" calcext:value-type="float">
            <text:p>0.05</text:p>
          </table:table-cell>
          <table:table-cell office:value-type="float" office:value="-5.6751" calcext:value-type="float">
            <text:p>-5.675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0831" calcext:value-type="float">
            <text:p>-5.083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806" calcext:value-type="float">
            <text:p>-5.7806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-5.0784" calcext:value-type="float">
            <text:p>-5.078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6854" calcext:value-type="float">
            <text:p>-5.6854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0096" calcext:value-type="float">
            <text:p>-5.0096</text:p>
          </table:table-cell>
          <table:table-cell office:value-type="float" office:value="0.051" calcext:value-type="float">
            <text:p>0.051</text:p>
          </table:table-cell>
          <table:table-cell office:value-type="float" office:value="-5.6431" calcext:value-type="float">
            <text:p>-5.6431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5.0586" calcext:value-type="float">
            <text:p>-5.058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412" calcext:value-type="float">
            <text:p>-5.7412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0447" calcext:value-type="float">
            <text:p>-5.0447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6523" calcext:value-type="float">
            <text:p>-5.6523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042" calcext:value-type="float">
            <text:p>-5.04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289" calcext:value-type="float">
            <text:p>-5.7289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0556" calcext:value-type="float">
            <text:p>-5.0556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096" calcext:value-type="float">
            <text:p>-5.7096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0581" calcext:value-type="float">
            <text:p>-5.05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811" calcext:value-type="float">
            <text:p>-5.6811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023" calcext:value-type="float">
            <text:p>-5.02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6414" calcext:value-type="float">
            <text:p>-5.6414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-5.0112" calcext:value-type="float">
            <text:p>-5.011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6154" calcext:value-type="float">
            <text:p>-5.6154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-5.017" calcext:value-type="float">
            <text:p>-5.01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185" calcext:value-type="float">
            <text:p>-5.7185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0408" calcext:value-type="float">
            <text:p>-5.040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262" calcext:value-type="float">
            <text:p>-5.6262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-5.0166" calcext:value-type="float">
            <text:p>-5.0166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7164" calcext:value-type="float">
            <text:p>-5.716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0704" calcext:value-type="float">
            <text:p>-5.070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015" calcext:value-type="float">
            <text:p>-5.7015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0351" calcext:value-type="float">
            <text:p>-5.035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456" calcext:value-type="float">
            <text:p>-5.645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5.0335" calcext:value-type="float">
            <text:p>-5.033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426" calcext:value-type="float">
            <text:p>-5.6426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5.0353" calcext:value-type="float">
            <text:p>-5.035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11" calcext:value-type="float">
            <text:p>-5.711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5.037" calcext:value-type="float">
            <text:p>-5.037</text:p>
          </table:table-cell>
          <table:table-cell office:value-type="float" office:value="0.0523" calcext:value-type="float">
            <text:p>0.0523</text:p>
          </table:table-cell>
          <table:table-cell office:value-type="float" office:value="-5.7081" calcext:value-type="float">
            <text:p>-5.7081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0547" calcext:value-type="float">
            <text:p>-5.0547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664" calcext:value-type="float">
            <text:p>-5.664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-5.0686" calcext:value-type="float">
            <text:p>-5.068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85" calcext:value-type="float">
            <text:p>-5.685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0595" calcext:value-type="float">
            <text:p>-5.059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096" calcext:value-type="float">
            <text:p>-5.709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5.0399" calcext:value-type="float">
            <text:p>-5.0399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6963" calcext:value-type="float">
            <text:p>-5.6963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-5.0574" calcext:value-type="float">
            <text:p>-5.0574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7206" calcext:value-type="float">
            <text:p>-5.7206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-5.0565" calcext:value-type="float">
            <text:p>-5.056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864" calcext:value-type="float">
            <text:p>-5.6864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5.0595" calcext:value-type="float">
            <text:p>-5.059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127" calcext:value-type="float">
            <text:p>-5.7127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0647" calcext:value-type="float">
            <text:p>-5.0647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0459" calcext:value-type="float">
            <text:p>-5.0459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238" calcext:value-type="float">
            <text:p>-5.7238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-5.0397" calcext:value-type="float">
            <text:p>-5.039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259" calcext:value-type="float">
            <text:p>-5.6259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5.0851" calcext:value-type="float">
            <text:p>-5.085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433" calcext:value-type="float">
            <text:p>-5.7433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0503" calcext:value-type="float">
            <text:p>-5.0503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889" calcext:value-type="float">
            <text:p>-5.6889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0117" calcext:value-type="float">
            <text:p>-5.0117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5725" calcext:value-type="float">
            <text:p>-5.5725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-5.0365" calcext:value-type="float">
            <text:p>-5.036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221" calcext:value-type="float">
            <text:p>-5.7221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0513" calcext:value-type="float">
            <text:p>-5.051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059" calcext:value-type="float">
            <text:p>-5.7059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5.0477" calcext:value-type="float">
            <text:p>-5.0477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7273" calcext:value-type="float">
            <text:p>-5.727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0569" calcext:value-type="float">
            <text:p>-5.056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209" calcext:value-type="float">
            <text:p>-5.7209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-5.0805" calcext:value-type="float">
            <text:p>-5.0805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887" calcext:value-type="float">
            <text:p>-5.6887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0246" calcext:value-type="float">
            <text:p>-5.0246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559" calcext:value-type="float">
            <text:p>-5.6559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-5.0275" calcext:value-type="float">
            <text:p>-5.0275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426" calcext:value-type="float">
            <text:p>-5.642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-5.0255" calcext:value-type="float">
            <text:p>-5.0255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982" calcext:value-type="float">
            <text:p>-5.6982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-5.0592" calcext:value-type="float">
            <text:p>-5.05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6633" calcext:value-type="float">
            <text:p>-5.6633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045" calcext:value-type="float">
            <text:p>-5.0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664" calcext:value-type="float">
            <text:p>-5.664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5.0543" calcext:value-type="float">
            <text:p>-5.0543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7106" calcext:value-type="float">
            <text:p>-5.7106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0884" calcext:value-type="float">
            <text:p>-5.0884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607" calcext:value-type="float">
            <text:p>-5.760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0679" calcext:value-type="float">
            <text:p>-5.067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6866" calcext:value-type="float">
            <text:p>-5.686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-5.0556" calcext:value-type="float">
            <text:p>-5.0556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179" calcext:value-type="float">
            <text:p>-5.7179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0369" calcext:value-type="float">
            <text:p>-5.0369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6743" calcext:value-type="float">
            <text:p>-5.6743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0548" calcext:value-type="float">
            <text:p>-5.054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6941" calcext:value-type="float">
            <text:p>-5.6941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-5.0647" calcext:value-type="float">
            <text:p>-5.064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646" calcext:value-type="float">
            <text:p>-5.6646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5.0762" calcext:value-type="float">
            <text:p>-5.0762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068" calcext:value-type="float">
            <text:p>-5.706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0568" calcext:value-type="float">
            <text:p>-5.056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749" calcext:value-type="float">
            <text:p>-5.6749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534" calcext:value-type="float">
            <text:p>-5.0534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752" calcext:value-type="float">
            <text:p>-5.6752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0778" calcext:value-type="float">
            <text:p>-5.077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424" calcext:value-type="float">
            <text:p>-5.7424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5.0669" calcext:value-type="float">
            <text:p>-5.0669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732" calcext:value-type="float">
            <text:p>-5.7732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0415" calcext:value-type="float">
            <text:p>-5.041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691" calcext:value-type="float">
            <text:p>-5.6691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0868" calcext:value-type="float">
            <text:p>-5.0868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081" calcext:value-type="float">
            <text:p>-5.7081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-5.0921" calcext:value-type="float">
            <text:p>-5.092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823" calcext:value-type="float">
            <text:p>-5.7823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0813" calcext:value-type="float">
            <text:p>-5.081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693" calcext:value-type="float">
            <text:p>-5.6693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-5.0672" calcext:value-type="float">
            <text:p>-5.067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39" calcext:value-type="float">
            <text:p>-5.739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0691" calcext:value-type="float">
            <text:p>-5.069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617" calcext:value-type="float">
            <text:p>-5.6617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5.057" calcext:value-type="float">
            <text:p>-5.057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147" calcext:value-type="float">
            <text:p>-5.7147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5.0752" calcext:value-type="float">
            <text:p>-5.0752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287" calcext:value-type="float">
            <text:p>-5.7287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0848" calcext:value-type="float">
            <text:p>-5.084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6929" calcext:value-type="float">
            <text:p>-5.6929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5.0695" calcext:value-type="float">
            <text:p>-5.0695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384" calcext:value-type="float">
            <text:p>-5.7384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-5.0654" calcext:value-type="float">
            <text:p>-5.065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34" calcext:value-type="float">
            <text:p>-5.634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-5.0551" calcext:value-type="float">
            <text:p>-5.055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536" calcext:value-type="float">
            <text:p>-5.7536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0917" calcext:value-type="float">
            <text:p>-5.091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785" calcext:value-type="float">
            <text:p>-5.7785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0629" calcext:value-type="float">
            <text:p>-5.062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6499" calcext:value-type="float">
            <text:p>-5.6499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-5.0442" calcext:value-type="float">
            <text:p>-5.044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6726" calcext:value-type="float">
            <text:p>-5.6726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-5.0834" calcext:value-type="float">
            <text:p>-5.083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418" calcext:value-type="float">
            <text:p>-5.7418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0874" calcext:value-type="float">
            <text:p>-5.087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6857" calcext:value-type="float">
            <text:p>-5.6857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441" calcext:value-type="float">
            <text:p>-5.044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996" calcext:value-type="float">
            <text:p>-5.6996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0826" calcext:value-type="float">
            <text:p>-5.082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339" calcext:value-type="float">
            <text:p>-5.7339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0549" calcext:value-type="float">
            <text:p>-5.054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632" calcext:value-type="float">
            <text:p>-5.6632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5.0645" calcext:value-type="float">
            <text:p>-5.064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031" calcext:value-type="float">
            <text:p>-5.7031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-5.0802" calcext:value-type="float">
            <text:p>-5.080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824" calcext:value-type="float">
            <text:p>-5.7824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0134" calcext:value-type="float">
            <text:p>-5.0134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249" calcext:value-type="float">
            <text:p>-5.6249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-5.0428" calcext:value-type="float">
            <text:p>-5.042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6851" calcext:value-type="float">
            <text:p>-5.6851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5.036" calcext:value-type="float">
            <text:p>-5.03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85" calcext:value-type="float">
            <text:p>-5.685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0347" calcext:value-type="float">
            <text:p>-5.0347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6333" calcext:value-type="float">
            <text:p>-5.6333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-5.0713" calcext:value-type="float">
            <text:p>-5.0713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543" calcext:value-type="float">
            <text:p>-5.7543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0654" calcext:value-type="float">
            <text:p>-5.065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7073" calcext:value-type="float">
            <text:p>-5.7073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0863" calcext:value-type="float">
            <text:p>-5.086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6887" calcext:value-type="float">
            <text:p>-5.6887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5.0569" calcext:value-type="float">
            <text:p>-5.056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304" calcext:value-type="float">
            <text:p>-5.7304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5.0917" calcext:value-type="float">
            <text:p>-5.09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6999" calcext:value-type="float">
            <text:p>-5.6999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5.0327" calcext:value-type="float">
            <text:p>-5.0327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094" calcext:value-type="float">
            <text:p>-5.7094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0418" calcext:value-type="float">
            <text:p>-5.0418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673" calcext:value-type="float">
            <text:p>-5.673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5.0839" calcext:value-type="float">
            <text:p>-5.083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545" calcext:value-type="float">
            <text:p>-5.7545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0529" calcext:value-type="float">
            <text:p>-5.052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126" calcext:value-type="float">
            <text:p>-5.7126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0583" calcext:value-type="float">
            <text:p>-5.0583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757" calcext:value-type="float">
            <text:p>-5.6757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5.1187" calcext:value-type="float">
            <text:p>-5.118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543" calcext:value-type="float">
            <text:p>-5.7543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0989" calcext:value-type="float">
            <text:p>-5.098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254" calcext:value-type="float">
            <text:p>-5.7254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-5.0885" calcext:value-type="float">
            <text:p>-5.088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6881" calcext:value-type="float">
            <text:p>-5.6881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-5.0507" calcext:value-type="float">
            <text:p>-5.0507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6854" calcext:value-type="float">
            <text:p>-5.6854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-5.0378" calcext:value-type="float">
            <text:p>-5.0378</text:p>
          </table:table-cell>
          <table:table-cell office:value-type="float" office:value="0.0521" calcext:value-type="float">
            <text:p>0.0521</text:p>
          </table:table-cell>
          <table:table-cell office:value-type="float" office:value="-5.738" calcext:value-type="float">
            <text:p>-5.7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0855" calcext:value-type="float">
            <text:p>-5.085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313" calcext:value-type="float">
            <text:p>-5.731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5.0957" calcext:value-type="float">
            <text:p>-5.095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64" calcext:value-type="float">
            <text:p>-5.764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0685" calcext:value-type="float">
            <text:p>-5.068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6906" calcext:value-type="float">
            <text:p>-5.690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5.1027" calcext:value-type="float">
            <text:p>-5.102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308" calcext:value-type="float">
            <text:p>-5.7308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1021" calcext:value-type="float">
            <text:p>-5.102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857" calcext:value-type="float">
            <text:p>-5.7857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0937" calcext:value-type="float">
            <text:p>-5.093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152" calcext:value-type="float">
            <text:p>-5.7152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0806" calcext:value-type="float">
            <text:p>-5.080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911" calcext:value-type="float">
            <text:p>-5.7911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467" calcext:value-type="float">
            <text:p>-5.746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5.0723" calcext:value-type="float">
            <text:p>-5.072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096" calcext:value-type="float">
            <text:p>-5.7096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0467" calcext:value-type="float">
            <text:p>-5.0467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6739" calcext:value-type="float">
            <text:p>-5.6739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513" calcext:value-type="float">
            <text:p>-5.051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674" calcext:value-type="float">
            <text:p>-5.674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-5.0472" calcext:value-type="float">
            <text:p>-5.0472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698" calcext:value-type="float">
            <text:p>-5.698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-5.104" calcext:value-type="float">
            <text:p>-5.104</text:p>
          </table:table-cell>
          <table:table-cell office:value-type="float" office:value="0.05" calcext:value-type="float">
            <text:p>0.05</text:p>
          </table:table-cell>
          <table:table-cell office:value-type="float" office:value="-5.7584" calcext:value-type="float">
            <text:p>-5.7584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0642" calcext:value-type="float">
            <text:p>-5.0642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7278" calcext:value-type="float">
            <text:p>-5.7278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5.0941" calcext:value-type="float">
            <text:p>-5.094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037" calcext:value-type="float">
            <text:p>-5.7037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0565" calcext:value-type="float">
            <text:p>-5.056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253" calcext:value-type="float">
            <text:p>-5.725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0994" calcext:value-type="float">
            <text:p>-5.0994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698" calcext:value-type="float">
            <text:p>-5.7698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5.0915" calcext:value-type="float">
            <text:p>-5.091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485" calcext:value-type="float">
            <text:p>-5.7485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0969" calcext:value-type="float">
            <text:p>-5.096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336" calcext:value-type="float">
            <text:p>-5.7336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0905" calcext:value-type="float">
            <text:p>-5.090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324" calcext:value-type="float">
            <text:p>-5.732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1342" calcext:value-type="float">
            <text:p>-5.134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6906" calcext:value-type="float">
            <text:p>-5.690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5.1087" calcext:value-type="float">
            <text:p>-5.108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13" calcext:value-type="float">
            <text:p>-5.713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0585" calcext:value-type="float">
            <text:p>-5.058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6522" calcext:value-type="float">
            <text:p>-5.652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-5.0512" calcext:value-type="float">
            <text:p>-5.051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042" calcext:value-type="float">
            <text:p>-5.7042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0402" calcext:value-type="float">
            <text:p>-5.0402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6628" calcext:value-type="float">
            <text:p>-5.6628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-5.0763" calcext:value-type="float">
            <text:p>-5.076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071" calcext:value-type="float">
            <text:p>-5.7071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1133" calcext:value-type="float">
            <text:p>-5.113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678" calcext:value-type="float">
            <text:p>-5.767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0818" calcext:value-type="float">
            <text:p>-5.081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143" calcext:value-type="float">
            <text:p>-5.7143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5.1238" calcext:value-type="float">
            <text:p>-5.123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586" calcext:value-type="float">
            <text:p>-5.7586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01" calcext:value-type="float">
            <text:p>-5.10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675" calcext:value-type="float">
            <text:p>-5.7675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-5.0895" calcext:value-type="float">
            <text:p>-5.0895</text:p>
          </table:table-cell>
          <table:table-cell office:value-type="float" office:value="0.05" calcext:value-type="float">
            <text:p>0.05</text:p>
          </table:table-cell>
          <table:table-cell office:value-type="float" office:value="-5.6844" calcext:value-type="float">
            <text:p>-5.6844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0975" calcext:value-type="float">
            <text:p>-5.0975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7825" calcext:value-type="float">
            <text:p>-5.7825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048" calcext:value-type="float">
            <text:p>-5.104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573" calcext:value-type="float">
            <text:p>-5.7573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1002" calcext:value-type="float">
            <text:p>-5.1002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347" calcext:value-type="float">
            <text:p>-5.7347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1153" calcext:value-type="float">
            <text:p>-5.1153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751" calcext:value-type="float">
            <text:p>-5.7751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0882" calcext:value-type="float">
            <text:p>-5.088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804" calcext:value-type="float">
            <text:p>-5.804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187" calcext:value-type="float">
            <text:p>-5.118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194" calcext:value-type="float">
            <text:p>-5.719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5.1153" calcext:value-type="float">
            <text:p>-5.115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7793" calcext:value-type="float">
            <text:p>-5.779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0777" calcext:value-type="float">
            <text:p>-5.077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286" calcext:value-type="float">
            <text:p>-5.728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5.1228" calcext:value-type="float">
            <text:p>-5.1228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795" calcext:value-type="float">
            <text:p>-5.779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32" calcext:value-type="float">
            <text:p>-5.13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7561" calcext:value-type="float">
            <text:p>-5.7561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-5.0948" calcext:value-type="float">
            <text:p>-5.094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506" calcext:value-type="float">
            <text:p>-5.750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0741" calcext:value-type="float">
            <text:p>-5.074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448" calcext:value-type="float">
            <text:p>-5.744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0978" calcext:value-type="float">
            <text:p>-5.097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485" calcext:value-type="float">
            <text:p>-5.7485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0912" calcext:value-type="float">
            <text:p>-5.0912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625" calcext:value-type="float">
            <text:p>-5.7625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5.0906" calcext:value-type="float">
            <text:p>-5.0906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258" calcext:value-type="float">
            <text:p>-5.7258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1054" calcext:value-type="float">
            <text:p>-5.105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076" calcext:value-type="float">
            <text:p>-5.7076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117" calcext:value-type="float">
            <text:p>-5.111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9" calcext:value-type="float">
            <text:p>-5.79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5.1077" calcext:value-type="float">
            <text:p>-5.107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623" calcext:value-type="float">
            <text:p>-5.7623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5.083" calcext:value-type="float">
            <text:p>-5.08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144" calcext:value-type="float">
            <text:p>-5.7144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5.1116" calcext:value-type="float">
            <text:p>-5.111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592" calcext:value-type="float">
            <text:p>-5.7592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1047" calcext:value-type="float">
            <text:p>-5.104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506" calcext:value-type="float">
            <text:p>-5.7506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0814" calcext:value-type="float">
            <text:p>-5.0814</text:p>
          </table:table-cell>
          <table:table-cell office:value-type="float" office:value="0.0518" calcext:value-type="float">
            <text:p>0.0518</text:p>
          </table:table-cell>
          <table:table-cell office:value-type="float" office:value="-5.7717" calcext:value-type="float">
            <text:p>-5.7717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069" calcext:value-type="float">
            <text:p>-5.106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975" calcext:value-type="float">
            <text:p>-5.7975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-5.0947" calcext:value-type="float">
            <text:p>-5.094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086" calcext:value-type="float">
            <text:p>-5.7086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5.0832" calcext:value-type="float">
            <text:p>-5.0832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6849" calcext:value-type="float">
            <text:p>-5.6849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5.0691" calcext:value-type="float">
            <text:p>-5.0691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34" calcext:value-type="float">
            <text:p>-5.734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0974" calcext:value-type="float">
            <text:p>-5.097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157" calcext:value-type="float">
            <text:p>-5.7157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5.0857" calcext:value-type="float">
            <text:p>-5.0857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828" calcext:value-type="float">
            <text:p>-5.6828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066" calcext:value-type="float">
            <text:p>-5.066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293" calcext:value-type="float">
            <text:p>-5.7293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0858" calcext:value-type="float">
            <text:p>-5.085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303" calcext:value-type="float">
            <text:p>-5.7303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114" calcext:value-type="float">
            <text:p>-5.11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544" calcext:value-type="float">
            <text:p>-5.7544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0629" calcext:value-type="float">
            <text:p>-5.062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188" calcext:value-type="float">
            <text:p>-5.7188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075" calcext:value-type="float">
            <text:p>-5.075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695" calcext:value-type="float">
            <text:p>-5.7695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0785" calcext:value-type="float">
            <text:p>-5.078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677" calcext:value-type="float">
            <text:p>-5.7677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072" calcext:value-type="float">
            <text:p>-5.107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431" calcext:value-type="float">
            <text:p>-5.7431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0936" calcext:value-type="float">
            <text:p>-5.093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672" calcext:value-type="float">
            <text:p>-5.672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5.0823" calcext:value-type="float">
            <text:p>-5.0823</text:p>
          </table:table-cell>
          <table:table-cell office:value-type="float" office:value="0.05" calcext:value-type="float">
            <text:p>0.05</text:p>
          </table:table-cell>
          <table:table-cell office:value-type="float" office:value="-5.7497" calcext:value-type="float">
            <text:p>-5.7497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1105" calcext:value-type="float">
            <text:p>-5.1105</text:p>
          </table:table-cell>
          <table:table-cell office:value-type="float" office:value="0.05" calcext:value-type="float">
            <text:p>0.05</text:p>
          </table:table-cell>
          <table:table-cell office:value-type="float" office:value="-5.759" calcext:value-type="float">
            <text:p>-5.759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159" calcext:value-type="float">
            <text:p>-5.1159</text:p>
          </table:table-cell>
          <table:table-cell office:value-type="float" office:value="0.05" calcext:value-type="float">
            <text:p>0.05</text:p>
          </table:table-cell>
          <table:table-cell office:value-type="float" office:value="-5.7986" calcext:value-type="float">
            <text:p>-5.798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271" calcext:value-type="float">
            <text:p>-5.127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059" calcext:value-type="float">
            <text:p>-5.7059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1064" calcext:value-type="float">
            <text:p>-5.106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321" calcext:value-type="float">
            <text:p>-5.7321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115" calcext:value-type="float">
            <text:p>-5.11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637" calcext:value-type="float">
            <text:p>-5.7637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-5.1207" calcext:value-type="float">
            <text:p>-5.120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555" calcext:value-type="float">
            <text:p>-5.7555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009" calcext:value-type="float">
            <text:p>-5.1009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7679" calcext:value-type="float">
            <text:p>-5.7679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1052" calcext:value-type="float">
            <text:p>-5.105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478" calcext:value-type="float">
            <text:p>-5.7478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087" calcext:value-type="float">
            <text:p>-5.087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073" calcext:value-type="float">
            <text:p>-5.707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0762" calcext:value-type="float">
            <text:p>-5.076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193" calcext:value-type="float">
            <text:p>-5.7193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5.0774" calcext:value-type="float">
            <text:p>-5.077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483" calcext:value-type="float">
            <text:p>-5.8483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1162" calcext:value-type="float">
            <text:p>-5.1162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018" calcext:value-type="float">
            <text:p>-5.7018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-5.112" calcext:value-type="float">
            <text:p>-5.112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091" calcext:value-type="float">
            <text:p>-5.709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133" calcext:value-type="float">
            <text:p>-5.133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253" calcext:value-type="float">
            <text:p>-5.8253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1101" calcext:value-type="float">
            <text:p>-5.1101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675" calcext:value-type="float">
            <text:p>-5.7675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-5.0982" calcext:value-type="float">
            <text:p>-5.098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837" calcext:value-type="float">
            <text:p>-5.7837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1166" calcext:value-type="float">
            <text:p>-5.116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962" calcext:value-type="float">
            <text:p>-5.7962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68" calcext:value-type="float">
            <text:p>-5.768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0703" calcext:value-type="float">
            <text:p>-5.0703</text:p>
          </table:table-cell>
          <table:table-cell office:value-type="float" office:value="0.0516" calcext:value-type="float">
            <text:p>0.0516</text:p>
          </table:table-cell>
          <table:table-cell office:value-type="float" office:value="-5.7032" calcext:value-type="float">
            <text:p>-5.703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1099" calcext:value-type="float">
            <text:p>-5.10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7389" calcext:value-type="float">
            <text:p>-5.738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142" calcext:value-type="float">
            <text:p>-5.14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833" calcext:value-type="float">
            <text:p>-5.7833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39" calcext:value-type="float">
            <text:p>-5.13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706" calcext:value-type="float">
            <text:p>-5.7706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-5.1104" calcext:value-type="float">
            <text:p>-5.110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106" calcext:value-type="float">
            <text:p>-5.7106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1145" calcext:value-type="float">
            <text:p>-5.1145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79" calcext:value-type="float">
            <text:p>-5.779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1224" calcext:value-type="float">
            <text:p>-5.1224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058" calcext:value-type="float">
            <text:p>-5.8058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185" calcext:value-type="float">
            <text:p>-5.1185</text:p>
          </table:table-cell>
          <table:table-cell office:value-type="float" office:value="0.05" calcext:value-type="float">
            <text:p>0.05</text:p>
          </table:table-cell>
          <table:table-cell office:value-type="float" office:value="-5.7268" calcext:value-type="float">
            <text:p>-5.7268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1117" calcext:value-type="float">
            <text:p>-5.111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768" calcext:value-type="float">
            <text:p>-5.7768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1142" calcext:value-type="float">
            <text:p>-5.1142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76" calcext:value-type="float">
            <text:p>-5.776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369" calcext:value-type="float">
            <text:p>-5.136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695" calcext:value-type="float">
            <text:p>-5.7695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1307" calcext:value-type="float">
            <text:p>-5.130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885" calcext:value-type="float">
            <text:p>-5.7885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265" calcext:value-type="float">
            <text:p>-5.126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512" calcext:value-type="float">
            <text:p>-5.7512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1304" calcext:value-type="float">
            <text:p>-5.130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362" calcext:value-type="float">
            <text:p>-5.736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319" calcext:value-type="float">
            <text:p>-5.131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479" calcext:value-type="float">
            <text:p>-5.7479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-4.5295" calcext:value-type="float">
            <text:p>-4.5295</text:p>
          </table:table-cell>
          <table:table-cell office:value-type="float" office:value="0.0526" calcext:value-type="float">
            <text:p>0.0526</text:p>
          </table:table-cell>
          <table:table-cell office:value-type="float" office:value="-5.1904" calcext:value-type="float">
            <text:p>-5.1904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-4.7809" calcext:value-type="float">
            <text:p>-4.7809</text:p>
          </table:table-cell>
          <table:table-cell office:value-type="float" office:value="0.0582" calcext:value-type="float">
            <text:p>0.0582</text:p>
          </table:table-cell>
          <table:table-cell office:value-type="float" office:value="-5.2777" calcext:value-type="float">
            <text:p>-5.2777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-4.9605" calcext:value-type="float">
            <text:p>-4.9605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7269" calcext:value-type="float">
            <text:p>-5.726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0492" calcext:value-type="float">
            <text:p>-5.049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6761" calcext:value-type="float">
            <text:p>-5.6761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-5.1131" calcext:value-type="float">
            <text:p>-5.1131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6672" calcext:value-type="float">
            <text:p>-5.6672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1078" calcext:value-type="float">
            <text:p>-5.107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797" calcext:value-type="float">
            <text:p>-5.7797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216" calcext:value-type="float">
            <text:p>-5.1216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7618" calcext:value-type="float">
            <text:p>-5.761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-5.1374" calcext:value-type="float">
            <text:p>-5.1374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097" calcext:value-type="float">
            <text:p>-5.8097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1388" calcext:value-type="float">
            <text:p>-5.138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998" calcext:value-type="float">
            <text:p>-5.7998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843" calcext:value-type="float">
            <text:p>-5.184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114" calcext:value-type="float">
            <text:p>-5.8114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281" calcext:value-type="float">
            <text:p>-5.128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927" calcext:value-type="float">
            <text:p>-5.7927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1583" calcext:value-type="float">
            <text:p>-5.158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127" calcext:value-type="float">
            <text:p>-5.8127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1174" calcext:value-type="float">
            <text:p>-5.1174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549" calcext:value-type="float">
            <text:p>-5.7549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38" calcext:value-type="float">
            <text:p>-5.13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807" calcext:value-type="float">
            <text:p>-5.7807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1348" calcext:value-type="float">
            <text:p>-5.134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306" calcext:value-type="float">
            <text:p>-5.8306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1442" calcext:value-type="float">
            <text:p>-5.144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643" calcext:value-type="float">
            <text:p>-5.7643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1356" calcext:value-type="float">
            <text:p>-5.1356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896" calcext:value-type="float">
            <text:p>-5.789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5.1304" calcext:value-type="float">
            <text:p>-5.130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001" calcext:value-type="float">
            <text:p>-5.8001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358" calcext:value-type="float">
            <text:p>-5.135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858" calcext:value-type="float">
            <text:p>-5.7858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336" calcext:value-type="float">
            <text:p>-5.133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425" calcext:value-type="float">
            <text:p>-5.7425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23" calcext:value-type="float">
            <text:p>-5.123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01" calcext:value-type="float">
            <text:p>-5.701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5.1174" calcext:value-type="float">
            <text:p>-5.117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283" calcext:value-type="float">
            <text:p>-5.728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1154" calcext:value-type="float">
            <text:p>-5.1154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981" calcext:value-type="float">
            <text:p>-5.7981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-5.1431" calcext:value-type="float">
            <text:p>-5.143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756" calcext:value-type="float">
            <text:p>-5.7756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428" calcext:value-type="float">
            <text:p>-5.142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831" calcext:value-type="float">
            <text:p>-5.7831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-5.1392" calcext:value-type="float">
            <text:p>-5.1392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013" calcext:value-type="float">
            <text:p>-5.8013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645" calcext:value-type="float">
            <text:p>-5.1645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348" calcext:value-type="float">
            <text:p>-5.8348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1066" calcext:value-type="float">
            <text:p>-5.106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62" calcext:value-type="float">
            <text:p>-5.762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649" calcext:value-type="float">
            <text:p>-5.1649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079" calcext:value-type="float">
            <text:p>-5.8079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649" calcext:value-type="float">
            <text:p>-5.164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266" calcext:value-type="float">
            <text:p>-5.8266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527" calcext:value-type="float">
            <text:p>-5.152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262" calcext:value-type="float">
            <text:p>-5.8262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-5.1428" calcext:value-type="float">
            <text:p>-5.142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266" calcext:value-type="float">
            <text:p>-5.8266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448" calcext:value-type="float">
            <text:p>-5.144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707" calcext:value-type="float">
            <text:p>-5.7707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1345" calcext:value-type="float">
            <text:p>-5.1345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912" calcext:value-type="float">
            <text:p>-5.791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1464" calcext:value-type="float">
            <text:p>-5.146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19" calcext:value-type="float">
            <text:p>-5.819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1213" calcext:value-type="float">
            <text:p>-5.1213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7283" calcext:value-type="float">
            <text:p>-5.7283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1114" calcext:value-type="float">
            <text:p>-5.111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301" calcext:value-type="float">
            <text:p>-5.8301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1877" calcext:value-type="float">
            <text:p>-5.187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013" calcext:value-type="float">
            <text:p>-5.8013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1349" calcext:value-type="float">
            <text:p>-5.134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917" calcext:value-type="float">
            <text:p>-5.7917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1172" calcext:value-type="float">
            <text:p>-5.117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518" calcext:value-type="float">
            <text:p>-5.7518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-5.1342" calcext:value-type="float">
            <text:p>-5.134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279" calcext:value-type="float">
            <text:p>-5.8279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1544" calcext:value-type="float">
            <text:p>-5.1544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167" calcext:value-type="float">
            <text:p>-5.816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1278" calcext:value-type="float">
            <text:p>-5.1278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6914" calcext:value-type="float">
            <text:p>-5.6914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026" calcext:value-type="float">
            <text:p>-5.1026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436" calcext:value-type="float">
            <text:p>-5.743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1047" calcext:value-type="float">
            <text:p>-5.104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502" calcext:value-type="float">
            <text:p>-5.7502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-5.147" calcext:value-type="float">
            <text:p>-5.14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267" calcext:value-type="float">
            <text:p>-5.8267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1363" calcext:value-type="float">
            <text:p>-5.136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933" calcext:value-type="float">
            <text:p>-5.7933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1022" calcext:value-type="float">
            <text:p>-5.102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702" calcext:value-type="float">
            <text:p>-5.702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1014" calcext:value-type="float">
            <text:p>-5.1014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332" calcext:value-type="float">
            <text:p>-5.7332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599" calcext:value-type="float">
            <text:p>-5.159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145" calcext:value-type="float">
            <text:p>-5.8145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5.147" calcext:value-type="float">
            <text:p>-5.14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983" calcext:value-type="float">
            <text:p>-5.7983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416" calcext:value-type="float">
            <text:p>-5.141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026" calcext:value-type="float">
            <text:p>-5.8026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263" calcext:value-type="float">
            <text:p>-5.126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436" calcext:value-type="float">
            <text:p>-5.8436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425" calcext:value-type="float">
            <text:p>-5.142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669" calcext:value-type="float">
            <text:p>-5.7669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1417" calcext:value-type="float">
            <text:p>-5.141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668" calcext:value-type="float">
            <text:p>-5.7668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1495" calcext:value-type="float">
            <text:p>-5.149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57" calcext:value-type="float">
            <text:p>-5.757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471" calcext:value-type="float">
            <text:p>-5.1471</text:p>
          </table:table-cell>
          <table:table-cell office:value-type="float" office:value="0.05" calcext:value-type="float">
            <text:p>0.05</text:p>
          </table:table-cell>
          <table:table-cell office:value-type="float" office:value="-5.7449" calcext:value-type="float">
            <text:p>-5.744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1694" calcext:value-type="float">
            <text:p>-5.1694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311" calcext:value-type="float">
            <text:p>-5.831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15" calcext:value-type="float">
            <text:p>-5.15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382" calcext:value-type="float">
            <text:p>-5.8382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144" calcext:value-type="float">
            <text:p>-5.1144</text:p>
          </table:table-cell>
          <table:table-cell office:value-type="float" office:value="0.0519" calcext:value-type="float">
            <text:p>0.0519</text:p>
          </table:table-cell>
          <table:table-cell office:value-type="float" office:value="-5.7789" calcext:value-type="float">
            <text:p>-5.7789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444" calcext:value-type="float">
            <text:p>-5.144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699" calcext:value-type="float">
            <text:p>-5.7699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359" calcext:value-type="float">
            <text:p>-5.135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768" calcext:value-type="float">
            <text:p>-5.7768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286" calcext:value-type="float">
            <text:p>-5.128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015" calcext:value-type="float">
            <text:p>-5.8015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0917" calcext:value-type="float">
            <text:p>-5.091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6961" calcext:value-type="float">
            <text:p>-5.6961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-5.1214" calcext:value-type="float">
            <text:p>-5.121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965" calcext:value-type="float">
            <text:p>-5.7965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1471" calcext:value-type="float">
            <text:p>-5.1471</text:p>
          </table:table-cell>
          <table:table-cell office:value-type="float" office:value="0.05" calcext:value-type="float">
            <text:p>0.05</text:p>
          </table:table-cell>
          <table:table-cell office:value-type="float" office:value="-5.8174" calcext:value-type="float">
            <text:p>-5.8174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1285" calcext:value-type="float">
            <text:p>-5.1285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7392" calcext:value-type="float">
            <text:p>-5.7392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1195" calcext:value-type="float">
            <text:p>-5.1195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384" calcext:value-type="float">
            <text:p>-5.7384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5.138" calcext:value-type="float">
            <text:p>-5.13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115" calcext:value-type="float">
            <text:p>-5.8115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1356" calcext:value-type="float">
            <text:p>-5.135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7" calcext:value-type="float">
            <text:p>-5.77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1258" calcext:value-type="float">
            <text:p>-5.125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895" calcext:value-type="float">
            <text:p>-5.7895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174" calcext:value-type="float">
            <text:p>-5.17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94" calcext:value-type="float">
            <text:p>-5.839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1622" calcext:value-type="float">
            <text:p>-5.162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196" calcext:value-type="float">
            <text:p>-5.8196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575" calcext:value-type="float">
            <text:p>-5.1575</text:p>
          </table:table-cell>
          <table:table-cell office:value-type="float" office:value="0.05" calcext:value-type="float">
            <text:p>0.05</text:p>
          </table:table-cell>
          <table:table-cell office:value-type="float" office:value="-5.7903" calcext:value-type="float">
            <text:p>-5.7903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1598" calcext:value-type="float">
            <text:p>-5.1598</text:p>
          </table:table-cell>
          <table:table-cell office:value-type="float" office:value="0.0483" calcext:value-type="float">
            <text:p>0.0483</text:p>
          </table:table-cell>
          <table:table-cell office:value-type="float" office:value="-5.8258" calcext:value-type="float">
            <text:p>-5.8258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1325" calcext:value-type="float">
            <text:p>-5.132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725" calcext:value-type="float">
            <text:p>-5.7725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5.1076" calcext:value-type="float">
            <text:p>-5.1076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632" calcext:value-type="float">
            <text:p>-5.7632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1547" calcext:value-type="float">
            <text:p>-5.154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296" calcext:value-type="float">
            <text:p>-5.829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1397" calcext:value-type="float">
            <text:p>-5.139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068" calcext:value-type="float">
            <text:p>-5.8068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455" calcext:value-type="float">
            <text:p>-5.145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765" calcext:value-type="float">
            <text:p>-5.7765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498" calcext:value-type="float">
            <text:p>-5.149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932" calcext:value-type="float">
            <text:p>-5.7932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1478" calcext:value-type="float">
            <text:p>-5.147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91" calcext:value-type="float">
            <text:p>-5.7991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647" calcext:value-type="float">
            <text:p>-5.1647</text:p>
          </table:table-cell>
          <table:table-cell office:value-type="float" office:value="0.05" calcext:value-type="float">
            <text:p>0.05</text:p>
          </table:table-cell>
          <table:table-cell office:value-type="float" office:value="-5.813" calcext:value-type="float">
            <text:p>-5.813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1074" calcext:value-type="float">
            <text:p>-5.10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836" calcext:value-type="float">
            <text:p>-5.7836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562" calcext:value-type="float">
            <text:p>-5.156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108" calcext:value-type="float">
            <text:p>-5.8108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722" calcext:value-type="float">
            <text:p>-5.1722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231" calcext:value-type="float">
            <text:p>-5.8231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-5.129" calcext:value-type="float">
            <text:p>-5.12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092" calcext:value-type="float">
            <text:p>-5.8092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107" calcext:value-type="float">
            <text:p>-5.110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114" calcext:value-type="float">
            <text:p>-5.7114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138" calcext:value-type="float">
            <text:p>-5.13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7381" calcext:value-type="float">
            <text:p>-5.7381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1719" calcext:value-type="float">
            <text:p>-5.171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867" calcext:value-type="float">
            <text:p>-5.8867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1572" calcext:value-type="float">
            <text:p>-5.157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337" calcext:value-type="float">
            <text:p>-5.833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253" calcext:value-type="float">
            <text:p>-5.125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648" calcext:value-type="float">
            <text:p>-5.764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-5.1211" calcext:value-type="float">
            <text:p>-5.1211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7508" calcext:value-type="float">
            <text:p>-5.7508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1365" calcext:value-type="float">
            <text:p>-5.136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569" calcext:value-type="float">
            <text:p>-5.756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1451" calcext:value-type="float">
            <text:p>-5.145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427" calcext:value-type="float">
            <text:p>-5.8427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554" calcext:value-type="float">
            <text:p>-5.155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978" calcext:value-type="float">
            <text:p>-5.7978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-5.1351" calcext:value-type="float">
            <text:p>-5.1351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241" calcext:value-type="float">
            <text:p>-5.8241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182" calcext:value-type="float">
            <text:p>-5.1182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7926" calcext:value-type="float">
            <text:p>-5.792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1671" calcext:value-type="float">
            <text:p>-5.167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762" calcext:value-type="float">
            <text:p>-5.7762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1347" calcext:value-type="float">
            <text:p>-5.1347</text:p>
          </table:table-cell>
          <table:table-cell office:value-type="float" office:value="0.05" calcext:value-type="float">
            <text:p>0.05</text:p>
          </table:table-cell>
          <table:table-cell office:value-type="float" office:value="-5.8058" calcext:value-type="float">
            <text:p>-5.8058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1835" calcext:value-type="float">
            <text:p>-5.1835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686" calcext:value-type="float">
            <text:p>-5.768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1312" calcext:value-type="float">
            <text:p>-5.131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982" calcext:value-type="float">
            <text:p>-5.7982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1266" calcext:value-type="float">
            <text:p>-5.1266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8015" calcext:value-type="float">
            <text:p>-5.8015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788" calcext:value-type="float">
            <text:p>-5.1788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162" calcext:value-type="float">
            <text:p>-5.8162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1628" calcext:value-type="float">
            <text:p>-5.162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118" calcext:value-type="float">
            <text:p>-5.8118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1519" calcext:value-type="float">
            <text:p>-5.151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22" calcext:value-type="float">
            <text:p>-5.822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23" calcext:value-type="float">
            <text:p>-5.123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8564" calcext:value-type="float">
            <text:p>-5.8564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667" calcext:value-type="float">
            <text:p>-5.1667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08" calcext:value-type="float">
            <text:p>-5.8108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float" office:value="-5.1232" calcext:value-type="float">
            <text:p>-5.123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221" calcext:value-type="float">
            <text:p>-5.8221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516" calcext:value-type="float">
            <text:p>-5.151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656" calcext:value-type="float">
            <text:p>-5.765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5.1015" calcext:value-type="float">
            <text:p>-5.1015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7456" calcext:value-type="float">
            <text:p>-5.7456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1237" calcext:value-type="float">
            <text:p>-5.1237</text:p>
          </table:table-cell>
          <table:table-cell office:value-type="float" office:value="0.05" calcext:value-type="float">
            <text:p>0.05</text:p>
          </table:table-cell>
          <table:table-cell office:value-type="float" office:value="-5.7253" calcext:value-type="float">
            <text:p>-5.7253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144" calcext:value-type="float">
            <text:p>-5.14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14" calcext:value-type="float">
            <text:p>-5.814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424" calcext:value-type="float">
            <text:p>-5.1424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7999" calcext:value-type="float">
            <text:p>-5.7999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629" calcext:value-type="float">
            <text:p>-5.162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7934" calcext:value-type="float">
            <text:p>-5.7934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718" calcext:value-type="float">
            <text:p>-5.1718</text:p>
          </table:table-cell>
          <table:table-cell office:value-type="float" office:value="0.051" calcext:value-type="float">
            <text:p>0.051</text:p>
          </table:table-cell>
          <table:table-cell office:value-type="float" office:value="-5.8406" calcext:value-type="float">
            <text:p>-5.8406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291" calcext:value-type="float">
            <text:p>-5.129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601" calcext:value-type="float">
            <text:p>-5.7601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686" calcext:value-type="float">
            <text:p>-5.168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975" calcext:value-type="float">
            <text:p>-5.7975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699" calcext:value-type="float">
            <text:p>-5.169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706" calcext:value-type="float">
            <text:p>-5.8706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775" calcext:value-type="float">
            <text:p>-5.177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84" calcext:value-type="float">
            <text:p>-5.8184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162" calcext:value-type="float">
            <text:p>-5.16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989" calcext:value-type="float">
            <text:p>-5.7989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1789" calcext:value-type="float">
            <text:p>-5.1789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399" calcext:value-type="float">
            <text:p>-5.839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381" calcext:value-type="float">
            <text:p>-5.1381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77" calcext:value-type="float">
            <text:p>-5.777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1173" calcext:value-type="float">
            <text:p>-5.117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434" calcext:value-type="float">
            <text:p>-5.7434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488" calcext:value-type="float">
            <text:p>-5.148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17" calcext:value-type="float">
            <text:p>-5.817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1547" calcext:value-type="float">
            <text:p>-5.154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384" calcext:value-type="float">
            <text:p>-5.8384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1618" calcext:value-type="float">
            <text:p>-5.161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258" calcext:value-type="float">
            <text:p>-5.8258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1645" calcext:value-type="float">
            <text:p>-5.164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18" calcext:value-type="float">
            <text:p>-5.8418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1769" calcext:value-type="float">
            <text:p>-5.176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866" calcext:value-type="float">
            <text:p>-5.7866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506" calcext:value-type="float">
            <text:p>-5.150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114" calcext:value-type="float">
            <text:p>-5.8114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501" calcext:value-type="float">
            <text:p>-5.1501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301" calcext:value-type="float">
            <text:p>-5.8301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857" calcext:value-type="float">
            <text:p>-5.1857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886" calcext:value-type="float">
            <text:p>-5.8886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1652" calcext:value-type="float">
            <text:p>-5.165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084" calcext:value-type="float">
            <text:p>-5.8084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157" calcext:value-type="float">
            <text:p>-5.157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057" calcext:value-type="float">
            <text:p>-5.8057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157" calcext:value-type="float">
            <text:p>-5.15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025" calcext:value-type="float">
            <text:p>-5.8025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1515" calcext:value-type="float">
            <text:p>-5.151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056" calcext:value-type="float">
            <text:p>-5.805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142" calcext:value-type="float">
            <text:p>-5.14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735" calcext:value-type="float">
            <text:p>-5.7735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1616" calcext:value-type="float">
            <text:p>-5.1616</text:p>
          </table:table-cell>
          <table:table-cell office:value-type="float" office:value="0.0483" calcext:value-type="float">
            <text:p>0.0483</text:p>
          </table:table-cell>
          <table:table-cell office:value-type="float" office:value="-5.7838" calcext:value-type="float">
            <text:p>-5.7838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332" calcext:value-type="float">
            <text:p>-5.133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8203" calcext:value-type="float">
            <text:p>-5.8203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1763" calcext:value-type="float">
            <text:p>-5.176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917" calcext:value-type="float">
            <text:p>-5.7917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492" calcext:value-type="float">
            <text:p>-5.14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112" calcext:value-type="float">
            <text:p>-5.8112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185" calcext:value-type="float">
            <text:p>-5.185</text:p>
          </table:table-cell>
          <table:table-cell office:value-type="float" office:value="0.05" calcext:value-type="float">
            <text:p>0.05</text:p>
          </table:table-cell>
          <table:table-cell office:value-type="float" office:value="-5.821" calcext:value-type="float">
            <text:p>-5.821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1803" calcext:value-type="float">
            <text:p>-5.180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091" calcext:value-type="float">
            <text:p>-5.8091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155" calcext:value-type="float">
            <text:p>-5.15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518" calcext:value-type="float">
            <text:p>-5.7518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-5.1837" calcext:value-type="float">
            <text:p>-5.1837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287" calcext:value-type="float">
            <text:p>-5.8287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1992" calcext:value-type="float">
            <text:p>-5.1992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791" calcext:value-type="float">
            <text:p>-5.8791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1845" calcext:value-type="float">
            <text:p>-5.184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535" calcext:value-type="float">
            <text:p>-5.7535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5.1672" calcext:value-type="float">
            <text:p>-5.167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168" calcext:value-type="float">
            <text:p>-5.816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1362" calcext:value-type="float">
            <text:p>-5.1362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052" calcext:value-type="float">
            <text:p>-5.805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695" calcext:value-type="float">
            <text:p>-5.169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08" calcext:value-type="float">
            <text:p>-5.808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49" calcext:value-type="float">
            <text:p>-5.14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437" calcext:value-type="float">
            <text:p>-5.8437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96" calcext:value-type="float">
            <text:p>-5.196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7979" calcext:value-type="float">
            <text:p>-5.7979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1761" calcext:value-type="float">
            <text:p>-5.17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235" calcext:value-type="float">
            <text:p>-5.8235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2003" calcext:value-type="float">
            <text:p>-5.2003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025" calcext:value-type="float">
            <text:p>-5.8025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1939" calcext:value-type="float">
            <text:p>-5.1939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44" calcext:value-type="float">
            <text:p>-5.844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1891" calcext:value-type="float">
            <text:p>-5.189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473" calcext:value-type="float">
            <text:p>-5.847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1553" calcext:value-type="float">
            <text:p>-5.1553</text:p>
          </table:table-cell>
          <table:table-cell office:value-type="float" office:value="0.05" calcext:value-type="float">
            <text:p>0.05</text:p>
          </table:table-cell>
          <table:table-cell office:value-type="float" office:value="-5.7905" calcext:value-type="float">
            <text:p>-5.7905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617" calcext:value-type="float">
            <text:p>-5.161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844" calcext:value-type="float">
            <text:p>-5.844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-5.1419" calcext:value-type="float">
            <text:p>-5.1419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776" calcext:value-type="float">
            <text:p>-5.7776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781" calcext:value-type="float">
            <text:p>-5.178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15" calcext:value-type="float">
            <text:p>-5.815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-5.1743" calcext:value-type="float">
            <text:p>-5.1743</text:p>
          </table:table-cell>
          <table:table-cell office:value-type="float" office:value="0.05" calcext:value-type="float">
            <text:p>0.05</text:p>
          </table:table-cell>
          <table:table-cell office:value-type="float" office:value="-5.8571" calcext:value-type="float">
            <text:p>-5.857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1705" calcext:value-type="float">
            <text:p>-5.170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22" calcext:value-type="float">
            <text:p>-5.7922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649" calcext:value-type="float">
            <text:p>-5.1649</text:p>
          </table:table-cell>
          <table:table-cell office:value-type="float" office:value="0.05" calcext:value-type="float">
            <text:p>0.05</text:p>
          </table:table-cell>
          <table:table-cell office:value-type="float" office:value="-5.7832" calcext:value-type="float">
            <text:p>-5.7832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1879" calcext:value-type="float">
            <text:p>-5.187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791" calcext:value-type="float">
            <text:p>-5.8791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797" calcext:value-type="float">
            <text:p>-5.1797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315" calcext:value-type="float">
            <text:p>-5.8315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46" calcext:value-type="float">
            <text:p>-5.146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977" calcext:value-type="float">
            <text:p>-5.7977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425" calcext:value-type="float">
            <text:p>-5.1425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663" calcext:value-type="float">
            <text:p>-5.7663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168" calcext:value-type="float">
            <text:p>-5.168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245" calcext:value-type="float">
            <text:p>-5.824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1778" calcext:value-type="float">
            <text:p>-5.1778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443" calcext:value-type="float">
            <text:p>-5.8443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1526" calcext:value-type="float">
            <text:p>-5.152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237" calcext:value-type="float">
            <text:p>-5.8237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-5.1688" calcext:value-type="float">
            <text:p>-5.168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43" calcext:value-type="float">
            <text:p>-5.8143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49" calcext:value-type="float">
            <text:p>-5.149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8206" calcext:value-type="float">
            <text:p>-5.8206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1532" calcext:value-type="float">
            <text:p>-5.153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966" calcext:value-type="float">
            <text:p>-5.796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1428" calcext:value-type="float">
            <text:p>-5.142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896" calcext:value-type="float">
            <text:p>-5.7896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202" calcext:value-type="float">
            <text:p>-5.1202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8364" calcext:value-type="float">
            <text:p>-5.8364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71" calcext:value-type="float">
            <text:p>-5.17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925" calcext:value-type="float">
            <text:p>-5.7925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1426" calcext:value-type="float">
            <text:p>-5.142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08" calcext:value-type="float">
            <text:p>-5.7908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738" calcext:value-type="float">
            <text:p>-5.173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215" calcext:value-type="float">
            <text:p>-5.8215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419" calcext:value-type="float">
            <text:p>-5.141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608" calcext:value-type="float">
            <text:p>-5.8608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1734" calcext:value-type="float">
            <text:p>-5.1734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035" calcext:value-type="float">
            <text:p>-5.8035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927" calcext:value-type="float">
            <text:p>-5.1927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211" calcext:value-type="float">
            <text:p>-5.8211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1657" calcext:value-type="float">
            <text:p>-5.165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134" calcext:value-type="float">
            <text:p>-5.8134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2065" calcext:value-type="float">
            <text:p>-5.206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603" calcext:value-type="float">
            <text:p>-5.8603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01" calcext:value-type="float">
            <text:p>-5.20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963" calcext:value-type="float">
            <text:p>-5.796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1631" calcext:value-type="float">
            <text:p>-5.1631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555" calcext:value-type="float">
            <text:p>-5.8555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1374" calcext:value-type="float">
            <text:p>-5.137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21" calcext:value-type="float">
            <text:p>-5.821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1989" calcext:value-type="float">
            <text:p>-5.1989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382" calcext:value-type="float">
            <text:p>-5.8382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167" calcext:value-type="float">
            <text:p>-5.16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519" calcext:value-type="float">
            <text:p>-5.8519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706" calcext:value-type="float">
            <text:p>-5.170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635" calcext:value-type="float">
            <text:p>-5.863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98" calcext:value-type="float">
            <text:p>-5.198</text:p>
          </table:table-cell>
          <table:table-cell office:value-type="float" office:value="0.05" calcext:value-type="float">
            <text:p>0.05</text:p>
          </table:table-cell>
          <table:table-cell office:value-type="float" office:value="-5.8272" calcext:value-type="float">
            <text:p>-5.8272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5.1449" calcext:value-type="float">
            <text:p>-5.144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284" calcext:value-type="float">
            <text:p>-5.8284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1075" calcext:value-type="float">
            <text:p>-5.1075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601" calcext:value-type="float">
            <text:p>-5.7601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571" calcext:value-type="float">
            <text:p>-5.1571</text:p>
          </table:table-cell>
          <table:table-cell office:value-type="float" office:value="0.05" calcext:value-type="float">
            <text:p>0.05</text:p>
          </table:table-cell>
          <table:table-cell office:value-type="float" office:value="-5.8192" calcext:value-type="float">
            <text:p>-5.8192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391" calcext:value-type="float">
            <text:p>-5.139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7721" calcext:value-type="float">
            <text:p>-5.7721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1619" calcext:value-type="float">
            <text:p>-5.161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13" calcext:value-type="float">
            <text:p>-5.831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959" calcext:value-type="float">
            <text:p>-5.195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478" calcext:value-type="float">
            <text:p>-5.847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1618" calcext:value-type="float">
            <text:p>-5.16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238" calcext:value-type="float">
            <text:p>-5.8238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627" calcext:value-type="float">
            <text:p>-5.162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908" calcext:value-type="float">
            <text:p>-5.7908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698" calcext:value-type="float">
            <text:p>-5.169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52" calcext:value-type="float">
            <text:p>-5.852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912" calcext:value-type="float">
            <text:p>-5.191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652" calcext:value-type="float">
            <text:p>-5.8652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1446" calcext:value-type="float">
            <text:p>-5.144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666" calcext:value-type="float">
            <text:p>-5.766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173" calcext:value-type="float">
            <text:p>-5.17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89" calcext:value-type="float">
            <text:p>-5.789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887" calcext:value-type="float">
            <text:p>-5.1887</text:p>
          </table:table-cell>
          <table:table-cell office:value-type="float" office:value="0.05" calcext:value-type="float">
            <text:p>0.05</text:p>
          </table:table-cell>
          <table:table-cell office:value-type="float" office:value="-5.794" calcext:value-type="float">
            <text:p>-5.794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2005" calcext:value-type="float">
            <text:p>-5.200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882" calcext:value-type="float">
            <text:p>-5.8882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614" calcext:value-type="float">
            <text:p>-5.1614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62" calcext:value-type="float">
            <text:p>-5.8462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852" calcext:value-type="float">
            <text:p>-5.185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624" calcext:value-type="float">
            <text:p>-5.8624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659" calcext:value-type="float">
            <text:p>-5.165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523" calcext:value-type="float">
            <text:p>-5.8523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513" calcext:value-type="float">
            <text:p>-5.1513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7919" calcext:value-type="float">
            <text:p>-5.7919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-5.1641" calcext:value-type="float">
            <text:p>-5.1641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03" calcext:value-type="float">
            <text:p>-5.803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159" calcext:value-type="float">
            <text:p>-5.159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7677" calcext:value-type="float">
            <text:p>-5.7677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823" calcext:value-type="float">
            <text:p>-5.182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389" calcext:value-type="float">
            <text:p>-5.8389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1781" calcext:value-type="float">
            <text:p>-5.178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947" calcext:value-type="float">
            <text:p>-5.7947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708" calcext:value-type="float">
            <text:p>-5.170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676" calcext:value-type="float">
            <text:p>-5.8676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16" calcext:value-type="float">
            <text:p>-5.1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208" calcext:value-type="float">
            <text:p>-5.8208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578" calcext:value-type="float">
            <text:p>-5.1578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7317" calcext:value-type="float">
            <text:p>-5.7317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1823" calcext:value-type="float">
            <text:p>-5.1823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898" calcext:value-type="float">
            <text:p>-5.8898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915" calcext:value-type="float">
            <text:p>-5.191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683" calcext:value-type="float">
            <text:p>-5.8683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1709" calcext:value-type="float">
            <text:p>-5.1709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669" calcext:value-type="float">
            <text:p>-5.8669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691" calcext:value-type="float">
            <text:p>-5.169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017" calcext:value-type="float">
            <text:p>-5.8017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1944" calcext:value-type="float">
            <text:p>-5.194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7599" calcext:value-type="float">
            <text:p>-5.7599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-5.1636" calcext:value-type="float">
            <text:p>-5.1636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338" calcext:value-type="float">
            <text:p>-5.8338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1755" calcext:value-type="float">
            <text:p>-5.175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83" calcext:value-type="float">
            <text:p>-5.8483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451" calcext:value-type="float">
            <text:p>-5.145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772" calcext:value-type="float">
            <text:p>-5.7772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1967" calcext:value-type="float">
            <text:p>-5.1967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48" calcext:value-type="float">
            <text:p>-5.848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1616" calcext:value-type="float">
            <text:p>-5.161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711" calcext:value-type="float">
            <text:p>-5.8711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034" calcext:value-type="float">
            <text:p>-5.2034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776" calcext:value-type="float">
            <text:p>-5.77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-5.1932" calcext:value-type="float">
            <text:p>-5.193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472" calcext:value-type="float">
            <text:p>-5.8472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023" calcext:value-type="float">
            <text:p>-5.2023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629" calcext:value-type="float">
            <text:p>-5.862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1795" calcext:value-type="float">
            <text:p>-5.179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156" calcext:value-type="float">
            <text:p>-5.815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-5.1593" calcext:value-type="float">
            <text:p>-5.159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057" calcext:value-type="float">
            <text:p>-5.8057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1799" calcext:value-type="float">
            <text:p>-5.1799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659" calcext:value-type="float">
            <text:p>-5.8659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1864" calcext:value-type="float">
            <text:p>-5.1864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089" calcext:value-type="float">
            <text:p>-5.8089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644" calcext:value-type="float">
            <text:p>-5.164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3" calcext:value-type="float">
            <text:p>-5.8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1756" calcext:value-type="float">
            <text:p>-5.175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552" calcext:value-type="float">
            <text:p>-5.8552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1609" calcext:value-type="float">
            <text:p>-5.160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018" calcext:value-type="float">
            <text:p>-5.8018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181" calcext:value-type="float">
            <text:p>-5.18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668" calcext:value-type="float">
            <text:p>-5.8668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606" calcext:value-type="float">
            <text:p>-5.160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984" calcext:value-type="float">
            <text:p>-5.7984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942" calcext:value-type="float">
            <text:p>-5.194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468" calcext:value-type="float">
            <text:p>-5.846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757" calcext:value-type="float">
            <text:p>-5.1757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015" calcext:value-type="float">
            <text:p>-5.8015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-5.1798" calcext:value-type="float">
            <text:p>-5.1798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616" calcext:value-type="float">
            <text:p>-5.761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-5.1764" calcext:value-type="float">
            <text:p>-5.176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922" calcext:value-type="float">
            <text:p>-5.8922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-5.1987" calcext:value-type="float">
            <text:p>-5.198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966" calcext:value-type="float">
            <text:p>-5.8966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958" calcext:value-type="float">
            <text:p>-5.195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236" calcext:value-type="float">
            <text:p>-5.8236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934" calcext:value-type="float">
            <text:p>-5.193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376" calcext:value-type="float">
            <text:p>-5.8376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1993" calcext:value-type="float">
            <text:p>-5.1993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556" calcext:value-type="float">
            <text:p>-5.8556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1853" calcext:value-type="float">
            <text:p>-5.185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836" calcext:value-type="float">
            <text:p>-5.7836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1689" calcext:value-type="float">
            <text:p>-5.168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43" calcext:value-type="float">
            <text:p>-5.743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1801" calcext:value-type="float">
            <text:p>-5.18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057" calcext:value-type="float">
            <text:p>-5.8057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506" calcext:value-type="float">
            <text:p>-5.1506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7933" calcext:value-type="float">
            <text:p>-5.7933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1517" calcext:value-type="float">
            <text:p>-5.151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131" calcext:value-type="float">
            <text:p>-5.813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1594" calcext:value-type="float">
            <text:p>-5.159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7895" calcext:value-type="float">
            <text:p>-5.7895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786" calcext:value-type="float">
            <text:p>-5.178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626" calcext:value-type="float">
            <text:p>-5.8626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1862" calcext:value-type="float">
            <text:p>-5.186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608" calcext:value-type="float">
            <text:p>-5.8608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1914" calcext:value-type="float">
            <text:p>-5.1914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777" calcext:value-type="float">
            <text:p>-5.7777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713" calcext:value-type="float">
            <text:p>-5.171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132" calcext:value-type="float">
            <text:p>-5.8132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91" calcext:value-type="float">
            <text:p>-5.19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404" calcext:value-type="float">
            <text:p>-5.8404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1949" calcext:value-type="float">
            <text:p>-5.194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35" calcext:value-type="float">
            <text:p>-5.835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1741" calcext:value-type="float">
            <text:p>-5.174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609" calcext:value-type="float">
            <text:p>-5.8609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1739" calcext:value-type="float">
            <text:p>-5.1739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891" calcext:value-type="float">
            <text:p>-5.7891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993" calcext:value-type="float">
            <text:p>-5.1993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426" calcext:value-type="float">
            <text:p>-5.8426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1577" calcext:value-type="float">
            <text:p>-5.157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893" calcext:value-type="float">
            <text:p>-5.789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1634" calcext:value-type="float">
            <text:p>-5.163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56" calcext:value-type="float">
            <text:p>-5.835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5.1699" calcext:value-type="float">
            <text:p>-5.1699</text:p>
          </table:table-cell>
          <table:table-cell office:value-type="float" office:value="0.05" calcext:value-type="float">
            <text:p>0.05</text:p>
          </table:table-cell>
          <table:table-cell office:value-type="float" office:value="-5.8784" calcext:value-type="float">
            <text:p>-5.8784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1881" calcext:value-type="float">
            <text:p>-5.188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029" calcext:value-type="float">
            <text:p>-5.802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1797" calcext:value-type="float">
            <text:p>-5.179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799" calcext:value-type="float">
            <text:p>-5.799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-5.1606" calcext:value-type="float">
            <text:p>-5.160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719" calcext:value-type="float">
            <text:p>-5.8719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051" calcext:value-type="float">
            <text:p>-5.2051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008" calcext:value-type="float">
            <text:p>-5.8008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2074" calcext:value-type="float">
            <text:p>-5.2074</text:p>
          </table:table-cell>
          <table:table-cell office:value-type="float" office:value="0.05" calcext:value-type="float">
            <text:p>0.05</text:p>
          </table:table-cell>
          <table:table-cell office:value-type="float" office:value="-5.903" calcext:value-type="float">
            <text:p>-5.903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119" calcext:value-type="float">
            <text:p>-5.211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514" calcext:value-type="float">
            <text:p>-5.8514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876" calcext:value-type="float">
            <text:p>-5.187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448" calcext:value-type="float">
            <text:p>-5.8448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-5.1811" calcext:value-type="float">
            <text:p>-5.1811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565" calcext:value-type="float">
            <text:p>-5.8565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1707" calcext:value-type="float">
            <text:p>-5.170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256" calcext:value-type="float">
            <text:p>-5.825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1925" calcext:value-type="float">
            <text:p>-5.192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956" calcext:value-type="float">
            <text:p>-5.7956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5.1736" calcext:value-type="float">
            <text:p>-5.173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64" calcext:value-type="float">
            <text:p>-5.8464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764" calcext:value-type="float">
            <text:p>-5.176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49" calcext:value-type="float">
            <text:p>-5.8349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67" calcext:value-type="float">
            <text:p>-5.167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954" calcext:value-type="float">
            <text:p>-5.7954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1688" calcext:value-type="float">
            <text:p>-5.1688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8406" calcext:value-type="float">
            <text:p>-5.8406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2029" calcext:value-type="float">
            <text:p>-5.202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809" calcext:value-type="float">
            <text:p>-5.8809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183" calcext:value-type="float">
            <text:p>-5.18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55" calcext:value-type="float">
            <text:p>-5.8155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1697" calcext:value-type="float">
            <text:p>-5.1697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365" calcext:value-type="float">
            <text:p>-5.8365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2169" calcext:value-type="float">
            <text:p>-5.2169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938" calcext:value-type="float">
            <text:p>-5.8938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199" calcext:value-type="float">
            <text:p>-5.2199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67" calcext:value-type="float">
            <text:p>-5.867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1974" calcext:value-type="float">
            <text:p>-5.197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67" calcext:value-type="float">
            <text:p>-5.867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2302" calcext:value-type="float">
            <text:p>-5.2302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713" calcext:value-type="float">
            <text:p>-5.87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1799" calcext:value-type="float">
            <text:p>-5.179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668" calcext:value-type="float">
            <text:p>-5.866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1721" calcext:value-type="float">
            <text:p>-5.1721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264" calcext:value-type="float">
            <text:p>-5.8264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193" calcext:value-type="float">
            <text:p>-5.19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733" calcext:value-type="float">
            <text:p>-5.8733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164" calcext:value-type="float">
            <text:p>-5.2164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18" calcext:value-type="float">
            <text:p>-5.818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2025" calcext:value-type="float">
            <text:p>-5.202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356" calcext:value-type="float">
            <text:p>-5.8356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085" calcext:value-type="float">
            <text:p>-5.208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927" calcext:value-type="float">
            <text:p>-5.792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2026" calcext:value-type="float">
            <text:p>-5.202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767" calcext:value-type="float">
            <text:p>-5.876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012" calcext:value-type="float">
            <text:p>-5.201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751" calcext:value-type="float">
            <text:p>-5.8751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827" calcext:value-type="float">
            <text:p>-5.182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119" calcext:value-type="float">
            <text:p>-5.81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2182" calcext:value-type="float">
            <text:p>-5.218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801" calcext:value-type="float">
            <text:p>-5.8801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1807" calcext:value-type="float">
            <text:p>-5.180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732" calcext:value-type="float">
            <text:p>-5.8732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1523" calcext:value-type="float">
            <text:p>-5.1523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8357" calcext:value-type="float">
            <text:p>-5.8357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1861" calcext:value-type="float">
            <text:p>-5.186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762" calcext:value-type="float">
            <text:p>-5.776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1746" calcext:value-type="float">
            <text:p>-5.174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88" calcext:value-type="float">
            <text:p>-5.8488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1337" calcext:value-type="float">
            <text:p>-5.133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681" calcext:value-type="float">
            <text:p>-5.7681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1657" calcext:value-type="float">
            <text:p>-5.165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7965" calcext:value-type="float">
            <text:p>-5.7965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float" office:value="-5.1793" calcext:value-type="float">
            <text:p>-5.1793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8763" calcext:value-type="float">
            <text:p>-5.8763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113" calcext:value-type="float">
            <text:p>-5.2113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266" calcext:value-type="float">
            <text:p>-5.8266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654" calcext:value-type="float">
            <text:p>-5.1654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188" calcext:value-type="float">
            <text:p>-5.8188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583" calcext:value-type="float">
            <text:p>-5.1583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7403" calcext:value-type="float">
            <text:p>-5.7403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129" calcext:value-type="float">
            <text:p>-5.212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594" calcext:value-type="float">
            <text:p>-5.8594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1507" calcext:value-type="float">
            <text:p>-5.150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96" calcext:value-type="float">
            <text:p>-5.7996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645" calcext:value-type="float">
            <text:p>-5.1645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145" calcext:value-type="float">
            <text:p>-5.8145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301" calcext:value-type="float">
            <text:p>-5.2301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059" calcext:value-type="float">
            <text:p>-5.9059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2129" calcext:value-type="float">
            <text:p>-5.2129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608" calcext:value-type="float">
            <text:p>-5.8608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969" calcext:value-type="float">
            <text:p>-5.1969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8042" calcext:value-type="float">
            <text:p>-5.8042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1938" calcext:value-type="float">
            <text:p>-5.1938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3" calcext:value-type="float">
            <text:p>-5.843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float" office:value="-5.2119" calcext:value-type="float">
            <text:p>-5.2119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414" calcext:value-type="float">
            <text:p>-5.8414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189" calcext:value-type="float">
            <text:p>-5.2189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468" calcext:value-type="float">
            <text:p>-5.8468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522" calcext:value-type="float">
            <text:p>-5.152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694" calcext:value-type="float">
            <text:p>-5.7694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988" calcext:value-type="float">
            <text:p>-5.198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595" calcext:value-type="float">
            <text:p>-5.8595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1989" calcext:value-type="float">
            <text:p>-5.198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382" calcext:value-type="float">
            <text:p>-5.8382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2047" calcext:value-type="float">
            <text:p>-5.2047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541" calcext:value-type="float">
            <text:p>-5.8541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057" calcext:value-type="float">
            <text:p>-5.2057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537" calcext:value-type="float">
            <text:p>-5.8537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2029" calcext:value-type="float">
            <text:p>-5.202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7" calcext:value-type="float">
            <text:p>-5.87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155" calcext:value-type="float">
            <text:p>-5.2155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966" calcext:value-type="float">
            <text:p>-5.8966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2126" calcext:value-type="float">
            <text:p>-5.2126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7965" calcext:value-type="float">
            <text:p>-5.7965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672" calcext:value-type="float">
            <text:p>-5.167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502" calcext:value-type="float">
            <text:p>-5.8502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122" calcext:value-type="float">
            <text:p>-5.212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849" calcext:value-type="float">
            <text:p>-5.8849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1657" calcext:value-type="float">
            <text:p>-5.165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299" calcext:value-type="float">
            <text:p>-5.8299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472" calcext:value-type="float">
            <text:p>-5.247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32" calcext:value-type="float">
            <text:p>-5.9232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099" calcext:value-type="float">
            <text:p>-5.2099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365" calcext:value-type="float">
            <text:p>-5.836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2042" calcext:value-type="float">
            <text:p>-5.204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44" calcext:value-type="float">
            <text:p>-5.8344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105" calcext:value-type="float">
            <text:p>-5.210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085" calcext:value-type="float">
            <text:p>-5.8085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192" calcext:value-type="float">
            <text:p>-5.2192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7888" calcext:value-type="float">
            <text:p>-5.7888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2306" calcext:value-type="float">
            <text:p>-5.230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81" calcext:value-type="float">
            <text:p>-5.8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278" calcext:value-type="float">
            <text:p>-5.227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049" calcext:value-type="float">
            <text:p>-5.9049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1945" calcext:value-type="float">
            <text:p>-5.194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641" calcext:value-type="float">
            <text:p>-5.8641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1941" calcext:value-type="float">
            <text:p>-5.194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064" calcext:value-type="float">
            <text:p>-5.806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15" calcext:value-type="float">
            <text:p>-5.21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83" calcext:value-type="float">
            <text:p>-5.8183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2062" calcext:value-type="float">
            <text:p>-5.206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372" calcext:value-type="float">
            <text:p>-5.8372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111" calcext:value-type="float">
            <text:p>-5.211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838" calcext:value-type="float">
            <text:p>-5.8838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036" calcext:value-type="float">
            <text:p>-5.203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5" calcext:value-type="float">
            <text:p>-5.85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1961" calcext:value-type="float">
            <text:p>-5.1961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364" calcext:value-type="float">
            <text:p>-5.8364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-5.1919" calcext:value-type="float">
            <text:p>-5.191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634" calcext:value-type="float">
            <text:p>-5.8634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-5.1695" calcext:value-type="float">
            <text:p>-5.1695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528" calcext:value-type="float">
            <text:p>-5.8528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83" calcext:value-type="float">
            <text:p>-5.18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92" calcext:value-type="float">
            <text:p>-5.8392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1901" calcext:value-type="float">
            <text:p>-5.1901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009" calcext:value-type="float">
            <text:p>-5.8009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1794" calcext:value-type="float">
            <text:p>-5.1794</text:p>
          </table:table-cell>
          <table:table-cell office:value-type="float" office:value="0.05" calcext:value-type="float">
            <text:p>0.05</text:p>
          </table:table-cell>
          <table:table-cell office:value-type="float" office:value="-5.7869" calcext:value-type="float">
            <text:p>-5.7869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1825" calcext:value-type="float">
            <text:p>-5.182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362" calcext:value-type="float">
            <text:p>-5.836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1988" calcext:value-type="float">
            <text:p>-5.1988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98" calcext:value-type="float">
            <text:p>-5.89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5.1832" calcext:value-type="float">
            <text:p>-5.1832</text:p>
          </table:table-cell>
          <table:table-cell office:value-type="float" office:value="0.05" calcext:value-type="float">
            <text:p>0.05</text:p>
          </table:table-cell>
          <table:table-cell office:value-type="float" office:value="-5.8078" calcext:value-type="float">
            <text:p>-5.8078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-5.1877" calcext:value-type="float">
            <text:p>-5.187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292" calcext:value-type="float">
            <text:p>-5.8292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988" calcext:value-type="float">
            <text:p>-5.1988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904" calcext:value-type="float">
            <text:p>-5.8904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-5.1721" calcext:value-type="float">
            <text:p>-5.172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52" calcext:value-type="float">
            <text:p>-5.8152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2008" calcext:value-type="float">
            <text:p>-5.200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531" calcext:value-type="float">
            <text:p>-5.853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1853" calcext:value-type="float">
            <text:p>-5.185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436" calcext:value-type="float">
            <text:p>-5.8436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1711" calcext:value-type="float">
            <text:p>-5.171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67" calcext:value-type="float">
            <text:p>-5.867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1621" calcext:value-type="float">
            <text:p>-5.1621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7746" calcext:value-type="float">
            <text:p>-5.7746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016" calcext:value-type="float">
            <text:p>-5.201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749" calcext:value-type="float">
            <text:p>-5.774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2146" calcext:value-type="float">
            <text:p>-5.2146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5" calcext:value-type="float">
            <text:p>-5.85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2021" calcext:value-type="float">
            <text:p>-5.202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577" calcext:value-type="float">
            <text:p>-5.8577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89" calcext:value-type="float">
            <text:p>-5.189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206" calcext:value-type="float">
            <text:p>-5.8206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2003" calcext:value-type="float">
            <text:p>-5.200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52" calcext:value-type="float">
            <text:p>-5.852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2069" calcext:value-type="float">
            <text:p>-5.206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462" calcext:value-type="float">
            <text:p>-5.8462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14" calcext:value-type="float">
            <text:p>-5.214</text:p>
          </table:table-cell>
          <table:table-cell office:value-type="float" office:value="0.0513" calcext:value-type="float">
            <text:p>0.0513</text:p>
          </table:table-cell>
          <table:table-cell office:value-type="float" office:value="-5.8541" calcext:value-type="float">
            <text:p>-5.8541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2047" calcext:value-type="float">
            <text:p>-5.2047</text:p>
          </table:table-cell>
          <table:table-cell office:value-type="float" office:value="0.05" calcext:value-type="float">
            <text:p>0.05</text:p>
          </table:table-cell>
          <table:table-cell office:value-type="float" office:value="-5.8544" calcext:value-type="float">
            <text:p>-5.8544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09" calcext:value-type="float">
            <text:p>-5.209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663" calcext:value-type="float">
            <text:p>-5.8663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1868" calcext:value-type="float">
            <text:p>-5.186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322" calcext:value-type="float">
            <text:p>-5.8322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1771" calcext:value-type="float">
            <text:p>-5.177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478" calcext:value-type="float">
            <text:p>-5.8478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877" calcext:value-type="float">
            <text:p>-5.1877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356" calcext:value-type="float">
            <text:p>-5.8356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878" calcext:value-type="float">
            <text:p>-5.1878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353" calcext:value-type="float">
            <text:p>-5.8353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029" calcext:value-type="float">
            <text:p>-5.202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281" calcext:value-type="float">
            <text:p>-5.8281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201" calcext:value-type="float">
            <text:p>-5.20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481" calcext:value-type="float">
            <text:p>-5.8481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048" calcext:value-type="float">
            <text:p>-5.2048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321" calcext:value-type="float">
            <text:p>-5.8321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1994" calcext:value-type="float">
            <text:p>-5.199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796" calcext:value-type="float">
            <text:p>-5.779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203" calcext:value-type="float">
            <text:p>-5.220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254" calcext:value-type="float">
            <text:p>-5.8254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2156" calcext:value-type="float">
            <text:p>-5.215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635" calcext:value-type="float">
            <text:p>-5.8635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1886" calcext:value-type="float">
            <text:p>-5.188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439" calcext:value-type="float">
            <text:p>-5.8439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215" calcext:value-type="float">
            <text:p>-5.221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857" calcext:value-type="float">
            <text:p>-5.8857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252" calcext:value-type="float">
            <text:p>-5.2252</text:p>
          </table:table-cell>
          <table:table-cell office:value-type="float" office:value="0.05" calcext:value-type="float">
            <text:p>0.05</text:p>
          </table:table-cell>
          <table:table-cell office:value-type="float" office:value="-5.9029" calcext:value-type="float">
            <text:p>-5.902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1965" calcext:value-type="float">
            <text:p>-5.1965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209" calcext:value-type="float">
            <text:p>-5.8209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208" calcext:value-type="float">
            <text:p>-5.220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579" calcext:value-type="float">
            <text:p>-5.8579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2247" calcext:value-type="float">
            <text:p>-5.224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972" calcext:value-type="float">
            <text:p>-5.89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1845" calcext:value-type="float">
            <text:p>-5.1845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936" calcext:value-type="float">
            <text:p>-5.7936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2264" calcext:value-type="float">
            <text:p>-5.2264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875" calcext:value-type="float">
            <text:p>-5.8875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1968" calcext:value-type="float">
            <text:p>-5.196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986" calcext:value-type="float">
            <text:p>-5.8986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28" calcext:value-type="float">
            <text:p>-5.2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-5.8455" calcext:value-type="float">
            <text:p>-5.8455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192" calcext:value-type="float">
            <text:p>-5.19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7724" calcext:value-type="float">
            <text:p>-5.7724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-5.207" calcext:value-type="float">
            <text:p>-5.207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963" calcext:value-type="float">
            <text:p>-5.7963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1931" calcext:value-type="float">
            <text:p>-5.1931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669" calcext:value-type="float">
            <text:p>-5.8669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108" calcext:value-type="float">
            <text:p>-5.210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608" calcext:value-type="float">
            <text:p>-5.8608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99" calcext:value-type="float">
            <text:p>-5.199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532" calcext:value-type="float">
            <text:p>-5.853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155" calcext:value-type="float">
            <text:p>-5.2155</text:p>
          </table:table-cell>
          <table:table-cell office:value-type="float" office:value="0.05" calcext:value-type="float">
            <text:p>0.05</text:p>
          </table:table-cell>
          <table:table-cell office:value-type="float" office:value="-5.865" calcext:value-type="float">
            <text:p>-5.865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212" calcext:value-type="float">
            <text:p>-5.221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567" calcext:value-type="float">
            <text:p>-5.856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352" calcext:value-type="float">
            <text:p>-5.235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06" calcext:value-type="float">
            <text:p>-5.906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044" calcext:value-type="float">
            <text:p>-5.204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47" calcext:value-type="float">
            <text:p>-5.8147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291" calcext:value-type="float">
            <text:p>-5.229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878" calcext:value-type="float">
            <text:p>-5.8878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1989" calcext:value-type="float">
            <text:p>-5.198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377" calcext:value-type="float">
            <text:p>-5.8377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41" calcext:value-type="float">
            <text:p>-5.2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452" calcext:value-type="float">
            <text:p>-5.8452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608" calcext:value-type="float">
            <text:p>-5.160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21" calcext:value-type="float">
            <text:p>-5.8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187" calcext:value-type="float">
            <text:p>-5.2187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47" calcext:value-type="float">
            <text:p>-5.847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042" calcext:value-type="float">
            <text:p>-5.204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891" calcext:value-type="float">
            <text:p>-5.8891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238" calcext:value-type="float">
            <text:p>-5.223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804" calcext:value-type="float">
            <text:p>-5.8804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246" calcext:value-type="float">
            <text:p>-5.2246</text:p>
          </table:table-cell>
          <table:table-cell office:value-type="float" office:value="0.05" calcext:value-type="float">
            <text:p>0.05</text:p>
          </table:table-cell>
          <table:table-cell office:value-type="float" office:value="-5.8584" calcext:value-type="float">
            <text:p>-5.8584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2279" calcext:value-type="float">
            <text:p>-5.227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885" calcext:value-type="float">
            <text:p>-5.8885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1939" calcext:value-type="float">
            <text:p>-5.193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9044" calcext:value-type="float">
            <text:p>-5.9044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076" calcext:value-type="float">
            <text:p>-5.2076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006" calcext:value-type="float">
            <text:p>-5.8006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092" calcext:value-type="float">
            <text:p>-5.2092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7974" calcext:value-type="float">
            <text:p>-5.7974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2041" calcext:value-type="float">
            <text:p>-5.204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868" calcext:value-type="float">
            <text:p>-5.8868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071" calcext:value-type="float">
            <text:p>-5.207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8658" calcext:value-type="float">
            <text:p>-5.8658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2035" calcext:value-type="float">
            <text:p>-5.203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116" calcext:value-type="float">
            <text:p>-5.8116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2143" calcext:value-type="float">
            <text:p>-5.2143</text:p>
          </table:table-cell>
          <table:table-cell office:value-type="float" office:value="0.05" calcext:value-type="float">
            <text:p>0.05</text:p>
          </table:table-cell>
          <table:table-cell office:value-type="float" office:value="-5.8285" calcext:value-type="float">
            <text:p>-5.8285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2044" calcext:value-type="float">
            <text:p>-5.2044</text:p>
          </table:table-cell>
          <table:table-cell office:value-type="float" office:value="0.05" calcext:value-type="float">
            <text:p>0.05</text:p>
          </table:table-cell>
          <table:table-cell office:value-type="float" office:value="-5.8557" calcext:value-type="float">
            <text:p>-5.855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-5.2173" calcext:value-type="float">
            <text:p>-5.217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072" calcext:value-type="float">
            <text:p>-5.907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-5.2362" calcext:value-type="float">
            <text:p>-5.2362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319" calcext:value-type="float">
            <text:p>-5.8319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2181" calcext:value-type="float">
            <text:p>-5.218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196" calcext:value-type="float">
            <text:p>-5.9196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09" calcext:value-type="float">
            <text:p>-5.209</text:p>
          </table:table-cell>
          <table:table-cell office:value-type="float" office:value="0.05" calcext:value-type="float">
            <text:p>0.05</text:p>
          </table:table-cell>
          <table:table-cell office:value-type="float" office:value="-5.868" calcext:value-type="float">
            <text:p>-5.86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378" calcext:value-type="float">
            <text:p>-5.237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946" calcext:value-type="float">
            <text:p>-5.8946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247" calcext:value-type="float">
            <text:p>-5.224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743" calcext:value-type="float">
            <text:p>-5.874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302" calcext:value-type="float">
            <text:p>-5.230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85" calcext:value-type="float">
            <text:p>-5.8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103" calcext:value-type="float">
            <text:p>-5.210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841" calcext:value-type="float">
            <text:p>-5.8841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43" calcext:value-type="float">
            <text:p>-5.243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713" calcext:value-type="float">
            <text:p>-5.8713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-5.2588" calcext:value-type="float">
            <text:p>-5.258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09" calcext:value-type="float">
            <text:p>-5.9009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float" office:value="-5.2409" calcext:value-type="float">
            <text:p>-5.240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54" calcext:value-type="float">
            <text:p>-5.9054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1681" calcext:value-type="float">
            <text:p>-5.168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792" calcext:value-type="float">
            <text:p>-5.792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1881" calcext:value-type="float">
            <text:p>-5.188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024" calcext:value-type="float">
            <text:p>-5.8024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133" calcext:value-type="float">
            <text:p>-5.133</text:p>
          </table:table-cell>
          <table:table-cell office:value-type="float" office:value="0.0517" calcext:value-type="float">
            <text:p>0.0517</text:p>
          </table:table-cell>
          <table:table-cell office:value-type="float" office:value="-5.8392" calcext:value-type="float">
            <text:p>-5.8392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1887" calcext:value-type="float">
            <text:p>-5.188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95" calcext:value-type="float">
            <text:p>-5.7995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-5.1896" calcext:value-type="float">
            <text:p>-5.1896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279" calcext:value-type="float">
            <text:p>-5.8279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2328" calcext:value-type="float">
            <text:p>-5.2328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036" calcext:value-type="float">
            <text:p>-5.9036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1935" calcext:value-type="float">
            <text:p>-5.193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348" calcext:value-type="float">
            <text:p>-5.83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-5.2135" calcext:value-type="float">
            <text:p>-5.2135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905" calcext:value-type="float">
            <text:p>-5.8905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1759" calcext:value-type="float">
            <text:p>-5.1759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203" calcext:value-type="float">
            <text:p>-5.8203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155" calcext:value-type="float">
            <text:p>-5.215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795" calcext:value-type="float">
            <text:p>-5.8795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095" calcext:value-type="float">
            <text:p>-5.2095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587" calcext:value-type="float">
            <text:p>-5.858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2207" calcext:value-type="float">
            <text:p>-5.220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286" calcext:value-type="float">
            <text:p>-5.8286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1715" calcext:value-type="float">
            <text:p>-5.1715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68" calcext:value-type="float">
            <text:p>-5.868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313" calcext:value-type="float">
            <text:p>-5.231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524" calcext:value-type="float">
            <text:p>-5.852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184" calcext:value-type="float">
            <text:p>-5.218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38" calcext:value-type="float">
            <text:p>-5.838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-5.2131" calcext:value-type="float">
            <text:p>-5.2131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621" calcext:value-type="float">
            <text:p>-5.8621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107" calcext:value-type="float">
            <text:p>-5.210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243" calcext:value-type="float">
            <text:p>-5.924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399" calcext:value-type="float">
            <text:p>-5.2399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789" calcext:value-type="float">
            <text:p>-5.8789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609" calcext:value-type="float">
            <text:p>-5.260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767" calcext:value-type="float">
            <text:p>-5.8767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2512" calcext:value-type="float">
            <text:p>-5.251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733" calcext:value-type="float">
            <text:p>-5.8733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299" calcext:value-type="float">
            <text:p>-5.2299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681" calcext:value-type="float">
            <text:p>-5.8681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152" calcext:value-type="float">
            <text:p>-5.215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704" calcext:value-type="float">
            <text:p>-5.870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274" calcext:value-type="float">
            <text:p>-5.2274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558" calcext:value-type="float">
            <text:p>-5.8558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408" calcext:value-type="float">
            <text:p>-5.240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404" calcext:value-type="float">
            <text:p>-5.8404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2641" calcext:value-type="float">
            <text:p>-5.264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564" calcext:value-type="float">
            <text:p>-5.956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1974" calcext:value-type="float">
            <text:p>-5.1974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7567" calcext:value-type="float">
            <text:p>-5.756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1652" calcext:value-type="float">
            <text:p>-5.165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7901" calcext:value-type="float">
            <text:p>-5.7901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-5.2323" calcext:value-type="float">
            <text:p>-5.2323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299" calcext:value-type="float">
            <text:p>-5.9299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147" calcext:value-type="float">
            <text:p>-5.214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618" calcext:value-type="float">
            <text:p>-5.8618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119" calcext:value-type="float">
            <text:p>-5.211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192" calcext:value-type="float">
            <text:p>-5.8192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1833" calcext:value-type="float">
            <text:p>-5.1833</text:p>
          </table:table-cell>
          <table:table-cell office:value-type="float" office:value="0.05" calcext:value-type="float">
            <text:p>0.05</text:p>
          </table:table-cell>
          <table:table-cell office:value-type="float" office:value="-5.7847" calcext:value-type="float">
            <text:p>-5.7847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1499" calcext:value-type="float">
            <text:p>-5.149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7742" calcext:value-type="float">
            <text:p>-5.7742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1761" calcext:value-type="float">
            <text:p>-5.1761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505" calcext:value-type="float">
            <text:p>-5.8505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183" calcext:value-type="float">
            <text:p>-5.2183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43" calcext:value-type="float">
            <text:p>-5.843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032" calcext:value-type="float">
            <text:p>-5.203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409" calcext:value-type="float">
            <text:p>-5.8409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145" calcext:value-type="float">
            <text:p>-5.214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35" calcext:value-type="float">
            <text:p>-5.8135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226" calcext:value-type="float">
            <text:p>-5.222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833" calcext:value-type="float">
            <text:p>-5.8833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123" calcext:value-type="float">
            <text:p>-5.212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259" calcext:value-type="float">
            <text:p>-5.9259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123" calcext:value-type="float">
            <text:p>-5.2123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517" calcext:value-type="float">
            <text:p>-5.851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1904" calcext:value-type="float">
            <text:p>-5.190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6" calcext:value-type="float">
            <text:p>-5.86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049" calcext:value-type="float">
            <text:p>-5.2049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548" calcext:value-type="float">
            <text:p>-5.8548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31" calcext:value-type="float">
            <text:p>-5.231</text:p>
          </table:table-cell>
          <table:table-cell office:value-type="float" office:value="0.05" calcext:value-type="float">
            <text:p>0.05</text:p>
          </table:table-cell>
          <table:table-cell office:value-type="float" office:value="-5.8657" calcext:value-type="float">
            <text:p>-5.865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2488" calcext:value-type="float">
            <text:p>-5.2488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056" calcext:value-type="float">
            <text:p>-5.9056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2332" calcext:value-type="float">
            <text:p>-5.233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353" calcext:value-type="float">
            <text:p>-5.8353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5.2318" calcext:value-type="float">
            <text:p>-5.2318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044" calcext:value-type="float">
            <text:p>-5.9044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382" calcext:value-type="float">
            <text:p>-5.2382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152" calcext:value-type="float">
            <text:p>-5.9152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519" calcext:value-type="float">
            <text:p>-5.251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71" calcext:value-type="float">
            <text:p>-5.871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2515" calcext:value-type="float">
            <text:p>-5.251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552" calcext:value-type="float">
            <text:p>-5.8552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162" calcext:value-type="float">
            <text:p>-5.216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597" calcext:value-type="float">
            <text:p>-5.8597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491" calcext:value-type="float">
            <text:p>-5.249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436" calcext:value-type="float">
            <text:p>-5.8436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2187" calcext:value-type="float">
            <text:p>-5.2187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966" calcext:value-type="float">
            <text:p>-5.8966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-5.2336" calcext:value-type="float">
            <text:p>-5.233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877" calcext:value-type="float">
            <text:p>-5.8877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413" calcext:value-type="float">
            <text:p>-5.2413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54" calcext:value-type="float">
            <text:p>-5.854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float" office:value="-5.2102" calcext:value-type="float">
            <text:p>-5.2102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798" calcext:value-type="float">
            <text:p>-5.8798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195" calcext:value-type="float">
            <text:p>-5.219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588" calcext:value-type="float">
            <text:p>-5.8588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354" calcext:value-type="float">
            <text:p>-5.2354</text:p>
          </table:table-cell>
          <table:table-cell office:value-type="float" office:value="0.05" calcext:value-type="float">
            <text:p>0.05</text:p>
          </table:table-cell>
          <table:table-cell office:value-type="float" office:value="-5.8774" calcext:value-type="float">
            <text:p>-5.8774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389" calcext:value-type="float">
            <text:p>-5.2389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592" calcext:value-type="float">
            <text:p>-5.8592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116" calcext:value-type="float">
            <text:p>-5.211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831" calcext:value-type="float">
            <text:p>-5.8831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-5.2196" calcext:value-type="float">
            <text:p>-5.219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665" calcext:value-type="float">
            <text:p>-5.8665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-5.2543" calcext:value-type="float">
            <text:p>-5.2543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153" calcext:value-type="float">
            <text:p>-5.8153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1777" calcext:value-type="float">
            <text:p>-5.1777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1" calcext:value-type="float">
            <text:p>-5.81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1833" calcext:value-type="float">
            <text:p>-5.1833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123" calcext:value-type="float">
            <text:p>-5.8123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432" calcext:value-type="float">
            <text:p>-5.243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208" calcext:value-type="float">
            <text:p>-5.920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1958" calcext:value-type="float">
            <text:p>-5.1958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442" calcext:value-type="float">
            <text:p>-5.844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412" calcext:value-type="float">
            <text:p>-5.2412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666" calcext:value-type="float">
            <text:p>-5.8666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323" calcext:value-type="float">
            <text:p>-5.232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15" calcext:value-type="float">
            <text:p>-5.915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324" calcext:value-type="float">
            <text:p>-5.232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417" calcext:value-type="float">
            <text:p>-5.8417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238" calcext:value-type="float">
            <text:p>-5.2238</text:p>
          </table:table-cell>
          <table:table-cell office:value-type="float" office:value="0.05" calcext:value-type="float">
            <text:p>0.05</text:p>
          </table:table-cell>
          <table:table-cell office:value-type="float" office:value="-5.8516" calcext:value-type="float">
            <text:p>-5.8516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345" calcext:value-type="float">
            <text:p>-5.234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942" calcext:value-type="float">
            <text:p>-5.8942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172" calcext:value-type="float">
            <text:p>-5.217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455" calcext:value-type="float">
            <text:p>-5.8455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-5.2533" calcext:value-type="float">
            <text:p>-5.2533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999" calcext:value-type="float">
            <text:p>-5.8999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211" calcext:value-type="float">
            <text:p>-5.221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784" calcext:value-type="float">
            <text:p>-5.8784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357" calcext:value-type="float">
            <text:p>-5.2357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481" calcext:value-type="float">
            <text:p>-5.8481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301" calcext:value-type="float">
            <text:p>-5.2301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6" calcext:value-type="float">
            <text:p>-5.8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426" calcext:value-type="float">
            <text:p>-5.242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475" calcext:value-type="float">
            <text:p>-5.8475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492" calcext:value-type="float">
            <text:p>-5.2492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711" calcext:value-type="float">
            <text:p>-5.8711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177" calcext:value-type="float">
            <text:p>-5.217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807" calcext:value-type="float">
            <text:p>-5.8807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186" calcext:value-type="float">
            <text:p>-5.186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451" calcext:value-type="float">
            <text:p>-5.8451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128" calcext:value-type="float">
            <text:p>-5.212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191" calcext:value-type="float">
            <text:p>-5.8191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153" calcext:value-type="float">
            <text:p>-5.2153</text:p>
          </table:table-cell>
          <table:table-cell office:value-type="float" office:value="0.05" calcext:value-type="float">
            <text:p>0.05</text:p>
          </table:table-cell>
          <table:table-cell office:value-type="float" office:value="-5.8981" calcext:value-type="float">
            <text:p>-5.898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2125" calcext:value-type="float">
            <text:p>-5.212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613" calcext:value-type="float">
            <text:p>-5.8613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5.243" calcext:value-type="float">
            <text:p>-5.24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539" calcext:value-type="float">
            <text:p>-5.8539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392" calcext:value-type="float">
            <text:p>-5.2392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891" calcext:value-type="float">
            <text:p>-5.8891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379" calcext:value-type="float">
            <text:p>-5.2379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216" calcext:value-type="float">
            <text:p>-5.92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2307" calcext:value-type="float">
            <text:p>-5.2307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069" calcext:value-type="float">
            <text:p>-5.9069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385" calcext:value-type="float">
            <text:p>-5.238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646" calcext:value-type="float">
            <text:p>-5.864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275" calcext:value-type="float">
            <text:p>-5.227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478" calcext:value-type="float">
            <text:p>-5.8478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2083" calcext:value-type="float">
            <text:p>-5.208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748" calcext:value-type="float">
            <text:p>-5.874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541" calcext:value-type="float">
            <text:p>-5.254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973" calcext:value-type="float">
            <text:p>-5.8973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469" calcext:value-type="float">
            <text:p>-5.2469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873" calcext:value-type="float">
            <text:p>-5.887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1972" calcext:value-type="float">
            <text:p>-5.197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46" calcext:value-type="float">
            <text:p>-5.846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41" calcext:value-type="float">
            <text:p>-5.241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8363" calcext:value-type="float">
            <text:p>-5.8363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5.2467" calcext:value-type="float">
            <text:p>-5.24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766" calcext:value-type="float">
            <text:p>-5.8766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287" calcext:value-type="float">
            <text:p>-5.2287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637" calcext:value-type="float">
            <text:p>-5.863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2464" calcext:value-type="float">
            <text:p>-5.246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016" calcext:value-type="float">
            <text:p>-5.9016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551" calcext:value-type="float">
            <text:p>-5.2551</text:p>
          </table:table-cell>
          <table:table-cell office:value-type="float" office:value="0.0482" calcext:value-type="float">
            <text:p>0.0482</text:p>
          </table:table-cell>
          <table:table-cell office:value-type="float" office:value="-5.8691" calcext:value-type="float">
            <text:p>-5.8691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294" calcext:value-type="float">
            <text:p>-5.229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667" calcext:value-type="float">
            <text:p>-5.8667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188" calcext:value-type="float">
            <text:p>-5.2188</text:p>
          </table:table-cell>
          <table:table-cell office:value-type="float" office:value="0.05" calcext:value-type="float">
            <text:p>0.05</text:p>
          </table:table-cell>
          <table:table-cell office:value-type="float" office:value="-5.9087" calcext:value-type="float">
            <text:p>-5.908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5.2533" calcext:value-type="float">
            <text:p>-5.2533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233" calcext:value-type="float">
            <text:p>-5.923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2481" calcext:value-type="float">
            <text:p>-5.248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668" calcext:value-type="float">
            <text:p>-5.8668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166" calcext:value-type="float">
            <text:p>-5.216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741" calcext:value-type="float">
            <text:p>-5.8741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-5.232" calcext:value-type="float">
            <text:p>-5.23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71" calcext:value-type="float">
            <text:p>-5.871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585" calcext:value-type="float">
            <text:p>-5.2585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13" calcext:value-type="float">
            <text:p>-5.913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2724" calcext:value-type="float">
            <text:p>-5.2724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9096" calcext:value-type="float">
            <text:p>-5.9096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446" calcext:value-type="float">
            <text:p>-5.2446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858" calcext:value-type="float">
            <text:p>-5.8858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2131" calcext:value-type="float">
            <text:p>-5.213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776" calcext:value-type="float">
            <text:p>-5.877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07" calcext:value-type="float">
            <text:p>-5.907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648" calcext:value-type="float">
            <text:p>-5.2648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388" calcext:value-type="float">
            <text:p>-5.938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5.2244" calcext:value-type="float">
            <text:p>-5.2244</text:p>
          </table:table-cell>
          <table:table-cell office:value-type="float" office:value="0.05" calcext:value-type="float">
            <text:p>0.05</text:p>
          </table:table-cell>
          <table:table-cell office:value-type="float" office:value="-5.8498" calcext:value-type="float">
            <text:p>-5.8498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1894" calcext:value-type="float">
            <text:p>-5.189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543" calcext:value-type="float">
            <text:p>-5.8543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398" calcext:value-type="float">
            <text:p>-5.239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411" calcext:value-type="float">
            <text:p>-5.8411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2126" calcext:value-type="float">
            <text:p>-5.212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949" calcext:value-type="float">
            <text:p>-5.894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554" calcext:value-type="float">
            <text:p>-5.2554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814" calcext:value-type="float">
            <text:p>-5.88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58" calcext:value-type="float">
            <text:p>-5.258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9135" calcext:value-type="float">
            <text:p>-5.91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295" calcext:value-type="float">
            <text:p>-5.229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183" calcext:value-type="float">
            <text:p>-5.8183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251" calcext:value-type="float">
            <text:p>-5.2251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659" calcext:value-type="float">
            <text:p>-5.8659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262" calcext:value-type="float">
            <text:p>-5.226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753" calcext:value-type="float">
            <text:p>-5.8753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568" calcext:value-type="float">
            <text:p>-5.256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731" calcext:value-type="float">
            <text:p>-5.8731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371" calcext:value-type="float">
            <text:p>-5.237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022" calcext:value-type="float">
            <text:p>-5.9022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493" calcext:value-type="float">
            <text:p>-5.2493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422" calcext:value-type="float">
            <text:p>-5.9422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473" calcext:value-type="float">
            <text:p>-5.247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742" calcext:value-type="float">
            <text:p>-5.8742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2446" calcext:value-type="float">
            <text:p>-5.244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294" calcext:value-type="float">
            <text:p>-5.929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117" calcext:value-type="float">
            <text:p>-5.2117</text:p>
          </table:table-cell>
          <table:table-cell office:value-type="float" office:value="0.05" calcext:value-type="float">
            <text:p>0.05</text:p>
          </table:table-cell>
          <table:table-cell office:value-type="float" office:value="-5.8588" calcext:value-type="float">
            <text:p>-5.8588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225" calcext:value-type="float">
            <text:p>-5.222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731" calcext:value-type="float">
            <text:p>-5.7731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-5.2535" calcext:value-type="float">
            <text:p>-5.2535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817" calcext:value-type="float">
            <text:p>-5.8817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19" calcext:value-type="float">
            <text:p>-5.219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727" calcext:value-type="float">
            <text:p>-5.8727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623" calcext:value-type="float">
            <text:p>-5.262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914" calcext:value-type="float">
            <text:p>-5.8914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419" calcext:value-type="float">
            <text:p>-5.241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689" calcext:value-type="float">
            <text:p>-5.868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523" calcext:value-type="float">
            <text:p>-5.2523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54" calcext:value-type="float">
            <text:p>-5.854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382" calcext:value-type="float">
            <text:p>-5.2382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791" calcext:value-type="float">
            <text:p>-5.8791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2749" calcext:value-type="float">
            <text:p>-5.2749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9097" calcext:value-type="float">
            <text:p>-5.909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5.196" calcext:value-type="float">
            <text:p>-5.19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267" calcext:value-type="float">
            <text:p>-5.8267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265" calcext:value-type="float">
            <text:p>-5.226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148" calcext:value-type="float">
            <text:p>-5.8148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353" calcext:value-type="float">
            <text:p>-5.235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44" calcext:value-type="float">
            <text:p>-5.9044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395" calcext:value-type="float">
            <text:p>-5.2395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634" calcext:value-type="float">
            <text:p>-5.863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682" calcext:value-type="float">
            <text:p>-5.268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3" calcext:value-type="float">
            <text:p>-5.903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-5.273" calcext:value-type="float">
            <text:p>-5.27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724" calcext:value-type="float">
            <text:p>-5.8724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566" calcext:value-type="float">
            <text:p>-5.2566</text:p>
          </table:table-cell>
          <table:table-cell office:value-type="float" office:value="0.05" calcext:value-type="float">
            <text:p>0.05</text:p>
          </table:table-cell>
          <table:table-cell office:value-type="float" office:value="-5.8969" calcext:value-type="float">
            <text:p>-5.8969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294" calcext:value-type="float">
            <text:p>-5.229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9182" calcext:value-type="float">
            <text:p>-5.918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2293" calcext:value-type="float">
            <text:p>-5.229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84" calcext:value-type="float">
            <text:p>-5.884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402" calcext:value-type="float">
            <text:p>-5.2402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617" calcext:value-type="float">
            <text:p>-5.861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2154" calcext:value-type="float">
            <text:p>-5.2154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791" calcext:value-type="float">
            <text:p>-5.8791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2606" calcext:value-type="float">
            <text:p>-5.2606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144" calcext:value-type="float">
            <text:p>-5.9144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-5.2326" calcext:value-type="float">
            <text:p>-5.2326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724" calcext:value-type="float">
            <text:p>-5.8724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154" calcext:value-type="float">
            <text:p>-5.215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446" calcext:value-type="float">
            <text:p>-5.8446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455" calcext:value-type="float">
            <text:p>-5.245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72" calcext:value-type="float">
            <text:p>-5.9072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-5.2598" calcext:value-type="float">
            <text:p>-5.259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39" calcext:value-type="float">
            <text:p>-5.8939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2305" calcext:value-type="float">
            <text:p>-5.230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506" calcext:value-type="float">
            <text:p>-5.8506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2275" calcext:value-type="float">
            <text:p>-5.227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7875" calcext:value-type="float">
            <text:p>-5.7875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12" calcext:value-type="float">
            <text:p>-5.21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893" calcext:value-type="float">
            <text:p>-5.8893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-5.2337" calcext:value-type="float">
            <text:p>-5.2337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916" calcext:value-type="float">
            <text:p>-5.8916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-5.2453" calcext:value-type="float">
            <text:p>-5.245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021" calcext:value-type="float">
            <text:p>-5.9021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5.2399" calcext:value-type="float">
            <text:p>-5.2399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575" calcext:value-type="float">
            <text:p>-5.8575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1947" calcext:value-type="float">
            <text:p>-5.194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515" calcext:value-type="float">
            <text:p>-5.7515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1806" calcext:value-type="float">
            <text:p>-5.180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635" calcext:value-type="float">
            <text:p>-5.863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2557" calcext:value-type="float">
            <text:p>-5.255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404" calcext:value-type="float">
            <text:p>-5.9404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6" calcext:value-type="float">
            <text:p>-5.26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92" calcext:value-type="float">
            <text:p>-5.892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613" calcext:value-type="float">
            <text:p>-5.2613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127" calcext:value-type="float">
            <text:p>-5.912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545" calcext:value-type="float">
            <text:p>-5.2545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256" calcext:value-type="float">
            <text:p>-5.9256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603" calcext:value-type="float">
            <text:p>-5.260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389" calcext:value-type="float">
            <text:p>-5.9389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175" calcext:value-type="float">
            <text:p>-5.2175</text:p>
          </table:table-cell>
          <table:table-cell office:value-type="float" office:value="0.05" calcext:value-type="float">
            <text:p>0.05</text:p>
          </table:table-cell>
          <table:table-cell office:value-type="float" office:value="-5.8345" calcext:value-type="float">
            <text:p>-5.8345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1974" calcext:value-type="float">
            <text:p>-5.197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016" calcext:value-type="float">
            <text:p>-5.8016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179" calcext:value-type="float">
            <text:p>-5.217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986" calcext:value-type="float">
            <text:p>-5.8986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487" calcext:value-type="float">
            <text:p>-5.2487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174" calcext:value-type="float">
            <text:p>-5.9174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-5.2416" calcext:value-type="float">
            <text:p>-5.241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129" calcext:value-type="float">
            <text:p>-5.8129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5.2271" calcext:value-type="float">
            <text:p>-5.227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766" calcext:value-type="float">
            <text:p>-5.8766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282" calcext:value-type="float">
            <text:p>-5.2282</text:p>
          </table:table-cell>
          <table:table-cell office:value-type="float" office:value="0.05" calcext:value-type="float">
            <text:p>0.05</text:p>
          </table:table-cell>
          <table:table-cell office:value-type="float" office:value="-5.9402" calcext:value-type="float">
            <text:p>-5.940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682" calcext:value-type="float">
            <text:p>-5.2682</text:p>
          </table:table-cell>
          <table:table-cell office:value-type="float" office:value="0.0484" calcext:value-type="float">
            <text:p>0.0484</text:p>
          </table:table-cell>
          <table:table-cell office:value-type="float" office:value="-5.8599" calcext:value-type="float">
            <text:p>-5.859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511" calcext:value-type="float">
            <text:p>-5.251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342" calcext:value-type="float">
            <text:p>-5.9342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345" calcext:value-type="float">
            <text:p>-5.234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74" calcext:value-type="float">
            <text:p>-5.874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435" calcext:value-type="float">
            <text:p>-5.2435</text:p>
          </table:table-cell>
          <table:table-cell office:value-type="float" office:value="0.05" calcext:value-type="float">
            <text:p>0.05</text:p>
          </table:table-cell>
          <table:table-cell office:value-type="float" office:value="-5.8782" calcext:value-type="float">
            <text:p>-5.878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385" calcext:value-type="float">
            <text:p>-5.2385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13" calcext:value-type="float">
            <text:p>-5.913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257" calcext:value-type="float">
            <text:p>-5.2257</text:p>
          </table:table-cell>
          <table:table-cell office:value-type="float" office:value="0.05" calcext:value-type="float">
            <text:p>0.05</text:p>
          </table:table-cell>
          <table:table-cell office:value-type="float" office:value="-5.8878" calcext:value-type="float">
            <text:p>-5.8878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459" calcext:value-type="float">
            <text:p>-5.245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999" calcext:value-type="float">
            <text:p>-5.899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544" calcext:value-type="float">
            <text:p>-5.254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65" calcext:value-type="float">
            <text:p>-5.906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61" calcext:value-type="float">
            <text:p>-5.26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751" calcext:value-type="float">
            <text:p>-5.8751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-5.2569" calcext:value-type="float">
            <text:p>-5.2569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12" calcext:value-type="float">
            <text:p>-5.912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2492" calcext:value-type="float">
            <text:p>-5.249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87" calcext:value-type="float">
            <text:p>-5.887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245" calcext:value-type="float">
            <text:p>-5.24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903" calcext:value-type="float">
            <text:p>-5.8903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074" calcext:value-type="float">
            <text:p>-5.2074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959" calcext:value-type="float">
            <text:p>-5.8959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-5.2479" calcext:value-type="float">
            <text:p>-5.2479</text:p>
          </table:table-cell>
          <table:table-cell office:value-type="float" office:value="0.05" calcext:value-type="float">
            <text:p>0.05</text:p>
          </table:table-cell>
          <table:table-cell office:value-type="float" office:value="-5.8332" calcext:value-type="float">
            <text:p>-5.8332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2329" calcext:value-type="float">
            <text:p>-5.2329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947" calcext:value-type="float">
            <text:p>-5.8947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2557" calcext:value-type="float">
            <text:p>-5.2557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907" calcext:value-type="float">
            <text:p>-5.8907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429" calcext:value-type="float">
            <text:p>-5.242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35" calcext:value-type="float">
            <text:p>-5.8935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832" calcext:value-type="float">
            <text:p>-5.283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256" calcext:value-type="float">
            <text:p>-5.9256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2146" calcext:value-type="float">
            <text:p>-5.2146</text:p>
          </table:table-cell>
          <table:table-cell office:value-type="float" office:value="0.0483" calcext:value-type="float">
            <text:p>0.0483</text:p>
          </table:table-cell>
          <table:table-cell office:value-type="float" office:value="-5.8375" calcext:value-type="float">
            <text:p>-5.8375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-5.2362" calcext:value-type="float">
            <text:p>-5.236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655" calcext:value-type="float">
            <text:p>-5.8655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383" calcext:value-type="float">
            <text:p>-5.2383</text:p>
          </table:table-cell>
          <table:table-cell office:value-type="float" office:value="0.05" calcext:value-type="float">
            <text:p>0.05</text:p>
          </table:table-cell>
          <table:table-cell office:value-type="float" office:value="-5.8736" calcext:value-type="float">
            <text:p>-5.8736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2454" calcext:value-type="float">
            <text:p>-5.245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448" calcext:value-type="float">
            <text:p>-5.9448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545" calcext:value-type="float">
            <text:p>-5.254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71" calcext:value-type="float">
            <text:p>-5.7971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1832" calcext:value-type="float">
            <text:p>-5.1832</text:p>
          </table:table-cell>
          <table:table-cell office:value-type="float" office:value="0.05" calcext:value-type="float">
            <text:p>0.05</text:p>
          </table:table-cell>
          <table:table-cell office:value-type="float" office:value="-5.8015" calcext:value-type="float">
            <text:p>-5.8015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5.2569" calcext:value-type="float">
            <text:p>-5.256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91" calcext:value-type="float">
            <text:p>-5.891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03" calcext:value-type="float">
            <text:p>-5.20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433" calcext:value-type="float">
            <text:p>-5.8433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358" calcext:value-type="float">
            <text:p>-5.235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489" calcext:value-type="float">
            <text:p>-5.8489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421" calcext:value-type="float">
            <text:p>-5.242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119" calcext:value-type="float">
            <text:p>-5.9119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266" calcext:value-type="float">
            <text:p>-5.26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214" calcext:value-type="float">
            <text:p>-5.921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49" calcext:value-type="float">
            <text:p>-5.249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828" calcext:value-type="float">
            <text:p>-5.8828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2403" calcext:value-type="float">
            <text:p>-5.240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8712" calcext:value-type="float">
            <text:p>-5.871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059" calcext:value-type="float">
            <text:p>-5.205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663" calcext:value-type="float">
            <text:p>-5.8663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2628" calcext:value-type="float">
            <text:p>-5.2628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202" calcext:value-type="float">
            <text:p>-5.92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2426" calcext:value-type="float">
            <text:p>-5.242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93" calcext:value-type="float">
            <text:p>-5.9093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1918" calcext:value-type="float">
            <text:p>-5.1918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59" calcext:value-type="float">
            <text:p>-5.859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541" calcext:value-type="float">
            <text:p>-5.254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831" calcext:value-type="float">
            <text:p>-5.883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257" calcext:value-type="float">
            <text:p>-5.25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148" calcext:value-type="float">
            <text:p>-5.9148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-5.2422" calcext:value-type="float">
            <text:p>-5.242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092" calcext:value-type="float">
            <text:p>-5.9092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434" calcext:value-type="float">
            <text:p>-5.243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966" calcext:value-type="float">
            <text:p>-5.8966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235" calcext:value-type="float">
            <text:p>-5.223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77" calcext:value-type="float">
            <text:p>-5.877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2356" calcext:value-type="float">
            <text:p>-5.235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041" calcext:value-type="float">
            <text:p>-5.904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2381" calcext:value-type="float">
            <text:p>-5.2381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9071" calcext:value-type="float">
            <text:p>-5.907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2912" calcext:value-type="float">
            <text:p>-5.2912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97" calcext:value-type="float">
            <text:p>-5.897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2749" calcext:value-type="float">
            <text:p>-5.2749</text:p>
          </table:table-cell>
          <table:table-cell office:value-type="float" office:value="0.05" calcext:value-type="float">
            <text:p>0.05</text:p>
          </table:table-cell>
          <table:table-cell office:value-type="float" office:value="-5.9416" calcext:value-type="float">
            <text:p>-5.9416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-5.2493" calcext:value-type="float">
            <text:p>-5.2493</text:p>
          </table:table-cell>
          <table:table-cell office:value-type="float" office:value="0.05" calcext:value-type="float">
            <text:p>0.05</text:p>
          </table:table-cell>
          <table:table-cell office:value-type="float" office:value="-5.8389" calcext:value-type="float">
            <text:p>-5.8389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-5.1849" calcext:value-type="float">
            <text:p>-5.1849</text:p>
          </table:table-cell>
          <table:table-cell office:value-type="float" office:value="0.0514" calcext:value-type="float">
            <text:p>0.0514</text:p>
          </table:table-cell>
          <table:table-cell office:value-type="float" office:value="-5.9285" calcext:value-type="float">
            <text:p>-5.9285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537" calcext:value-type="float">
            <text:p>-5.2537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8896" calcext:value-type="float">
            <text:p>-5.8896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573" calcext:value-type="float">
            <text:p>-5.2573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754" calcext:value-type="float">
            <text:p>-5.8754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559" calcext:value-type="float">
            <text:p>-5.255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589" calcext:value-type="float">
            <text:p>-5.85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224" calcext:value-type="float">
            <text:p>-5.224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834" calcext:value-type="float">
            <text:p>-5.8834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685" calcext:value-type="float">
            <text:p>-5.268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56" calcext:value-type="float">
            <text:p>-5.8956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442" calcext:value-type="float">
            <text:p>-5.244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869" calcext:value-type="float">
            <text:p>-5.8869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33" calcext:value-type="float">
            <text:p>-5.233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405" calcext:value-type="float">
            <text:p>-5.8405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2494" calcext:value-type="float">
            <text:p>-5.2494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149" calcext:value-type="float">
            <text:p>-5.9149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-5.222" calcext:value-type="float">
            <text:p>-5.22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043" calcext:value-type="float">
            <text:p>-5.9043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335" calcext:value-type="float">
            <text:p>-5.233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755" calcext:value-type="float">
            <text:p>-5.8755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571" calcext:value-type="float">
            <text:p>-5.257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925" calcext:value-type="float">
            <text:p>-5.892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535" calcext:value-type="float">
            <text:p>-5.2535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808" calcext:value-type="float">
            <text:p>-5.8808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-5.2712" calcext:value-type="float">
            <text:p>-5.271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01" calcext:value-type="float">
            <text:p>-5.9201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2663" calcext:value-type="float">
            <text:p>-5.2663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225" calcext:value-type="float">
            <text:p>-5.9225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07" calcext:value-type="float">
            <text:p>-5.207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097" calcext:value-type="float">
            <text:p>-5.8097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292" calcext:value-type="float">
            <text:p>-5.229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656" calcext:value-type="float">
            <text:p>-5.8656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1938" calcext:value-type="float">
            <text:p>-5.1938</text:p>
          </table:table-cell>
          <table:table-cell office:value-type="float" office:value="0.051" calcext:value-type="float">
            <text:p>0.051</text:p>
          </table:table-cell>
          <table:table-cell office:value-type="float" office:value="-5.7774" calcext:value-type="float">
            <text:p>-5.7774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007" calcext:value-type="float">
            <text:p>-5.200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088" calcext:value-type="float">
            <text:p>-5.808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39" calcext:value-type="float">
            <text:p>-5.239</text:p>
          </table:table-cell>
          <table:table-cell office:value-type="float" office:value="0.05" calcext:value-type="float">
            <text:p>0.05</text:p>
          </table:table-cell>
          <table:table-cell office:value-type="float" office:value="-5.9118" calcext:value-type="float">
            <text:p>-5.9118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147" calcext:value-type="float">
            <text:p>-5.214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523" calcext:value-type="float">
            <text:p>-5.8523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114" calcext:value-type="float">
            <text:p>-5.211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61" calcext:value-type="float">
            <text:p>-5.861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2065" calcext:value-type="float">
            <text:p>-5.206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392" calcext:value-type="float">
            <text:p>-5.8392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078" calcext:value-type="float">
            <text:p>-5.2078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8523" calcext:value-type="float">
            <text:p>-5.8523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082" calcext:value-type="float">
            <text:p>-5.208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526" calcext:value-type="float">
            <text:p>-5.852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744" calcext:value-type="float">
            <text:p>-5.274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829" calcext:value-type="float">
            <text:p>-5.882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2659" calcext:value-type="float">
            <text:p>-5.265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14" calcext:value-type="float">
            <text:p>-5.914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594" calcext:value-type="float">
            <text:p>-5.259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735" calcext:value-type="float">
            <text:p>-5.8735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442" calcext:value-type="float">
            <text:p>-5.2442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113" calcext:value-type="float">
            <text:p>-5.9113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412" calcext:value-type="float">
            <text:p>-5.2412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213" calcext:value-type="float">
            <text:p>-5.821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484" calcext:value-type="float">
            <text:p>-5.248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322" calcext:value-type="float">
            <text:p>-5.9322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942" calcext:value-type="float">
            <text:p>-5.294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112" calcext:value-type="float">
            <text:p>-5.9112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2557" calcext:value-type="float">
            <text:p>-5.255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061" calcext:value-type="float">
            <text:p>-5.9061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-5.2523" calcext:value-type="float">
            <text:p>-5.252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558" calcext:value-type="float">
            <text:p>-5.8558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-5.2569" calcext:value-type="float">
            <text:p>-5.2569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012" calcext:value-type="float">
            <text:p>-5.9012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657" calcext:value-type="float">
            <text:p>-5.265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9215" calcext:value-type="float">
            <text:p>-5.9215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-5.2645" calcext:value-type="float">
            <text:p>-5.264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752" calcext:value-type="float">
            <text:p>-5.8752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454" calcext:value-type="float">
            <text:p>-5.245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125" calcext:value-type="float">
            <text:p>-5.9125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-5.2381" calcext:value-type="float">
            <text:p>-5.238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671" calcext:value-type="float">
            <text:p>-5.867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707" calcext:value-type="float">
            <text:p>-5.270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64" calcext:value-type="float">
            <text:p>-5.864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-5.2411" calcext:value-type="float">
            <text:p>-5.2411</text:p>
          </table:table-cell>
          <table:table-cell office:value-type="float" office:value="0.05" calcext:value-type="float">
            <text:p>0.05</text:p>
          </table:table-cell>
          <table:table-cell office:value-type="float" office:value="-5.9144" calcext:value-type="float">
            <text:p>-5.914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5.2603" calcext:value-type="float">
            <text:p>-5.260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683" calcext:value-type="float">
            <text:p>-5.8683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float" office:value="-5.2276" calcext:value-type="float">
            <text:p>-5.2276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803" calcext:value-type="float">
            <text:p>-5.8803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153" calcext:value-type="float">
            <text:p>-5.215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725" calcext:value-type="float">
            <text:p>-5.8725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492" calcext:value-type="float">
            <text:p>-5.249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136" calcext:value-type="float">
            <text:p>-5.9136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404" calcext:value-type="float">
            <text:p>-5.240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682" calcext:value-type="float">
            <text:p>-5.8682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224" calcext:value-type="float">
            <text:p>-5.224</text:p>
          </table:table-cell>
          <table:table-cell office:value-type="float" office:value="0.05" calcext:value-type="float">
            <text:p>0.05</text:p>
          </table:table-cell>
          <table:table-cell office:value-type="float" office:value="-5.8376" calcext:value-type="float">
            <text:p>-5.8376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388" calcext:value-type="float">
            <text:p>-5.238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258" calcext:value-type="float">
            <text:p>-5.925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792" calcext:value-type="float">
            <text:p>-5.2792</text:p>
          </table:table-cell>
          <table:table-cell office:value-type="float" office:value="0.0479" calcext:value-type="float">
            <text:p>0.0479</text:p>
          </table:table-cell>
          <table:table-cell office:value-type="float" office:value="-5.9241" calcext:value-type="float">
            <text:p>-5.924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265" calcext:value-type="float">
            <text:p>-5.265</text:p>
          </table:table-cell>
          <table:table-cell office:value-type="float" office:value="0.05" calcext:value-type="float">
            <text:p>0.05</text:p>
          </table:table-cell>
          <table:table-cell office:value-type="float" office:value="-5.9312" calcext:value-type="float">
            <text:p>-5.9312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443" calcext:value-type="float">
            <text:p>-5.244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922" calcext:value-type="float">
            <text:p>-5.8922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451" calcext:value-type="float">
            <text:p>-5.245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923" calcext:value-type="float">
            <text:p>-5.892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417" calcext:value-type="float">
            <text:p>-5.241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306" calcext:value-type="float">
            <text:p>-5.930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239" calcext:value-type="float">
            <text:p>-5.223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619" calcext:value-type="float">
            <text:p>-5.8619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561" calcext:value-type="float">
            <text:p>-5.256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611" calcext:value-type="float">
            <text:p>-5.8611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-5.2216" calcext:value-type="float">
            <text:p>-5.221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-5.2438" calcext:value-type="float">
            <text:p>-5.243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817" calcext:value-type="float">
            <text:p>-5.8817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2328" calcext:value-type="float">
            <text:p>-5.2328</text:p>
          </table:table-cell>
          <table:table-cell office:value-type="float" office:value="0.05" calcext:value-type="float">
            <text:p>0.05</text:p>
          </table:table-cell>
          <table:table-cell office:value-type="float" office:value="-5.8672" calcext:value-type="float">
            <text:p>-5.8672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43" calcext:value-type="float">
            <text:p>-5.24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579" calcext:value-type="float">
            <text:p>-5.8579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2263" calcext:value-type="float">
            <text:p>-5.226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586" calcext:value-type="float">
            <text:p>-5.8586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257" calcext:value-type="float">
            <text:p>-5.225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643" calcext:value-type="float">
            <text:p>-5.8643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697" calcext:value-type="float">
            <text:p>-5.269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377" calcext:value-type="float">
            <text:p>-5.9377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2367" calcext:value-type="float">
            <text:p>-5.236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18" calcext:value-type="float">
            <text:p>-5.818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419" calcext:value-type="float">
            <text:p>-5.241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368" calcext:value-type="float">
            <text:p>-5.8368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403" calcext:value-type="float">
            <text:p>-5.2403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841" calcext:value-type="float">
            <text:p>-5.884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359" calcext:value-type="float">
            <text:p>-5.235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697" calcext:value-type="float">
            <text:p>-5.869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2347" calcext:value-type="float">
            <text:p>-5.234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879" calcext:value-type="float">
            <text:p>-5.8879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56" calcext:value-type="float">
            <text:p>-5.25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1" calcext:value-type="float">
            <text:p>-5.901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467" calcext:value-type="float">
            <text:p>-5.2467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965" calcext:value-type="float">
            <text:p>-5.8965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656" calcext:value-type="float">
            <text:p>-5.2656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992" calcext:value-type="float">
            <text:p>-5.8992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483" calcext:value-type="float">
            <text:p>-5.248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517" calcext:value-type="float">
            <text:p>-5.951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-5.2587" calcext:value-type="float">
            <text:p>-5.2587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923" calcext:value-type="float">
            <text:p>-5.89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788" calcext:value-type="float">
            <text:p>-5.278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429" calcext:value-type="float">
            <text:p>-5.9429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2519" calcext:value-type="float">
            <text:p>-5.251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32" calcext:value-type="float">
            <text:p>-5.93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626" calcext:value-type="float">
            <text:p>-5.262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54" calcext:value-type="float">
            <text:p>-5.8954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7" calcext:value-type="float">
            <text:p>-5.2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193" calcext:value-type="float">
            <text:p>-5.9193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789" calcext:value-type="float">
            <text:p>-5.2789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9398" calcext:value-type="float">
            <text:p>-5.9398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944" calcext:value-type="float">
            <text:p>-5.2944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117" calcext:value-type="float">
            <text:p>-5.9117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3096" calcext:value-type="float">
            <text:p>-5.3096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9142" calcext:value-type="float">
            <text:p>-5.9142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567" calcext:value-type="float">
            <text:p>-5.256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693" calcext:value-type="float">
            <text:p>-5.8693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317" calcext:value-type="float">
            <text:p>-5.23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86" calcext:value-type="float">
            <text:p>-5.886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2694" calcext:value-type="float">
            <text:p>-5.269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373" calcext:value-type="float">
            <text:p>-5.9373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2794" calcext:value-type="float">
            <text:p>-5.279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" calcext:value-type="float">
            <text:p>-5.92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-5.2669" calcext:value-type="float">
            <text:p>-5.266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94" calcext:value-type="float">
            <text:p>-5.894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2549" calcext:value-type="float">
            <text:p>-5.254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042" calcext:value-type="float">
            <text:p>-5.9042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861" calcext:value-type="float">
            <text:p>-5.28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665" calcext:value-type="float">
            <text:p>-5.9665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-5.2721" calcext:value-type="float">
            <text:p>-5.2721</text:p>
          </table:table-cell>
          <table:table-cell office:value-type="float" office:value="0.051" calcext:value-type="float">
            <text:p>0.051</text:p>
          </table:table-cell>
          <table:table-cell office:value-type="float" office:value="-5.9294" calcext:value-type="float">
            <text:p>-5.9294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2597" calcext:value-type="float">
            <text:p>-5.2597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846" calcext:value-type="float">
            <text:p>-5.8846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2419" calcext:value-type="float">
            <text:p>-5.241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54" calcext:value-type="float">
            <text:p>-5.854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879" calcext:value-type="float">
            <text:p>-5.2879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313" calcext:value-type="float">
            <text:p>-5.931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886" calcext:value-type="float">
            <text:p>-5.2886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348" calcext:value-type="float">
            <text:p>-5.9348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415" calcext:value-type="float">
            <text:p>-5.2415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594" calcext:value-type="float">
            <text:p>-5.8594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726" calcext:value-type="float">
            <text:p>-5.2726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044" calcext:value-type="float">
            <text:p>-5.90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637" calcext:value-type="float">
            <text:p>-5.2637</text:p>
          </table:table-cell>
          <table:table-cell office:value-type="float" office:value="0.0482" calcext:value-type="float">
            <text:p>0.0482</text:p>
          </table:table-cell>
          <table:table-cell office:value-type="float" office:value="-5.8979" calcext:value-type="float">
            <text:p>-5.8979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2499" calcext:value-type="float">
            <text:p>-5.2499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642" calcext:value-type="float">
            <text:p>-5.8642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249" calcext:value-type="float">
            <text:p>-5.224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691" calcext:value-type="float">
            <text:p>-5.8691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-5.2625" calcext:value-type="float">
            <text:p>-5.2625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406" calcext:value-type="float">
            <text:p>-5.8406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-5.2621" calcext:value-type="float">
            <text:p>-5.262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126" calcext:value-type="float">
            <text:p>-5.9126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607" calcext:value-type="float">
            <text:p>-5.260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019" calcext:value-type="float">
            <text:p>-5.9019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36" calcext:value-type="float">
            <text:p>-5.236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601" calcext:value-type="float">
            <text:p>-5.8601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522" calcext:value-type="float">
            <text:p>-5.252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877" calcext:value-type="float">
            <text:p>-5.8877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843" calcext:value-type="float">
            <text:p>-5.2843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9423" calcext:value-type="float">
            <text:p>-5.942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08" calcext:value-type="float">
            <text:p>-5.20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5.8781" calcext:value-type="float">
            <text:p>-5.8781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336" calcext:value-type="float">
            <text:p>-5.233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791" calcext:value-type="float">
            <text:p>-5.879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83" calcext:value-type="float">
            <text:p>-5.283</text:p>
          </table:table-cell>
          <table:table-cell office:value-type="float" office:value="0.05" calcext:value-type="float">
            <text:p>0.05</text:p>
          </table:table-cell>
          <table:table-cell office:value-type="float" office:value="-5.9827" calcext:value-type="float">
            <text:p>-5.9827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754" calcext:value-type="float">
            <text:p>-5.275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186" calcext:value-type="float">
            <text:p>-5.918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855" calcext:value-type="float">
            <text:p>-5.285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719" calcext:value-type="float">
            <text:p>-5.8719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-5.227" calcext:value-type="float">
            <text:p>-5.22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673" calcext:value-type="float">
            <text:p>-5.867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919" calcext:value-type="float">
            <text:p>-5.2919</text:p>
          </table:table-cell>
          <table:table-cell office:value-type="float" office:value="0.048" calcext:value-type="float">
            <text:p>0.048</text:p>
          </table:table-cell>
          <table:table-cell office:value-type="float" office:value="-5.9168" calcext:value-type="float">
            <text:p>-5.9168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084" calcext:value-type="float">
            <text:p>-5.208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752" calcext:value-type="float">
            <text:p>-5.8752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1977" calcext:value-type="float">
            <text:p>-5.197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138" calcext:value-type="float">
            <text:p>-5.8138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-5.1962" calcext:value-type="float">
            <text:p>-5.196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9157" calcext:value-type="float">
            <text:p>-5.915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-5.2332" calcext:value-type="float">
            <text:p>-5.233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494" calcext:value-type="float">
            <text:p>-5.8494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73" calcext:value-type="float">
            <text:p>-5.273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944" calcext:value-type="float">
            <text:p>-5.8944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5.2367" calcext:value-type="float">
            <text:p>-5.2367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712" calcext:value-type="float">
            <text:p>-5.8712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-5.2172" calcext:value-type="float">
            <text:p>-5.217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7941" calcext:value-type="float">
            <text:p>-5.7941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276" calcext:value-type="float">
            <text:p>-5.2276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075" calcext:value-type="float">
            <text:p>-5.9075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751" calcext:value-type="float">
            <text:p>-5.2751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721" calcext:value-type="float">
            <text:p>-5.872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896" calcext:value-type="float">
            <text:p>-5.2896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472" calcext:value-type="float">
            <text:p>-5.9472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751" calcext:value-type="float">
            <text:p>-5.275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31" calcext:value-type="float">
            <text:p>-5.931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882" calcext:value-type="float">
            <text:p>-5.288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34" calcext:value-type="float">
            <text:p>-5.9034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-5.2636" calcext:value-type="float">
            <text:p>-5.263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049" calcext:value-type="float">
            <text:p>-5.9049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2661" calcext:value-type="float">
            <text:p>-5.2661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857" calcext:value-type="float">
            <text:p>-5.8857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406" calcext:value-type="float">
            <text:p>-5.2406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834" calcext:value-type="float">
            <text:p>-5.883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633" calcext:value-type="float">
            <text:p>-5.2633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803" calcext:value-type="float">
            <text:p>-5.8803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-5.2618" calcext:value-type="float">
            <text:p>-5.2618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485" calcext:value-type="float">
            <text:p>-5.9485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752" calcext:value-type="float">
            <text:p>-5.275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17" calcext:value-type="float">
            <text:p>-5.917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536" calcext:value-type="float">
            <text:p>-5.2536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9179" calcext:value-type="float">
            <text:p>-5.9179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374" calcext:value-type="float">
            <text:p>-5.2374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8628" calcext:value-type="float">
            <text:p>-5.8628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2278" calcext:value-type="float">
            <text:p>-5.2278</text:p>
          </table:table-cell>
          <table:table-cell office:value-type="float" office:value="0.05" calcext:value-type="float">
            <text:p>0.05</text:p>
          </table:table-cell>
          <table:table-cell office:value-type="float" office:value="-5.8944" calcext:value-type="float">
            <text:p>-5.8944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74" calcext:value-type="float">
            <text:p>-5.274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9199" calcext:value-type="float">
            <text:p>-5.9199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-5.2428" calcext:value-type="float">
            <text:p>-5.242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542" calcext:value-type="float">
            <text:p>-5.8542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689" calcext:value-type="float">
            <text:p>-5.2689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931" calcext:value-type="float">
            <text:p>-5.893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652" calcext:value-type="float">
            <text:p>-5.265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245" calcext:value-type="float">
            <text:p>-5.924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696" calcext:value-type="float">
            <text:p>-5.269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541" calcext:value-type="float">
            <text:p>-5.9541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963" calcext:value-type="float">
            <text:p>-5.296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98" calcext:value-type="float">
            <text:p>-5.898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512" calcext:value-type="float">
            <text:p>-5.2512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861" calcext:value-type="float">
            <text:p>-5.8861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482" calcext:value-type="float">
            <text:p>-5.2482</text:p>
          </table:table-cell>
          <table:table-cell office:value-type="float" office:value="0.05" calcext:value-type="float">
            <text:p>0.05</text:p>
          </table:table-cell>
          <table:table-cell office:value-type="float" office:value="-5.8991" calcext:value-type="float">
            <text:p>-5.8991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658" calcext:value-type="float">
            <text:p>-5.265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927" calcext:value-type="float">
            <text:p>-5.8927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2696" calcext:value-type="float">
            <text:p>-5.2696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087" calcext:value-type="float">
            <text:p>-5.9087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528" calcext:value-type="float">
            <text:p>-5.252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9206" calcext:value-type="float">
            <text:p>-5.9206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712" calcext:value-type="float">
            <text:p>-5.2712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241" calcext:value-type="float">
            <text:p>-5.9241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696" calcext:value-type="float">
            <text:p>-5.2696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9153" calcext:value-type="float">
            <text:p>-5.9153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724" calcext:value-type="float">
            <text:p>-5.2724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262" calcext:value-type="float">
            <text:p>-5.9262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-5.3081" calcext:value-type="float">
            <text:p>-5.3081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997" calcext:value-type="float">
            <text:p>-5.8997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845" calcext:value-type="float">
            <text:p>-5.2845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914" calcext:value-type="float">
            <text:p>-5.8914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445" calcext:value-type="float">
            <text:p>-5.244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762" calcext:value-type="float">
            <text:p>-5.876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-5.2292" calcext:value-type="float">
            <text:p>-5.229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111" calcext:value-type="float">
            <text:p>-5.9111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572" calcext:value-type="float">
            <text:p>-5.257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395" calcext:value-type="float">
            <text:p>-5.939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837" calcext:value-type="float">
            <text:p>-5.2837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445" calcext:value-type="float">
            <text:p>-5.9445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3073" calcext:value-type="float">
            <text:p>-5.307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425" calcext:value-type="float">
            <text:p>-5.9425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691" calcext:value-type="float">
            <text:p>-5.269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914" calcext:value-type="float">
            <text:p>-5.8914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741" calcext:value-type="float">
            <text:p>-5.2741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9107" calcext:value-type="float">
            <text:p>-5.9107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901" calcext:value-type="float">
            <text:p>-5.29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486" calcext:value-type="float">
            <text:p>-5.9486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572" calcext:value-type="float">
            <text:p>-5.2572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9224" calcext:value-type="float">
            <text:p>-5.922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3045" calcext:value-type="float">
            <text:p>-5.304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22" calcext:value-type="float">
            <text:p>-5.9222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658" calcext:value-type="float">
            <text:p>-5.2658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461" calcext:value-type="float">
            <text:p>-5.9461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555" calcext:value-type="float">
            <text:p>-5.2555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817" calcext:value-type="float">
            <text:p>-5.88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446" calcext:value-type="float">
            <text:p>-5.2446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613" calcext:value-type="float">
            <text:p>-5.86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803" calcext:value-type="float">
            <text:p>-5.2803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77" calcext:value-type="float">
            <text:p>-5.9077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3007" calcext:value-type="float">
            <text:p>-5.3007</text:p>
          </table:table-cell>
          <table:table-cell office:value-type="float" office:value="0.0481" calcext:value-type="float">
            <text:p>0.0481</text:p>
          </table:table-cell>
          <table:table-cell office:value-type="float" office:value="-5.9452" calcext:value-type="float">
            <text:p>-5.9452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2794" calcext:value-type="float">
            <text:p>-5.2794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82" calcext:value-type="float">
            <text:p>-5.882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-5.2493" calcext:value-type="float">
            <text:p>-5.249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287" calcext:value-type="float">
            <text:p>-5.9287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854" calcext:value-type="float">
            <text:p>-5.2854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9655" calcext:value-type="float">
            <text:p>-5.9655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534" calcext:value-type="float">
            <text:p>-5.253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31" calcext:value-type="float">
            <text:p>-5.893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891" calcext:value-type="float">
            <text:p>-5.2891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04" calcext:value-type="float">
            <text:p>-5.904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2492" calcext:value-type="float">
            <text:p>-5.249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9031" calcext:value-type="float">
            <text:p>-5.9031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541" calcext:value-type="float">
            <text:p>-5.254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9397" calcext:value-type="float">
            <text:p>-5.9397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409" calcext:value-type="float">
            <text:p>-5.2409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84" calcext:value-type="float">
            <text:p>-5.884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744" calcext:value-type="float">
            <text:p>-5.2744</text:p>
          </table:table-cell>
          <table:table-cell office:value-type="float" office:value="0.05" calcext:value-type="float">
            <text:p>0.05</text:p>
          </table:table-cell>
          <table:table-cell office:value-type="float" office:value="-5.8964" calcext:value-type="float">
            <text:p>-5.896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499" calcext:value-type="float">
            <text:p>-5.2499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921" calcext:value-type="float">
            <text:p>-5.892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-5.2788" calcext:value-type="float">
            <text:p>-5.278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584" calcext:value-type="float">
            <text:p>-5.9584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-5.2833" calcext:value-type="float">
            <text:p>-5.283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3" calcext:value-type="float">
            <text:p>-5.93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-5.2282" calcext:value-type="float">
            <text:p>-5.228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591" calcext:value-type="float">
            <text:p>-5.8591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389" calcext:value-type="float">
            <text:p>-5.2389</text:p>
          </table:table-cell>
          <table:table-cell office:value-type="float" office:value="0.05" calcext:value-type="float">
            <text:p>0.05</text:p>
          </table:table-cell>
          <table:table-cell office:value-type="float" office:value="-5.8528" calcext:value-type="float">
            <text:p>-5.8528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-5.2532" calcext:value-type="float">
            <text:p>-5.253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689" calcext:value-type="float">
            <text:p>-5.8689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-5.2801" calcext:value-type="float">
            <text:p>-5.280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103" calcext:value-type="float">
            <text:p>-5.9103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float" office:value="-5.2857" calcext:value-type="float">
            <text:p>-5.285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093" calcext:value-type="float">
            <text:p>-5.909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2696" calcext:value-type="float">
            <text:p>-5.26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717" calcext:value-type="float">
            <text:p>-5.871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369" calcext:value-type="float">
            <text:p>-5.2369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834" calcext:value-type="float">
            <text:p>-5.8834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807" calcext:value-type="float">
            <text:p>-5.280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309" calcext:value-type="float">
            <text:p>-5.9309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909" calcext:value-type="float">
            <text:p>-5.290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507" calcext:value-type="float">
            <text:p>-5.9507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928" calcext:value-type="float">
            <text:p>-5.292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439" calcext:value-type="float">
            <text:p>-5.9439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2645" calcext:value-type="float">
            <text:p>-5.264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8" calcext:value-type="float">
            <text:p>-5.8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194" calcext:value-type="float">
            <text:p>-5.2194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872" calcext:value-type="float">
            <text:p>-5.872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361" calcext:value-type="float">
            <text:p>-5.2361</text:p>
          </table:table-cell>
          <table:table-cell office:value-type="float" office:value="0.0509" calcext:value-type="float">
            <text:p>0.0509</text:p>
          </table:table-cell>
          <table:table-cell office:value-type="float" office:value="-5.9412" calcext:value-type="float">
            <text:p>-5.941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995" calcext:value-type="float">
            <text:p>-5.2995</text:p>
          </table:table-cell>
          <table:table-cell office:value-type="float" office:value="0.0478" calcext:value-type="float">
            <text:p>0.0478</text:p>
          </table:table-cell>
          <table:table-cell office:value-type="float" office:value="-5.9271" calcext:value-type="float">
            <text:p>-5.9271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3063" calcext:value-type="float">
            <text:p>-5.306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8843" calcext:value-type="float">
            <text:p>-5.8843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86" calcext:value-type="float">
            <text:p>-5.286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501" calcext:value-type="float">
            <text:p>-5.8501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691" calcext:value-type="float">
            <text:p>-5.269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362" calcext:value-type="float">
            <text:p>-5.9362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2873" calcext:value-type="float">
            <text:p>-5.2873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207" calcext:value-type="float">
            <text:p>-5.9207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716" calcext:value-type="float">
            <text:p>-5.2716</text:p>
          </table:table-cell>
          <table:table-cell office:value-type="float" office:value="0.05" calcext:value-type="float">
            <text:p>0.05</text:p>
          </table:table-cell>
          <table:table-cell office:value-type="float" office:value="-5.9062" calcext:value-type="float">
            <text:p>-5.9062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649" calcext:value-type="float">
            <text:p>-5.2649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301" calcext:value-type="float">
            <text:p>-5.930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957" calcext:value-type="float">
            <text:p>-5.2957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289" calcext:value-type="float">
            <text:p>-5.9289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933" calcext:value-type="float">
            <text:p>-5.2933</text:p>
          </table:table-cell>
          <table:table-cell office:value-type="float" office:value="0.0481" calcext:value-type="float">
            <text:p>0.0481</text:p>
          </table:table-cell>
          <table:table-cell office:value-type="float" office:value="-5.9052" calcext:value-type="float">
            <text:p>-5.905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821" calcext:value-type="float">
            <text:p>-5.282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18" calcext:value-type="float">
            <text:p>-5.91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877" calcext:value-type="float">
            <text:p>-5.2877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9131" calcext:value-type="float">
            <text:p>-5.9131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-5.2909" calcext:value-type="float">
            <text:p>-5.29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25" calcext:value-type="float">
            <text:p>-5.925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659" calcext:value-type="float">
            <text:p>-5.2659</text:p>
          </table:table-cell>
          <table:table-cell office:value-type="float" office:value="0.05" calcext:value-type="float">
            <text:p>0.05</text:p>
          </table:table-cell>
          <table:table-cell office:value-type="float" office:value="-5.9043" calcext:value-type="float">
            <text:p>-5.9043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3108" calcext:value-type="float">
            <text:p>-5.3108</text:p>
          </table:table-cell>
          <table:table-cell office:value-type="float" office:value="0.0483" calcext:value-type="float">
            <text:p>0.0483</text:p>
          </table:table-cell>
          <table:table-cell office:value-type="float" office:value="-5.8953" calcext:value-type="float">
            <text:p>-5.895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321" calcext:value-type="float">
            <text:p>-5.232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828" calcext:value-type="float">
            <text:p>-5.8828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674" calcext:value-type="float">
            <text:p>-5.267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58" calcext:value-type="float">
            <text:p>-5.958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744" calcext:value-type="float">
            <text:p>-5.2744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729" calcext:value-type="float">
            <text:p>-5.8729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681" calcext:value-type="float">
            <text:p>-5.2681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346" calcext:value-type="float">
            <text:p>-5.9346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808" calcext:value-type="float">
            <text:p>-5.280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9591" calcext:value-type="float">
            <text:p>-5.959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-5.2982" calcext:value-type="float">
            <text:p>-5.298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77" calcext:value-type="float">
            <text:p>-5.9077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-5.2513" calcext:value-type="float">
            <text:p>-5.2513</text:p>
          </table:table-cell>
          <table:table-cell office:value-type="float" office:value="0.051" calcext:value-type="float">
            <text:p>0.051</text:p>
          </table:table-cell>
          <table:table-cell office:value-type="float" office:value="-5.9051" calcext:value-type="float">
            <text:p>-5.905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-5.2727" calcext:value-type="float">
            <text:p>-5.2727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9111" calcext:value-type="float">
            <text:p>-5.911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84" calcext:value-type="float">
            <text:p>-5.28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442" calcext:value-type="float">
            <text:p>-5.9442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-5.3084" calcext:value-type="float">
            <text:p>-5.3084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237" calcext:value-type="float">
            <text:p>-5.9237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601" calcext:value-type="float">
            <text:p>-5.260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888" calcext:value-type="float">
            <text:p>-5.8888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321" calcext:value-type="float">
            <text:p>-5.232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524" calcext:value-type="float">
            <text:p>-5.8524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481" calcext:value-type="float">
            <text:p>-5.248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691" calcext:value-type="float">
            <text:p>-5.8691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2455" calcext:value-type="float">
            <text:p>-5.2455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557" calcext:value-type="float">
            <text:p>-5.9557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-5.2423" calcext:value-type="float">
            <text:p>-5.2423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863" calcext:value-type="float">
            <text:p>-5.886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-5.2754" calcext:value-type="float">
            <text:p>-5.2754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897" calcext:value-type="float">
            <text:p>-5.8897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-5.3102" calcext:value-type="float">
            <text:p>-5.3102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241" calcext:value-type="float">
            <text:p>-5.9241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822" calcext:value-type="float">
            <text:p>-5.282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442" calcext:value-type="float">
            <text:p>-5.9442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721" calcext:value-type="float">
            <text:p>-5.2721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615" calcext:value-type="float">
            <text:p>-5.8615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-5.2447" calcext:value-type="float">
            <text:p>-5.2447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161" calcext:value-type="float">
            <text:p>-5.9161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2601" calcext:value-type="float">
            <text:p>-5.260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14" calcext:value-type="float">
            <text:p>-5.91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764" calcext:value-type="float">
            <text:p>-5.2764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018" calcext:value-type="float">
            <text:p>-5.901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833" calcext:value-type="float">
            <text:p>-5.283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416" calcext:value-type="float">
            <text:p>-5.9416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-5.2752" calcext:value-type="float">
            <text:p>-5.275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026" calcext:value-type="float">
            <text:p>-5.9026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2916" calcext:value-type="float">
            <text:p>-5.2916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888" calcext:value-type="float">
            <text:p>-5.888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213" calcext:value-type="float">
            <text:p>-5.213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8705" calcext:value-type="float">
            <text:p>-5.8705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003" calcext:value-type="float">
            <text:p>-5.200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504" calcext:value-type="float">
            <text:p>-5.850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469" calcext:value-type="float">
            <text:p>-5.2469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09" calcext:value-type="float">
            <text:p>-5.920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5.2887" calcext:value-type="float">
            <text:p>-5.2887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982" calcext:value-type="float">
            <text:p>-5.8982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847" calcext:value-type="float">
            <text:p>-5.284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546" calcext:value-type="float">
            <text:p>-5.9546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613" calcext:value-type="float">
            <text:p>-5.261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19" calcext:value-type="float">
            <text:p>-5.8919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3013" calcext:value-type="float">
            <text:p>-5.301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054" calcext:value-type="float">
            <text:p>-5.9054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853" calcext:value-type="float">
            <text:p>-5.2853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9312" calcext:value-type="float">
            <text:p>-5.931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2899" calcext:value-type="float">
            <text:p>-5.289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926" calcext:value-type="float">
            <text:p>-5.8926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615" calcext:value-type="float">
            <text:p>-5.2615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23" calcext:value-type="float">
            <text:p>-5.923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991" calcext:value-type="float">
            <text:p>-5.2991</text:p>
          </table:table-cell>
          <table:table-cell office:value-type="float" office:value="0.0483" calcext:value-type="float">
            <text:p>0.0483</text:p>
          </table:table-cell>
          <table:table-cell office:value-type="float" office:value="-5.9528" calcext:value-type="float">
            <text:p>-5.952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3073" calcext:value-type="float">
            <text:p>-5.307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27" calcext:value-type="float">
            <text:p>-5.9227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2624" calcext:value-type="float">
            <text:p>-5.262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673" calcext:value-type="float">
            <text:p>-5.9673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-5.3105" calcext:value-type="float">
            <text:p>-5.3105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212" calcext:value-type="float">
            <text:p>-5.9212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2963" calcext:value-type="float">
            <text:p>-5.2963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805" calcext:value-type="float">
            <text:p>-5.8805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686" calcext:value-type="float">
            <text:p>-5.268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35" calcext:value-type="float">
            <text:p>-5.9035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912" calcext:value-type="float">
            <text:p>-5.291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435" calcext:value-type="float">
            <text:p>-5.9435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2795" calcext:value-type="float">
            <text:p>-5.2795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557" calcext:value-type="float">
            <text:p>-5.9557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-5.2883" calcext:value-type="float">
            <text:p>-5.288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11" calcext:value-type="float">
            <text:p>-5.91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912" calcext:value-type="float">
            <text:p>-5.2912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9101" calcext:value-type="float">
            <text:p>-5.9101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582" calcext:value-type="float">
            <text:p>-5.2582</text:p>
          </table:table-cell>
          <table:table-cell office:value-type="float" office:value="0.0511" calcext:value-type="float">
            <text:p>0.0511</text:p>
          </table:table-cell>
          <table:table-cell office:value-type="float" office:value="-5.9551" calcext:value-type="float">
            <text:p>-5.9551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-5.2568" calcext:value-type="float">
            <text:p>-5.256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8711" calcext:value-type="float">
            <text:p>-5.8711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698" calcext:value-type="float">
            <text:p>-5.2698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794" calcext:value-type="float">
            <text:p>-5.8794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785" calcext:value-type="float">
            <text:p>-5.27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341" calcext:value-type="float">
            <text:p>-5.934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-5.3033" calcext:value-type="float">
            <text:p>-5.3033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529" calcext:value-type="float">
            <text:p>-5.9529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685" calcext:value-type="float">
            <text:p>-5.268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107" calcext:value-type="float">
            <text:p>-5.910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3159" calcext:value-type="float">
            <text:p>-5.3159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521" calcext:value-type="float">
            <text:p>-5.952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-5.2766" calcext:value-type="float">
            <text:p>-5.276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35" calcext:value-type="float">
            <text:p>-5.9035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-5.2442" calcext:value-type="float">
            <text:p>-5.2442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981" calcext:value-type="float">
            <text:p>-5.8981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-5.2619" calcext:value-type="float">
            <text:p>-5.2619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96" calcext:value-type="float">
            <text:p>-5.896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894" calcext:value-type="float">
            <text:p>-5.2894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055" calcext:value-type="float">
            <text:p>-5.9055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975" calcext:value-type="float">
            <text:p>-5.297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742" calcext:value-type="float">
            <text:p>-5.9742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-5.289" calcext:value-type="float">
            <text:p>-5.289</text:p>
          </table:table-cell>
          <table:table-cell office:value-type="float" office:value="0.05" calcext:value-type="float">
            <text:p>0.05</text:p>
          </table:table-cell>
          <table:table-cell office:value-type="float" office:value="-5.9337" calcext:value-type="float">
            <text:p>-5.9337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-5.2847" calcext:value-type="float">
            <text:p>-5.2847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887" calcext:value-type="float">
            <text:p>-5.8887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-5.2683" calcext:value-type="float">
            <text:p>-5.2683</text:p>
          </table:table-cell>
          <table:table-cell office:value-type="float" office:value="0.0507" calcext:value-type="float">
            <text:p>0.0507</text:p>
          </table:table-cell>
          <table:table-cell office:value-type="float" office:value="-5.95" calcext:value-type="float">
            <text:p>-5.9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-5.2582" calcext:value-type="float">
            <text:p>-5.258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92" calcext:value-type="float">
            <text:p>-5.892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611" calcext:value-type="float">
            <text:p>-5.26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24" calcext:value-type="float">
            <text:p>-5.9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3138" calcext:value-type="float">
            <text:p>-5.313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732" calcext:value-type="float">
            <text:p>-5.9732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-5.3018" calcext:value-type="float">
            <text:p>-5.301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724" calcext:value-type="float">
            <text:p>-5.8724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-5.3104" calcext:value-type="float">
            <text:p>-5.3104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599" calcext:value-type="float">
            <text:p>-5.9599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-5.2851" calcext:value-type="float">
            <text:p>-5.285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9264" calcext:value-type="float">
            <text:p>-5.926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885" calcext:value-type="float">
            <text:p>-5.288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559" calcext:value-type="float">
            <text:p>-5.8559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2612" calcext:value-type="float">
            <text:p>-5.2612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04" calcext:value-type="float">
            <text:p>-5.9004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2931" calcext:value-type="float">
            <text:p>-5.293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8879" calcext:value-type="float">
            <text:p>-5.8879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843" calcext:value-type="float">
            <text:p>-5.2843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064" calcext:value-type="float">
            <text:p>-5.9064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2908" calcext:value-type="float">
            <text:p>-5.290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283" calcext:value-type="float">
            <text:p>-5.9283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3194" calcext:value-type="float">
            <text:p>-5.319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-5.2836" calcext:value-type="float">
            <text:p>-5.2836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8905" calcext:value-type="float">
            <text:p>-5.8905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-5.2724" calcext:value-type="float">
            <text:p>-5.2724</text:p>
          </table:table-cell>
          <table:table-cell office:value-type="float" office:value="0.0487" calcext:value-type="float">
            <text:p>0.0487</text:p>
          </table:table-cell>
          <table:table-cell office:value-type="float" office:value="-5.8721" calcext:value-type="float">
            <text:p>-5.8721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-5.232" calcext:value-type="float">
            <text:p>-5.232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3" calcext:value-type="float">
            <text:p>-5.893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-5.2823" calcext:value-type="float">
            <text:p>-5.2823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8598" calcext:value-type="float">
            <text:p>-5.8598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872" calcext:value-type="float">
            <text:p>-5.287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365" calcext:value-type="float">
            <text:p>-5.9365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-5.276" calcext:value-type="float">
            <text:p>-5.276</text:p>
          </table:table-cell>
          <table:table-cell office:value-type="float" office:value="0.05" calcext:value-type="float">
            <text:p>0.05</text:p>
          </table:table-cell>
          <table:table-cell office:value-type="float" office:value="-5.8978" calcext:value-type="float">
            <text:p>-5.897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-5.3268" calcext:value-type="float">
            <text:p>-5.3268</text:p>
          </table:table-cell>
          <table:table-cell office:value-type="float" office:value="0.0482" calcext:value-type="float">
            <text:p>0.0482</text:p>
          </table:table-cell>
          <table:table-cell office:value-type="float" office:value="-5.9129" calcext:value-type="float">
            <text:p>-5.9129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-5.257" calcext:value-type="float">
            <text:p>-5.257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9409" calcext:value-type="float">
            <text:p>-5.9409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766" calcext:value-type="float">
            <text:p>-5.2766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212" calcext:value-type="float">
            <text:p>-5.9212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-5.3159" calcext:value-type="float">
            <text:p>-5.3159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586" calcext:value-type="float">
            <text:p>-5.958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5.3099" calcext:value-type="float">
            <text:p>-5.3099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205" calcext:value-type="float">
            <text:p>-5.920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2997" calcext:value-type="float">
            <text:p>-5.2997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737" calcext:value-type="float">
            <text:p>-5.8737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2885" calcext:value-type="float">
            <text:p>-5.2885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539" calcext:value-type="float">
            <text:p>-5.953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862" calcext:value-type="float">
            <text:p>-5.286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706" calcext:value-type="float">
            <text:p>-5.870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792" calcext:value-type="float">
            <text:p>-5.279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655" calcext:value-type="float">
            <text:p>-5.9655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921" calcext:value-type="float">
            <text:p>-5.2921</text:p>
          </table:table-cell>
          <table:table-cell office:value-type="float" office:value="0.05" calcext:value-type="float">
            <text:p>0.05</text:p>
          </table:table-cell>
          <table:table-cell office:value-type="float" office:value="-5.9755" calcext:value-type="float">
            <text:p>-5.9755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5.293" calcext:value-type="float">
            <text:p>-5.293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8699" calcext:value-type="float">
            <text:p>-5.8699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-5.2834" calcext:value-type="float">
            <text:p>-5.2834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076" calcext:value-type="float">
            <text:p>-5.907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5.3164" calcext:value-type="float">
            <text:p>-5.31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635" calcext:value-type="float">
            <text:p>-5.9635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-5.2688" calcext:value-type="float">
            <text:p>-5.2688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227" calcext:value-type="float">
            <text:p>-5.9227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-5.3084" calcext:value-type="float">
            <text:p>-5.308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496" calcext:value-type="float">
            <text:p>-5.9496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762" calcext:value-type="float">
            <text:p>-5.276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065" calcext:value-type="float">
            <text:p>-5.9065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765" calcext:value-type="float">
            <text:p>-5.2765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9417" calcext:value-type="float">
            <text:p>-5.9417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-5.2766" calcext:value-type="float">
            <text:p>-5.2766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9079" calcext:value-type="float">
            <text:p>-5.9079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918" calcext:value-type="float">
            <text:p>-5.2918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062" calcext:value-type="float">
            <text:p>-5.9062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395" calcext:value-type="float">
            <text:p>-5.239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979" calcext:value-type="float">
            <text:p>-5.8979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5.2918" calcext:value-type="float">
            <text:p>-5.2918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318" calcext:value-type="float">
            <text:p>-5.9318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-5.2927" calcext:value-type="float">
            <text:p>-5.292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206" calcext:value-type="float">
            <text:p>-5.9206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-5.2697" calcext:value-type="float">
            <text:p>-5.2697</text:p>
          </table:table-cell>
          <table:table-cell office:value-type="float" office:value="0.0503" calcext:value-type="float">
            <text:p>0.0503</text:p>
          </table:table-cell>
          <table:table-cell office:value-type="float" office:value="-5.9047" calcext:value-type="float">
            <text:p>-5.9047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-5.3011" calcext:value-type="float">
            <text:p>-5.3011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435" calcext:value-type="float">
            <text:p>-5.9435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-5.3113" calcext:value-type="float">
            <text:p>-5.3113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194" calcext:value-type="float">
            <text:p>-5.9194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414" calcext:value-type="float">
            <text:p>-5.2414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8906" calcext:value-type="float">
            <text:p>-5.8906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-5.2653" calcext:value-type="float">
            <text:p>-5.2653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8738" calcext:value-type="float">
            <text:p>-5.8738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887" calcext:value-type="float">
            <text:p>-5.2887</text:p>
          </table:table-cell>
          <table:table-cell office:value-type="float" office:value="0.05" calcext:value-type="float">
            <text:p>0.05</text:p>
          </table:table-cell>
          <table:table-cell office:value-type="float" office:value="-5.935" calcext:value-type="float">
            <text:p>-5.935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-5.2756" calcext:value-type="float">
            <text:p>-5.2756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212" calcext:value-type="float">
            <text:p>-5.9212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741" calcext:value-type="float">
            <text:p>-5.274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08" calcext:value-type="float">
            <text:p>-5.9008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425" calcext:value-type="float">
            <text:p>-5.2425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9014" calcext:value-type="float">
            <text:p>-5.901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448" calcext:value-type="float">
            <text:p>-5.244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5.9257" calcext:value-type="float">
            <text:p>-5.925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911" calcext:value-type="float">
            <text:p>-5.291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055" calcext:value-type="float">
            <text:p>-5.9055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-5.2642" calcext:value-type="float">
            <text:p>-5.2642</text:p>
          </table:table-cell>
          <table:table-cell office:value-type="float" office:value="0.051" calcext:value-type="float">
            <text:p>0.051</text:p>
          </table:table-cell>
          <table:table-cell office:value-type="float" office:value="-5.8804" calcext:value-type="float">
            <text:p>-5.8804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902" calcext:value-type="float">
            <text:p>-5.2902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598" calcext:value-type="float">
            <text:p>-5.9598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819" calcext:value-type="float">
            <text:p>-5.2819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39" calcext:value-type="float">
            <text:p>-5.939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-5.2425" calcext:value-type="float">
            <text:p>-5.2425</text:p>
          </table:table-cell>
          <table:table-cell office:value-type="float" office:value="0.05" calcext:value-type="float">
            <text:p>0.05</text:p>
          </table:table-cell>
          <table:table-cell office:value-type="float" office:value="-5.9524" calcext:value-type="float">
            <text:p>-5.9524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806" calcext:value-type="float">
            <text:p>-5.2806</text:p>
          </table:table-cell>
          <table:table-cell office:value-type="float" office:value="0.05" calcext:value-type="float">
            <text:p>0.05</text:p>
          </table:table-cell>
          <table:table-cell office:value-type="float" office:value="-5.9214" calcext:value-type="float">
            <text:p>-5.921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-5.2859" calcext:value-type="float">
            <text:p>-5.285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19" calcext:value-type="float">
            <text:p>-5.919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3128" calcext:value-type="float">
            <text:p>-5.312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217" calcext:value-type="float">
            <text:p>-5.921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733" calcext:value-type="float">
            <text:p>-5.2733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959" calcext:value-type="float">
            <text:p>-5.8959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-5.283" calcext:value-type="float">
            <text:p>-5.283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658" calcext:value-type="float">
            <text:p>-5.9658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-5.2667" calcext:value-type="float">
            <text:p>-5.266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323" calcext:value-type="float">
            <text:p>-5.9323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858" calcext:value-type="float">
            <text:p>-5.2858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918" calcext:value-type="float">
            <text:p>-5.8918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-5.29" calcext:value-type="float">
            <text:p>-5.29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818" calcext:value-type="float">
            <text:p>-5.9818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192" calcext:value-type="float">
            <text:p>-5.21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8623" calcext:value-type="float">
            <text:p>-5.862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2615" calcext:value-type="float">
            <text:p>-5.2615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804" calcext:value-type="float">
            <text:p>-5.880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2614" calcext:value-type="float">
            <text:p>-5.2614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8708" calcext:value-type="float">
            <text:p>-5.8708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-5.2536" calcext:value-type="float">
            <text:p>-5.253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24" calcext:value-type="float">
            <text:p>-5.924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-5.2656" calcext:value-type="float">
            <text:p>-5.2656</text:p>
          </table:table-cell>
          <table:table-cell office:value-type="float" office:value="0.049" calcext:value-type="float">
            <text:p>0.049</text:p>
          </table:table-cell>
          <table:table-cell office:value-type="float" office:value="-5.8759" calcext:value-type="float">
            <text:p>-5.8759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3013" calcext:value-type="float">
            <text:p>-5.3013</text:p>
          </table:table-cell>
          <table:table-cell office:value-type="float" office:value="0.0483" calcext:value-type="float">
            <text:p>0.0483</text:p>
          </table:table-cell>
          <table:table-cell office:value-type="float" office:value="-5.9129" calcext:value-type="float">
            <text:p>-5.912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5.319" calcext:value-type="float">
            <text:p>-5.319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8903" calcext:value-type="float">
            <text:p>-5.8903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-5.2831" calcext:value-type="float">
            <text:p>-5.2831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526" calcext:value-type="float">
            <text:p>-5.9526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-5.293" calcext:value-type="float">
            <text:p>-5.29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535" calcext:value-type="float">
            <text:p>-5.9535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817" calcext:value-type="float">
            <text:p>-5.2817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9014" calcext:value-type="float">
            <text:p>-5.9014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-5.3182" calcext:value-type="float">
            <text:p>-5.3182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598" calcext:value-type="float">
            <text:p>-5.9598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-5.2998" calcext:value-type="float">
            <text:p>-5.2998</text:p>
          </table:table-cell>
          <table:table-cell office:value-type="float" office:value="0.049" calcext:value-type="float">
            <text:p>0.049</text:p>
          </table:table-cell>
          <table:table-cell office:value-type="float" office:value="-5.9316" calcext:value-type="float">
            <text:p>-5.9316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-5.2947" calcext:value-type="float">
            <text:p>-5.2947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8604" calcext:value-type="float">
            <text:p>-5.860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554" calcext:value-type="float">
            <text:p>-5.2554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.9619" calcext:value-type="float">
            <text:p>-5.9619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-5.3165" calcext:value-type="float">
            <text:p>-5.316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517" calcext:value-type="float">
            <text:p>-5.9517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-5.3008" calcext:value-type="float">
            <text:p>-5.300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9417" calcext:value-type="float">
            <text:p>-5.9417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-5.2566" calcext:value-type="float">
            <text:p>-5.256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5.8757" calcext:value-type="float">
            <text:p>-5.875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5.3051" calcext:value-type="float">
            <text:p>-5.3051</text:p>
          </table:table-cell>
          <table:table-cell office:value-type="float" office:value="0.0482" calcext:value-type="float">
            <text:p>0.0482</text:p>
          </table:table-cell>
          <table:table-cell office:value-type="float" office:value="-5.9404" calcext:value-type="float">
            <text:p>-5.9404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-5.2988" calcext:value-type="float">
            <text:p>-5.2988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624" calcext:value-type="float">
            <text:p>-5.9624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-5.269" calcext:value-type="float">
            <text:p>-5.269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9333" calcext:value-type="float">
            <text:p>-5.9333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851" calcext:value-type="float">
            <text:p>-5.2851</text:p>
          </table:table-cell>
          <table:table-cell office:value-type="float" office:value="0.0508" calcext:value-type="float">
            <text:p>0.0508</text:p>
          </table:table-cell>
          <table:table-cell office:value-type="float" office:value="-5.9484" calcext:value-type="float">
            <text:p>-5.948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-5.3169" calcext:value-type="float">
            <text:p>-5.3169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69" calcext:value-type="float">
            <text:p>-5.969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781" calcext:value-type="float">
            <text:p>-5.2781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393" calcext:value-type="float">
            <text:p>-5.939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2817" calcext:value-type="float">
            <text:p>-5.2817</text:p>
          </table:table-cell>
          <table:table-cell office:value-type="float" office:value="0.05" calcext:value-type="float">
            <text:p>0.05</text:p>
          </table:table-cell>
          <table:table-cell office:value-type="float" office:value="-5.9575" calcext:value-type="float">
            <text:p>-5.9575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-5.2918" calcext:value-type="float">
            <text:p>-5.2918</text:p>
          </table:table-cell>
          <table:table-cell office:value-type="float" office:value="0.0491" calcext:value-type="float">
            <text:p>0.0491</text:p>
          </table:table-cell>
          <table:table-cell office:value-type="float" office:value="-5.8785" calcext:value-type="float">
            <text:p>-5.8785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-5.2905" calcext:value-type="float">
            <text:p>-5.2905</text:p>
          </table:table-cell>
          <table:table-cell office:value-type="float" office:value="0.0488" calcext:value-type="float">
            <text:p>0.0488</text:p>
          </table:table-cell>
          <table:table-cell office:value-type="float" office:value="-5.9234" calcext:value-type="float">
            <text:p>-5.923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-5.2912" calcext:value-type="float">
            <text:p>-5.291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6.0001" calcext:value-type="float">
            <text:p>-6.0001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-5.2848" calcext:value-type="float">
            <text:p>-5.2848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8979" calcext:value-type="float">
            <text:p>-5.8979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5.2813" calcext:value-type="float">
            <text:p>-5.2813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145" calcext:value-type="float">
            <text:p>-5.914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5.2948" calcext:value-type="float">
            <text:p>-5.2948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459" calcext:value-type="float">
            <text:p>-5.9459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-5.2767" calcext:value-type="float">
            <text:p>-5.276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5.935" calcext:value-type="float">
            <text:p>-5.935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895" calcext:value-type="float">
            <text:p>-5.2895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101" calcext:value-type="float">
            <text:p>-5.91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5.2861" calcext:value-type="float">
            <text:p>-5.286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5.9036" calcext:value-type="float">
            <text:p>-5.9036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-5.3523" calcext:value-type="float">
            <text:p>-5.3523</text:p>
          </table:table-cell>
          <table:table-cell office:value-type="float" office:value="0.0489" calcext:value-type="float">
            <text:p>0.0489</text:p>
          </table:table-cell>
          <table:table-cell office:value-type="float" office:value="-5.9406" calcext:value-type="float">
            <text:p>-5.9406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-5.3131" calcext:value-type="float">
            <text:p>-5.3131</text:p>
          </table:table-cell>
          <table:table-cell office:value-type="float" office:value="0.0493" calcext:value-type="float">
            <text:p>0.0493</text:p>
          </table:table-cell>
          <table:table-cell office:value-type="float" office:value="-5.9472" calcext:value-type="float">
            <text:p>-5.9472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5.284" calcext:value-type="float">
            <text:p>-5.284</text:p>
          </table:table-cell>
          <table:table-cell office:value-type="float" office:value="0.0505" calcext:value-type="float">
            <text:p>0.0505</text:p>
          </table:table-cell>
          <table:table-cell office:value-type="float" office:value="-5.9253" calcext:value-type="float">
            <text:p>-5.925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-5.2785" calcext:value-type="float">
            <text:p>-5.2785</text:p>
          </table:table-cell>
          <table:table-cell office:value-type="float" office:value="0.0506" calcext:value-type="float">
            <text:p>0.0506</text:p>
          </table:table-cell>
          <table:table-cell office:value-type="float" office:value="-5.8886" calcext:value-type="float">
            <text:p>-5.888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3032" calcext:value-type="float">
            <text:p>-5.3032</text:p>
          </table:table-cell>
          <table:table-cell office:value-type="float" office:value="0.0498" calcext:value-type="float">
            <text:p>0.0498</text:p>
          </table:table-cell>
          <table:table-cell office:value-type="float" office:value="-5.9329" calcext:value-type="float">
            <text:p>-5.9329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5.3052" calcext:value-type="float">
            <text:p>-5.3052</text:p>
          </table:table-cell>
          <table:table-cell office:value-type="float" office:value="0.0486" calcext:value-type="float">
            <text:p>0.0486</text:p>
          </table:table-cell>
          <table:table-cell office:value-type="float" office:value="-5.8982" calcext:value-type="float">
            <text:p>-5.8982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-5.2748" calcext:value-type="float">
            <text:p>-5.2748</text:p>
          </table:table-cell>
          <table:table-cell office:value-type="float" office:value="0.0492" calcext:value-type="float">
            <text:p>0.0492</text:p>
          </table:table-cell>
          <table:table-cell office:value-type="float" office:value="-5.9468" calcext:value-type="float">
            <text:p>-5.9468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-5.3176" calcext:value-type="float">
            <text:p>-5.3176</text:p>
          </table:table-cell>
          <table:table-cell office:value-type="float" office:value="0.0494" calcext:value-type="float">
            <text:p>0.0494</text:p>
          </table:table-cell>
          <table:table-cell office:value-type="float" office:value="-5.9507" calcext:value-type="float">
            <text:p>-5.9507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2878" calcext:value-type="float">
            <text:p>-5.287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5.9285" calcext:value-type="float">
            <text:p>-5.9285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-5.2808" calcext:value-type="float">
            <text:p>-5.2808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286" calcext:value-type="float">
            <text:p>-5.9286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-5.335" calcext:value-type="float">
            <text:p>-5.335</text:p>
          </table:table-cell>
          <table:table-cell office:value-type="float" office:value="0.0485" calcext:value-type="float">
            <text:p>0.0485</text:p>
          </table:table-cell>
          <table:table-cell office:value-type="float" office:value="-5.9387" calcext:value-type="float">
            <text:p>-5.9387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-5.3045" calcext:value-type="float">
            <text:p>-5.3045</text:p>
          </table:table-cell>
          <table:table-cell office:value-type="float" office:value="0.0501" calcext:value-type="float">
            <text:p>0.0501</text:p>
          </table:table-cell>
          <table:table-cell office:value-type="float" office:value="-5.965" calcext:value-type="float">
            <text:p>-5.965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-5.276" calcext:value-type="float">
            <text:p>-5.276</text:p>
          </table:table-cell>
          <table:table-cell office:value-type="float" office:value="0.0502" calcext:value-type="float">
            <text:p>0.0502</text:p>
          </table:table-cell>
          <table:table-cell office:value-type="float" office:value="-5.9368" calcext:value-type="float">
            <text:p>-5.9368</text:p>
          </table:table-cell>
          <table:table-cell office:value-type="float" office:value="0.0178" calcext:value-type="float">
            <text:p>0.0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0:10:56.656396704</dc:date>
    <meta:editing-duration>PT53S</meta:editing-duration>
    <meta:editing-cycles>1</meta:editing-cycles>
    <meta:document-statistic meta:table-count="1" meta:cell-count="740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loss.A1:loss.A1851 loss.C1:loss.C1851" chart:data-source-has-labels="row" svg:x="0.32cm" svg:y="0.18cm" svg:width="11.397cm" svg:height="8.64cm">
          <chartooo:coordinate-region svg:x="0.862cm" svg:y="0.379cm" svg:width="10.8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.A2:loss.A1851" chart:label-cell-address="loss.A1:loss.A1" chart:class="chart:line">
            <chart:data-point chart:repeated="1850"/>
          </chart:series>
          <chart:series chart:style-name="ch7" chart:values-cell-range-address="loss.C2:loss.C1851" chart:label-cell-address="loss.C1:loss.C1" chart:class="chart:line">
            <chart:data-point chart:repeated="18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running loss</text:p>
                <draw:g>
                  <svg:desc>loss.A1:loss.A1</svg:desc>
                </draw:g>
              </table:table-cell>
              <table:table-cell office:value-type="string">
                <text:p> val loss</text:p>
                <draw:g>
                  <svg:desc>loss.C1: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94">
                <text:p>1.7394</text:p>
                <draw:g>
                  <svg:desc>loss.A2:loss.A1851</svg:desc>
                </draw:g>
              </table:table-cell>
              <table:table-cell office:value-type="float" office:value="0.8006">
                <text:p>0.8006</text:p>
                <draw:g>
                  <svg:desc>loss.C2:loss.C18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8">
                <text:p>0.638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75">
                <text:p>0.1475</text:p>
              </table:table-cell>
              <table:table-cell office:value-type="float" office:value="-0.1894">
                <text:p>-0.1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5">
                <text:p>-0.105</text:p>
              </table:table-cell>
              <table:table-cell office:value-type="float" office:value="-0.5202">
                <text:p>-0.5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754">
                <text:p>-0.3754</text:p>
              </table:table-cell>
              <table:table-cell office:value-type="float" office:value="-0.8454">
                <text:p>-0.8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631">
                <text:p>-0.6631</text:p>
              </table:table-cell>
              <table:table-cell office:value-type="float" office:value="-1.1937">
                <text:p>-1.1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541">
                <text:p>-0.8541</text:p>
              </table:table-cell>
              <table:table-cell office:value-type="float" office:value="-1.3009">
                <text:p>-1.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746">
                <text:p>-1.0746</text:p>
              </table:table-cell>
              <table:table-cell office:value-type="float" office:value="-1.5111">
                <text:p>-1.5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44">
                <text:p>-1.244</text:p>
              </table:table-cell>
              <table:table-cell office:value-type="float" office:value="-1.6768">
                <text:p>-1.6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4255">
                <text:p>-1.4255</text:p>
              </table:table-cell>
              <table:table-cell office:value-type="float" office:value="-1.7111">
                <text:p>-1.7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433">
                <text:p>-1.5433</text:p>
              </table:table-cell>
              <table:table-cell office:value-type="float" office:value="-1.8222">
                <text:p>-1.8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133">
                <text:p>-1.7133</text:p>
              </table:table-cell>
              <table:table-cell office:value-type="float" office:value="-2.0363">
                <text:p>-2.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107">
                <text:p>-1.7107</text:p>
              </table:table-cell>
              <table:table-cell office:value-type="float" office:value="-1.9668">
                <text:p>-1.9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51">
                <text:p>-1.8151</text:p>
              </table:table-cell>
              <table:table-cell office:value-type="float" office:value="-1.9992">
                <text:p>-1.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9075">
                <text:p>-1.9075</text:p>
              </table:table-cell>
              <table:table-cell office:value-type="float" office:value="-2.2128">
                <text:p>-2.2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089">
                <text:p>-2.0089</text:p>
              </table:table-cell>
              <table:table-cell office:value-type="float" office:value="-2.2127">
                <text:p>-2.2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236">
                <text:p>-2.0236</text:p>
              </table:table-cell>
              <table:table-cell office:value-type="float" office:value="-2.1845">
                <text:p>-2.1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0697">
                <text:p>-2.0697</text:p>
              </table:table-cell>
              <table:table-cell office:value-type="float" office:value="-2.5821">
                <text:p>-2.5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051">
                <text:p>-2.2051</text:p>
              </table:table-cell>
              <table:table-cell office:value-type="float" office:value="-2.6408">
                <text:p>-2.6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155">
                <text:p>-2.2155</text:p>
              </table:table-cell>
              <table:table-cell office:value-type="float" office:value="-2.665">
                <text:p>-2.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3145">
                <text:p>-2.3145</text:p>
              </table:table-cell>
              <table:table-cell office:value-type="float" office:value="-2.661">
                <text:p>-2.6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342">
                <text:p>-2.3342</text:p>
              </table:table-cell>
              <table:table-cell office:value-type="float" office:value="-2.6871">
                <text:p>-2.6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3517">
                <text:p>-2.3517</text:p>
              </table:table-cell>
              <table:table-cell office:value-type="float" office:value="-2.9335">
                <text:p>-2.9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413">
                <text:p>-2.3413</text:p>
              </table:table-cell>
              <table:table-cell office:value-type="float" office:value="-2.6456">
                <text:p>-2.6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389">
                <text:p>-2.389</text:p>
              </table:table-cell>
              <table:table-cell office:value-type="float" office:value="-2.6665">
                <text:p>-2.6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4744">
                <text:p>-2.4744</text:p>
              </table:table-cell>
              <table:table-cell office:value-type="float" office:value="-2.8247">
                <text:p>-2.8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536">
                <text:p>-2.536</text:p>
              </table:table-cell>
              <table:table-cell office:value-type="float" office:value="-3.0824">
                <text:p>-3.0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935">
                <text:p>-2.4935</text:p>
              </table:table-cell>
              <table:table-cell office:value-type="float" office:value="-2.9021">
                <text:p>-2.9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5421">
                <text:p>-2.5421</text:p>
              </table:table-cell>
              <table:table-cell office:value-type="float" office:value="-2.9315">
                <text:p>-2.9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599">
                <text:p>-2.599</text:p>
              </table:table-cell>
              <table:table-cell office:value-type="float" office:value="-3.087">
                <text:p>-3.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591">
                <text:p>-2.591</text:p>
              </table:table-cell>
              <table:table-cell office:value-type="float" office:value="-2.9802">
                <text:p>-2.9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6188">
                <text:p>-2.6188</text:p>
              </table:table-cell>
              <table:table-cell office:value-type="float" office:value="-3.0209">
                <text:p>-3.0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6721">
                <text:p>-2.6721</text:p>
              </table:table-cell>
              <table:table-cell office:value-type="float" office:value="-3.1363">
                <text:p>-3.1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6411">
                <text:p>-2.6411</text:p>
              </table:table-cell>
              <table:table-cell office:value-type="float" office:value="-3.0004">
                <text:p>-3.0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952">
                <text:p>-2.6952</text:p>
              </table:table-cell>
              <table:table-cell office:value-type="float" office:value="-3.1003">
                <text:p>-3.1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489">
                <text:p>-2.7489</text:p>
              </table:table-cell>
              <table:table-cell office:value-type="float" office:value="-3.1236">
                <text:p>-3.1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7106">
                <text:p>-2.7106</text:p>
              </table:table-cell>
              <table:table-cell office:value-type="float" office:value="-3.094">
                <text:p>-3.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7679">
                <text:p>-2.7679</text:p>
              </table:table-cell>
              <table:table-cell office:value-type="float" office:value="-2.8901">
                <text:p>-2.8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7346">
                <text:p>-2.7346</text:p>
              </table:table-cell>
              <table:table-cell office:value-type="float" office:value="-3.0527">
                <text:p>-3.0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8041">
                <text:p>-2.8041</text:p>
              </table:table-cell>
              <table:table-cell office:value-type="float" office:value="-3.3344">
                <text:p>-3.3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8171">
                <text:p>-2.8171</text:p>
              </table:table-cell>
              <table:table-cell office:value-type="float" office:value="-3.2363">
                <text:p>-3.23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9026">
                <text:p>-2.9026</text:p>
              </table:table-cell>
              <table:table-cell office:value-type="float" office:value="-3.253">
                <text:p>-3.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9134">
                <text:p>-2.9134</text:p>
              </table:table-cell>
              <table:table-cell office:value-type="float" office:value="-3.5171">
                <text:p>-3.5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8902">
                <text:p>-2.8902</text:p>
              </table:table-cell>
              <table:table-cell office:value-type="float" office:value="-3.3963">
                <text:p>-3.3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9502">
                <text:p>-2.9502</text:p>
              </table:table-cell>
              <table:table-cell office:value-type="float" office:value="-3.3155">
                <text:p>-3.3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9136">
                <text:p>-2.9136</text:p>
              </table:table-cell>
              <table:table-cell office:value-type="float" office:value="-3.3898">
                <text:p>-3.3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9645">
                <text:p>-2.9645</text:p>
              </table:table-cell>
              <table:table-cell office:value-type="float" office:value="-3.4699">
                <text:p>-3.4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966">
                <text:p>-2.966</text:p>
              </table:table-cell>
              <table:table-cell office:value-type="float" office:value="-3.1982">
                <text:p>-3.1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989">
                <text:p>-2.989</text:p>
              </table:table-cell>
              <table:table-cell office:value-type="float" office:value="-3.4883">
                <text:p>-3.48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9517">
                <text:p>-2.9517</text:p>
              </table:table-cell>
              <table:table-cell office:value-type="float" office:value="-2.929">
                <text:p>-2.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1147">
                <text:p>-3.1147</text:p>
              </table:table-cell>
              <table:table-cell office:value-type="float" office:value="-3.4989">
                <text:p>-3.4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315">
                <text:p>-3.3315</text:p>
              </table:table-cell>
              <table:table-cell office:value-type="float" office:value="-3.9587">
                <text:p>-3.9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09">
                <text:p>-3.509</text:p>
              </table:table-cell>
              <table:table-cell office:value-type="float" office:value="-4.0646">
                <text:p>-4.0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5961">
                <text:p>-3.5961</text:p>
              </table:table-cell>
              <table:table-cell office:value-type="float" office:value="-4.1958">
                <text:p>-4.1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6171">
                <text:p>-3.6171</text:p>
              </table:table-cell>
              <table:table-cell office:value-type="float" office:value="-4.2531">
                <text:p>-4.2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574">
                <text:p>-3.6574</text:p>
              </table:table-cell>
              <table:table-cell office:value-type="float" office:value="-4.1273">
                <text:p>-4.1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6696">
                <text:p>-3.6696</text:p>
              </table:table-cell>
              <table:table-cell office:value-type="float" office:value="-4.1989">
                <text:p>-4.1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6606">
                <text:p>-3.6606</text:p>
              </table:table-cell>
              <table:table-cell office:value-type="float" office:value="-4.1389">
                <text:p>-4.1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6985">
                <text:p>-3.6985</text:p>
              </table:table-cell>
              <table:table-cell office:value-type="float" office:value="-4.2895">
                <text:p>-4.2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6764">
                <text:p>-3.6764</text:p>
              </table:table-cell>
              <table:table-cell office:value-type="float" office:value="-4.2084">
                <text:p>-4.2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6925">
                <text:p>-3.6925</text:p>
              </table:table-cell>
              <table:table-cell office:value-type="float" office:value="-4.2277">
                <text:p>-4.2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7192">
                <text:p>-3.7192</text:p>
              </table:table-cell>
              <table:table-cell office:value-type="float" office:value="-4.2003">
                <text:p>-4.2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131">
                <text:p>-3.7131</text:p>
              </table:table-cell>
              <table:table-cell office:value-type="float" office:value="-4.1846">
                <text:p>-4.1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85">
                <text:p>-3.685</text:p>
              </table:table-cell>
              <table:table-cell office:value-type="float" office:value="-4.2045">
                <text:p>-4.2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732">
                <text:p>-3.732</text:p>
              </table:table-cell>
              <table:table-cell office:value-type="float" office:value="-4.1865">
                <text:p>-4.18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7251">
                <text:p>-3.7251</text:p>
              </table:table-cell>
              <table:table-cell office:value-type="float" office:value="-4.2126">
                <text:p>-4.2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7145">
                <text:p>-3.7145</text:p>
              </table:table-cell>
              <table:table-cell office:value-type="float" office:value="-4.2656">
                <text:p>-4.2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7393">
                <text:p>-3.7393</text:p>
              </table:table-cell>
              <table:table-cell office:value-type="float" office:value="-4.2932">
                <text:p>-4.2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7405">
                <text:p>-3.7405</text:p>
              </table:table-cell>
              <table:table-cell office:value-type="float" office:value="-4.3212">
                <text:p>-4.3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7342">
                <text:p>-3.7342</text:p>
              </table:table-cell>
              <table:table-cell office:value-type="float" office:value="-4.1869">
                <text:p>-4.1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7466">
                <text:p>-3.7466</text:p>
              </table:table-cell>
              <table:table-cell office:value-type="float" office:value="-4.211">
                <text:p>-4.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7602">
                <text:p>-3.7602</text:p>
              </table:table-cell>
              <table:table-cell office:value-type="float" office:value="-4.3713">
                <text:p>-4.3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7382">
                <text:p>-3.7382</text:p>
              </table:table-cell>
              <table:table-cell office:value-type="float" office:value="-4.2706">
                <text:p>-4.2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7242">
                <text:p>-3.7242</text:p>
              </table:table-cell>
              <table:table-cell office:value-type="float" office:value="-4.2069">
                <text:p>-4.2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725">
                <text:p>-3.725</text:p>
              </table:table-cell>
              <table:table-cell office:value-type="float" office:value="-4.299">
                <text:p>-4.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7692">
                <text:p>-3.7692</text:p>
              </table:table-cell>
              <table:table-cell office:value-type="float" office:value="-4.2702">
                <text:p>-4.27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7901">
                <text:p>-3.7901</text:p>
              </table:table-cell>
              <table:table-cell office:value-type="float" office:value="-4.2534">
                <text:p>-4.2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7574">
                <text:p>-3.7574</text:p>
              </table:table-cell>
              <table:table-cell office:value-type="float" office:value="-4.2449">
                <text:p>-4.2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7653">
                <text:p>-3.7653</text:p>
              </table:table-cell>
              <table:table-cell office:value-type="float" office:value="-4.2993">
                <text:p>-4.2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7784">
                <text:p>-3.7784</text:p>
              </table:table-cell>
              <table:table-cell office:value-type="float" office:value="-4.2364">
                <text:p>-4.2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8065">
                <text:p>-3.8065</text:p>
              </table:table-cell>
              <table:table-cell office:value-type="float" office:value="-4.3279">
                <text:p>-4.32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7939">
                <text:p>-3.7939</text:p>
              </table:table-cell>
              <table:table-cell office:value-type="float" office:value="-4.3242">
                <text:p>-4.3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8112">
                <text:p>-3.8112</text:p>
              </table:table-cell>
              <table:table-cell office:value-type="float" office:value="-4.2913">
                <text:p>-4.2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7849">
                <text:p>-3.7849</text:p>
              </table:table-cell>
              <table:table-cell office:value-type="float" office:value="-4.3011">
                <text:p>-4.3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802">
                <text:p>-3.802</text:p>
              </table:table-cell>
              <table:table-cell office:value-type="float" office:value="-4.435">
                <text:p>-4.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8098">
                <text:p>-3.8098</text:p>
              </table:table-cell>
              <table:table-cell office:value-type="float" office:value="-4.3816">
                <text:p>-4.3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7779">
                <text:p>-3.7779</text:p>
              </table:table-cell>
              <table:table-cell office:value-type="float" office:value="-4.3718">
                <text:p>-4.37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8148">
                <text:p>-3.8148</text:p>
              </table:table-cell>
              <table:table-cell office:value-type="float" office:value="-4.183">
                <text:p>-4.1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8093">
                <text:p>-3.8093</text:p>
              </table:table-cell>
              <table:table-cell office:value-type="float" office:value="-4.2966">
                <text:p>-4.2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8048">
                <text:p>-3.8048</text:p>
              </table:table-cell>
              <table:table-cell office:value-type="float" office:value="-4.3066">
                <text:p>-4.3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8504">
                <text:p>-3.8504</text:p>
              </table:table-cell>
              <table:table-cell office:value-type="float" office:value="-4.3752">
                <text:p>-4.3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8457">
                <text:p>-3.8457</text:p>
              </table:table-cell>
              <table:table-cell office:value-type="float" office:value="-4.312">
                <text:p>-4.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8324">
                <text:p>-3.8324</text:p>
              </table:table-cell>
              <table:table-cell office:value-type="float" office:value="-4.3316">
                <text:p>-4.3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462">
                <text:p>-3.8462</text:p>
              </table:table-cell>
              <table:table-cell office:value-type="float" office:value="-4.4864">
                <text:p>-4.4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8507">
                <text:p>-3.8507</text:p>
              </table:table-cell>
              <table:table-cell office:value-type="float" office:value="-4.4407">
                <text:p>-4.4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9009">
                <text:p>-3.9009</text:p>
              </table:table-cell>
              <table:table-cell office:value-type="float" office:value="-4.3861">
                <text:p>-4.3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8327">
                <text:p>-3.8327</text:p>
              </table:table-cell>
              <table:table-cell office:value-type="float" office:value="-4.3678">
                <text:p>-4.3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8572">
                <text:p>-3.8572</text:p>
              </table:table-cell>
              <table:table-cell office:value-type="float" office:value="-4.3426">
                <text:p>-4.3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8644">
                <text:p>-3.8644</text:p>
              </table:table-cell>
              <table:table-cell office:value-type="float" office:value="-4.384">
                <text:p>-4.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9026">
                <text:p>-3.9026</text:p>
              </table:table-cell>
              <table:table-cell office:value-type="float" office:value="-4.4586">
                <text:p>-4.4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.8959">
                <text:p>-3.8959</text:p>
              </table:table-cell>
              <table:table-cell office:value-type="float" office:value="-4.4112">
                <text:p>-4.4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886">
                <text:p>-3.886</text:p>
              </table:table-cell>
              <table:table-cell office:value-type="float" office:value="-4.4131">
                <text:p>-4.4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8934">
                <text:p>-3.8934</text:p>
              </table:table-cell>
              <table:table-cell office:value-type="float" office:value="-4.4436">
                <text:p>-4.4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.9224">
                <text:p>-3.9224</text:p>
              </table:table-cell>
              <table:table-cell office:value-type="float" office:value="-4.5104">
                <text:p>-4.5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9246">
                <text:p>-3.9246</text:p>
              </table:table-cell>
              <table:table-cell office:value-type="float" office:value="-4.5215">
                <text:p>-4.52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9111">
                <text:p>-3.9111</text:p>
              </table:table-cell>
              <table:table-cell office:value-type="float" office:value="-4.4842">
                <text:p>-4.48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9385">
                <text:p>-3.9385</text:p>
              </table:table-cell>
              <table:table-cell office:value-type="float" office:value="-4.4609">
                <text:p>-4.46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9412">
                <text:p>-3.9412</text:p>
              </table:table-cell>
              <table:table-cell office:value-type="float" office:value="-4.505">
                <text:p>-4.5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9197">
                <text:p>-3.9197</text:p>
              </table:table-cell>
              <table:table-cell office:value-type="float" office:value="-4.3779">
                <text:p>-4.37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8792">
                <text:p>-3.8792</text:p>
              </table:table-cell>
              <table:table-cell office:value-type="float" office:value="-4.4024">
                <text:p>-4.4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9229">
                <text:p>-3.9229</text:p>
              </table:table-cell>
              <table:table-cell office:value-type="float" office:value="-4.4021">
                <text:p>-4.4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9616">
                <text:p>-3.9616</text:p>
              </table:table-cell>
              <table:table-cell office:value-type="float" office:value="-4.5177">
                <text:p>-4.5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9384">
                <text:p>-3.9384</text:p>
              </table:table-cell>
              <table:table-cell office:value-type="float" office:value="-4.4788">
                <text:p>-4.47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.923">
                <text:p>-3.923</text:p>
              </table:table-cell>
              <table:table-cell office:value-type="float" office:value="-4.4674">
                <text:p>-4.4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9306">
                <text:p>-3.9306</text:p>
              </table:table-cell>
              <table:table-cell office:value-type="float" office:value="-4.4791">
                <text:p>-4.47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9618">
                <text:p>-3.9618</text:p>
              </table:table-cell>
              <table:table-cell office:value-type="float" office:value="-4.522">
                <text:p>-4.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9543">
                <text:p>-3.9543</text:p>
              </table:table-cell>
              <table:table-cell office:value-type="float" office:value="-4.5051">
                <text:p>-4.5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9694">
                <text:p>-3.9694</text:p>
              </table:table-cell>
              <table:table-cell office:value-type="float" office:value="-4.521">
                <text:p>-4.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9646">
                <text:p>-3.9646</text:p>
              </table:table-cell>
              <table:table-cell office:value-type="float" office:value="-4.479">
                <text:p>-4.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951">
                <text:p>-3.951</text:p>
              </table:table-cell>
              <table:table-cell office:value-type="float" office:value="-4.5075">
                <text:p>-4.5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9472">
                <text:p>-3.9472</text:p>
              </table:table-cell>
              <table:table-cell office:value-type="float" office:value="-4.4386">
                <text:p>-4.43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9961">
                <text:p>-3.9961</text:p>
              </table:table-cell>
              <table:table-cell office:value-type="float" office:value="-4.6217">
                <text:p>-4.62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9656">
                <text:p>-3.9656</text:p>
              </table:table-cell>
              <table:table-cell office:value-type="float" office:value="-4.4526">
                <text:p>-4.45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9786">
                <text:p>-3.9786</text:p>
              </table:table-cell>
              <table:table-cell office:value-type="float" office:value="-4.431">
                <text:p>-4.4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9947">
                <text:p>-3.9947</text:p>
              </table:table-cell>
              <table:table-cell office:value-type="float" office:value="-4.5706">
                <text:p>-4.5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9786">
                <text:p>-3.9786</text:p>
              </table:table-cell>
              <table:table-cell office:value-type="float" office:value="-4.5345">
                <text:p>-4.5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0039">
                <text:p>-4.0039</text:p>
              </table:table-cell>
              <table:table-cell office:value-type="float" office:value="-4.4911">
                <text:p>-4.49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0014">
                <text:p>-4.0014</text:p>
              </table:table-cell>
              <table:table-cell office:value-type="float" office:value="-4.6199">
                <text:p>-4.61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9674">
                <text:p>-3.9674</text:p>
              </table:table-cell>
              <table:table-cell office:value-type="float" office:value="-4.5501">
                <text:p>-4.5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0144">
                <text:p>-4.0144</text:p>
              </table:table-cell>
              <table:table-cell office:value-type="float" office:value="-4.5443">
                <text:p>-4.54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0004">
                <text:p>-4.0004</text:p>
              </table:table-cell>
              <table:table-cell office:value-type="float" office:value="-4.4752">
                <text:p>-4.47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0173">
                <text:p>-4.0173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0223">
                <text:p>-4.0223</text:p>
              </table:table-cell>
              <table:table-cell office:value-type="float" office:value="-4.5081">
                <text:p>-4.50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0387">
                <text:p>-4.0387</text:p>
              </table:table-cell>
              <table:table-cell office:value-type="float" office:value="-4.5315">
                <text:p>-4.53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0375">
                <text:p>-4.0375</text:p>
              </table:table-cell>
              <table:table-cell office:value-type="float" office:value="-4.5513">
                <text:p>-4.5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0401">
                <text:p>-4.0401</text:p>
              </table:table-cell>
              <table:table-cell office:value-type="float" office:value="-4.5645">
                <text:p>-4.56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.0057">
                <text:p>-4.0057</text:p>
              </table:table-cell>
              <table:table-cell office:value-type="float" office:value="-4.5053">
                <text:p>-4.5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.0335">
                <text:p>-4.0335</text:p>
              </table:table-cell>
              <table:table-cell office:value-type="float" office:value="-4.5873">
                <text:p>-4.58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.014">
                <text:p>-4.014</text:p>
              </table:table-cell>
              <table:table-cell office:value-type="float" office:value="-4.5982">
                <text:p>-4.5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.0435">
                <text:p>-4.0435</text:p>
              </table:table-cell>
              <table:table-cell office:value-type="float" office:value="-4.4797">
                <text:p>-4.4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0271">
                <text:p>-4.0271</text:p>
              </table:table-cell>
              <table:table-cell office:value-type="float" office:value="-4.6462">
                <text:p>-4.64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.0792">
                <text:p>-4.0792</text:p>
              </table:table-cell>
              <table:table-cell office:value-type="float" office:value="-4.5301">
                <text:p>-4.5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0504">
                <text:p>-4.0504</text:p>
              </table:table-cell>
              <table:table-cell office:value-type="float" office:value="-4.5405">
                <text:p>-4.54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.1003">
                <text:p>-4.1003</text:p>
              </table:table-cell>
              <table:table-cell office:value-type="float" office:value="-4.6267">
                <text:p>-4.62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0718">
                <text:p>-4.0718</text:p>
              </table:table-cell>
              <table:table-cell office:value-type="float" office:value="-4.5841">
                <text:p>-4.58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.0975">
                <text:p>-4.0975</text:p>
              </table:table-cell>
              <table:table-cell office:value-type="float" office:value="-4.7148">
                <text:p>-4.71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1062">
                <text:p>-4.1062</text:p>
              </table:table-cell>
              <table:table-cell office:value-type="float" office:value="-4.6047">
                <text:p>-4.60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.1183">
                <text:p>-4.1183</text:p>
              </table:table-cell>
              <table:table-cell office:value-type="float" office:value="-4.6962">
                <text:p>-4.6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061">
                <text:p>-4.061</text:p>
              </table:table-cell>
              <table:table-cell office:value-type="float" office:value="-4.5464">
                <text:p>-4.54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1009">
                <text:p>-4.1009</text:p>
              </table:table-cell>
              <table:table-cell office:value-type="float" office:value="-4.581">
                <text:p>-4.5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.0793">
                <text:p>-4.0793</text:p>
              </table:table-cell>
              <table:table-cell office:value-type="float" office:value="-4.6273">
                <text:p>-4.6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1021">
                <text:p>-4.1021</text:p>
              </table:table-cell>
              <table:table-cell office:value-type="float" office:value="-4.6421">
                <text:p>-4.64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0673">
                <text:p>-4.0673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1416">
                <text:p>-4.1416</text:p>
              </table:table-cell>
              <table:table-cell office:value-type="float" office:value="-4.6969">
                <text:p>-4.69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1513">
                <text:p>-4.1513</text:p>
              </table:table-cell>
              <table:table-cell office:value-type="float" office:value="-4.7901">
                <text:p>-4.79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1161">
                <text:p>-4.1161</text:p>
              </table:table-cell>
              <table:table-cell office:value-type="float" office:value="-4.6709">
                <text:p>-4.67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095">
                <text:p>-4.095</text:p>
              </table:table-cell>
              <table:table-cell office:value-type="float" office:value="-4.6721">
                <text:p>-4.67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1336">
                <text:p>-4.1336</text:p>
              </table:table-cell>
              <table:table-cell office:value-type="float" office:value="-4.6595">
                <text:p>-4.6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1407">
                <text:p>-4.1407</text:p>
              </table:table-cell>
              <table:table-cell office:value-type="float" office:value="-4.6253">
                <text:p>-4.6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272">
                <text:p>-4.1272</text:p>
              </table:table-cell>
              <table:table-cell office:value-type="float" office:value="-4.6313">
                <text:p>-4.6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.1481">
                <text:p>-4.1481</text:p>
              </table:table-cell>
              <table:table-cell office:value-type="float" office:value="-4.7479">
                <text:p>-4.7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.1712">
                <text:p>-4.1712</text:p>
              </table:table-cell>
              <table:table-cell office:value-type="float" office:value="-4.7726">
                <text:p>-4.77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.1454">
                <text:p>-4.1454</text:p>
              </table:table-cell>
              <table:table-cell office:value-type="float" office:value="-4.6946">
                <text:p>-4.69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1572">
                <text:p>-4.1572</text:p>
              </table:table-cell>
              <table:table-cell office:value-type="float" office:value="-4.7225">
                <text:p>-4.7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1828">
                <text:p>-4.1828</text:p>
              </table:table-cell>
              <table:table-cell office:value-type="float" office:value="-4.7712">
                <text:p>-4.7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.1618">
                <text:p>-4.1618</text:p>
              </table:table-cell>
              <table:table-cell office:value-type="float" office:value="-4.7815">
                <text:p>-4.7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.1835">
                <text:p>-4.1835</text:p>
              </table:table-cell>
              <table:table-cell office:value-type="float" office:value="-4.7813">
                <text:p>-4.7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.1788">
                <text:p>-4.1788</text:p>
              </table:table-cell>
              <table:table-cell office:value-type="float" office:value="-4.7333">
                <text:p>-4.7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.1773">
                <text:p>-4.1773</text:p>
              </table:table-cell>
              <table:table-cell office:value-type="float" office:value="-4.6539">
                <text:p>-4.65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1778">
                <text:p>-4.1778</text:p>
              </table:table-cell>
              <table:table-cell office:value-type="float" office:value="-4.8295">
                <text:p>-4.82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2118">
                <text:p>-4.2118</text:p>
              </table:table-cell>
              <table:table-cell office:value-type="float" office:value="-4.8148">
                <text:p>-4.8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1924">
                <text:p>-4.1924</text:p>
              </table:table-cell>
              <table:table-cell office:value-type="float" office:value="-4.6801">
                <text:p>-4.68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1803">
                <text:p>-4.1803</text:p>
              </table:table-cell>
              <table:table-cell office:value-type="float" office:value="-4.6578">
                <text:p>-4.65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199">
                <text:p>-4.199</text:p>
              </table:table-cell>
              <table:table-cell office:value-type="float" office:value="-4.787">
                <text:p>-4.7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2057">
                <text:p>-4.2057</text:p>
              </table:table-cell>
              <table:table-cell office:value-type="float" office:value="-4.7276">
                <text:p>-4.72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1913">
                <text:p>-4.1913</text:p>
              </table:table-cell>
              <table:table-cell office:value-type="float" office:value="-4.743">
                <text:p>-4.7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2235">
                <text:p>-4.2235</text:p>
              </table:table-cell>
              <table:table-cell office:value-type="float" office:value="-4.6856">
                <text:p>-4.68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2173">
                <text:p>-4.2173</text:p>
              </table:table-cell>
              <table:table-cell office:value-type="float" office:value="-4.7321">
                <text:p>-4.73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2436">
                <text:p>-4.2436</text:p>
              </table:table-cell>
              <table:table-cell office:value-type="float" office:value="-4.7568">
                <text:p>-4.75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2059">
                <text:p>-4.2059</text:p>
              </table:table-cell>
              <table:table-cell office:value-type="float" office:value="-4.797">
                <text:p>-4.7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.2253">
                <text:p>-4.2253</text:p>
              </table:table-cell>
              <table:table-cell office:value-type="float" office:value="-4.8674">
                <text:p>-4.86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2294">
                <text:p>-4.2294</text:p>
              </table:table-cell>
              <table:table-cell office:value-type="float" office:value="-4.8321">
                <text:p>-4.83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2381">
                <text:p>-4.2381</text:p>
              </table:table-cell>
              <table:table-cell office:value-type="float" office:value="-4.7466">
                <text:p>-4.74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2462">
                <text:p>-4.2462</text:p>
              </table:table-cell>
              <table:table-cell office:value-type="float" office:value="-4.7702">
                <text:p>-4.77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2469">
                <text:p>-4.2469</text:p>
              </table:table-cell>
              <table:table-cell office:value-type="float" office:value="-4.9173">
                <text:p>-4.91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2764">
                <text:p>-4.2764</text:p>
              </table:table-cell>
              <table:table-cell office:value-type="float" office:value="-4.7976">
                <text:p>-4.7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2579">
                <text:p>-4.2579</text:p>
              </table:table-cell>
              <table:table-cell office:value-type="float" office:value="-4.8135">
                <text:p>-4.8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.2211">
                <text:p>-4.2211</text:p>
              </table:table-cell>
              <table:table-cell office:value-type="float" office:value="-4.7397">
                <text:p>-4.73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2088">
                <text:p>-4.2088</text:p>
              </table:table-cell>
              <table:table-cell office:value-type="float" office:value="-4.6752">
                <text:p>-4.67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2708">
                <text:p>-4.2708</text:p>
              </table:table-cell>
              <table:table-cell office:value-type="float" office:value="-4.8201">
                <text:p>-4.8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.2716">
                <text:p>-4.2716</text:p>
              </table:table-cell>
              <table:table-cell office:value-type="float" office:value="-4.7642">
                <text:p>-4.76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2826">
                <text:p>-4.2826</text:p>
              </table:table-cell>
              <table:table-cell office:value-type="float" office:value="-4.8324">
                <text:p>-4.83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3021">
                <text:p>-4.3021</text:p>
              </table:table-cell>
              <table:table-cell office:value-type="float" office:value="-4.9261">
                <text:p>-4.92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2787">
                <text:p>-4.2787</text:p>
              </table:table-cell>
              <table:table-cell office:value-type="float" office:value="-4.849">
                <text:p>-4.8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2886">
                <text:p>-4.2886</text:p>
              </table:table-cell>
              <table:table-cell office:value-type="float" office:value="-4.7868">
                <text:p>-4.78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27">
                <text:p>-4.27</text:p>
              </table:table-cell>
              <table:table-cell office:value-type="float" office:value="-4.8458">
                <text:p>-4.8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2912">
                <text:p>-4.2912</text:p>
              </table:table-cell>
              <table:table-cell office:value-type="float" office:value="-4.7888">
                <text:p>-4.78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.3001">
                <text:p>-4.3001</text:p>
              </table:table-cell>
              <table:table-cell office:value-type="float" office:value="-4.8875">
                <text:p>-4.8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.3036">
                <text:p>-4.3036</text:p>
              </table:table-cell>
              <table:table-cell office:value-type="float" office:value="-4.917">
                <text:p>-4.9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3103">
                <text:p>-4.3103</text:p>
              </table:table-cell>
              <table:table-cell office:value-type="float" office:value="-4.8912">
                <text:p>-4.8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.3455">
                <text:p>-4.3455</text:p>
              </table:table-cell>
              <table:table-cell office:value-type="float" office:value="-4.9039">
                <text:p>-4.9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3201">
                <text:p>-4.3201</text:p>
              </table:table-cell>
              <table:table-cell office:value-type="float" office:value="-4.8841">
                <text:p>-4.88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3571">
                <text:p>-4.3571</text:p>
              </table:table-cell>
              <table:table-cell office:value-type="float" office:value="-4.8151">
                <text:p>-4.81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392">
                <text:p>-4.392</text:p>
              </table:table-cell>
              <table:table-cell office:value-type="float" office:value="-4.9085">
                <text:p>-4.9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.3551">
                <text:p>-4.3551</text:p>
              </table:table-cell>
              <table:table-cell office:value-type="float" office:value="-4.8824">
                <text:p>-4.88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.364">
                <text:p>-4.364</text:p>
              </table:table-cell>
              <table:table-cell office:value-type="float" office:value="-4.8978">
                <text:p>-4.8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.3621">
                <text:p>-4.3621</text:p>
              </table:table-cell>
              <table:table-cell office:value-type="float" office:value="-4.8701">
                <text:p>-4.87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.3468">
                <text:p>-4.3468</text:p>
              </table:table-cell>
              <table:table-cell office:value-type="float" office:value="-4.8395">
                <text:p>-4.83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.3645">
                <text:p>-4.3645</text:p>
              </table:table-cell>
              <table:table-cell office:value-type="float" office:value="-4.9213">
                <text:p>-4.92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.3028">
                <text:p>-4.3028</text:p>
              </table:table-cell>
              <table:table-cell office:value-type="float" office:value="-4.9068">
                <text:p>-4.90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3129">
                <text:p>-4.3129</text:p>
              </table:table-cell>
              <table:table-cell office:value-type="float" office:value="-4.7644">
                <text:p>-4.76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3201">
                <text:p>-4.3201</text:p>
              </table:table-cell>
              <table:table-cell office:value-type="float" office:value="-4.8508">
                <text:p>-4.85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3914">
                <text:p>-4.3914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3602">
                <text:p>-4.3602</text:p>
              </table:table-cell>
              <table:table-cell office:value-type="float" office:value="-4.7949">
                <text:p>-4.79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3176">
                <text:p>-4.3176</text:p>
              </table:table-cell>
              <table:table-cell office:value-type="float" office:value="-4.8323">
                <text:p>-4.83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.3172">
                <text:p>-4.3172</text:p>
              </table:table-cell>
              <table:table-cell office:value-type="float" office:value="-4.8319">
                <text:p>-4.8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.3769">
                <text:p>-4.3769</text:p>
              </table:table-cell>
              <table:table-cell office:value-type="float" office:value="-4.9852">
                <text:p>-4.98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.4177">
                <text:p>-4.4177</text:p>
              </table:table-cell>
              <table:table-cell office:value-type="float" office:value="-5.0033">
                <text:p>-5.00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.4124">
                <text:p>-4.4124</text:p>
              </table:table-cell>
              <table:table-cell office:value-type="float" office:value="-5.0128">
                <text:p>-5.0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.4281">
                <text:p>-4.4281</text:p>
              </table:table-cell>
              <table:table-cell office:value-type="float" office:value="-4.9875">
                <text:p>-4.9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.4015">
                <text:p>-4.4015</text:p>
              </table:table-cell>
              <table:table-cell office:value-type="float" office:value="-4.9199">
                <text:p>-4.91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.4372">
                <text:p>-4.4372</text:p>
              </table:table-cell>
              <table:table-cell office:value-type="float" office:value="-5.0809">
                <text:p>-5.08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.4572">
                <text:p>-4.4572</text:p>
              </table:table-cell>
              <table:table-cell office:value-type="float" office:value="-5.0555">
                <text:p>-5.0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3816">
                <text:p>-4.3816</text:p>
              </table:table-cell>
              <table:table-cell office:value-type="float" office:value="-4.8797">
                <text:p>-4.87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4053">
                <text:p>-4.4053</text:p>
              </table:table-cell>
              <table:table-cell office:value-type="float" office:value="-4.8605">
                <text:p>-4.86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3819">
                <text:p>-4.3819</text:p>
              </table:table-cell>
              <table:table-cell office:value-type="float" office:value="-4.9515">
                <text:p>-4.95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381">
                <text:p>-4.381</text:p>
              </table:table-cell>
              <table:table-cell office:value-type="float" office:value="-4.9603">
                <text:p>-4.96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4071">
                <text:p>-4.4071</text:p>
              </table:table-cell>
              <table:table-cell office:value-type="float" office:value="-5.0087">
                <text:p>-5.0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4945">
                <text:p>-4.4945</text:p>
              </table:table-cell>
              <table:table-cell office:value-type="float" office:value="-5.0199">
                <text:p>-5.01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4466">
                <text:p>-4.4466</text:p>
              </table:table-cell>
              <table:table-cell office:value-type="float" office:value="-4.9299">
                <text:p>-4.92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4643">
                <text:p>-4.4643</text:p>
              </table:table-cell>
              <table:table-cell office:value-type="float" office:value="-5.0644">
                <text:p>-5.0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4446">
                <text:p>-4.4446</text:p>
              </table:table-cell>
              <table:table-cell office:value-type="float" office:value="-4.9925">
                <text:p>-4.99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4244">
                <text:p>-4.4244</text:p>
              </table:table-cell>
              <table:table-cell office:value-type="float" office:value="-4.9956">
                <text:p>-4.9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4981">
                <text:p>-4.4981</text:p>
              </table:table-cell>
              <table:table-cell office:value-type="float" office:value="-5.0421">
                <text:p>-5.04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4793">
                <text:p>-4.4793</text:p>
              </table:table-cell>
              <table:table-cell office:value-type="float" office:value="-5.0666">
                <text:p>-5.06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.4855">
                <text:p>-4.4855</text:p>
              </table:table-cell>
              <table:table-cell office:value-type="float" office:value="-5.0262">
                <text:p>-5.02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.5214">
                <text:p>-4.5214</text:p>
              </table:table-cell>
              <table:table-cell office:value-type="float" office:value="-5.0159">
                <text:p>-5.0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4776">
                <text:p>-4.4776</text:p>
              </table:table-cell>
              <table:table-cell office:value-type="float" office:value="-5.0041">
                <text:p>-5.00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.4966">
                <text:p>-4.4966</text:p>
              </table:table-cell>
              <table:table-cell office:value-type="float" office:value="-5.077">
                <text:p>-5.0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.5156">
                <text:p>-4.5156</text:p>
              </table:table-cell>
              <table:table-cell office:value-type="float" office:value="-5.1263">
                <text:p>-5.1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.5185">
                <text:p>-4.5185</text:p>
              </table:table-cell>
              <table:table-cell office:value-type="float" office:value="-4.9963">
                <text:p>-4.9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.5291">
                <text:p>-4.5291</text:p>
              </table:table-cell>
              <table:table-cell office:value-type="float" office:value="-5.0584">
                <text:p>-5.0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.5285">
                <text:p>-4.5285</text:p>
              </table:table-cell>
              <table:table-cell office:value-type="float" office:value="-5.0878">
                <text:p>-5.08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.5015">
                <text:p>-4.5015</text:p>
              </table:table-cell>
              <table:table-cell office:value-type="float" office:value="-4.9823">
                <text:p>-4.98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.5213">
                <text:p>-4.5213</text:p>
              </table:table-cell>
              <table:table-cell office:value-type="float" office:value="-5.0943">
                <text:p>-5.09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5255">
                <text:p>-4.5255</text:p>
              </table:table-cell>
              <table:table-cell office:value-type="float" office:value="-5.1265">
                <text:p>-5.12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.5209">
                <text:p>-4.5209</text:p>
              </table:table-cell>
              <table:table-cell office:value-type="float" office:value="-5.0498">
                <text:p>-5.0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5548">
                <text:p>-4.5548</text:p>
              </table:table-cell>
              <table:table-cell office:value-type="float" office:value="-5.0939">
                <text:p>-5.0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4929">
                <text:p>-4.4929</text:p>
              </table:table-cell>
              <table:table-cell office:value-type="float" office:value="-5.0469">
                <text:p>-5.04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5452">
                <text:p>-4.5452</text:p>
              </table:table-cell>
              <table:table-cell office:value-type="float" office:value="-5.0549">
                <text:p>-5.0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.5659">
                <text:p>-4.5659</text:p>
              </table:table-cell>
              <table:table-cell office:value-type="float" office:value="-5.2126">
                <text:p>-5.21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5494">
                <text:p>-4.5494</text:p>
              </table:table-cell>
              <table:table-cell office:value-type="float" office:value="-5.1184">
                <text:p>-5.11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.538">
                <text:p>-4.538</text:p>
              </table:table-cell>
              <table:table-cell office:value-type="float" office:value="-4.9381">
                <text:p>-4.93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.5301">
                <text:p>-4.5301</text:p>
              </table:table-cell>
              <table:table-cell office:value-type="float" office:value="-5.0786">
                <text:p>-5.0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.5383">
                <text:p>-4.5383</text:p>
              </table:table-cell>
              <table:table-cell office:value-type="float" office:value="-5.109">
                <text:p>-5.1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5699">
                <text:p>-4.5699</text:p>
              </table:table-cell>
              <table:table-cell office:value-type="float" office:value="-5.113">
                <text:p>-5.1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5705">
                <text:p>-4.5705</text:p>
              </table:table-cell>
              <table:table-cell office:value-type="float" office:value="-5.1401">
                <text:p>-5.14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5269">
                <text:p>-4.5269</text:p>
              </table:table-cell>
              <table:table-cell office:value-type="float" office:value="-5.0911">
                <text:p>-5.09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5656">
                <text:p>-4.5656</text:p>
              </table:table-cell>
              <table:table-cell office:value-type="float" office:value="-5.1123">
                <text:p>-5.11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5902">
                <text:p>-4.5902</text:p>
              </table:table-cell>
              <table:table-cell office:value-type="float" office:value="-5.1271">
                <text:p>-5.12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6">
                <text:p>-4.6</text:p>
              </table:table-cell>
              <table:table-cell office:value-type="float" office:value="-5.1932">
                <text:p>-5.1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5652">
                <text:p>-4.5652</text:p>
              </table:table-cell>
              <table:table-cell office:value-type="float" office:value="-5.1254">
                <text:p>-5.12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6144">
                <text:p>-4.6144</text:p>
              </table:table-cell>
              <table:table-cell office:value-type="float" office:value="-5.1546">
                <text:p>-5.15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615">
                <text:p>-4.615</text:p>
              </table:table-cell>
              <table:table-cell office:value-type="float" office:value="-5.1678">
                <text:p>-5.16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598">
                <text:p>-4.598</text:p>
              </table:table-cell>
              <table:table-cell office:value-type="float" office:value="-5.121">
                <text:p>-5.1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6413">
                <text:p>-4.6413</text:p>
              </table:table-cell>
              <table:table-cell office:value-type="float" office:value="-5.2876">
                <text:p>-5.28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6195">
                <text:p>-4.6195</text:p>
              </table:table-cell>
              <table:table-cell office:value-type="float" office:value="-5.2059">
                <text:p>-5.20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6438">
                <text:p>-4.6438</text:p>
              </table:table-cell>
              <table:table-cell office:value-type="float" office:value="-5.2041">
                <text:p>-5.2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6206">
                <text:p>-4.6206</text:p>
              </table:table-cell>
              <table:table-cell office:value-type="float" office:value="-5.2434">
                <text:p>-5.24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6313">
                <text:p>-4.6313</text:p>
              </table:table-cell>
              <table:table-cell office:value-type="float" office:value="-5.207">
                <text:p>-5.2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6339">
                <text:p>-4.6339</text:p>
              </table:table-cell>
              <table:table-cell office:value-type="float" office:value="-5.1953">
                <text:p>-5.19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.6587">
                <text:p>-4.6587</text:p>
              </table:table-cell>
              <table:table-cell office:value-type="float" office:value="-5.2329">
                <text:p>-5.23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6347">
                <text:p>-4.6347</text:p>
              </table:table-cell>
              <table:table-cell office:value-type="float" office:value="-5.2353">
                <text:p>-5.23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6444">
                <text:p>-4.6444</text:p>
              </table:table-cell>
              <table:table-cell office:value-type="float" office:value="-5.2467">
                <text:p>-5.24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6559">
                <text:p>-4.6559</text:p>
              </table:table-cell>
              <table:table-cell office:value-type="float" office:value="-5.2307">
                <text:p>-5.23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6338">
                <text:p>-4.6338</text:p>
              </table:table-cell>
              <table:table-cell office:value-type="float" office:value="-5.1472">
                <text:p>-5.14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6008">
                <text:p>-4.6008</text:p>
              </table:table-cell>
              <table:table-cell office:value-type="float" office:value="-5.0632">
                <text:p>-5.06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5908">
                <text:p>-4.5908</text:p>
              </table:table-cell>
              <table:table-cell office:value-type="float" office:value="-5.1063">
                <text:p>-5.10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.6098">
                <text:p>-4.6098</text:p>
              </table:table-cell>
              <table:table-cell office:value-type="float" office:value="-5.2015">
                <text:p>-5.20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.6111">
                <text:p>-4.6111</text:p>
              </table:table-cell>
              <table:table-cell office:value-type="float" office:value="-5.1366">
                <text:p>-5.13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6531">
                <text:p>-4.6531</text:p>
              </table:table-cell>
              <table:table-cell office:value-type="float" office:value="-5.3035">
                <text:p>-5.30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.641">
                <text:p>-4.641</text:p>
              </table:table-cell>
              <table:table-cell office:value-type="float" office:value="-5.1811">
                <text:p>-5.1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6439">
                <text:p>-4.6439</text:p>
              </table:table-cell>
              <table:table-cell office:value-type="float" office:value="-5.2031">
                <text:p>-5.2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.687">
                <text:p>-4.687</text:p>
              </table:table-cell>
              <table:table-cell office:value-type="float" office:value="-5.2752">
                <text:p>-5.27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6789">
                <text:p>-4.6789</text:p>
              </table:table-cell>
              <table:table-cell office:value-type="float" office:value="-5.2673">
                <text:p>-5.26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6404">
                <text:p>-4.6404</text:p>
              </table:table-cell>
              <table:table-cell office:value-type="float" office:value="-5.2343">
                <text:p>-5.23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.6758">
                <text:p>-4.6758</text:p>
              </table:table-cell>
              <table:table-cell office:value-type="float" office:value="-5.2306">
                <text:p>-5.23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.6263">
                <text:p>-4.6263</text:p>
              </table:table-cell>
              <table:table-cell office:value-type="float" office:value="-5.1415">
                <text:p>-5.14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.6574">
                <text:p>-4.6574</text:p>
              </table:table-cell>
              <table:table-cell office:value-type="float" office:value="-5.2486">
                <text:p>-5.24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4.6609">
                <text:p>-4.6609</text:p>
              </table:table-cell>
              <table:table-cell office:value-type="float" office:value="-5.2407">
                <text:p>-5.24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4.6662">
                <text:p>-4.6662</text:p>
              </table:table-cell>
              <table:table-cell office:value-type="float" office:value="-5.2843">
                <text:p>-5.28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.6454">
                <text:p>-4.6454</text:p>
              </table:table-cell>
              <table:table-cell office:value-type="float" office:value="-5.2601">
                <text:p>-5.2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.6639">
                <text:p>-4.6639</text:p>
              </table:table-cell>
              <table:table-cell office:value-type="float" office:value="-5.2477">
                <text:p>-5.24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4.6807">
                <text:p>-4.6807</text:p>
              </table:table-cell>
              <table:table-cell office:value-type="float" office:value="-5.2381">
                <text:p>-5.23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4.678">
                <text:p>-4.678</text:p>
              </table:table-cell>
              <table:table-cell office:value-type="float" office:value="-5.2197">
                <text:p>-5.21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.6983">
                <text:p>-4.6983</text:p>
              </table:table-cell>
              <table:table-cell office:value-type="float" office:value="-5.3409">
                <text:p>-5.34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.7429">
                <text:p>-4.7429</text:p>
              </table:table-cell>
              <table:table-cell office:value-type="float" office:value="-5.2887">
                <text:p>-5.28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.7172">
                <text:p>-4.7172</text:p>
              </table:table-cell>
              <table:table-cell office:value-type="float" office:value="-5.2781">
                <text:p>-5.27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.7361">
                <text:p>-4.7361</text:p>
              </table:table-cell>
              <table:table-cell office:value-type="float" office:value="-5.3056">
                <text:p>-5.30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.7373">
                <text:p>-4.7373</text:p>
              </table:table-cell>
              <table:table-cell office:value-type="float" office:value="-5.3025">
                <text:p>-5.30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6924">
                <text:p>-4.6924</text:p>
              </table:table-cell>
              <table:table-cell office:value-type="float" office:value="-5.2257">
                <text:p>-5.22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7233">
                <text:p>-4.7233</text:p>
              </table:table-cell>
              <table:table-cell office:value-type="float" office:value="-5.3199">
                <text:p>-5.31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.6904">
                <text:p>-4.6904</text:p>
              </table:table-cell>
              <table:table-cell office:value-type="float" office:value="-5.3283">
                <text:p>-5.32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4.6934">
                <text:p>-4.6934</text:p>
              </table:table-cell>
              <table:table-cell office:value-type="float" office:value="-5.2302">
                <text:p>-5.23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6941">
                <text:p>-4.6941</text:p>
              </table:table-cell>
              <table:table-cell office:value-type="float" office:value="-5.2426">
                <text:p>-5.24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4.7109">
                <text:p>-4.7109</text:p>
              </table:table-cell>
              <table:table-cell office:value-type="float" office:value="-5.3415">
                <text:p>-5.34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.7222">
                <text:p>-4.7222</text:p>
              </table:table-cell>
              <table:table-cell office:value-type="float" office:value="-5.3271">
                <text:p>-5.3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4.7423">
                <text:p>-4.7423</text:p>
              </table:table-cell>
              <table:table-cell office:value-type="float" office:value="-5.2385">
                <text:p>-5.23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.7278">
                <text:p>-4.7278</text:p>
              </table:table-cell>
              <table:table-cell office:value-type="float" office:value="-5.2296">
                <text:p>-5.22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.7027">
                <text:p>-4.7027</text:p>
              </table:table-cell>
              <table:table-cell office:value-type="float" office:value="-5.3338">
                <text:p>-5.33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.7422">
                <text:p>-4.7422</text:p>
              </table:table-cell>
              <table:table-cell office:value-type="float" office:value="-5.3573">
                <text:p>-5.35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7346">
                <text:p>-4.7346</text:p>
              </table:table-cell>
              <table:table-cell office:value-type="float" office:value="-5.3293">
                <text:p>-5.32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7369">
                <text:p>-4.7369</text:p>
              </table:table-cell>
              <table:table-cell office:value-type="float" office:value="-5.3249">
                <text:p>-5.32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494">
                <text:p>-4.7494</text:p>
              </table:table-cell>
              <table:table-cell office:value-type="float" office:value="-5.2991">
                <text:p>-5.2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7332">
                <text:p>-4.7332</text:p>
              </table:table-cell>
              <table:table-cell office:value-type="float" office:value="-5.3285">
                <text:p>-5.32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7242">
                <text:p>-4.7242</text:p>
              </table:table-cell>
              <table:table-cell office:value-type="float" office:value="-5.2962">
                <text:p>-5.2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7587">
                <text:p>-4.7587</text:p>
              </table:table-cell>
              <table:table-cell office:value-type="float" office:value="-5.2928">
                <text:p>-5.29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7747">
                <text:p>-4.7747</text:p>
              </table:table-cell>
              <table:table-cell office:value-type="float" office:value="-5.3171">
                <text:p>-5.31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7269">
                <text:p>-4.7269</text:p>
              </table:table-cell>
              <table:table-cell office:value-type="float" office:value="-5.2363">
                <text:p>-5.23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7325">
                <text:p>-4.7325</text:p>
              </table:table-cell>
              <table:table-cell office:value-type="float" office:value="-5.3094">
                <text:p>-5.30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.7459">
                <text:p>-4.7459</text:p>
              </table:table-cell>
              <table:table-cell office:value-type="float" office:value="-5.3169">
                <text:p>-5.31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.7625">
                <text:p>-4.7625</text:p>
              </table:table-cell>
              <table:table-cell office:value-type="float" office:value="-5.2791">
                <text:p>-5.27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.7494">
                <text:p>-4.7494</text:p>
              </table:table-cell>
              <table:table-cell office:value-type="float" office:value="-5.4214">
                <text:p>-5.42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.7441">
                <text:p>-4.7441</text:p>
              </table:table-cell>
              <table:table-cell office:value-type="float" office:value="-5.3652">
                <text:p>-5.36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.7303">
                <text:p>-4.7303</text:p>
              </table:table-cell>
              <table:table-cell office:value-type="float" office:value="-5.3219">
                <text:p>-5.32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.7753">
                <text:p>-4.7753</text:p>
              </table:table-cell>
              <table:table-cell office:value-type="float" office:value="-5.4017">
                <text:p>-5.40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.7871">
                <text:p>-4.7871</text:p>
              </table:table-cell>
              <table:table-cell office:value-type="float" office:value="-5.2933">
                <text:p>-5.29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.7528">
                <text:p>-4.7528</text:p>
              </table:table-cell>
              <table:table-cell office:value-type="float" office:value="-5.2966">
                <text:p>-5.29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.7563">
                <text:p>-4.7563</text:p>
              </table:table-cell>
              <table:table-cell office:value-type="float" office:value="-5.3151">
                <text:p>-5.3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.7597">
                <text:p>-4.7597</text:p>
              </table:table-cell>
              <table:table-cell office:value-type="float" office:value="-5.3724">
                <text:p>-5.37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.771">
                <text:p>-4.771</text:p>
              </table:table-cell>
              <table:table-cell office:value-type="float" office:value="-5.3815">
                <text:p>-5.38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.7754">
                <text:p>-4.7754</text:p>
              </table:table-cell>
              <table:table-cell office:value-type="float" office:value="-5.324">
                <text:p>-5.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.7834">
                <text:p>-4.7834</text:p>
              </table:table-cell>
              <table:table-cell office:value-type="float" office:value="-5.3202">
                <text:p>-5.32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.743">
                <text:p>-4.743</text:p>
              </table:table-cell>
              <table:table-cell office:value-type="float" office:value="-5.3284">
                <text:p>-5.32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.8041">
                <text:p>-4.8041</text:p>
              </table:table-cell>
              <table:table-cell office:value-type="float" office:value="-5.4582">
                <text:p>-5.45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.782">
                <text:p>-4.782</text:p>
              </table:table-cell>
              <table:table-cell office:value-type="float" office:value="-5.3992">
                <text:p>-5.39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.7736">
                <text:p>-4.7736</text:p>
              </table:table-cell>
              <table:table-cell office:value-type="float" office:value="-5.3158">
                <text:p>-5.31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.7866">
                <text:p>-4.7866</text:p>
              </table:table-cell>
              <table:table-cell office:value-type="float" office:value="-5.4036">
                <text:p>-5.40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4.7883">
                <text:p>-4.7883</text:p>
              </table:table-cell>
              <table:table-cell office:value-type="float" office:value="-5.3545">
                <text:p>-5.3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.7599">
                <text:p>-4.7599</text:p>
              </table:table-cell>
              <table:table-cell office:value-type="float" office:value="-5.3488">
                <text:p>-5.34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.7999">
                <text:p>-4.7999</text:p>
              </table:table-cell>
              <table:table-cell office:value-type="float" office:value="-5.4286">
                <text:p>-5.42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.813">
                <text:p>-4.813</text:p>
              </table:table-cell>
              <table:table-cell office:value-type="float" office:value="-5.3468">
                <text:p>-5.3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.8221">
                <text:p>-4.8221</text:p>
              </table:table-cell>
              <table:table-cell office:value-type="float" office:value="-5.4478">
                <text:p>-5.44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4.8247">
                <text:p>-4.8247</text:p>
              </table:table-cell>
              <table:table-cell office:value-type="float" office:value="-5.4698">
                <text:p>-5.46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.813">
                <text:p>-4.813</text:p>
              </table:table-cell>
              <table:table-cell office:value-type="float" office:value="-5.4099">
                <text:p>-5.40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.7918">
                <text:p>-4.7918</text:p>
              </table:table-cell>
              <table:table-cell office:value-type="float" office:value="-5.3376">
                <text:p>-5.33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.7917">
                <text:p>-4.7917</text:p>
              </table:table-cell>
              <table:table-cell office:value-type="float" office:value="-5.3903">
                <text:p>-5.39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.7768">
                <text:p>-4.7768</text:p>
              </table:table-cell>
              <table:table-cell office:value-type="float" office:value="-5.3973">
                <text:p>-5.39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.8429">
                <text:p>-4.8429</text:p>
              </table:table-cell>
              <table:table-cell office:value-type="float" office:value="-5.4141">
                <text:p>-5.41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.854">
                <text:p>-4.854</text:p>
              </table:table-cell>
              <table:table-cell office:value-type="float" office:value="-5.4696">
                <text:p>-5.46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.8454">
                <text:p>-4.8454</text:p>
              </table:table-cell>
              <table:table-cell office:value-type="float" office:value="-5.3998">
                <text:p>-5.39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.8261">
                <text:p>-4.8261</text:p>
              </table:table-cell>
              <table:table-cell office:value-type="float" office:value="-5.4996">
                <text:p>-5.49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.7998">
                <text:p>-4.7998</text:p>
              </table:table-cell>
              <table:table-cell office:value-type="float" office:value="-5.3476">
                <text:p>-5.34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.8182">
                <text:p>-4.8182</text:p>
              </table:table-cell>
              <table:table-cell office:value-type="float" office:value="-5.3508">
                <text:p>-5.35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.8162">
                <text:p>-4.8162</text:p>
              </table:table-cell>
              <table:table-cell office:value-type="float" office:value="-5.4829">
                <text:p>-5.48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.8418">
                <text:p>-4.8418</text:p>
              </table:table-cell>
              <table:table-cell office:value-type="float" office:value="-5.4707">
                <text:p>-5.47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.845">
                <text:p>-4.845</text:p>
              </table:table-cell>
              <table:table-cell office:value-type="float" office:value="-5.4601">
                <text:p>-5.46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.8338">
                <text:p>-4.8338</text:p>
              </table:table-cell>
              <table:table-cell office:value-type="float" office:value="-5.4504">
                <text:p>-5.45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8146">
                <text:p>-4.8146</text:p>
              </table:table-cell>
              <table:table-cell office:value-type="float" office:value="-5.346">
                <text:p>-5.3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.8059">
                <text:p>-4.8059</text:p>
              </table:table-cell>
              <table:table-cell office:value-type="float" office:value="-5.3936">
                <text:p>-5.39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.8456">
                <text:p>-4.8456</text:p>
              </table:table-cell>
              <table:table-cell office:value-type="float" office:value="-5.4766">
                <text:p>-5.47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.8247">
                <text:p>-4.8247</text:p>
              </table:table-cell>
              <table:table-cell office:value-type="float" office:value="-5.3838">
                <text:p>-5.38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.8065">
                <text:p>-4.8065</text:p>
              </table:table-cell>
              <table:table-cell office:value-type="float" office:value="-5.3525">
                <text:p>-5.35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.847">
                <text:p>-4.847</text:p>
              </table:table-cell>
              <table:table-cell office:value-type="float" office:value="-5.4454">
                <text:p>-5.44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.8163">
                <text:p>-4.8163</text:p>
              </table:table-cell>
              <table:table-cell office:value-type="float" office:value="-5.3585">
                <text:p>-5.35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.8114">
                <text:p>-4.8114</text:p>
              </table:table-cell>
              <table:table-cell office:value-type="float" office:value="-5.4499">
                <text:p>-5.44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.8676">
                <text:p>-4.8676</text:p>
              </table:table-cell>
              <table:table-cell office:value-type="float" office:value="-5.5179">
                <text:p>-5.51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.8661">
                <text:p>-4.8661</text:p>
              </table:table-cell>
              <table:table-cell office:value-type="float" office:value="-5.4147">
                <text:p>-5.41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.8191">
                <text:p>-4.8191</text:p>
              </table:table-cell>
              <table:table-cell office:value-type="float" office:value="-5.4236">
                <text:p>-5.4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.8681">
                <text:p>-4.8681</text:p>
              </table:table-cell>
              <table:table-cell office:value-type="float" office:value="-5.4891">
                <text:p>-5.48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4.8057">
                <text:p>-4.8057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.8369">
                <text:p>-4.8369</text:p>
              </table:table-cell>
              <table:table-cell office:value-type="float" office:value="-5.4581">
                <text:p>-5.45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4.8486">
                <text:p>-4.8486</text:p>
              </table:table-cell>
              <table:table-cell office:value-type="float" office:value="-5.4901">
                <text:p>-5.49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4.8579">
                <text:p>-4.8579</text:p>
              </table:table-cell>
              <table:table-cell office:value-type="float" office:value="-5.4079">
                <text:p>-5.40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.8545">
                <text:p>-4.8545</text:p>
              </table:table-cell>
              <table:table-cell office:value-type="float" office:value="-5.4992">
                <text:p>-5.49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.863">
                <text:p>-4.863</text:p>
              </table:table-cell>
              <table:table-cell office:value-type="float" office:value="-5.4554">
                <text:p>-5.45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.8392">
                <text:p>-4.8392</text:p>
              </table:table-cell>
              <table:table-cell office:value-type="float" office:value="-5.3906">
                <text:p>-5.39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.8462">
                <text:p>-4.8462</text:p>
              </table:table-cell>
              <table:table-cell office:value-type="float" office:value="-5.429">
                <text:p>-5.4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.8607">
                <text:p>-4.8607</text:p>
              </table:table-cell>
              <table:table-cell office:value-type="float" office:value="-5.4921">
                <text:p>-5.49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.889">
                <text:p>-4.889</text:p>
              </table:table-cell>
              <table:table-cell office:value-type="float" office:value="-5.4396">
                <text:p>-5.43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.8784">
                <text:p>-4.8784</text:p>
              </table:table-cell>
              <table:table-cell office:value-type="float" office:value="-5.4469">
                <text:p>-5.44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.8626">
                <text:p>-4.8626</text:p>
              </table:table-cell>
              <table:table-cell office:value-type="float" office:value="-5.4951">
                <text:p>-5.49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4.8606">
                <text:p>-4.8606</text:p>
              </table:table-cell>
              <table:table-cell office:value-type="float" office:value="-5.4206">
                <text:p>-5.42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8488">
                <text:p>-4.8488</text:p>
              </table:table-cell>
              <table:table-cell office:value-type="float" office:value="-5.4608">
                <text:p>-5.46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.8507">
                <text:p>-4.8507</text:p>
              </table:table-cell>
              <table:table-cell office:value-type="float" office:value="-5.3958">
                <text:p>-5.39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4.8645">
                <text:p>-4.8645</text:p>
              </table:table-cell>
              <table:table-cell office:value-type="float" office:value="-5.4769">
                <text:p>-5.47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4.8487">
                <text:p>-4.8487</text:p>
              </table:table-cell>
              <table:table-cell office:value-type="float" office:value="-5.437">
                <text:p>-5.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4.8658">
                <text:p>-4.8658</text:p>
              </table:table-cell>
              <table:table-cell office:value-type="float" office:value="-5.4812">
                <text:p>-5.48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4.9053">
                <text:p>-4.9053</text:p>
              </table:table-cell>
              <table:table-cell office:value-type="float" office:value="-5.5467">
                <text:p>-5.5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.8968">
                <text:p>-4.8968</text:p>
              </table:table-cell>
              <table:table-cell office:value-type="float" office:value="-5.4786">
                <text:p>-5.47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.9061">
                <text:p>-4.9061</text:p>
              </table:table-cell>
              <table:table-cell office:value-type="float" office:value="-5.5337">
                <text:p>-5.53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.8831">
                <text:p>-4.8831</text:p>
              </table:table-cell>
              <table:table-cell office:value-type="float" office:value="-5.523">
                <text:p>-5.5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.8592">
                <text:p>-4.8592</text:p>
              </table:table-cell>
              <table:table-cell office:value-type="float" office:value="-5.4267">
                <text:p>-5.42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.8576">
                <text:p>-4.8576</text:p>
              </table:table-cell>
              <table:table-cell office:value-type="float" office:value="-5.4645">
                <text:p>-5.46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.9003">
                <text:p>-4.9003</text:p>
              </table:table-cell>
              <table:table-cell office:value-type="float" office:value="-5.5515">
                <text:p>-5.55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4.8657">
                <text:p>-4.8657</text:p>
              </table:table-cell>
              <table:table-cell office:value-type="float" office:value="-5.4538">
                <text:p>-5.45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4.8988">
                <text:p>-4.8988</text:p>
              </table:table-cell>
              <table:table-cell office:value-type="float" office:value="-5.5469">
                <text:p>-5.54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4.9092">
                <text:p>-4.9092</text:p>
              </table:table-cell>
              <table:table-cell office:value-type="float" office:value="-5.5136">
                <text:p>-5.51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4.8769">
                <text:p>-4.8769</text:p>
              </table:table-cell>
              <table:table-cell office:value-type="float" office:value="-5.5625">
                <text:p>-5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4.8654">
                <text:p>-4.8654</text:p>
              </table:table-cell>
              <table:table-cell office:value-type="float" office:value="-5.4563">
                <text:p>-5.45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4.8685">
                <text:p>-4.8685</text:p>
              </table:table-cell>
              <table:table-cell office:value-type="float" office:value="-5.3968">
                <text:p>-5.39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4.8706">
                <text:p>-4.8706</text:p>
              </table:table-cell>
              <table:table-cell office:value-type="float" office:value="-5.5085">
                <text:p>-5.50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4.8605">
                <text:p>-4.8605</text:p>
              </table:table-cell>
              <table:table-cell office:value-type="float" office:value="-5.5149">
                <text:p>-5.51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.8509">
                <text:p>-4.8509</text:p>
              </table:table-cell>
              <table:table-cell office:value-type="float" office:value="-5.4293">
                <text:p>-5.42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.8562">
                <text:p>-4.8562</text:p>
              </table:table-cell>
              <table:table-cell office:value-type="float" office:value="-5.4778">
                <text:p>-5.47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.8831">
                <text:p>-4.8831</text:p>
              </table:table-cell>
              <table:table-cell office:value-type="float" office:value="-5.4655">
                <text:p>-5.46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4.9139">
                <text:p>-4.9139</text:p>
              </table:table-cell>
              <table:table-cell office:value-type="float" office:value="-5.4964">
                <text:p>-5.49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4.9081">
                <text:p>-4.9081</text:p>
              </table:table-cell>
              <table:table-cell office:value-type="float" office:value="-5.5721">
                <text:p>-5.57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4.9091">
                <text:p>-4.9091</text:p>
              </table:table-cell>
              <table:table-cell office:value-type="float" office:value="-5.5128">
                <text:p>-5.5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4.9186">
                <text:p>-4.9186</text:p>
              </table:table-cell>
              <table:table-cell office:value-type="float" office:value="-5.5207">
                <text:p>-5.52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.9021">
                <text:p>-4.9021</text:p>
              </table:table-cell>
              <table:table-cell office:value-type="float" office:value="-5.398">
                <text:p>-5.3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.8898">
                <text:p>-4.8898</text:p>
              </table:table-cell>
              <table:table-cell office:value-type="float" office:value="-5.5257">
                <text:p>-5.52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.9463">
                <text:p>-4.9463</text:p>
              </table:table-cell>
              <table:table-cell office:value-type="float" office:value="-5.5745">
                <text:p>-5.57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.8829">
                <text:p>-4.8829</text:p>
              </table:table-cell>
              <table:table-cell office:value-type="float" office:value="-5.459">
                <text:p>-5.4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.9036">
                <text:p>-4.9036</text:p>
              </table:table-cell>
              <table:table-cell office:value-type="float" office:value="-5.4948">
                <text:p>-5.49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4.8954">
                <text:p>-4.8954</text:p>
              </table:table-cell>
              <table:table-cell office:value-type="float" office:value="-5.5414">
                <text:p>-5.54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.8945">
                <text:p>-4.8945</text:p>
              </table:table-cell>
              <table:table-cell office:value-type="float" office:value="-5.5057">
                <text:p>-5.50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4.9201">
                <text:p>-4.9201</text:p>
              </table:table-cell>
              <table:table-cell office:value-type="float" office:value="-5.5646">
                <text:p>-5.56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4.8874">
                <text:p>-4.8874</text:p>
              </table:table-cell>
              <table:table-cell office:value-type="float" office:value="-5.4258">
                <text:p>-5.4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4.8968">
                <text:p>-4.8968</text:p>
              </table:table-cell>
              <table:table-cell office:value-type="float" office:value="-5.4812">
                <text:p>-5.48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.8826">
                <text:p>-4.8826</text:p>
              </table:table-cell>
              <table:table-cell office:value-type="float" office:value="-5.5367">
                <text:p>-5.53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4.9309">
                <text:p>-4.9309</text:p>
              </table:table-cell>
              <table:table-cell office:value-type="float" office:value="-5.4689">
                <text:p>-5.46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.9111">
                <text:p>-4.9111</text:p>
              </table:table-cell>
              <table:table-cell office:value-type="float" office:value="-5.529">
                <text:p>-5.5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.8849">
                <text:p>-4.8849</text:p>
              </table:table-cell>
              <table:table-cell office:value-type="float" office:value="-5.5003">
                <text:p>-5.50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4.9009">
                <text:p>-4.9009</text:p>
              </table:table-cell>
              <table:table-cell office:value-type="float" office:value="-5.4875">
                <text:p>-5.4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.9155">
                <text:p>-4.9155</text:p>
              </table:table-cell>
              <table:table-cell office:value-type="float" office:value="-5.5897">
                <text:p>-5.58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.8885">
                <text:p>-4.8885</text:p>
              </table:table-cell>
              <table:table-cell office:value-type="float" office:value="-5.4617">
                <text:p>-5.46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.9118">
                <text:p>-4.9118</text:p>
              </table:table-cell>
              <table:table-cell office:value-type="float" office:value="-5.5285">
                <text:p>-5.52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.8936">
                <text:p>-4.8936</text:p>
              </table:table-cell>
              <table:table-cell office:value-type="float" office:value="-5.464">
                <text:p>-5.4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.8613">
                <text:p>-4.8613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4.9142">
                <text:p>-4.9142</text:p>
              </table:table-cell>
              <table:table-cell office:value-type="float" office:value="-5.4946">
                <text:p>-5.49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.8781">
                <text:p>-4.8781</text:p>
              </table:table-cell>
              <table:table-cell office:value-type="float" office:value="-5.5158">
                <text:p>-5.51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.8997">
                <text:p>-4.8997</text:p>
              </table:table-cell>
              <table:table-cell office:value-type="float" office:value="-5.4843">
                <text:p>-5.48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4.9191">
                <text:p>-4.9191</text:p>
              </table:table-cell>
              <table:table-cell office:value-type="float" office:value="-5.5147">
                <text:p>-5.51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4.8824">
                <text:p>-4.8824</text:p>
              </table:table-cell>
              <table:table-cell office:value-type="float" office:value="-5.4589">
                <text:p>-5.45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4.8592">
                <text:p>-4.8592</text:p>
              </table:table-cell>
              <table:table-cell office:value-type="float" office:value="-5.504">
                <text:p>-5.5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4.9016">
                <text:p>-4.9016</text:p>
              </table:table-cell>
              <table:table-cell office:value-type="float" office:value="-5.4625">
                <text:p>-5.4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4.9024">
                <text:p>-4.9024</text:p>
              </table:table-cell>
              <table:table-cell office:value-type="float" office:value="-5.5296">
                <text:p>-5.52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4.8971">
                <text:p>-4.8971</text:p>
              </table:table-cell>
              <table:table-cell office:value-type="float" office:value="-5.5027">
                <text:p>-5.50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4.9031">
                <text:p>-4.9031</text:p>
              </table:table-cell>
              <table:table-cell office:value-type="float" office:value="-5.5214">
                <text:p>-5.52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.8957">
                <text:p>-4.8957</text:p>
              </table:table-cell>
              <table:table-cell office:value-type="float" office:value="-5.4513">
                <text:p>-5.45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.9074">
                <text:p>-4.9074</text:p>
              </table:table-cell>
              <table:table-cell office:value-type="float" office:value="-5.5275">
                <text:p>-5.5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4.949">
                <text:p>-4.949</text:p>
              </table:table-cell>
              <table:table-cell office:value-type="float" office:value="-5.5661">
                <text:p>-5.56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.9131">
                <text:p>-4.9131</text:p>
              </table:table-cell>
              <table:table-cell office:value-type="float" office:value="-5.5004">
                <text:p>-5.50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4.9043">
                <text:p>-4.9043</text:p>
              </table:table-cell>
              <table:table-cell office:value-type="float" office:value="-5.5378">
                <text:p>-5.53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4.8728">
                <text:p>-4.8728</text:p>
              </table:table-cell>
              <table:table-cell office:value-type="float" office:value="-5.4285">
                <text:p>-5.42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.9344">
                <text:p>-4.9344</text:p>
              </table:table-cell>
              <table:table-cell office:value-type="float" office:value="-5.5929">
                <text:p>-5.59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4.9328">
                <text:p>-4.9328</text:p>
              </table:table-cell>
              <table:table-cell office:value-type="float" office:value="-5.5648">
                <text:p>-5.56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4.919">
                <text:p>-4.919</text:p>
              </table:table-cell>
              <table:table-cell office:value-type="float" office:value="-5.5084">
                <text:p>-5.50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4.971">
                <text:p>-4.971</text:p>
              </table:table-cell>
              <table:table-cell office:value-type="float" office:value="-5.5775">
                <text:p>-5.57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4.2367">
                <text:p>-4.2367</text:p>
              </table:table-cell>
              <table:table-cell office:value-type="float" office:value="-4.8672">
                <text:p>-4.86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.4942">
                <text:p>-4.4942</text:p>
              </table:table-cell>
              <table:table-cell office:value-type="float" office:value="-4.953">
                <text:p>-4.9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.6535">
                <text:p>-4.6535</text:p>
              </table:table-cell>
              <table:table-cell office:value-type="float" office:value="-5.2579">
                <text:p>-5.25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4.8188">
                <text:p>-4.8188</text:p>
              </table:table-cell>
              <table:table-cell office:value-type="float" office:value="-5.4652">
                <text:p>-5.46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.8644">
                <text:p>-4.8644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.8922">
                <text:p>-4.8922</text:p>
              </table:table-cell>
              <table:table-cell office:value-type="float" office:value="-5.5071">
                <text:p>-5.50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.8908">
                <text:p>-4.8908</text:p>
              </table:table-cell>
              <table:table-cell office:value-type="float" office:value="-5.4855">
                <text:p>-5.48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.9203">
                <text:p>-4.9203</text:p>
              </table:table-cell>
              <table:table-cell office:value-type="float" office:value="-5.5823">
                <text:p>-5.58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.9393">
                <text:p>-4.9393</text:p>
              </table:table-cell>
              <table:table-cell office:value-type="float" office:value="-5.5377">
                <text:p>-5.53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.9473">
                <text:p>-4.9473</text:p>
              </table:table-cell>
              <table:table-cell office:value-type="float" office:value="-5.5366">
                <text:p>-5.53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4.9358">
                <text:p>-4.9358</text:p>
              </table:table-cell>
              <table:table-cell office:value-type="float" office:value="-5.6213">
                <text:p>-5.62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4.9399">
                <text:p>-4.9399</text:p>
              </table:table-cell>
              <table:table-cell office:value-type="float" office:value="-5.5307">
                <text:p>-5.53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.939">
                <text:p>-4.939</text:p>
              </table:table-cell>
              <table:table-cell office:value-type="float" office:value="-5.5944">
                <text:p>-5.59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4.9835">
                <text:p>-4.9835</text:p>
              </table:table-cell>
              <table:table-cell office:value-type="float" office:value="-5.5436">
                <text:p>-5.54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.9643">
                <text:p>-4.9643</text:p>
              </table:table-cell>
              <table:table-cell office:value-type="float" office:value="-5.5694">
                <text:p>-5.5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.9491">
                <text:p>-4.9491</text:p>
              </table:table-cell>
              <table:table-cell office:value-type="float" office:value="-5.5479">
                <text:p>-5.54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4.9882">
                <text:p>-4.9882</text:p>
              </table:table-cell>
              <table:table-cell office:value-type="float" office:value="-5.6241">
                <text:p>-5.6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.9438">
                <text:p>-4.9438</text:p>
              </table:table-cell>
              <table:table-cell office:value-type="float" office:value="-5.5253">
                <text:p>-5.52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4.9399">
                <text:p>-4.9399</text:p>
              </table:table-cell>
              <table:table-cell office:value-type="float" office:value="-5.5854">
                <text:p>-5.58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4.9514">
                <text:p>-4.9514</text:p>
              </table:table-cell>
              <table:table-cell office:value-type="float" office:value="-5.5941">
                <text:p>-5.59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4.9392">
                <text:p>-4.9392</text:p>
              </table:table-cell>
              <table:table-cell office:value-type="float" office:value="-5.5027">
                <text:p>-5.50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.9311">
                <text:p>-4.9311</text:p>
              </table:table-cell>
              <table:table-cell office:value-type="float" office:value="-5.5071">
                <text:p>-5.50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4.9084">
                <text:p>-4.9084</text:p>
              </table:table-cell>
              <table:table-cell office:value-type="float" office:value="-5.5351">
                <text:p>-5.53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.9137">
                <text:p>-4.9137</text:p>
              </table:table-cell>
              <table:table-cell office:value-type="float" office:value="-5.5565">
                <text:p>-5.55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.9349">
                <text:p>-4.9349</text:p>
              </table:table-cell>
              <table:table-cell office:value-type="float" office:value="-5.5266">
                <text:p>-5.52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.9194">
                <text:p>-4.9194</text:p>
              </table:table-cell>
              <table:table-cell office:value-type="float" office:value="-5.5313">
                <text:p>-5.53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.9514">
                <text:p>-4.9514</text:p>
              </table:table-cell>
              <table:table-cell office:value-type="float" office:value="-5.5498">
                <text:p>-5.5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4.9673">
                <text:p>-4.9673</text:p>
              </table:table-cell>
              <table:table-cell office:value-type="float" office:value="-5.592">
                <text:p>-5.5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.9665">
                <text:p>-4.9665</text:p>
              </table:table-cell>
              <table:table-cell office:value-type="float" office:value="-5.6559">
                <text:p>-5.65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4.9684">
                <text:p>-4.9684</text:p>
              </table:table-cell>
              <table:table-cell office:value-type="float" office:value="-5.5852">
                <text:p>-5.58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4.96">
                <text:p>-4.96</text:p>
              </table:table-cell>
              <table:table-cell office:value-type="float" office:value="-5.599">
                <text:p>-5.5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4.9478">
                <text:p>-4.9478</text:p>
              </table:table-cell>
              <table:table-cell office:value-type="float" office:value="-5.5798">
                <text:p>-5.57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4.9287">
                <text:p>-4.9287</text:p>
              </table:table-cell>
              <table:table-cell office:value-type="float" office:value="-5.5293">
                <text:p>-5.52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.9448">
                <text:p>-4.9448</text:p>
              </table:table-cell>
              <table:table-cell office:value-type="float" office:value="-5.5448">
                <text:p>-5.54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4.9551">
                <text:p>-4.9551</text:p>
              </table:table-cell>
              <table:table-cell office:value-type="float" office:value="-5.5679">
                <text:p>-5.56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4.94">
                <text:p>-4.94</text:p>
              </table:table-cell>
              <table:table-cell office:value-type="float" office:value="-5.5643">
                <text:p>-5.56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4.9636">
                <text:p>-4.9636</text:p>
              </table:table-cell>
              <table:table-cell office:value-type="float" office:value="-5.5328">
                <text:p>-5.53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4.9588">
                <text:p>-4.9588</text:p>
              </table:table-cell>
              <table:table-cell office:value-type="float" office:value="-5.4997">
                <text:p>-5.49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4.9472">
                <text:p>-4.9472</text:p>
              </table:table-cell>
              <table:table-cell office:value-type="float" office:value="-5.5837">
                <text:p>-5.58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4.984">
                <text:p>-4.984</text:p>
              </table:table-cell>
              <table:table-cell office:value-type="float" office:value="-5.6802">
                <text:p>-5.68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4.9805">
                <text:p>-4.9805</text:p>
              </table:table-cell>
              <table:table-cell office:value-type="float" office:value="-5.5389">
                <text:p>-5.53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.962">
                <text:p>-4.962</text:p>
              </table:table-cell>
              <table:table-cell office:value-type="float" office:value="-5.5587">
                <text:p>-5.55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.9722">
                <text:p>-4.9722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.9605">
                <text:p>-4.9605</text:p>
              </table:table-cell>
              <table:table-cell office:value-type="float" office:value="-5.5841">
                <text:p>-5.58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.9784">
                <text:p>-4.9784</text:p>
              </table:table-cell>
              <table:table-cell office:value-type="float" office:value="-5.6361">
                <text:p>-5.63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.0124">
                <text:p>-5.0124</text:p>
              </table:table-cell>
              <table:table-cell office:value-type="float" office:value="-5.6219">
                <text:p>-5.62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.9627">
                <text:p>-4.9627</text:p>
              </table:table-cell>
              <table:table-cell office:value-type="float" office:value="-5.5653">
                <text:p>-5.56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.9529">
                <text:p>-4.9529</text:p>
              </table:table-cell>
              <table:table-cell office:value-type="float" office:value="-5.5448">
                <text:p>-5.54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4.9793">
                <text:p>-4.9793</text:p>
              </table:table-cell>
              <table:table-cell office:value-type="float" office:value="-5.6339">
                <text:p>-5.63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.9544">
                <text:p>-4.9544</text:p>
              </table:table-cell>
              <table:table-cell office:value-type="float" office:value="-5.5995">
                <text:p>-5.59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4.9922">
                <text:p>-4.9922</text:p>
              </table:table-cell>
              <table:table-cell office:value-type="float" office:value="-5.5927">
                <text:p>-5.59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.9643">
                <text:p>-4.9643</text:p>
              </table:table-cell>
              <table:table-cell office:value-type="float" office:value="-5.6141">
                <text:p>-5.61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.9454">
                <text:p>-4.9454</text:p>
              </table:table-cell>
              <table:table-cell office:value-type="float" office:value="-5.4504">
                <text:p>-5.45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.9498">
                <text:p>-4.9498</text:p>
              </table:table-cell>
              <table:table-cell office:value-type="float" office:value="-5.607">
                <text:p>-5.6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.9808">
                <text:p>-4.9808</text:p>
              </table:table-cell>
              <table:table-cell office:value-type="float" office:value="-5.6645">
                <text:p>-5.66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.0046">
                <text:p>-5.0046</text:p>
              </table:table-cell>
              <table:table-cell office:value-type="float" office:value="-5.6363">
                <text:p>-5.63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.9682">
                <text:p>-4.9682</text:p>
              </table:table-cell>
              <table:table-cell office:value-type="float" office:value="-5.5703">
                <text:p>-5.57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.9404">
                <text:p>-4.9404</text:p>
              </table:table-cell>
              <table:table-cell office:value-type="float" office:value="-5.5307">
                <text:p>-5.53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.9764">
                <text:p>-4.9764</text:p>
              </table:table-cell>
              <table:table-cell office:value-type="float" office:value="-5.6572">
                <text:p>-5.65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9425">
                <text:p>-4.9425</text:p>
              </table:table-cell>
              <table:table-cell office:value-type="float" office:value="-5.5399">
                <text:p>-5.53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.0065">
                <text:p>-5.0065</text:p>
              </table:table-cell>
              <table:table-cell office:value-type="float" office:value="-5.6106">
                <text:p>-5.61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.9584">
                <text:p>-4.9584</text:p>
              </table:table-cell>
              <table:table-cell office:value-type="float" office:value="-5.5573">
                <text:p>-5.55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.9788">
                <text:p>-4.9788</text:p>
              </table:table-cell>
              <table:table-cell office:value-type="float" office:value="-5.602">
                <text:p>-5.6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.9785">
                <text:p>-4.9785</text:p>
              </table:table-cell>
              <table:table-cell office:value-type="float" office:value="-5.6235">
                <text:p>-5.62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.9929">
                <text:p>-4.9929</text:p>
              </table:table-cell>
              <table:table-cell office:value-type="float" office:value="-5.6238">
                <text:p>-5.62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4.988">
                <text:p>-4.988</text:p>
              </table:table-cell>
              <table:table-cell office:value-type="float" office:value="-5.6465">
                <text:p>-5.64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.9764">
                <text:p>-4.9764</text:p>
              </table:table-cell>
              <table:table-cell office:value-type="float" office:value="-5.5929">
                <text:p>-5.59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.9651">
                <text:p>-4.9651</text:p>
              </table:table-cell>
              <table:table-cell office:value-type="float" office:value="-5.5742">
                <text:p>-5.57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.9877">
                <text:p>-4.9877</text:p>
              </table:table-cell>
              <table:table-cell office:value-type="float" office:value="-5.6619">
                <text:p>-5.66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953">
                <text:p>-4.953</text:p>
              </table:table-cell>
              <table:table-cell office:value-type="float" office:value="-5.6408">
                <text:p>-5.64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.9351">
                <text:p>-4.9351</text:p>
              </table:table-cell>
              <table:table-cell office:value-type="float" office:value="-5.4798">
                <text:p>-5.47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.9651">
                <text:p>-4.9651</text:p>
              </table:table-cell>
              <table:table-cell office:value-type="float" office:value="-5.5764">
                <text:p>-5.57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.9991">
                <text:p>-4.9991</text:p>
              </table:table-cell>
              <table:table-cell office:value-type="float" office:value="-5.6428">
                <text:p>-5.64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.9871">
                <text:p>-4.9871</text:p>
              </table:table-cell>
              <table:table-cell office:value-type="float" office:value="-5.5977">
                <text:p>-5.59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.9831">
                <text:p>-4.9831</text:p>
              </table:table-cell>
              <table:table-cell office:value-type="float" office:value="-5.6327">
                <text:p>-5.63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5.0095">
                <text:p>-5.0095</text:p>
              </table:table-cell>
              <table:table-cell office:value-type="float" office:value="-5.6645">
                <text:p>-5.66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5.0115">
                <text:p>-5.0115</text:p>
              </table:table-cell>
              <table:table-cell office:value-type="float" office:value="-5.5565">
                <text:p>-5.55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.9944">
                <text:p>-4.9944</text:p>
              </table:table-cell>
              <table:table-cell office:value-type="float" office:value="-5.5231">
                <text:p>-5.52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.9548">
                <text:p>-4.9548</text:p>
              </table:table-cell>
              <table:table-cell office:value-type="float" office:value="-5.5503">
                <text:p>-5.55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.9718">
                <text:p>-4.9718</text:p>
              </table:table-cell>
              <table:table-cell office:value-type="float" office:value="-5.6554">
                <text:p>-5.65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.9782">
                <text:p>-4.9782</text:p>
              </table:table-cell>
              <table:table-cell office:value-type="float" office:value="-5.6198">
                <text:p>-5.61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.9395">
                <text:p>-4.9395</text:p>
              </table:table-cell>
              <table:table-cell office:value-type="float" office:value="-5.5304">
                <text:p>-5.53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.967">
                <text:p>-4.967</text:p>
              </table:table-cell>
              <table:table-cell office:value-type="float" office:value="-5.5634">
                <text:p>-5.56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.9532">
                <text:p>-4.9532</text:p>
              </table:table-cell>
              <table:table-cell office:value-type="float" office:value="-5.5377">
                <text:p>-5.53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.9196">
                <text:p>-4.9196</text:p>
              </table:table-cell>
              <table:table-cell office:value-type="float" office:value="-5.509">
                <text:p>-5.5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8935">
                <text:p>-4.8935</text:p>
              </table:table-cell>
              <table:table-cell office:value-type="float" office:value="-5.4335">
                <text:p>-5.43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.9858">
                <text:p>-4.9858</text:p>
              </table:table-cell>
              <table:table-cell office:value-type="float" office:value="-5.6019">
                <text:p>-5.60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.0054">
                <text:p>-5.0054</text:p>
              </table:table-cell>
              <table:table-cell office:value-type="float" office:value="-5.6224">
                <text:p>-5.62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.9991">
                <text:p>-4.9991</text:p>
              </table:table-cell>
              <table:table-cell office:value-type="float" office:value="-5.6187">
                <text:p>-5.61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5.0156">
                <text:p>-5.0156</text:p>
              </table:table-cell>
              <table:table-cell office:value-type="float" office:value="-5.6698">
                <text:p>-5.66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5.001">
                <text:p>-5.001</text:p>
              </table:table-cell>
              <table:table-cell office:value-type="float" office:value="-5.6485">
                <text:p>-5.64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5.0132">
                <text:p>-5.0132</text:p>
              </table:table-cell>
              <table:table-cell office:value-type="float" office:value="-5.6906">
                <text:p>-5.69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.9793">
                <text:p>-4.9793</text:p>
              </table:table-cell>
              <table:table-cell office:value-type="float" office:value="-5.5764">
                <text:p>-5.57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5.0083">
                <text:p>-5.0083</text:p>
              </table:table-cell>
              <table:table-cell office:value-type="float" office:value="-5.6211">
                <text:p>-5.62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984">
                <text:p>-4.984</text:p>
              </table:table-cell>
              <table:table-cell office:value-type="float" office:value="-5.6247">
                <text:p>-5.62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5.0147">
                <text:p>-5.0147</text:p>
              </table:table-cell>
              <table:table-cell office:value-type="float" office:value="-5.5813">
                <text:p>-5.58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5.0033">
                <text:p>-5.0033</text:p>
              </table:table-cell>
              <table:table-cell office:value-type="float" office:value="-5.67">
                <text:p>-5.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.981">
                <text:p>-4.981</text:p>
              </table:table-cell>
              <table:table-cell office:value-type="float" office:value="-5.5637">
                <text:p>-5.56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.9461">
                <text:p>-4.9461</text:p>
              </table:table-cell>
              <table:table-cell office:value-type="float" office:value="-5.6083">
                <text:p>-5.60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.9632">
                <text:p>-4.9632</text:p>
              </table:table-cell>
              <table:table-cell office:value-type="float" office:value="-5.6509">
                <text:p>-5.65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5.0058">
                <text:p>-5.0058</text:p>
              </table:table-cell>
              <table:table-cell office:value-type="float" office:value="-5.5726">
                <text:p>-5.57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.987">
                <text:p>-4.987</text:p>
              </table:table-cell>
              <table:table-cell office:value-type="float" office:value="-5.6154">
                <text:p>-5.61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5.0224">
                <text:p>-5.0224</text:p>
              </table:table-cell>
              <table:table-cell office:value-type="float" office:value="-5.6759">
                <text:p>-5.67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5.0326">
                <text:p>-5.0326</text:p>
              </table:table-cell>
              <table:table-cell office:value-type="float" office:value="-5.5872">
                <text:p>-5.58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.9936">
                <text:p>-4.9936</text:p>
              </table:table-cell>
              <table:table-cell office:value-type="float" office:value="-5.6457">
                <text:p>-5.64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5.0137">
                <text:p>-5.0137</text:p>
              </table:table-cell>
              <table:table-cell office:value-type="float" office:value="-5.7178">
                <text:p>-5.71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.9949">
                <text:p>-4.9949</text:p>
              </table:table-cell>
              <table:table-cell office:value-type="float" office:value="-5.6365">
                <text:p>-5.63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5.0095">
                <text:p>-5.0095</text:p>
              </table:table-cell>
              <table:table-cell office:value-type="float" office:value="-5.6184">
                <text:p>-5.61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5.0156">
                <text:p>-5.0156</text:p>
              </table:table-cell>
              <table:table-cell office:value-type="float" office:value="-5.657">
                <text:p>-5.6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5.0079">
                <text:p>-5.0079</text:p>
              </table:table-cell>
              <table:table-cell office:value-type="float" office:value="-5.6632">
                <text:p>-5.66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5.0201">
                <text:p>-5.0201</text:p>
              </table:table-cell>
              <table:table-cell office:value-type="float" office:value="-5.6784">
                <text:p>-5.67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.9944">
                <text:p>-4.9944</text:p>
              </table:table-cell>
              <table:table-cell office:value-type="float" office:value="-5.6047">
                <text:p>-5.60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.9766">
                <text:p>-4.9766</text:p>
              </table:table-cell>
              <table:table-cell office:value-type="float" office:value="-5.5712">
                <text:p>-5.57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.9584">
                <text:p>-4.9584</text:p>
              </table:table-cell>
              <table:table-cell office:value-type="float" office:value="-5.5799">
                <text:p>-5.57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5.0005">
                <text:p>-5.0005</text:p>
              </table:table-cell>
              <table:table-cell office:value-type="float" office:value="-5.6414">
                <text:p>-5.64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.011">
                <text:p>-5.011</text:p>
              </table:table-cell>
              <table:table-cell office:value-type="float" office:value="-5.6301">
                <text:p>-5.63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.9766">
                <text:p>-4.9766</text:p>
              </table:table-cell>
              <table:table-cell office:value-type="float" office:value="-5.6004">
                <text:p>-5.60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5.0003">
                <text:p>-5.0003</text:p>
              </table:table-cell>
              <table:table-cell office:value-type="float" office:value="-5.6844">
                <text:p>-5.68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.9997">
                <text:p>-4.9997</text:p>
              </table:table-cell>
              <table:table-cell office:value-type="float" office:value="-5.6301">
                <text:p>-5.63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.9928">
                <text:p>-4.9928</text:p>
              </table:table-cell>
              <table:table-cell office:value-type="float" office:value="-5.6023">
                <text:p>-5.60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.9954">
                <text:p>-4.9954</text:p>
              </table:table-cell>
              <table:table-cell office:value-type="float" office:value="-5.5694">
                <text:p>-5.56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5.0183">
                <text:p>-5.0183</text:p>
              </table:table-cell>
              <table:table-cell office:value-type="float" office:value="-5.6774">
                <text:p>-5.67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5.0163">
                <text:p>-5.0163</text:p>
              </table:table-cell>
              <table:table-cell office:value-type="float" office:value="-5.6817">
                <text:p>-5.68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5.0133">
                <text:p>-5.0133</text:p>
              </table:table-cell>
              <table:table-cell office:value-type="float" office:value="-5.6228">
                <text:p>-5.62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5.0247">
                <text:p>-5.0247</text:p>
              </table:table-cell>
              <table:table-cell office:value-type="float" office:value="-5.6785">
                <text:p>-5.67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.9947">
                <text:p>-4.9947</text:p>
              </table:table-cell>
              <table:table-cell office:value-type="float" office:value="-5.6886">
                <text:p>-5.68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5.0007">
                <text:p>-5.0007</text:p>
              </table:table-cell>
              <table:table-cell office:value-type="float" office:value="-5.6157">
                <text:p>-5.61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5.0368">
                <text:p>-5.0368</text:p>
              </table:table-cell>
              <table:table-cell office:value-type="float" office:value="-5.7207">
                <text:p>-5.72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5.0007">
                <text:p>-5.0007</text:p>
              </table:table-cell>
              <table:table-cell office:value-type="float" office:value="-5.6101">
                <text:p>-5.6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5.0035">
                <text:p>-5.0035</text:p>
              </table:table-cell>
              <table:table-cell office:value-type="float" office:value="-5.6137">
                <text:p>-5.6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5.006">
                <text:p>-5.006</text:p>
              </table:table-cell>
              <table:table-cell office:value-type="float" office:value="-5.625">
                <text:p>-5.6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.9803">
                <text:p>-4.9803</text:p>
              </table:table-cell>
              <table:table-cell office:value-type="float" office:value="-5.5757">
                <text:p>-5.57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.0018">
                <text:p>-5.0018</text:p>
              </table:table-cell>
              <table:table-cell office:value-type="float" office:value="-5.607">
                <text:p>-5.6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.985">
                <text:p>-4.985</text:p>
              </table:table-cell>
              <table:table-cell office:value-type="float" office:value="-5.6528">
                <text:p>-5.65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.9714">
                <text:p>-4.9714</text:p>
              </table:table-cell>
              <table:table-cell office:value-type="float" office:value="-5.5905">
                <text:p>-5.59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5.0147">
                <text:p>-5.0147</text:p>
              </table:table-cell>
              <table:table-cell office:value-type="float" office:value="-5.6834">
                <text:p>-5.68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5.0162">
                <text:p>-5.0162</text:p>
              </table:table-cell>
              <table:table-cell office:value-type="float" office:value="-5.6788">
                <text:p>-5.67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5.014">
                <text:p>-5.014</text:p>
              </table:table-cell>
              <table:table-cell office:value-type="float" office:value="-5.6655">
                <text:p>-5.66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.0276">
                <text:p>-5.0276</text:p>
              </table:table-cell>
              <table:table-cell office:value-type="float" office:value="-5.6441">
                <text:p>-5.64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.9936">
                <text:p>-4.9936</text:p>
              </table:table-cell>
              <table:table-cell office:value-type="float" office:value="-5.6022">
                <text:p>-5.60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5.0369">
                <text:p>-5.0369</text:p>
              </table:table-cell>
              <table:table-cell office:value-type="float" office:value="-5.6968">
                <text:p>-5.69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5.0071">
                <text:p>-5.0071</text:p>
              </table:table-cell>
              <table:table-cell office:value-type="float" office:value="-5.592">
                <text:p>-5.5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5.0117">
                <text:p>-5.0117</text:p>
              </table:table-cell>
              <table:table-cell office:value-type="float" office:value="-5.6444">
                <text:p>-5.64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5.016">
                <text:p>-5.016</text:p>
              </table:table-cell>
              <table:table-cell office:value-type="float" office:value="-5.7375">
                <text:p>-5.73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5.0107">
                <text:p>-5.0107</text:p>
              </table:table-cell>
              <table:table-cell office:value-type="float" office:value="-5.5927">
                <text:p>-5.59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5.0068">
                <text:p>-5.0068</text:p>
              </table:table-cell>
              <table:table-cell office:value-type="float" office:value="-5.6051">
                <text:p>-5.60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5.0245">
                <text:p>-5.0245</text:p>
              </table:table-cell>
              <table:table-cell office:value-type="float" office:value="-5.6854">
                <text:p>-5.68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.9536">
                <text:p>-4.9536</text:p>
              </table:table-cell>
              <table:table-cell office:value-type="float" office:value="-5.5662">
                <text:p>-5.5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.9894">
                <text:p>-4.9894</text:p>
              </table:table-cell>
              <table:table-cell office:value-type="float" office:value="-5.6428">
                <text:p>-5.6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5.0713">
                <text:p>-5.0713</text:p>
              </table:table-cell>
              <table:table-cell office:value-type="float" office:value="-5.6941">
                <text:p>-5.69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5.0112">
                <text:p>-5.0112</text:p>
              </table:table-cell>
              <table:table-cell office:value-type="float" office:value="-5.6759">
                <text:p>-5.67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5.0577">
                <text:p>-5.0577</text:p>
              </table:table-cell>
              <table:table-cell office:value-type="float" office:value="-5.7277">
                <text:p>-5.72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5.0327">
                <text:p>-5.0327</text:p>
              </table:table-cell>
              <table:table-cell office:value-type="float" office:value="-5.6963">
                <text:p>-5.6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5.053">
                <text:p>-5.053</text:p>
              </table:table-cell>
              <table:table-cell office:value-type="float" office:value="-5.6293">
                <text:p>-5.62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5.0213">
                <text:p>-5.0213</text:p>
              </table:table-cell>
              <table:table-cell office:value-type="float" office:value="-5.6645">
                <text:p>-5.66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5.0097">
                <text:p>-5.0097</text:p>
              </table:table-cell>
              <table:table-cell office:value-type="float" office:value="-5.6634">
                <text:p>-5.66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5.0415">
                <text:p>-5.0415</text:p>
              </table:table-cell>
              <table:table-cell office:value-type="float" office:value="-5.6656">
                <text:p>-5.66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5.0461">
                <text:p>-5.0461</text:p>
              </table:table-cell>
              <table:table-cell office:value-type="float" office:value="-5.667">
                <text:p>-5.6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5.043">
                <text:p>-5.043</text:p>
              </table:table-cell>
              <table:table-cell office:value-type="float" office:value="-5.7012">
                <text:p>-5.70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5.0232">
                <text:p>-5.0232</text:p>
              </table:table-cell>
              <table:table-cell office:value-type="float" office:value="-5.6843">
                <text:p>-5.68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5.0155">
                <text:p>-5.0155</text:p>
              </table:table-cell>
              <table:table-cell office:value-type="float" office:value="-5.5991">
                <text:p>-5.59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5.0218">
                <text:p>-5.0218</text:p>
              </table:table-cell>
              <table:table-cell office:value-type="float" office:value="-5.6501">
                <text:p>-5.65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5.0051">
                <text:p>-5.0051</text:p>
              </table:table-cell>
              <table:table-cell office:value-type="float" office:value="-5.7284">
                <text:p>-5.72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5.0801">
                <text:p>-5.0801</text:p>
              </table:table-cell>
              <table:table-cell office:value-type="float" office:value="-5.6752">
                <text:p>-5.67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.0334">
                <text:p>-5.0334</text:p>
              </table:table-cell>
              <table:table-cell office:value-type="float" office:value="-5.6566">
                <text:p>-5.65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5.0462">
                <text:p>-5.0462</text:p>
              </table:table-cell>
              <table:table-cell office:value-type="float" office:value="-5.6729">
                <text:p>-5.67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5.0359">
                <text:p>-5.0359</text:p>
              </table:table-cell>
              <table:table-cell office:value-type="float" office:value="-5.6809">
                <text:p>-5.6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.9941">
                <text:p>-4.9941</text:p>
              </table:table-cell>
              <table:table-cell office:value-type="float" office:value="-5.6372">
                <text:p>-5.63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.9533">
                <text:p>-4.9533</text:p>
              </table:table-cell>
              <table:table-cell office:value-type="float" office:value="-5.5984">
                <text:p>-5.59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5.0119">
                <text:p>-5.0119</text:p>
              </table:table-cell>
              <table:table-cell office:value-type="float" office:value="-5.6866">
                <text:p>-5.68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5.026">
                <text:p>-5.026</text:p>
              </table:table-cell>
              <table:table-cell office:value-type="float" office:value="-5.6465">
                <text:p>-5.64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5.0383">
                <text:p>-5.0383</text:p>
              </table:table-cell>
              <table:table-cell office:value-type="float" office:value="-5.6914">
                <text:p>-5.69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5.0486">
                <text:p>-5.0486</text:p>
              </table:table-cell>
              <table:table-cell office:value-type="float" office:value="-5.7385">
                <text:p>-5.73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5.0315">
                <text:p>-5.0315</text:p>
              </table:table-cell>
              <table:table-cell office:value-type="float" office:value="-5.6116">
                <text:p>-5.61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5.0287">
                <text:p>-5.0287</text:p>
              </table:table-cell>
              <table:table-cell office:value-type="float" office:value="-5.7046">
                <text:p>-5.70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5.0458">
                <text:p>-5.0458</text:p>
              </table:table-cell>
              <table:table-cell office:value-type="float" office:value="-5.7633">
                <text:p>-5.76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5.0302">
                <text:p>-5.0302</text:p>
              </table:table-cell>
              <table:table-cell office:value-type="float" office:value="-5.5983">
                <text:p>-5.59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5.0058">
                <text:p>-5.0058</text:p>
              </table:table-cell>
              <table:table-cell office:value-type="float" office:value="-5.59">
                <text:p>-5.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5.043">
                <text:p>-5.043</text:p>
              </table:table-cell>
              <table:table-cell office:value-type="float" office:value="-5.704">
                <text:p>-5.7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5.024">
                <text:p>-5.024</text:p>
              </table:table-cell>
              <table:table-cell office:value-type="float" office:value="-5.7113">
                <text:p>-5.71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5.0727">
                <text:p>-5.0727</text:p>
              </table:table-cell>
              <table:table-cell office:value-type="float" office:value="-5.728">
                <text:p>-5.7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5.0414">
                <text:p>-5.0414</text:p>
              </table:table-cell>
              <table:table-cell office:value-type="float" office:value="-5.6567">
                <text:p>-5.65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5.0657">
                <text:p>-5.065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5.0311">
                <text:p>-5.0311</text:p>
              </table:table-cell>
              <table:table-cell office:value-type="float" office:value="-5.6248">
                <text:p>-5.62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5.0011">
                <text:p>-5.0011</text:p>
              </table:table-cell>
              <table:table-cell office:value-type="float" office:value="-5.6738">
                <text:p>-5.67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5.0613">
                <text:p>-5.0613</text:p>
              </table:table-cell>
              <table:table-cell office:value-type="float" office:value="-5.6957">
                <text:p>-5.69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5.0278">
                <text:p>-5.0278</text:p>
              </table:table-cell>
              <table:table-cell office:value-type="float" office:value="-5.6396">
                <text:p>-5.63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5.0283">
                <text:p>-5.0283</text:p>
              </table:table-cell>
              <table:table-cell office:value-type="float" office:value="-5.6236">
                <text:p>-5.62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5.0448">
                <text:p>-5.0448</text:p>
              </table:table-cell>
              <table:table-cell office:value-type="float" office:value="-5.7477">
                <text:p>-5.74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5.0241">
                <text:p>-5.0241</text:p>
              </table:table-cell>
              <table:table-cell office:value-type="float" office:value="-5.6554">
                <text:p>-5.65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5.0675">
                <text:p>-5.0675</text:p>
              </table:table-cell>
              <table:table-cell office:value-type="float" office:value="-5.6854">
                <text:p>-5.68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5.0717">
                <text:p>-5.0717</text:p>
              </table:table-cell>
              <table:table-cell office:value-type="float" office:value="-5.7152">
                <text:p>-5.71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5.0626">
                <text:p>-5.0626</text:p>
              </table:table-cell>
              <table:table-cell office:value-type="float" office:value="-5.7085">
                <text:p>-5.70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5.0345">
                <text:p>-5.0345</text:p>
              </table:table-cell>
              <table:table-cell office:value-type="float" office:value="-5.6552">
                <text:p>-5.65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5.0639">
                <text:p>-5.0639</text:p>
              </table:table-cell>
              <table:table-cell office:value-type="float" office:value="-5.6973">
                <text:p>-5.69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5.0686">
                <text:p>-5.0686</text:p>
              </table:table-cell>
              <table:table-cell office:value-type="float" office:value="-5.753">
                <text:p>-5.7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5.0782">
                <text:p>-5.0782</text:p>
              </table:table-cell>
              <table:table-cell office:value-type="float" office:value="-5.7193">
                <text:p>-5.71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.0511">
                <text:p>-5.0511</text:p>
              </table:table-cell>
              <table:table-cell office:value-type="float" office:value="-5.7168">
                <text:p>-5.71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5.0488">
                <text:p>-5.0488</text:p>
              </table:table-cell>
              <table:table-cell office:value-type="float" office:value="-5.6302">
                <text:p>-5.63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5.0432">
                <text:p>-5.0432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5.0139">
                <text:p>-5.0139</text:p>
              </table:table-cell>
              <table:table-cell office:value-type="float" office:value="-5.6929">
                <text:p>-5.69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5.0294">
                <text:p>-5.0294</text:p>
              </table:table-cell>
              <table:table-cell office:value-type="float" office:value="-5.6524">
                <text:p>-5.65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5.0475">
                <text:p>-5.0475</text:p>
              </table:table-cell>
              <table:table-cell office:value-type="float" office:value="-5.7066">
                <text:p>-5.70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5.0099">
                <text:p>-5.0099</text:p>
              </table:table-cell>
              <table:table-cell office:value-type="float" office:value="-5.6507">
                <text:p>-5.65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5.0548">
                <text:p>-5.0548</text:p>
              </table:table-cell>
              <table:table-cell office:value-type="float" office:value="-5.6751">
                <text:p>-5.67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5.0831">
                <text:p>-5.0831</text:p>
              </table:table-cell>
              <table:table-cell office:value-type="float" office:value="-5.7806">
                <text:p>-5.78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.0784">
                <text:p>-5.0784</text:p>
              </table:table-cell>
              <table:table-cell office:value-type="float" office:value="-5.6854">
                <text:p>-5.68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5.0096">
                <text:p>-5.0096</text:p>
              </table:table-cell>
              <table:table-cell office:value-type="float" office:value="-5.6431">
                <text:p>-5.64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.0586">
                <text:p>-5.0586</text:p>
              </table:table-cell>
              <table:table-cell office:value-type="float" office:value="-5.7412">
                <text:p>-5.74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5.0447">
                <text:p>-5.0447</text:p>
              </table:table-cell>
              <table:table-cell office:value-type="float" office:value="-5.6523">
                <text:p>-5.65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5.042">
                <text:p>-5.042</text:p>
              </table:table-cell>
              <table:table-cell office:value-type="float" office:value="-5.7289">
                <text:p>-5.72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5.0556">
                <text:p>-5.0556</text:p>
              </table:table-cell>
              <table:table-cell office:value-type="float" office:value="-5.7096">
                <text:p>-5.70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5.0581">
                <text:p>-5.0581</text:p>
              </table:table-cell>
              <table:table-cell office:value-type="float" office:value="-5.6811">
                <text:p>-5.68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5.023">
                <text:p>-5.023</text:p>
              </table:table-cell>
              <table:table-cell office:value-type="float" office:value="-5.6414">
                <text:p>-5.64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5.0112">
                <text:p>-5.0112</text:p>
              </table:table-cell>
              <table:table-cell office:value-type="float" office:value="-5.6154">
                <text:p>-5.61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5.017">
                <text:p>-5.017</text:p>
              </table:table-cell>
              <table:table-cell office:value-type="float" office:value="-5.7185">
                <text:p>-5.71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5.0408">
                <text:p>-5.0408</text:p>
              </table:table-cell>
              <table:table-cell office:value-type="float" office:value="-5.6262">
                <text:p>-5.62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5.0166">
                <text:p>-5.0166</text:p>
              </table:table-cell>
              <table:table-cell office:value-type="float" office:value="-5.7164">
                <text:p>-5.71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.0704">
                <text:p>-5.0704</text:p>
              </table:table-cell>
              <table:table-cell office:value-type="float" office:value="-5.7015">
                <text:p>-5.70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5.0351">
                <text:p>-5.0351</text:p>
              </table:table-cell>
              <table:table-cell office:value-type="float" office:value="-5.6456">
                <text:p>-5.64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5.0335">
                <text:p>-5.0335</text:p>
              </table:table-cell>
              <table:table-cell office:value-type="float" office:value="-5.6426">
                <text:p>-5.64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.0353">
                <text:p>-5.0353</text:p>
              </table:table-cell>
              <table:table-cell office:value-type="float" office:value="-5.711">
                <text:p>-5.7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5.037">
                <text:p>-5.037</text:p>
              </table:table-cell>
              <table:table-cell office:value-type="float" office:value="-5.7081">
                <text:p>-5.70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5.0547">
                <text:p>-5.0547</text:p>
              </table:table-cell>
              <table:table-cell office:value-type="float" office:value="-5.664">
                <text:p>-5.6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5.0686">
                <text:p>-5.0686</text:p>
              </table:table-cell>
              <table:table-cell office:value-type="float" office:value="-5.685">
                <text:p>-5.6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5.0595">
                <text:p>-5.0595</text:p>
              </table:table-cell>
              <table:table-cell office:value-type="float" office:value="-5.7096">
                <text:p>-5.70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5.0399">
                <text:p>-5.0399</text:p>
              </table:table-cell>
              <table:table-cell office:value-type="float" office:value="-5.6963">
                <text:p>-5.6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5.0574">
                <text:p>-5.0574</text:p>
              </table:table-cell>
              <table:table-cell office:value-type="float" office:value="-5.7206">
                <text:p>-5.72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5.0565">
                <text:p>-5.0565</text:p>
              </table:table-cell>
              <table:table-cell office:value-type="float" office:value="-5.6864">
                <text:p>-5.68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5.0595">
                <text:p>-5.0595</text:p>
              </table:table-cell>
              <table:table-cell office:value-type="float" office:value="-5.7127">
                <text:p>-5.71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5.0647">
                <text:p>-5.0647</text:p>
              </table:table-cell>
              <table:table-cell office:value-type="float" office:value="-5.7455">
                <text:p>-5.7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5.0459">
                <text:p>-5.0459</text:p>
              </table:table-cell>
              <table:table-cell office:value-type="float" office:value="-5.7238">
                <text:p>-5.72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.0397">
                <text:p>-5.0397</text:p>
              </table:table-cell>
              <table:table-cell office:value-type="float" office:value="-5.6259">
                <text:p>-5.6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.0851">
                <text:p>-5.0851</text:p>
              </table:table-cell>
              <table:table-cell office:value-type="float" office:value="-5.7433">
                <text:p>-5.74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5.0503">
                <text:p>-5.0503</text:p>
              </table:table-cell>
              <table:table-cell office:value-type="float" office:value="-5.6889">
                <text:p>-5.6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5.0117">
                <text:p>-5.0117</text:p>
              </table:table-cell>
              <table:table-cell office:value-type="float" office:value="-5.5725">
                <text:p>-5.57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5.0365">
                <text:p>-5.0365</text:p>
              </table:table-cell>
              <table:table-cell office:value-type="float" office:value="-5.7221">
                <text:p>-5.72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5.0513">
                <text:p>-5.0513</text:p>
              </table:table-cell>
              <table:table-cell office:value-type="float" office:value="-5.7059">
                <text:p>-5.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5.0477">
                <text:p>-5.0477</text:p>
              </table:table-cell>
              <table:table-cell office:value-type="float" office:value="-5.7273">
                <text:p>-5.7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5.0569">
                <text:p>-5.0569</text:p>
              </table:table-cell>
              <table:table-cell office:value-type="float" office:value="-5.7209">
                <text:p>-5.72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5.0805">
                <text:p>-5.0805</text:p>
              </table:table-cell>
              <table:table-cell office:value-type="float" office:value="-5.6887">
                <text:p>-5.68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5.0246">
                <text:p>-5.0246</text:p>
              </table:table-cell>
              <table:table-cell office:value-type="float" office:value="-5.6559">
                <text:p>-5.65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5.0275">
                <text:p>-5.0275</text:p>
              </table:table-cell>
              <table:table-cell office:value-type="float" office:value="-5.6426">
                <text:p>-5.64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5.0255">
                <text:p>-5.0255</text:p>
              </table:table-cell>
              <table:table-cell office:value-type="float" office:value="-5.6982">
                <text:p>-5.69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5.0592">
                <text:p>-5.0592</text:p>
              </table:table-cell>
              <table:table-cell office:value-type="float" office:value="-5.6633">
                <text:p>-5.66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5.045">
                <text:p>-5.045</text:p>
              </table:table-cell>
              <table:table-cell office:value-type="float" office:value="-5.664">
                <text:p>-5.6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5.0543">
                <text:p>-5.0543</text:p>
              </table:table-cell>
              <table:table-cell office:value-type="float" office:value="-5.7106">
                <text:p>-5.71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5.0884">
                <text:p>-5.0884</text:p>
              </table:table-cell>
              <table:table-cell office:value-type="float" office:value="-5.7607">
                <text:p>-5.76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5.0679">
                <text:p>-5.0679</text:p>
              </table:table-cell>
              <table:table-cell office:value-type="float" office:value="-5.6866">
                <text:p>-5.68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5.0556">
                <text:p>-5.0556</text:p>
              </table:table-cell>
              <table:table-cell office:value-type="float" office:value="-5.7179">
                <text:p>-5.71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5.0369">
                <text:p>-5.0369</text:p>
              </table:table-cell>
              <table:table-cell office:value-type="float" office:value="-5.6743">
                <text:p>-5.67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5.0548">
                <text:p>-5.0548</text:p>
              </table:table-cell>
              <table:table-cell office:value-type="float" office:value="-5.6941">
                <text:p>-5.69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5.0647">
                <text:p>-5.0647</text:p>
              </table:table-cell>
              <table:table-cell office:value-type="float" office:value="-5.6646">
                <text:p>-5.66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5.0762">
                <text:p>-5.0762</text:p>
              </table:table-cell>
              <table:table-cell office:value-type="float" office:value="-5.7068">
                <text:p>-5.70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5.0568">
                <text:p>-5.0568</text:p>
              </table:table-cell>
              <table:table-cell office:value-type="float" office:value="-5.6749">
                <text:p>-5.67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5.0534">
                <text:p>-5.0534</text:p>
              </table:table-cell>
              <table:table-cell office:value-type="float" office:value="-5.6752">
                <text:p>-5.67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5.0778">
                <text:p>-5.0778</text:p>
              </table:table-cell>
              <table:table-cell office:value-type="float" office:value="-5.7424">
                <text:p>-5.74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5.0669">
                <text:p>-5.0669</text:p>
              </table:table-cell>
              <table:table-cell office:value-type="float" office:value="-5.7732">
                <text:p>-5.77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5.0415">
                <text:p>-5.0415</text:p>
              </table:table-cell>
              <table:table-cell office:value-type="float" office:value="-5.6691">
                <text:p>-5.66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5.0868">
                <text:p>-5.0868</text:p>
              </table:table-cell>
              <table:table-cell office:value-type="float" office:value="-5.7081">
                <text:p>-5.70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5.0921">
                <text:p>-5.0921</text:p>
              </table:table-cell>
              <table:table-cell office:value-type="float" office:value="-5.7823">
                <text:p>-5.78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5.0813">
                <text:p>-5.0813</text:p>
              </table:table-cell>
              <table:table-cell office:value-type="float" office:value="-5.6693">
                <text:p>-5.66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5.0672">
                <text:p>-5.0672</text:p>
              </table:table-cell>
              <table:table-cell office:value-type="float" office:value="-5.739">
                <text:p>-5.7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5.0691">
                <text:p>-5.0691</text:p>
              </table:table-cell>
              <table:table-cell office:value-type="float" office:value="-5.6617">
                <text:p>-5.66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5.057">
                <text:p>-5.057</text:p>
              </table:table-cell>
              <table:table-cell office:value-type="float" office:value="-5.7147">
                <text:p>-5.71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5.0752">
                <text:p>-5.0752</text:p>
              </table:table-cell>
              <table:table-cell office:value-type="float" office:value="-5.7287">
                <text:p>-5.72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5.0848">
                <text:p>-5.0848</text:p>
              </table:table-cell>
              <table:table-cell office:value-type="float" office:value="-5.6929">
                <text:p>-5.69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5.0695">
                <text:p>-5.0695</text:p>
              </table:table-cell>
              <table:table-cell office:value-type="float" office:value="-5.7384">
                <text:p>-5.73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5.0654">
                <text:p>-5.0654</text:p>
              </table:table-cell>
              <table:table-cell office:value-type="float" office:value="-5.634">
                <text:p>-5.6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5.0551">
                <text:p>-5.0551</text:p>
              </table:table-cell>
              <table:table-cell office:value-type="float" office:value="-5.7536">
                <text:p>-5.75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5.0917">
                <text:p>-5.0917</text:p>
              </table:table-cell>
              <table:table-cell office:value-type="float" office:value="-5.7785">
                <text:p>-5.77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5.0629">
                <text:p>-5.0629</text:p>
              </table:table-cell>
              <table:table-cell office:value-type="float" office:value="-5.6499">
                <text:p>-5.64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.0442">
                <text:p>-5.0442</text:p>
              </table:table-cell>
              <table:table-cell office:value-type="float" office:value="-5.6726">
                <text:p>-5.67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5.0834">
                <text:p>-5.0834</text:p>
              </table:table-cell>
              <table:table-cell office:value-type="float" office:value="-5.7418">
                <text:p>-5.74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.0874">
                <text:p>-5.0874</text:p>
              </table:table-cell>
              <table:table-cell office:value-type="float" office:value="-5.6857">
                <text:p>-5.68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5.0441">
                <text:p>-5.0441</text:p>
              </table:table-cell>
              <table:table-cell office:value-type="float" office:value="-5.6996">
                <text:p>-5.69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5.0826">
                <text:p>-5.0826</text:p>
              </table:table-cell>
              <table:table-cell office:value-type="float" office:value="-5.7339">
                <text:p>-5.73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5.0549">
                <text:p>-5.0549</text:p>
              </table:table-cell>
              <table:table-cell office:value-type="float" office:value="-5.6632">
                <text:p>-5.66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5.0645">
                <text:p>-5.0645</text:p>
              </table:table-cell>
              <table:table-cell office:value-type="float" office:value="-5.7031">
                <text:p>-5.70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5.0802">
                <text:p>-5.0802</text:p>
              </table:table-cell>
              <table:table-cell office:value-type="float" office:value="-5.7824">
                <text:p>-5.78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5.0134">
                <text:p>-5.0134</text:p>
              </table:table-cell>
              <table:table-cell office:value-type="float" office:value="-5.6249">
                <text:p>-5.62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5.0428">
                <text:p>-5.0428</text:p>
              </table:table-cell>
              <table:table-cell office:value-type="float" office:value="-5.6851">
                <text:p>-5.68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5.036">
                <text:p>-5.036</text:p>
              </table:table-cell>
              <table:table-cell office:value-type="float" office:value="-5.685">
                <text:p>-5.6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5.0347">
                <text:p>-5.0347</text:p>
              </table:table-cell>
              <table:table-cell office:value-type="float" office:value="-5.6333">
                <text:p>-5.6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5.0713">
                <text:p>-5.0713</text:p>
              </table:table-cell>
              <table:table-cell office:value-type="float" office:value="-5.7543">
                <text:p>-5.75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5.0654">
                <text:p>-5.0654</text:p>
              </table:table-cell>
              <table:table-cell office:value-type="float" office:value="-5.7073">
                <text:p>-5.70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5.0863">
                <text:p>-5.0863</text:p>
              </table:table-cell>
              <table:table-cell office:value-type="float" office:value="-5.6887">
                <text:p>-5.68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5.0569">
                <text:p>-5.0569</text:p>
              </table:table-cell>
              <table:table-cell office:value-type="float" office:value="-5.7304">
                <text:p>-5.73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5.0917">
                <text:p>-5.0917</text:p>
              </table:table-cell>
              <table:table-cell office:value-type="float" office:value="-5.6999">
                <text:p>-5.69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5.0327">
                <text:p>-5.0327</text:p>
              </table:table-cell>
              <table:table-cell office:value-type="float" office:value="-5.7094">
                <text:p>-5.70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5.0418">
                <text:p>-5.0418</text:p>
              </table:table-cell>
              <table:table-cell office:value-type="float" office:value="-5.673">
                <text:p>-5.6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5.0839">
                <text:p>-5.0839</text:p>
              </table:table-cell>
              <table:table-cell office:value-type="float" office:value="-5.7545">
                <text:p>-5.75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5.0529">
                <text:p>-5.0529</text:p>
              </table:table-cell>
              <table:table-cell office:value-type="float" office:value="-5.7126">
                <text:p>-5.71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.0583">
                <text:p>-5.0583</text:p>
              </table:table-cell>
              <table:table-cell office:value-type="float" office:value="-5.6757">
                <text:p>-5.67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5.1187">
                <text:p>-5.1187</text:p>
              </table:table-cell>
              <table:table-cell office:value-type="float" office:value="-5.7543">
                <text:p>-5.75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5.0989">
                <text:p>-5.0989</text:p>
              </table:table-cell>
              <table:table-cell office:value-type="float" office:value="-5.7254">
                <text:p>-5.72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5.0885">
                <text:p>-5.0885</text:p>
              </table:table-cell>
              <table:table-cell office:value-type="float" office:value="-5.6881">
                <text:p>-5.68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5.0507">
                <text:p>-5.0507</text:p>
              </table:table-cell>
              <table:table-cell office:value-type="float" office:value="-5.6854">
                <text:p>-5.68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5.0378">
                <text:p>-5.0378</text:p>
              </table:table-cell>
              <table:table-cell office:value-type="float" office:value="-5.738">
                <text:p>-5.7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5.0855">
                <text:p>-5.0855</text:p>
              </table:table-cell>
              <table:table-cell office:value-type="float" office:value="-5.7313">
                <text:p>-5.73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5.0957">
                <text:p>-5.0957</text:p>
              </table:table-cell>
              <table:table-cell office:value-type="float" office:value="-5.764">
                <text:p>-5.7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5.0685">
                <text:p>-5.0685</text:p>
              </table:table-cell>
              <table:table-cell office:value-type="float" office:value="-5.6906">
                <text:p>-5.69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5.1027">
                <text:p>-5.1027</text:p>
              </table:table-cell>
              <table:table-cell office:value-type="float" office:value="-5.7308">
                <text:p>-5.73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5.1021">
                <text:p>-5.1021</text:p>
              </table:table-cell>
              <table:table-cell office:value-type="float" office:value="-5.7857">
                <text:p>-5.78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5.0937">
                <text:p>-5.0937</text:p>
              </table:table-cell>
              <table:table-cell office:value-type="float" office:value="-5.7152">
                <text:p>-5.71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5.0806">
                <text:p>-5.0806</text:p>
              </table:table-cell>
              <table:table-cell office:value-type="float" office:value="-5.7911">
                <text:p>-5.79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5.13">
                <text:p>-5.13</text:p>
              </table:table-cell>
              <table:table-cell office:value-type="float" office:value="-5.7467">
                <text:p>-5.74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5.0723">
                <text:p>-5.0723</text:p>
              </table:table-cell>
              <table:table-cell office:value-type="float" office:value="-5.7096">
                <text:p>-5.70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5.0467">
                <text:p>-5.0467</text:p>
              </table:table-cell>
              <table:table-cell office:value-type="float" office:value="-5.6739">
                <text:p>-5.67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5.0513">
                <text:p>-5.0513</text:p>
              </table:table-cell>
              <table:table-cell office:value-type="float" office:value="-5.674">
                <text:p>-5.6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5.0472">
                <text:p>-5.0472</text:p>
              </table:table-cell>
              <table:table-cell office:value-type="float" office:value="-5.698">
                <text:p>-5.6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5.104">
                <text:p>-5.104</text:p>
              </table:table-cell>
              <table:table-cell office:value-type="float" office:value="-5.7584">
                <text:p>-5.75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5.0642">
                <text:p>-5.0642</text:p>
              </table:table-cell>
              <table:table-cell office:value-type="float" office:value="-5.7278">
                <text:p>-5.72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5.0941">
                <text:p>-5.0941</text:p>
              </table:table-cell>
              <table:table-cell office:value-type="float" office:value="-5.7037">
                <text:p>-5.70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5.0565">
                <text:p>-5.0565</text:p>
              </table:table-cell>
              <table:table-cell office:value-type="float" office:value="-5.7253">
                <text:p>-5.72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5.0994">
                <text:p>-5.0994</text:p>
              </table:table-cell>
              <table:table-cell office:value-type="float" office:value="-5.7698">
                <text:p>-5.76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5.0915">
                <text:p>-5.0915</text:p>
              </table:table-cell>
              <table:table-cell office:value-type="float" office:value="-5.7485">
                <text:p>-5.748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.0969">
                <text:p>-5.0969</text:p>
              </table:table-cell>
              <table:table-cell office:value-type="float" office:value="-5.7336">
                <text:p>-5.73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5.0905">
                <text:p>-5.0905</text:p>
              </table:table-cell>
              <table:table-cell office:value-type="float" office:value="-5.7324">
                <text:p>-5.73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5.1342">
                <text:p>-5.1342</text:p>
              </table:table-cell>
              <table:table-cell office:value-type="float" office:value="-5.6906">
                <text:p>-5.69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5.1087">
                <text:p>-5.1087</text:p>
              </table:table-cell>
              <table:table-cell office:value-type="float" office:value="-5.713">
                <text:p>-5.7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5.0585">
                <text:p>-5.0585</text:p>
              </table:table-cell>
              <table:table-cell office:value-type="float" office:value="-5.6522">
                <text:p>-5.65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.0512">
                <text:p>-5.0512</text:p>
              </table:table-cell>
              <table:table-cell office:value-type="float" office:value="-5.7042">
                <text:p>-5.70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.0402">
                <text:p>-5.0402</text:p>
              </table:table-cell>
              <table:table-cell office:value-type="float" office:value="-5.6628">
                <text:p>-5.66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.0763">
                <text:p>-5.0763</text:p>
              </table:table-cell>
              <table:table-cell office:value-type="float" office:value="-5.7071">
                <text:p>-5.70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5.1133">
                <text:p>-5.1133</text:p>
              </table:table-cell>
              <table:table-cell office:value-type="float" office:value="-5.7678">
                <text:p>-5.76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5.0818">
                <text:p>-5.0818</text:p>
              </table:table-cell>
              <table:table-cell office:value-type="float" office:value="-5.7143">
                <text:p>-5.71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.1238">
                <text:p>-5.1238</text:p>
              </table:table-cell>
              <table:table-cell office:value-type="float" office:value="-5.7586">
                <text:p>-5.75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5.101">
                <text:p>-5.101</text:p>
              </table:table-cell>
              <table:table-cell office:value-type="float" office:value="-5.7675">
                <text:p>-5.76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.0895">
                <text:p>-5.0895</text:p>
              </table:table-cell>
              <table:table-cell office:value-type="float" office:value="-5.6844">
                <text:p>-5.68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5.0975">
                <text:p>-5.0975</text:p>
              </table:table-cell>
              <table:table-cell office:value-type="float" office:value="-5.7825">
                <text:p>-5.78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5.1048">
                <text:p>-5.1048</text:p>
              </table:table-cell>
              <table:table-cell office:value-type="float" office:value="-5.7573">
                <text:p>-5.75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5.1002">
                <text:p>-5.1002</text:p>
              </table:table-cell>
              <table:table-cell office:value-type="float" office:value="-5.7347">
                <text:p>-5.73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.1153">
                <text:p>-5.1153</text:p>
              </table:table-cell>
              <table:table-cell office:value-type="float" office:value="-5.7751">
                <text:p>-5.77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5.0882">
                <text:p>-5.0882</text:p>
              </table:table-cell>
              <table:table-cell office:value-type="float" office:value="-5.804">
                <text:p>-5.8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5.1187">
                <text:p>-5.1187</text:p>
              </table:table-cell>
              <table:table-cell office:value-type="float" office:value="-5.7194">
                <text:p>-5.71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.1153">
                <text:p>-5.1153</text:p>
              </table:table-cell>
              <table:table-cell office:value-type="float" office:value="-5.7793">
                <text:p>-5.77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5.0777">
                <text:p>-5.0777</text:p>
              </table:table-cell>
              <table:table-cell office:value-type="float" office:value="-5.7286">
                <text:p>-5.72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.1228">
                <text:p>-5.1228</text:p>
              </table:table-cell>
              <table:table-cell office:value-type="float" office:value="-5.7795">
                <text:p>-5.77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5.132">
                <text:p>-5.132</text:p>
              </table:table-cell>
              <table:table-cell office:value-type="float" office:value="-5.7561">
                <text:p>-5.75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5.0948">
                <text:p>-5.0948</text:p>
              </table:table-cell>
              <table:table-cell office:value-type="float" office:value="-5.7506">
                <text:p>-5.75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5.0741">
                <text:p>-5.0741</text:p>
              </table:table-cell>
              <table:table-cell office:value-type="float" office:value="-5.7448">
                <text:p>-5.74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.0978">
                <text:p>-5.0978</text:p>
              </table:table-cell>
              <table:table-cell office:value-type="float" office:value="-5.7485">
                <text:p>-5.74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5.0912">
                <text:p>-5.0912</text:p>
              </table:table-cell>
              <table:table-cell office:value-type="float" office:value="-5.7625">
                <text:p>-5.76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5.0906">
                <text:p>-5.0906</text:p>
              </table:table-cell>
              <table:table-cell office:value-type="float" office:value="-5.7258">
                <text:p>-5.72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5.1054">
                <text:p>-5.1054</text:p>
              </table:table-cell>
              <table:table-cell office:value-type="float" office:value="-5.7076">
                <text:p>-5.70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5.1117">
                <text:p>-5.1117</text:p>
              </table:table-cell>
              <table:table-cell office:value-type="float" office:value="-5.79">
                <text:p>-5.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5.1077">
                <text:p>-5.1077</text:p>
              </table:table-cell>
              <table:table-cell office:value-type="float" office:value="-5.7623">
                <text:p>-5.76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5.083">
                <text:p>-5.083</text:p>
              </table:table-cell>
              <table:table-cell office:value-type="float" office:value="-5.7144">
                <text:p>-5.71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5.1116">
                <text:p>-5.1116</text:p>
              </table:table-cell>
              <table:table-cell office:value-type="float" office:value="-5.7592">
                <text:p>-5.7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5.1047">
                <text:p>-5.1047</text:p>
              </table:table-cell>
              <table:table-cell office:value-type="float" office:value="-5.7506">
                <text:p>-5.75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5.0814">
                <text:p>-5.0814</text:p>
              </table:table-cell>
              <table:table-cell office:value-type="float" office:value="-5.7717">
                <text:p>-5.77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.1069">
                <text:p>-5.1069</text:p>
              </table:table-cell>
              <table:table-cell office:value-type="float" office:value="-5.7975">
                <text:p>-5.79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5.0947">
                <text:p>-5.0947</text:p>
              </table:table-cell>
              <table:table-cell office:value-type="float" office:value="-5.7086">
                <text:p>-5.70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5.0832">
                <text:p>-5.0832</text:p>
              </table:table-cell>
              <table:table-cell office:value-type="float" office:value="-5.6849">
                <text:p>-5.68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5.0691">
                <text:p>-5.0691</text:p>
              </table:table-cell>
              <table:table-cell office:value-type="float" office:value="-5.734">
                <text:p>-5.7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5.0974">
                <text:p>-5.0974</text:p>
              </table:table-cell>
              <table:table-cell office:value-type="float" office:value="-5.7157">
                <text:p>-5.71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5.0857">
                <text:p>-5.0857</text:p>
              </table:table-cell>
              <table:table-cell office:value-type="float" office:value="-5.6828">
                <text:p>-5.68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5.066">
                <text:p>-5.066</text:p>
              </table:table-cell>
              <table:table-cell office:value-type="float" office:value="-5.7293">
                <text:p>-5.72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5.0858">
                <text:p>-5.0858</text:p>
              </table:table-cell>
              <table:table-cell office:value-type="float" office:value="-5.7303">
                <text:p>-5.73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5.114">
                <text:p>-5.114</text:p>
              </table:table-cell>
              <table:table-cell office:value-type="float" office:value="-5.7544">
                <text:p>-5.75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5.0629">
                <text:p>-5.0629</text:p>
              </table:table-cell>
              <table:table-cell office:value-type="float" office:value="-5.7188">
                <text:p>-5.71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5.075">
                <text:p>-5.075</text:p>
              </table:table-cell>
              <table:table-cell office:value-type="float" office:value="-5.7695">
                <text:p>-5.76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5.0785">
                <text:p>-5.0785</text:p>
              </table:table-cell>
              <table:table-cell office:value-type="float" office:value="-5.7677">
                <text:p>-5.76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5.1072">
                <text:p>-5.1072</text:p>
              </table:table-cell>
              <table:table-cell office:value-type="float" office:value="-5.7431">
                <text:p>-5.74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5.0936">
                <text:p>-5.0936</text:p>
              </table:table-cell>
              <table:table-cell office:value-type="float" office:value="-5.672">
                <text:p>-5.6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5.0823">
                <text:p>-5.0823</text:p>
              </table:table-cell>
              <table:table-cell office:value-type="float" office:value="-5.7497">
                <text:p>-5.74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5.1105">
                <text:p>-5.1105</text:p>
              </table:table-cell>
              <table:table-cell office:value-type="float" office:value="-5.759">
                <text:p>-5.7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5.1159">
                <text:p>-5.1159</text:p>
              </table:table-cell>
              <table:table-cell office:value-type="float" office:value="-5.7986">
                <text:p>-5.79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5.1271">
                <text:p>-5.1271</text:p>
              </table:table-cell>
              <table:table-cell office:value-type="float" office:value="-5.7059">
                <text:p>-5.70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5.1064">
                <text:p>-5.1064</text:p>
              </table:table-cell>
              <table:table-cell office:value-type="float" office:value="-5.7321">
                <text:p>-5.73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5.115">
                <text:p>-5.115</text:p>
              </table:table-cell>
              <table:table-cell office:value-type="float" office:value="-5.7637">
                <text:p>-5.76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5.1207">
                <text:p>-5.1207</text:p>
              </table:table-cell>
              <table:table-cell office:value-type="float" office:value="-5.7555">
                <text:p>-5.75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5.1009">
                <text:p>-5.1009</text:p>
              </table:table-cell>
              <table:table-cell office:value-type="float" office:value="-5.7679">
                <text:p>-5.76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5.1052">
                <text:p>-5.1052</text:p>
              </table:table-cell>
              <table:table-cell office:value-type="float" office:value="-5.7478">
                <text:p>-5.747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5.087">
                <text:p>-5.087</text:p>
              </table:table-cell>
              <table:table-cell office:value-type="float" office:value="-5.7073">
                <text:p>-5.70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5.0762">
                <text:p>-5.0762</text:p>
              </table:table-cell>
              <table:table-cell office:value-type="float" office:value="-5.7193">
                <text:p>-5.71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5.0774">
                <text:p>-5.0774</text:p>
              </table:table-cell>
              <table:table-cell office:value-type="float" office:value="-5.8483">
                <text:p>-5.84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5.1162">
                <text:p>-5.1162</text:p>
              </table:table-cell>
              <table:table-cell office:value-type="float" office:value="-5.7018">
                <text:p>-5.70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5.112">
                <text:p>-5.112</text:p>
              </table:table-cell>
              <table:table-cell office:value-type="float" office:value="-5.7091">
                <text:p>-5.70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5.133">
                <text:p>-5.133</text:p>
              </table:table-cell>
              <table:table-cell office:value-type="float" office:value="-5.8253">
                <text:p>-5.82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5.1101">
                <text:p>-5.1101</text:p>
              </table:table-cell>
              <table:table-cell office:value-type="float" office:value="-5.7675">
                <text:p>-5.76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5.0982">
                <text:p>-5.0982</text:p>
              </table:table-cell>
              <table:table-cell office:value-type="float" office:value="-5.7837">
                <text:p>-5.78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5.1166">
                <text:p>-5.1166</text:p>
              </table:table-cell>
              <table:table-cell office:value-type="float" office:value="-5.7962">
                <text:p>-5.79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5.12">
                <text:p>-5.12</text:p>
              </table:table-cell>
              <table:table-cell office:value-type="float" office:value="-5.768">
                <text:p>-5.7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5.0703">
                <text:p>-5.0703</text:p>
              </table:table-cell>
              <table:table-cell office:value-type="float" office:value="-5.7032">
                <text:p>-5.70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5.1099">
                <text:p>-5.1099</text:p>
              </table:table-cell>
              <table:table-cell office:value-type="float" office:value="-5.7389">
                <text:p>-5.73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5.142">
                <text:p>-5.142</text:p>
              </table:table-cell>
              <table:table-cell office:value-type="float" office:value="-5.7833">
                <text:p>-5.78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5.139">
                <text:p>-5.139</text:p>
              </table:table-cell>
              <table:table-cell office:value-type="float" office:value="-5.7706">
                <text:p>-5.77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5.1104">
                <text:p>-5.1104</text:p>
              </table:table-cell>
              <table:table-cell office:value-type="float" office:value="-5.7106">
                <text:p>-5.71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5.1145">
                <text:p>-5.1145</text:p>
              </table:table-cell>
              <table:table-cell office:value-type="float" office:value="-5.779">
                <text:p>-5.7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5.1224">
                <text:p>-5.1224</text:p>
              </table:table-cell>
              <table:table-cell office:value-type="float" office:value="-5.8058">
                <text:p>-5.80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5.1185">
                <text:p>-5.1185</text:p>
              </table:table-cell>
              <table:table-cell office:value-type="float" office:value="-5.7268">
                <text:p>-5.72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5.1117">
                <text:p>-5.1117</text:p>
              </table:table-cell>
              <table:table-cell office:value-type="float" office:value="-5.7768">
                <text:p>-5.77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5.1142">
                <text:p>-5.1142</text:p>
              </table:table-cell>
              <table:table-cell office:value-type="float" office:value="-5.776">
                <text:p>-5.7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5.1369">
                <text:p>-5.1369</text:p>
              </table:table-cell>
              <table:table-cell office:value-type="float" office:value="-5.7695">
                <text:p>-5.76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5.1307">
                <text:p>-5.1307</text:p>
              </table:table-cell>
              <table:table-cell office:value-type="float" office:value="-5.7885">
                <text:p>-5.78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5.1265">
                <text:p>-5.1265</text:p>
              </table:table-cell>
              <table:table-cell office:value-type="float" office:value="-5.7512">
                <text:p>-5.75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5.1304">
                <text:p>-5.1304</text:p>
              </table:table-cell>
              <table:table-cell office:value-type="float" office:value="-5.7362">
                <text:p>-5.736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5.1319">
                <text:p>-5.1319</text:p>
              </table:table-cell>
              <table:table-cell office:value-type="float" office:value="-5.7479">
                <text:p>-5.74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.5295">
                <text:p>-4.5295</text:p>
              </table:table-cell>
              <table:table-cell office:value-type="float" office:value="-5.1904">
                <text:p>-5.19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.7809">
                <text:p>-4.7809</text:p>
              </table:table-cell>
              <table:table-cell office:value-type="float" office:value="-5.2777">
                <text:p>-5.27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.9605">
                <text:p>-4.9605</text:p>
              </table:table-cell>
              <table:table-cell office:value-type="float" office:value="-5.7269">
                <text:p>-5.72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5.0492">
                <text:p>-5.0492</text:p>
              </table:table-cell>
              <table:table-cell office:value-type="float" office:value="-5.6761">
                <text:p>-5.67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5.1131">
                <text:p>-5.1131</text:p>
              </table:table-cell>
              <table:table-cell office:value-type="float" office:value="-5.6672">
                <text:p>-5.66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5.1078">
                <text:p>-5.1078</text:p>
              </table:table-cell>
              <table:table-cell office:value-type="float" office:value="-5.7797">
                <text:p>-5.77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5.1216">
                <text:p>-5.1216</text:p>
              </table:table-cell>
              <table:table-cell office:value-type="float" office:value="-5.7618">
                <text:p>-5.76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5.1374">
                <text:p>-5.1374</text:p>
              </table:table-cell>
              <table:table-cell office:value-type="float" office:value="-5.8097">
                <text:p>-5.80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5.1388">
                <text:p>-5.1388</text:p>
              </table:table-cell>
              <table:table-cell office:value-type="float" office:value="-5.7998">
                <text:p>-5.79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5.1843">
                <text:p>-5.1843</text:p>
              </table:table-cell>
              <table:table-cell office:value-type="float" office:value="-5.8114">
                <text:p>-5.81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5.1281">
                <text:p>-5.1281</text:p>
              </table:table-cell>
              <table:table-cell office:value-type="float" office:value="-5.7927">
                <text:p>-5.79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5.1583">
                <text:p>-5.1583</text:p>
              </table:table-cell>
              <table:table-cell office:value-type="float" office:value="-5.8127">
                <text:p>-5.81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5.1174">
                <text:p>-5.1174</text:p>
              </table:table-cell>
              <table:table-cell office:value-type="float" office:value="-5.7549">
                <text:p>-5.75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5.138">
                <text:p>-5.138</text:p>
              </table:table-cell>
              <table:table-cell office:value-type="float" office:value="-5.7807">
                <text:p>-5.78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.1348">
                <text:p>-5.1348</text:p>
              </table:table-cell>
              <table:table-cell office:value-type="float" office:value="-5.8306">
                <text:p>-5.83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5.1442">
                <text:p>-5.1442</text:p>
              </table:table-cell>
              <table:table-cell office:value-type="float" office:value="-5.7643">
                <text:p>-5.764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5.1356">
                <text:p>-5.1356</text:p>
              </table:table-cell>
              <table:table-cell office:value-type="float" office:value="-5.7896">
                <text:p>-5.78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5.1304">
                <text:p>-5.1304</text:p>
              </table:table-cell>
              <table:table-cell office:value-type="float" office:value="-5.8001">
                <text:p>-5.80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.1358">
                <text:p>-5.1358</text:p>
              </table:table-cell>
              <table:table-cell office:value-type="float" office:value="-5.7858">
                <text:p>-5.78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5.1336">
                <text:p>-5.1336</text:p>
              </table:table-cell>
              <table:table-cell office:value-type="float" office:value="-5.7425">
                <text:p>-5.74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.123">
                <text:p>-5.123</text:p>
              </table:table-cell>
              <table:table-cell office:value-type="float" office:value="-5.701">
                <text:p>-5.7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5.1174">
                <text:p>-5.1174</text:p>
              </table:table-cell>
              <table:table-cell office:value-type="float" office:value="-5.7283">
                <text:p>-5.72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1154">
                <text:p>-5.1154</text:p>
              </table:table-cell>
              <table:table-cell office:value-type="float" office:value="-5.7981">
                <text:p>-5.79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5.1431">
                <text:p>-5.1431</text:p>
              </table:table-cell>
              <table:table-cell office:value-type="float" office:value="-5.7756">
                <text:p>-5.77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5.1428">
                <text:p>-5.1428</text:p>
              </table:table-cell>
              <table:table-cell office:value-type="float" office:value="-5.7831">
                <text:p>-5.78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5.1392">
                <text:p>-5.1392</text:p>
              </table:table-cell>
              <table:table-cell office:value-type="float" office:value="-5.8013">
                <text:p>-5.80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5.1645">
                <text:p>-5.1645</text:p>
              </table:table-cell>
              <table:table-cell office:value-type="float" office:value="-5.8348">
                <text:p>-5.83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5.1066">
                <text:p>-5.1066</text:p>
              </table:table-cell>
              <table:table-cell office:value-type="float" office:value="-5.762">
                <text:p>-5.7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5.1649">
                <text:p>-5.1649</text:p>
              </table:table-cell>
              <table:table-cell office:value-type="float" office:value="-5.8079">
                <text:p>-5.807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5.1649">
                <text:p>-5.1649</text:p>
              </table:table-cell>
              <table:table-cell office:value-type="float" office:value="-5.8266">
                <text:p>-5.82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5.1527">
                <text:p>-5.1527</text:p>
              </table:table-cell>
              <table:table-cell office:value-type="float" office:value="-5.8262">
                <text:p>-5.82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5.1428">
                <text:p>-5.1428</text:p>
              </table:table-cell>
              <table:table-cell office:value-type="float" office:value="-5.8266">
                <text:p>-5.82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5.1448">
                <text:p>-5.1448</text:p>
              </table:table-cell>
              <table:table-cell office:value-type="float" office:value="-5.7707">
                <text:p>-5.77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5.1345">
                <text:p>-5.1345</text:p>
              </table:table-cell>
              <table:table-cell office:value-type="float" office:value="-5.7912">
                <text:p>-5.79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5.1464">
                <text:p>-5.1464</text:p>
              </table:table-cell>
              <table:table-cell office:value-type="float" office:value="-5.819">
                <text:p>-5.8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5.1213">
                <text:p>-5.1213</text:p>
              </table:table-cell>
              <table:table-cell office:value-type="float" office:value="-5.7283">
                <text:p>-5.72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5.1114">
                <text:p>-5.1114</text:p>
              </table:table-cell>
              <table:table-cell office:value-type="float" office:value="-5.8301">
                <text:p>-5.83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5.1877">
                <text:p>-5.1877</text:p>
              </table:table-cell>
              <table:table-cell office:value-type="float" office:value="-5.8013">
                <text:p>-5.80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5.1349">
                <text:p>-5.1349</text:p>
              </table:table-cell>
              <table:table-cell office:value-type="float" office:value="-5.7917">
                <text:p>-5.79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5.1172">
                <text:p>-5.1172</text:p>
              </table:table-cell>
              <table:table-cell office:value-type="float" office:value="-5.7518">
                <text:p>-5.75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5.1342">
                <text:p>-5.1342</text:p>
              </table:table-cell>
              <table:table-cell office:value-type="float" office:value="-5.8279">
                <text:p>-5.82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5.1544">
                <text:p>-5.1544</text:p>
              </table:table-cell>
              <table:table-cell office:value-type="float" office:value="-5.8167">
                <text:p>-5.81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5.1278">
                <text:p>-5.1278</text:p>
              </table:table-cell>
              <table:table-cell office:value-type="float" office:value="-5.6914">
                <text:p>-5.69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5.1026">
                <text:p>-5.1026</text:p>
              </table:table-cell>
              <table:table-cell office:value-type="float" office:value="-5.7436">
                <text:p>-5.74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5.1047">
                <text:p>-5.1047</text:p>
              </table:table-cell>
              <table:table-cell office:value-type="float" office:value="-5.7502">
                <text:p>-5.75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5.147">
                <text:p>-5.147</text:p>
              </table:table-cell>
              <table:table-cell office:value-type="float" office:value="-5.8267">
                <text:p>-5.82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5.1363">
                <text:p>-5.1363</text:p>
              </table:table-cell>
              <table:table-cell office:value-type="float" office:value="-5.7933">
                <text:p>-5.79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5.1022">
                <text:p>-5.1022</text:p>
              </table:table-cell>
              <table:table-cell office:value-type="float" office:value="-5.702">
                <text:p>-5.7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5.1014">
                <text:p>-5.1014</text:p>
              </table:table-cell>
              <table:table-cell office:value-type="float" office:value="-5.7332">
                <text:p>-5.7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5.1599">
                <text:p>-5.1599</text:p>
              </table:table-cell>
              <table:table-cell office:value-type="float" office:value="-5.8145">
                <text:p>-5.81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.147">
                <text:p>-5.147</text:p>
              </table:table-cell>
              <table:table-cell office:value-type="float" office:value="-5.7983">
                <text:p>-5.79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5.1416">
                <text:p>-5.1416</text:p>
              </table:table-cell>
              <table:table-cell office:value-type="float" office:value="-5.8026">
                <text:p>-5.80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5.1263">
                <text:p>-5.1263</text:p>
              </table:table-cell>
              <table:table-cell office:value-type="float" office:value="-5.8436">
                <text:p>-5.84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5.1425">
                <text:p>-5.1425</text:p>
              </table:table-cell>
              <table:table-cell office:value-type="float" office:value="-5.7669">
                <text:p>-5.76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5.1417">
                <text:p>-5.1417</text:p>
              </table:table-cell>
              <table:table-cell office:value-type="float" office:value="-5.7668">
                <text:p>-5.76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5.1495">
                <text:p>-5.1495</text:p>
              </table:table-cell>
              <table:table-cell office:value-type="float" office:value="-5.757">
                <text:p>-5.7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5.1471">
                <text:p>-5.1471</text:p>
              </table:table-cell>
              <table:table-cell office:value-type="float" office:value="-5.7449">
                <text:p>-5.74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5.1694">
                <text:p>-5.1694</text:p>
              </table:table-cell>
              <table:table-cell office:value-type="float" office:value="-5.8311">
                <text:p>-5.83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5.15">
                <text:p>-5.15</text:p>
              </table:table-cell>
              <table:table-cell office:value-type="float" office:value="-5.8382">
                <text:p>-5.838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5.1144">
                <text:p>-5.1144</text:p>
              </table:table-cell>
              <table:table-cell office:value-type="float" office:value="-5.7789">
                <text:p>-5.778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5.1444">
                <text:p>-5.1444</text:p>
              </table:table-cell>
              <table:table-cell office:value-type="float" office:value="-5.7699">
                <text:p>-5.76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5.1359">
                <text:p>-5.1359</text:p>
              </table:table-cell>
              <table:table-cell office:value-type="float" office:value="-5.7768">
                <text:p>-5.77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5.1286">
                <text:p>-5.1286</text:p>
              </table:table-cell>
              <table:table-cell office:value-type="float" office:value="-5.8015">
                <text:p>-5.80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5.0917">
                <text:p>-5.0917</text:p>
              </table:table-cell>
              <table:table-cell office:value-type="float" office:value="-5.6961">
                <text:p>-5.69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5.1214">
                <text:p>-5.1214</text:p>
              </table:table-cell>
              <table:table-cell office:value-type="float" office:value="-5.7965">
                <text:p>-5.79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5.1471">
                <text:p>-5.1471</text:p>
              </table:table-cell>
              <table:table-cell office:value-type="float" office:value="-5.8174">
                <text:p>-5.817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5.1285">
                <text:p>-5.1285</text:p>
              </table:table-cell>
              <table:table-cell office:value-type="float" office:value="-5.7392">
                <text:p>-5.73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5.1195">
                <text:p>-5.1195</text:p>
              </table:table-cell>
              <table:table-cell office:value-type="float" office:value="-5.7384">
                <text:p>-5.738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5.138">
                <text:p>-5.138</text:p>
              </table:table-cell>
              <table:table-cell office:value-type="float" office:value="-5.8115">
                <text:p>-5.81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5.1356">
                <text:p>-5.1356</text:p>
              </table:table-cell>
              <table:table-cell office:value-type="float" office:value="-5.77">
                <text:p>-5.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5.1258">
                <text:p>-5.1258</text:p>
              </table:table-cell>
              <table:table-cell office:value-type="float" office:value="-5.7895">
                <text:p>-5.78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5.174">
                <text:p>-5.174</text:p>
              </table:table-cell>
              <table:table-cell office:value-type="float" office:value="-5.8394">
                <text:p>-5.83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5.1622">
                <text:p>-5.1622</text:p>
              </table:table-cell>
              <table:table-cell office:value-type="float" office:value="-5.8196">
                <text:p>-5.81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5.1575">
                <text:p>-5.1575</text:p>
              </table:table-cell>
              <table:table-cell office:value-type="float" office:value="-5.7903">
                <text:p>-5.79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5.1598">
                <text:p>-5.1598</text:p>
              </table:table-cell>
              <table:table-cell office:value-type="float" office:value="-5.8258">
                <text:p>-5.82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5.1325">
                <text:p>-5.1325</text:p>
              </table:table-cell>
              <table:table-cell office:value-type="float" office:value="-5.7725">
                <text:p>-5.77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5.1076">
                <text:p>-5.1076</text:p>
              </table:table-cell>
              <table:table-cell office:value-type="float" office:value="-5.7632">
                <text:p>-5.76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5.1547">
                <text:p>-5.1547</text:p>
              </table:table-cell>
              <table:table-cell office:value-type="float" office:value="-5.8296">
                <text:p>-5.82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5.1397">
                <text:p>-5.1397</text:p>
              </table:table-cell>
              <table:table-cell office:value-type="float" office:value="-5.8068">
                <text:p>-5.80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5.1455">
                <text:p>-5.1455</text:p>
              </table:table-cell>
              <table:table-cell office:value-type="float" office:value="-5.7765">
                <text:p>-5.7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5.1498">
                <text:p>-5.1498</text:p>
              </table:table-cell>
              <table:table-cell office:value-type="float" office:value="-5.7932">
                <text:p>-5.79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5.1478">
                <text:p>-5.1478</text:p>
              </table:table-cell>
              <table:table-cell office:value-type="float" office:value="-5.7991">
                <text:p>-5.79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5.1647">
                <text:p>-5.1647</text:p>
              </table:table-cell>
              <table:table-cell office:value-type="float" office:value="-5.813">
                <text:p>-5.8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5.1074">
                <text:p>-5.1074</text:p>
              </table:table-cell>
              <table:table-cell office:value-type="float" office:value="-5.7836">
                <text:p>-5.78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5.1562">
                <text:p>-5.1562</text:p>
              </table:table-cell>
              <table:table-cell office:value-type="float" office:value="-5.8108">
                <text:p>-5.81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5.1722">
                <text:p>-5.1722</text:p>
              </table:table-cell>
              <table:table-cell office:value-type="float" office:value="-5.8231">
                <text:p>-5.82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5.129">
                <text:p>-5.129</text:p>
              </table:table-cell>
              <table:table-cell office:value-type="float" office:value="-5.8092">
                <text:p>-5.80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5.1107">
                <text:p>-5.1107</text:p>
              </table:table-cell>
              <table:table-cell office:value-type="float" office:value="-5.7114">
                <text:p>-5.71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5.138">
                <text:p>-5.138</text:p>
              </table:table-cell>
              <table:table-cell office:value-type="float" office:value="-5.7381">
                <text:p>-5.73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5.1719">
                <text:p>-5.1719</text:p>
              </table:table-cell>
              <table:table-cell office:value-type="float" office:value="-5.8867">
                <text:p>-5.88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5.1572">
                <text:p>-5.1572</text:p>
              </table:table-cell>
              <table:table-cell office:value-type="float" office:value="-5.8337">
                <text:p>-5.83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5.1253">
                <text:p>-5.1253</text:p>
              </table:table-cell>
              <table:table-cell office:value-type="float" office:value="-5.7648">
                <text:p>-5.76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5.1211">
                <text:p>-5.1211</text:p>
              </table:table-cell>
              <table:table-cell office:value-type="float" office:value="-5.7508">
                <text:p>-5.75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5.1365">
                <text:p>-5.1365</text:p>
              </table:table-cell>
              <table:table-cell office:value-type="float" office:value="-5.7569">
                <text:p>-5.75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5.1451">
                <text:p>-5.1451</text:p>
              </table:table-cell>
              <table:table-cell office:value-type="float" office:value="-5.8427">
                <text:p>-5.84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5.1554">
                <text:p>-5.1554</text:p>
              </table:table-cell>
              <table:table-cell office:value-type="float" office:value="-5.7978">
                <text:p>-5.79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.1351">
                <text:p>-5.1351</text:p>
              </table:table-cell>
              <table:table-cell office:value-type="float" office:value="-5.8241">
                <text:p>-5.82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5.1182">
                <text:p>-5.1182</text:p>
              </table:table-cell>
              <table:table-cell office:value-type="float" office:value="-5.7926">
                <text:p>-5.79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5.1671">
                <text:p>-5.1671</text:p>
              </table:table-cell>
              <table:table-cell office:value-type="float" office:value="-5.7762">
                <text:p>-5.77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5.1347">
                <text:p>-5.1347</text:p>
              </table:table-cell>
              <table:table-cell office:value-type="float" office:value="-5.8058">
                <text:p>-5.80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.1835">
                <text:p>-5.1835</text:p>
              </table:table-cell>
              <table:table-cell office:value-type="float" office:value="-5.7686">
                <text:p>-5.76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5.1312">
                <text:p>-5.1312</text:p>
              </table:table-cell>
              <table:table-cell office:value-type="float" office:value="-5.7982">
                <text:p>-5.79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.1266">
                <text:p>-5.1266</text:p>
              </table:table-cell>
              <table:table-cell office:value-type="float" office:value="-5.8015">
                <text:p>-5.80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.1788">
                <text:p>-5.1788</text:p>
              </table:table-cell>
              <table:table-cell office:value-type="float" office:value="-5.8162">
                <text:p>-5.81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5.1628">
                <text:p>-5.1628</text:p>
              </table:table-cell>
              <table:table-cell office:value-type="float" office:value="-5.8118">
                <text:p>-5.81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5.1519">
                <text:p>-5.1519</text:p>
              </table:table-cell>
              <table:table-cell office:value-type="float" office:value="-5.822">
                <text:p>-5.8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5.123">
                <text:p>-5.123</text:p>
              </table:table-cell>
              <table:table-cell office:value-type="float" office:value="-5.8564">
                <text:p>-5.85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5.1667">
                <text:p>-5.1667</text:p>
              </table:table-cell>
              <table:table-cell office:value-type="float" office:value="-5.8108">
                <text:p>-5.81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.1232">
                <text:p>-5.1232</text:p>
              </table:table-cell>
              <table:table-cell office:value-type="float" office:value="-5.8221">
                <text:p>-5.8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5.1516">
                <text:p>-5.1516</text:p>
              </table:table-cell>
              <table:table-cell office:value-type="float" office:value="-5.7656">
                <text:p>-5.76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.1015">
                <text:p>-5.1015</text:p>
              </table:table-cell>
              <table:table-cell office:value-type="float" office:value="-5.7456">
                <text:p>-5.74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5.1237">
                <text:p>-5.1237</text:p>
              </table:table-cell>
              <table:table-cell office:value-type="float" office:value="-5.7253">
                <text:p>-5.72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5.144">
                <text:p>-5.144</text:p>
              </table:table-cell>
              <table:table-cell office:value-type="float" office:value="-5.814">
                <text:p>-5.8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.1424">
                <text:p>-5.1424</text:p>
              </table:table-cell>
              <table:table-cell office:value-type="float" office:value="-5.7999">
                <text:p>-5.79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5.1629">
                <text:p>-5.1629</text:p>
              </table:table-cell>
              <table:table-cell office:value-type="float" office:value="-5.7934">
                <text:p>-5.79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.1718">
                <text:p>-5.1718</text:p>
              </table:table-cell>
              <table:table-cell office:value-type="float" office:value="-5.8406">
                <text:p>-5.84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.1291">
                <text:p>-5.1291</text:p>
              </table:table-cell>
              <table:table-cell office:value-type="float" office:value="-5.7601">
                <text:p>-5.76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.1686">
                <text:p>-5.1686</text:p>
              </table:table-cell>
              <table:table-cell office:value-type="float" office:value="-5.7975">
                <text:p>-5.79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.1699">
                <text:p>-5.1699</text:p>
              </table:table-cell>
              <table:table-cell office:value-type="float" office:value="-5.8706">
                <text:p>-5.87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.1775">
                <text:p>-5.1775</text:p>
              </table:table-cell>
              <table:table-cell office:value-type="float" office:value="-5.8184">
                <text:p>-5.81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.162">
                <text:p>-5.162</text:p>
              </table:table-cell>
              <table:table-cell office:value-type="float" office:value="-5.7989">
                <text:p>-5.798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5.1789">
                <text:p>-5.1789</text:p>
              </table:table-cell>
              <table:table-cell office:value-type="float" office:value="-5.8399">
                <text:p>-5.83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5.1381">
                <text:p>-5.1381</text:p>
              </table:table-cell>
              <table:table-cell office:value-type="float" office:value="-5.777">
                <text:p>-5.7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.1173">
                <text:p>-5.1173</text:p>
              </table:table-cell>
              <table:table-cell office:value-type="float" office:value="-5.7434">
                <text:p>-5.74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5.1488">
                <text:p>-5.1488</text:p>
              </table:table-cell>
              <table:table-cell office:value-type="float" office:value="-5.817">
                <text:p>-5.8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5.1547">
                <text:p>-5.1547</text:p>
              </table:table-cell>
              <table:table-cell office:value-type="float" office:value="-5.8384">
                <text:p>-5.83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.1618">
                <text:p>-5.1618</text:p>
              </table:table-cell>
              <table:table-cell office:value-type="float" office:value="-5.8258">
                <text:p>-5.82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5.1645">
                <text:p>-5.1645</text:p>
              </table:table-cell>
              <table:table-cell office:value-type="float" office:value="-5.8418">
                <text:p>-5.841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5.1769">
                <text:p>-5.1769</text:p>
              </table:table-cell>
              <table:table-cell office:value-type="float" office:value="-5.7866">
                <text:p>-5.78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5.1506">
                <text:p>-5.1506</text:p>
              </table:table-cell>
              <table:table-cell office:value-type="float" office:value="-5.8114">
                <text:p>-5.81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5.1501">
                <text:p>-5.1501</text:p>
              </table:table-cell>
              <table:table-cell office:value-type="float" office:value="-5.8301">
                <text:p>-5.83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5.1857">
                <text:p>-5.1857</text:p>
              </table:table-cell>
              <table:table-cell office:value-type="float" office:value="-5.8886">
                <text:p>-5.88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5.1652">
                <text:p>-5.1652</text:p>
              </table:table-cell>
              <table:table-cell office:value-type="float" office:value="-5.8084">
                <text:p>-5.808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5.157">
                <text:p>-5.157</text:p>
              </table:table-cell>
              <table:table-cell office:value-type="float" office:value="-5.8057">
                <text:p>-5.805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5.157">
                <text:p>-5.157</text:p>
              </table:table-cell>
              <table:table-cell office:value-type="float" office:value="-5.8025">
                <text:p>-5.80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5.1515">
                <text:p>-5.1515</text:p>
              </table:table-cell>
              <table:table-cell office:value-type="float" office:value="-5.8056">
                <text:p>-5.80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5.142">
                <text:p>-5.142</text:p>
              </table:table-cell>
              <table:table-cell office:value-type="float" office:value="-5.7735">
                <text:p>-5.77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5.1616">
                <text:p>-5.1616</text:p>
              </table:table-cell>
              <table:table-cell office:value-type="float" office:value="-5.7838">
                <text:p>-5.78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5.1332">
                <text:p>-5.1332</text:p>
              </table:table-cell>
              <table:table-cell office:value-type="float" office:value="-5.8203">
                <text:p>-5.820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5.1763">
                <text:p>-5.1763</text:p>
              </table:table-cell>
              <table:table-cell office:value-type="float" office:value="-5.7917">
                <text:p>-5.79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5.1492">
                <text:p>-5.1492</text:p>
              </table:table-cell>
              <table:table-cell office:value-type="float" office:value="-5.8112">
                <text:p>-5.81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5.185">
                <text:p>-5.185</text:p>
              </table:table-cell>
              <table:table-cell office:value-type="float" office:value="-5.821">
                <text:p>-5.8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5.1803">
                <text:p>-5.1803</text:p>
              </table:table-cell>
              <table:table-cell office:value-type="float" office:value="-5.8091">
                <text:p>-5.80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5.155">
                <text:p>-5.155</text:p>
              </table:table-cell>
              <table:table-cell office:value-type="float" office:value="-5.7518">
                <text:p>-5.751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5.1837">
                <text:p>-5.1837</text:p>
              </table:table-cell>
              <table:table-cell office:value-type="float" office:value="-5.8287">
                <text:p>-5.82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5.1992">
                <text:p>-5.1992</text:p>
              </table:table-cell>
              <table:table-cell office:value-type="float" office:value="-5.8791">
                <text:p>-5.87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5.1845">
                <text:p>-5.1845</text:p>
              </table:table-cell>
              <table:table-cell office:value-type="float" office:value="-5.7535">
                <text:p>-5.75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5.1672">
                <text:p>-5.1672</text:p>
              </table:table-cell>
              <table:table-cell office:value-type="float" office:value="-5.8168">
                <text:p>-5.81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5.1362">
                <text:p>-5.1362</text:p>
              </table:table-cell>
              <table:table-cell office:value-type="float" office:value="-5.8052">
                <text:p>-5.80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5.1695">
                <text:p>-5.1695</text:p>
              </table:table-cell>
              <table:table-cell office:value-type="float" office:value="-5.808">
                <text:p>-5.8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5.149">
                <text:p>-5.149</text:p>
              </table:table-cell>
              <table:table-cell office:value-type="float" office:value="-5.8437">
                <text:p>-5.84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5.196">
                <text:p>-5.196</text:p>
              </table:table-cell>
              <table:table-cell office:value-type="float" office:value="-5.7979">
                <text:p>-5.79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5.1761">
                <text:p>-5.1761</text:p>
              </table:table-cell>
              <table:table-cell office:value-type="float" office:value="-5.8235">
                <text:p>-5.82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5.2003">
                <text:p>-5.2003</text:p>
              </table:table-cell>
              <table:table-cell office:value-type="float" office:value="-5.8025">
                <text:p>-5.80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5.1939">
                <text:p>-5.1939</text:p>
              </table:table-cell>
              <table:table-cell office:value-type="float" office:value="-5.844">
                <text:p>-5.84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5.1891">
                <text:p>-5.1891</text:p>
              </table:table-cell>
              <table:table-cell office:value-type="float" office:value="-5.8473">
                <text:p>-5.847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5.1553">
                <text:p>-5.1553</text:p>
              </table:table-cell>
              <table:table-cell office:value-type="float" office:value="-5.7905">
                <text:p>-5.79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5.1617">
                <text:p>-5.1617</text:p>
              </table:table-cell>
              <table:table-cell office:value-type="float" office:value="-5.844">
                <text:p>-5.8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5.1419">
                <text:p>-5.1419</text:p>
              </table:table-cell>
              <table:table-cell office:value-type="float" office:value="-5.7776">
                <text:p>-5.77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5.1781">
                <text:p>-5.1781</text:p>
              </table:table-cell>
              <table:table-cell office:value-type="float" office:value="-5.815">
                <text:p>-5.8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5.1743">
                <text:p>-5.1743</text:p>
              </table:table-cell>
              <table:table-cell office:value-type="float" office:value="-5.8571">
                <text:p>-5.857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5.1705">
                <text:p>-5.1705</text:p>
              </table:table-cell>
              <table:table-cell office:value-type="float" office:value="-5.7922">
                <text:p>-5.792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5.1649">
                <text:p>-5.1649</text:p>
              </table:table-cell>
              <table:table-cell office:value-type="float" office:value="-5.7832">
                <text:p>-5.78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5.1879">
                <text:p>-5.1879</text:p>
              </table:table-cell>
              <table:table-cell office:value-type="float" office:value="-5.8791">
                <text:p>-5.87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5.1797">
                <text:p>-5.1797</text:p>
              </table:table-cell>
              <table:table-cell office:value-type="float" office:value="-5.8315">
                <text:p>-5.831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5.146">
                <text:p>-5.146</text:p>
              </table:table-cell>
              <table:table-cell office:value-type="float" office:value="-5.7977">
                <text:p>-5.79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5.1425">
                <text:p>-5.1425</text:p>
              </table:table-cell>
              <table:table-cell office:value-type="float" office:value="-5.7663">
                <text:p>-5.766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5.168">
                <text:p>-5.168</text:p>
              </table:table-cell>
              <table:table-cell office:value-type="float" office:value="-5.8245">
                <text:p>-5.824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5.1778">
                <text:p>-5.1778</text:p>
              </table:table-cell>
              <table:table-cell office:value-type="float" office:value="-5.8443">
                <text:p>-5.84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5.1526">
                <text:p>-5.1526</text:p>
              </table:table-cell>
              <table:table-cell office:value-type="float" office:value="-5.8237">
                <text:p>-5.823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5.1688">
                <text:p>-5.1688</text:p>
              </table:table-cell>
              <table:table-cell office:value-type="float" office:value="-5.8143">
                <text:p>-5.814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5.149">
                <text:p>-5.149</text:p>
              </table:table-cell>
              <table:table-cell office:value-type="float" office:value="-5.8206">
                <text:p>-5.82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5.1532">
                <text:p>-5.1532</text:p>
              </table:table-cell>
              <table:table-cell office:value-type="float" office:value="-5.7966">
                <text:p>-5.79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5.1428">
                <text:p>-5.1428</text:p>
              </table:table-cell>
              <table:table-cell office:value-type="float" office:value="-5.7896">
                <text:p>-5.78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5.1202">
                <text:p>-5.1202</text:p>
              </table:table-cell>
              <table:table-cell office:value-type="float" office:value="-5.8364">
                <text:p>-5.836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5.171">
                <text:p>-5.171</text:p>
              </table:table-cell>
              <table:table-cell office:value-type="float" office:value="-5.7925">
                <text:p>-5.79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5.1426">
                <text:p>-5.1426</text:p>
              </table:table-cell>
              <table:table-cell office:value-type="float" office:value="-5.7908">
                <text:p>-5.79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5.1738">
                <text:p>-5.1738</text:p>
              </table:table-cell>
              <table:table-cell office:value-type="float" office:value="-5.8215">
                <text:p>-5.82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5.1419">
                <text:p>-5.1419</text:p>
              </table:table-cell>
              <table:table-cell office:value-type="float" office:value="-5.8608">
                <text:p>-5.86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5.1734">
                <text:p>-5.1734</text:p>
              </table:table-cell>
              <table:table-cell office:value-type="float" office:value="-5.8035">
                <text:p>-5.803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5.1927">
                <text:p>-5.1927</text:p>
              </table:table-cell>
              <table:table-cell office:value-type="float" office:value="-5.8211">
                <text:p>-5.82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5.1657">
                <text:p>-5.1657</text:p>
              </table:table-cell>
              <table:table-cell office:value-type="float" office:value="-5.8134">
                <text:p>-5.813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5.2065">
                <text:p>-5.2065</text:p>
              </table:table-cell>
              <table:table-cell office:value-type="float" office:value="-5.8603">
                <text:p>-5.860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5.201">
                <text:p>-5.201</text:p>
              </table:table-cell>
              <table:table-cell office:value-type="float" office:value="-5.7963">
                <text:p>-5.796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5.1631">
                <text:p>-5.1631</text:p>
              </table:table-cell>
              <table:table-cell office:value-type="float" office:value="-5.8555">
                <text:p>-5.855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5.1374">
                <text:p>-5.1374</text:p>
              </table:table-cell>
              <table:table-cell office:value-type="float" office:value="-5.821">
                <text:p>-5.82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5.1989">
                <text:p>-5.1989</text:p>
              </table:table-cell>
              <table:table-cell office:value-type="float" office:value="-5.8382">
                <text:p>-5.83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5.167">
                <text:p>-5.167</text:p>
              </table:table-cell>
              <table:table-cell office:value-type="float" office:value="-5.8519">
                <text:p>-5.851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5.1706">
                <text:p>-5.1706</text:p>
              </table:table-cell>
              <table:table-cell office:value-type="float" office:value="-5.8635">
                <text:p>-5.86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5.198">
                <text:p>-5.198</text:p>
              </table:table-cell>
              <table:table-cell office:value-type="float" office:value="-5.8272">
                <text:p>-5.82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5.1449">
                <text:p>-5.1449</text:p>
              </table:table-cell>
              <table:table-cell office:value-type="float" office:value="-5.8284">
                <text:p>-5.82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5.1075">
                <text:p>-5.1075</text:p>
              </table:table-cell>
              <table:table-cell office:value-type="float" office:value="-5.7601">
                <text:p>-5.760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5.1571">
                <text:p>-5.1571</text:p>
              </table:table-cell>
              <table:table-cell office:value-type="float" office:value="-5.8192">
                <text:p>-5.81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5.1391">
                <text:p>-5.1391</text:p>
              </table:table-cell>
              <table:table-cell office:value-type="float" office:value="-5.7721">
                <text:p>-5.77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5.1619">
                <text:p>-5.1619</text:p>
              </table:table-cell>
              <table:table-cell office:value-type="float" office:value="-5.8313">
                <text:p>-5.83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5.1959">
                <text:p>-5.1959</text:p>
              </table:table-cell>
              <table:table-cell office:value-type="float" office:value="-5.8478">
                <text:p>-5.847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5.1618">
                <text:p>-5.1618</text:p>
              </table:table-cell>
              <table:table-cell office:value-type="float" office:value="-5.8238">
                <text:p>-5.823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5.1627">
                <text:p>-5.1627</text:p>
              </table:table-cell>
              <table:table-cell office:value-type="float" office:value="-5.7908">
                <text:p>-5.79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5.1698">
                <text:p>-5.1698</text:p>
              </table:table-cell>
              <table:table-cell office:value-type="float" office:value="-5.852">
                <text:p>-5.8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5.1912">
                <text:p>-5.1912</text:p>
              </table:table-cell>
              <table:table-cell office:value-type="float" office:value="-5.8652">
                <text:p>-5.865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5.1446">
                <text:p>-5.1446</text:p>
              </table:table-cell>
              <table:table-cell office:value-type="float" office:value="-5.7666">
                <text:p>-5.76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5.173">
                <text:p>-5.173</text:p>
              </table:table-cell>
              <table:table-cell office:value-type="float" office:value="-5.789">
                <text:p>-5.7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5.1887">
                <text:p>-5.1887</text:p>
              </table:table-cell>
              <table:table-cell office:value-type="float" office:value="-5.794">
                <text:p>-5.7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5.2005">
                <text:p>-5.2005</text:p>
              </table:table-cell>
              <table:table-cell office:value-type="float" office:value="-5.8882">
                <text:p>-5.888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5.1614">
                <text:p>-5.1614</text:p>
              </table:table-cell>
              <table:table-cell office:value-type="float" office:value="-5.8462">
                <text:p>-5.84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5.1852">
                <text:p>-5.1852</text:p>
              </table:table-cell>
              <table:table-cell office:value-type="float" office:value="-5.8624">
                <text:p>-5.86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5.1659">
                <text:p>-5.1659</text:p>
              </table:table-cell>
              <table:table-cell office:value-type="float" office:value="-5.8523">
                <text:p>-5.852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5.1513">
                <text:p>-5.1513</text:p>
              </table:table-cell>
              <table:table-cell office:value-type="float" office:value="-5.7919">
                <text:p>-5.79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5.1641">
                <text:p>-5.1641</text:p>
              </table:table-cell>
              <table:table-cell office:value-type="float" office:value="-5.803">
                <text:p>-5.8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5.159">
                <text:p>-5.159</text:p>
              </table:table-cell>
              <table:table-cell office:value-type="float" office:value="-5.7677">
                <text:p>-5.767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5.1823">
                <text:p>-5.1823</text:p>
              </table:table-cell>
              <table:table-cell office:value-type="float" office:value="-5.8389">
                <text:p>-5.83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5.1781">
                <text:p>-5.1781</text:p>
              </table:table-cell>
              <table:table-cell office:value-type="float" office:value="-5.7947">
                <text:p>-5.79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5.1708">
                <text:p>-5.1708</text:p>
              </table:table-cell>
              <table:table-cell office:value-type="float" office:value="-5.8676">
                <text:p>-5.867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5.16">
                <text:p>-5.16</text:p>
              </table:table-cell>
              <table:table-cell office:value-type="float" office:value="-5.8208">
                <text:p>-5.82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5.1578">
                <text:p>-5.1578</text:p>
              </table:table-cell>
              <table:table-cell office:value-type="float" office:value="-5.7317">
                <text:p>-5.73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5.1823">
                <text:p>-5.1823</text:p>
              </table:table-cell>
              <table:table-cell office:value-type="float" office:value="-5.8898">
                <text:p>-5.889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5.1915">
                <text:p>-5.1915</text:p>
              </table:table-cell>
              <table:table-cell office:value-type="float" office:value="-5.8683">
                <text:p>-5.868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5.1709">
                <text:p>-5.1709</text:p>
              </table:table-cell>
              <table:table-cell office:value-type="float" office:value="-5.8669">
                <text:p>-5.866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5.1691">
                <text:p>-5.1691</text:p>
              </table:table-cell>
              <table:table-cell office:value-type="float" office:value="-5.8017">
                <text:p>-5.801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5.1944">
                <text:p>-5.1944</text:p>
              </table:table-cell>
              <table:table-cell office:value-type="float" office:value="-5.7599">
                <text:p>-5.759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5.1636">
                <text:p>-5.1636</text:p>
              </table:table-cell>
              <table:table-cell office:value-type="float" office:value="-5.8338">
                <text:p>-5.833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5.1755">
                <text:p>-5.1755</text:p>
              </table:table-cell>
              <table:table-cell office:value-type="float" office:value="-5.8483">
                <text:p>-5.848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5.1451">
                <text:p>-5.1451</text:p>
              </table:table-cell>
              <table:table-cell office:value-type="float" office:value="-5.7772">
                <text:p>-5.777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5.1967">
                <text:p>-5.1967</text:p>
              </table:table-cell>
              <table:table-cell office:value-type="float" office:value="-5.848">
                <text:p>-5.84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5.1616">
                <text:p>-5.1616</text:p>
              </table:table-cell>
              <table:table-cell office:value-type="float" office:value="-5.8711">
                <text:p>-5.87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5.2034">
                <text:p>-5.2034</text:p>
              </table:table-cell>
              <table:table-cell office:value-type="float" office:value="-5.776">
                <text:p>-5.77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5.1932">
                <text:p>-5.1932</text:p>
              </table:table-cell>
              <table:table-cell office:value-type="float" office:value="-5.8472">
                <text:p>-5.84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5.2023">
                <text:p>-5.2023</text:p>
              </table:table-cell>
              <table:table-cell office:value-type="float" office:value="-5.8629">
                <text:p>-5.86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5.1795">
                <text:p>-5.1795</text:p>
              </table:table-cell>
              <table:table-cell office:value-type="float" office:value="-5.8156">
                <text:p>-5.81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5.1593">
                <text:p>-5.1593</text:p>
              </table:table-cell>
              <table:table-cell office:value-type="float" office:value="-5.8057">
                <text:p>-5.80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5.1799">
                <text:p>-5.1799</text:p>
              </table:table-cell>
              <table:table-cell office:value-type="float" office:value="-5.8659">
                <text:p>-5.86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5.1864">
                <text:p>-5.1864</text:p>
              </table:table-cell>
              <table:table-cell office:value-type="float" office:value="-5.8089">
                <text:p>-5.808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5.1644">
                <text:p>-5.1644</text:p>
              </table:table-cell>
              <table:table-cell office:value-type="float" office:value="-5.813">
                <text:p>-5.8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5.1756">
                <text:p>-5.1756</text:p>
              </table:table-cell>
              <table:table-cell office:value-type="float" office:value="-5.8552">
                <text:p>-5.85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5.1609">
                <text:p>-5.1609</text:p>
              </table:table-cell>
              <table:table-cell office:value-type="float" office:value="-5.8018">
                <text:p>-5.801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5.181">
                <text:p>-5.181</text:p>
              </table:table-cell>
              <table:table-cell office:value-type="float" office:value="-5.8668">
                <text:p>-5.866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5.1606">
                <text:p>-5.1606</text:p>
              </table:table-cell>
              <table:table-cell office:value-type="float" office:value="-5.7984">
                <text:p>-5.79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5.1942">
                <text:p>-5.1942</text:p>
              </table:table-cell>
              <table:table-cell office:value-type="float" office:value="-5.8468">
                <text:p>-5.846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5.1757">
                <text:p>-5.1757</text:p>
              </table:table-cell>
              <table:table-cell office:value-type="float" office:value="-5.8015">
                <text:p>-5.80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5.1798">
                <text:p>-5.1798</text:p>
              </table:table-cell>
              <table:table-cell office:value-type="float" office:value="-5.7616">
                <text:p>-5.761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5.1764">
                <text:p>-5.1764</text:p>
              </table:table-cell>
              <table:table-cell office:value-type="float" office:value="-5.8922">
                <text:p>-5.89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5.1987">
                <text:p>-5.1987</text:p>
              </table:table-cell>
              <table:table-cell office:value-type="float" office:value="-5.8966">
                <text:p>-5.89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5.1958">
                <text:p>-5.1958</text:p>
              </table:table-cell>
              <table:table-cell office:value-type="float" office:value="-5.8236">
                <text:p>-5.823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5.1934">
                <text:p>-5.1934</text:p>
              </table:table-cell>
              <table:table-cell office:value-type="float" office:value="-5.8376">
                <text:p>-5.837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5.1993">
                <text:p>-5.1993</text:p>
              </table:table-cell>
              <table:table-cell office:value-type="float" office:value="-5.8556">
                <text:p>-5.85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5.1853">
                <text:p>-5.1853</text:p>
              </table:table-cell>
              <table:table-cell office:value-type="float" office:value="-5.7836">
                <text:p>-5.783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5.1689">
                <text:p>-5.1689</text:p>
              </table:table-cell>
              <table:table-cell office:value-type="float" office:value="-5.743">
                <text:p>-5.74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5.1801">
                <text:p>-5.1801</text:p>
              </table:table-cell>
              <table:table-cell office:value-type="float" office:value="-5.8057">
                <text:p>-5.80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5.1506">
                <text:p>-5.1506</text:p>
              </table:table-cell>
              <table:table-cell office:value-type="float" office:value="-5.7933">
                <text:p>-5.79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5.1517">
                <text:p>-5.1517</text:p>
              </table:table-cell>
              <table:table-cell office:value-type="float" office:value="-5.8131">
                <text:p>-5.813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5.1594">
                <text:p>-5.1594</text:p>
              </table:table-cell>
              <table:table-cell office:value-type="float" office:value="-5.7895">
                <text:p>-5.78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.1786">
                <text:p>-5.1786</text:p>
              </table:table-cell>
              <table:table-cell office:value-type="float" office:value="-5.8626">
                <text:p>-5.86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5.1862">
                <text:p>-5.1862</text:p>
              </table:table-cell>
              <table:table-cell office:value-type="float" office:value="-5.8608">
                <text:p>-5.86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5.1914">
                <text:p>-5.1914</text:p>
              </table:table-cell>
              <table:table-cell office:value-type="float" office:value="-5.7777">
                <text:p>-5.777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5.1713">
                <text:p>-5.1713</text:p>
              </table:table-cell>
              <table:table-cell office:value-type="float" office:value="-5.8132">
                <text:p>-5.813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5.191">
                <text:p>-5.191</text:p>
              </table:table-cell>
              <table:table-cell office:value-type="float" office:value="-5.8404">
                <text:p>-5.840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5.1949">
                <text:p>-5.1949</text:p>
              </table:table-cell>
              <table:table-cell office:value-type="float" office:value="-5.835">
                <text:p>-5.83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5.1741">
                <text:p>-5.1741</text:p>
              </table:table-cell>
              <table:table-cell office:value-type="float" office:value="-5.8609">
                <text:p>-5.86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5.1739">
                <text:p>-5.1739</text:p>
              </table:table-cell>
              <table:table-cell office:value-type="float" office:value="-5.7891">
                <text:p>-5.78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5.1993">
                <text:p>-5.1993</text:p>
              </table:table-cell>
              <table:table-cell office:value-type="float" office:value="-5.8426">
                <text:p>-5.84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5.1577">
                <text:p>-5.1577</text:p>
              </table:table-cell>
              <table:table-cell office:value-type="float" office:value="-5.7893">
                <text:p>-5.789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5.1634">
                <text:p>-5.1634</text:p>
              </table:table-cell>
              <table:table-cell office:value-type="float" office:value="-5.8356">
                <text:p>-5.835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5.1699">
                <text:p>-5.1699</text:p>
              </table:table-cell>
              <table:table-cell office:value-type="float" office:value="-5.8784">
                <text:p>-5.878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5.1881">
                <text:p>-5.1881</text:p>
              </table:table-cell>
              <table:table-cell office:value-type="float" office:value="-5.8029">
                <text:p>-5.802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5.1797">
                <text:p>-5.1797</text:p>
              </table:table-cell>
              <table:table-cell office:value-type="float" office:value="-5.799">
                <text:p>-5.79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5.1606">
                <text:p>-5.1606</text:p>
              </table:table-cell>
              <table:table-cell office:value-type="float" office:value="-5.8719">
                <text:p>-5.87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5.2051">
                <text:p>-5.2051</text:p>
              </table:table-cell>
              <table:table-cell office:value-type="float" office:value="-5.8008">
                <text:p>-5.800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5.2074">
                <text:p>-5.2074</text:p>
              </table:table-cell>
              <table:table-cell office:value-type="float" office:value="-5.903">
                <text:p>-5.90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5.2119">
                <text:p>-5.2119</text:p>
              </table:table-cell>
              <table:table-cell office:value-type="float" office:value="-5.8514">
                <text:p>-5.851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5.1876">
                <text:p>-5.1876</text:p>
              </table:table-cell>
              <table:table-cell office:value-type="float" office:value="-5.8448">
                <text:p>-5.844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5.1811">
                <text:p>-5.1811</text:p>
              </table:table-cell>
              <table:table-cell office:value-type="float" office:value="-5.8565">
                <text:p>-5.856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5.1707">
                <text:p>-5.1707</text:p>
              </table:table-cell>
              <table:table-cell office:value-type="float" office:value="-5.8256">
                <text:p>-5.825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5.1925">
                <text:p>-5.1925</text:p>
              </table:table-cell>
              <table:table-cell office:value-type="float" office:value="-5.7956">
                <text:p>-5.795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5.1736">
                <text:p>-5.1736</text:p>
              </table:table-cell>
              <table:table-cell office:value-type="float" office:value="-5.8464">
                <text:p>-5.846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5.1764">
                <text:p>-5.1764</text:p>
              </table:table-cell>
              <table:table-cell office:value-type="float" office:value="-5.8349">
                <text:p>-5.83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5.167">
                <text:p>-5.167</text:p>
              </table:table-cell>
              <table:table-cell office:value-type="float" office:value="-5.7954">
                <text:p>-5.795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5.1688">
                <text:p>-5.1688</text:p>
              </table:table-cell>
              <table:table-cell office:value-type="float" office:value="-5.8406">
                <text:p>-5.84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5.2029">
                <text:p>-5.2029</text:p>
              </table:table-cell>
              <table:table-cell office:value-type="float" office:value="-5.8809">
                <text:p>-5.880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5.183">
                <text:p>-5.183</text:p>
              </table:table-cell>
              <table:table-cell office:value-type="float" office:value="-5.8155">
                <text:p>-5.81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5.1697">
                <text:p>-5.1697</text:p>
              </table:table-cell>
              <table:table-cell office:value-type="float" office:value="-5.8365">
                <text:p>-5.836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5.2169">
                <text:p>-5.2169</text:p>
              </table:table-cell>
              <table:table-cell office:value-type="float" office:value="-5.8938">
                <text:p>-5.893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5.2199">
                <text:p>-5.2199</text:p>
              </table:table-cell>
              <table:table-cell office:value-type="float" office:value="-5.867">
                <text:p>-5.86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5.1974">
                <text:p>-5.1974</text:p>
              </table:table-cell>
              <table:table-cell office:value-type="float" office:value="-5.867">
                <text:p>-5.86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5.2302">
                <text:p>-5.2302</text:p>
              </table:table-cell>
              <table:table-cell office:value-type="float" office:value="-5.8713">
                <text:p>-5.871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5.1799">
                <text:p>-5.1799</text:p>
              </table:table-cell>
              <table:table-cell office:value-type="float" office:value="-5.8668">
                <text:p>-5.866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5.1721">
                <text:p>-5.1721</text:p>
              </table:table-cell>
              <table:table-cell office:value-type="float" office:value="-5.8264">
                <text:p>-5.82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5.193">
                <text:p>-5.193</text:p>
              </table:table-cell>
              <table:table-cell office:value-type="float" office:value="-5.8733">
                <text:p>-5.87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5.2164">
                <text:p>-5.2164</text:p>
              </table:table-cell>
              <table:table-cell office:value-type="float" office:value="-5.818">
                <text:p>-5.81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5.2025">
                <text:p>-5.2025</text:p>
              </table:table-cell>
              <table:table-cell office:value-type="float" office:value="-5.8356">
                <text:p>-5.83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5.2085">
                <text:p>-5.2085</text:p>
              </table:table-cell>
              <table:table-cell office:value-type="float" office:value="-5.7927">
                <text:p>-5.792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5.2026">
                <text:p>-5.2026</text:p>
              </table:table-cell>
              <table:table-cell office:value-type="float" office:value="-5.8767">
                <text:p>-5.87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5.2012">
                <text:p>-5.2012</text:p>
              </table:table-cell>
              <table:table-cell office:value-type="float" office:value="-5.8751">
                <text:p>-5.875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5.1827">
                <text:p>-5.1827</text:p>
              </table:table-cell>
              <table:table-cell office:value-type="float" office:value="-5.8119">
                <text:p>-5.81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5.2182">
                <text:p>-5.2182</text:p>
              </table:table-cell>
              <table:table-cell office:value-type="float" office:value="-5.8801">
                <text:p>-5.880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5.1807">
                <text:p>-5.1807</text:p>
              </table:table-cell>
              <table:table-cell office:value-type="float" office:value="-5.8732">
                <text:p>-5.87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5.1523">
                <text:p>-5.1523</text:p>
              </table:table-cell>
              <table:table-cell office:value-type="float" office:value="-5.8357">
                <text:p>-5.835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5.1861">
                <text:p>-5.1861</text:p>
              </table:table-cell>
              <table:table-cell office:value-type="float" office:value="-5.7762">
                <text:p>-5.776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5.1746">
                <text:p>-5.1746</text:p>
              </table:table-cell>
              <table:table-cell office:value-type="float" office:value="-5.8488">
                <text:p>-5.848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5.1337">
                <text:p>-5.1337</text:p>
              </table:table-cell>
              <table:table-cell office:value-type="float" office:value="-5.7681">
                <text:p>-5.768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5.1657">
                <text:p>-5.1657</text:p>
              </table:table-cell>
              <table:table-cell office:value-type="float" office:value="-5.7965">
                <text:p>-5.796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5.1793">
                <text:p>-5.1793</text:p>
              </table:table-cell>
              <table:table-cell office:value-type="float" office:value="-5.8763">
                <text:p>-5.87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5.2113">
                <text:p>-5.2113</text:p>
              </table:table-cell>
              <table:table-cell office:value-type="float" office:value="-5.8266">
                <text:p>-5.826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5.1654">
                <text:p>-5.1654</text:p>
              </table:table-cell>
              <table:table-cell office:value-type="float" office:value="-5.8188">
                <text:p>-5.818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5.1583">
                <text:p>-5.1583</text:p>
              </table:table-cell>
              <table:table-cell office:value-type="float" office:value="-5.7403">
                <text:p>-5.74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5.2129">
                <text:p>-5.2129</text:p>
              </table:table-cell>
              <table:table-cell office:value-type="float" office:value="-5.8594">
                <text:p>-5.859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5.1507">
                <text:p>-5.1507</text:p>
              </table:table-cell>
              <table:table-cell office:value-type="float" office:value="-5.7996">
                <text:p>-5.799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5.1645">
                <text:p>-5.1645</text:p>
              </table:table-cell>
              <table:table-cell office:value-type="float" office:value="-5.8145">
                <text:p>-5.814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5.2301">
                <text:p>-5.2301</text:p>
              </table:table-cell>
              <table:table-cell office:value-type="float" office:value="-5.9059">
                <text:p>-5.905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5.2129">
                <text:p>-5.2129</text:p>
              </table:table-cell>
              <table:table-cell office:value-type="float" office:value="-5.8608">
                <text:p>-5.86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5.1969">
                <text:p>-5.1969</text:p>
              </table:table-cell>
              <table:table-cell office:value-type="float" office:value="-5.8042">
                <text:p>-5.804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.1938">
                <text:p>-5.1938</text:p>
              </table:table-cell>
              <table:table-cell office:value-type="float" office:value="-5.843">
                <text:p>-5.8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5.2119">
                <text:p>-5.2119</text:p>
              </table:table-cell>
              <table:table-cell office:value-type="float" office:value="-5.8414">
                <text:p>-5.84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5.2189">
                <text:p>-5.2189</text:p>
              </table:table-cell>
              <table:table-cell office:value-type="float" office:value="-5.8468">
                <text:p>-5.846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5.1522">
                <text:p>-5.1522</text:p>
              </table:table-cell>
              <table:table-cell office:value-type="float" office:value="-5.7694">
                <text:p>-5.769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5.1988">
                <text:p>-5.1988</text:p>
              </table:table-cell>
              <table:table-cell office:value-type="float" office:value="-5.8595">
                <text:p>-5.85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5.1989">
                <text:p>-5.1989</text:p>
              </table:table-cell>
              <table:table-cell office:value-type="float" office:value="-5.8382">
                <text:p>-5.838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5.2047">
                <text:p>-5.2047</text:p>
              </table:table-cell>
              <table:table-cell office:value-type="float" office:value="-5.8541">
                <text:p>-5.85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5.2057">
                <text:p>-5.2057</text:p>
              </table:table-cell>
              <table:table-cell office:value-type="float" office:value="-5.8537">
                <text:p>-5.853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5.2029">
                <text:p>-5.2029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5.2155">
                <text:p>-5.2155</text:p>
              </table:table-cell>
              <table:table-cell office:value-type="float" office:value="-5.8966">
                <text:p>-5.896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5.2126">
                <text:p>-5.2126</text:p>
              </table:table-cell>
              <table:table-cell office:value-type="float" office:value="-5.7965">
                <text:p>-5.79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5.1672">
                <text:p>-5.1672</text:p>
              </table:table-cell>
              <table:table-cell office:value-type="float" office:value="-5.8502">
                <text:p>-5.850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5.2122">
                <text:p>-5.2122</text:p>
              </table:table-cell>
              <table:table-cell office:value-type="float" office:value="-5.8849">
                <text:p>-5.884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5.1657">
                <text:p>-5.1657</text:p>
              </table:table-cell>
              <table:table-cell office:value-type="float" office:value="-5.8299">
                <text:p>-5.82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5.2472">
                <text:p>-5.2472</text:p>
              </table:table-cell>
              <table:table-cell office:value-type="float" office:value="-5.9232">
                <text:p>-5.92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5.2099">
                <text:p>-5.2099</text:p>
              </table:table-cell>
              <table:table-cell office:value-type="float" office:value="-5.8365">
                <text:p>-5.83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5.2042">
                <text:p>-5.2042</text:p>
              </table:table-cell>
              <table:table-cell office:value-type="float" office:value="-5.8344">
                <text:p>-5.834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5.2105">
                <text:p>-5.2105</text:p>
              </table:table-cell>
              <table:table-cell office:value-type="float" office:value="-5.8085">
                <text:p>-5.80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5.2192">
                <text:p>-5.2192</text:p>
              </table:table-cell>
              <table:table-cell office:value-type="float" office:value="-5.7888">
                <text:p>-5.788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5.2306">
                <text:p>-5.2306</text:p>
              </table:table-cell>
              <table:table-cell office:value-type="float" office:value="-5.881">
                <text:p>-5.88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5.2278">
                <text:p>-5.2278</text:p>
              </table:table-cell>
              <table:table-cell office:value-type="float" office:value="-5.9049">
                <text:p>-5.90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5.1945">
                <text:p>-5.1945</text:p>
              </table:table-cell>
              <table:table-cell office:value-type="float" office:value="-5.8641">
                <text:p>-5.86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5.1941">
                <text:p>-5.1941</text:p>
              </table:table-cell>
              <table:table-cell office:value-type="float" office:value="-5.8064">
                <text:p>-5.80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5.215">
                <text:p>-5.215</text:p>
              </table:table-cell>
              <table:table-cell office:value-type="float" office:value="-5.8183">
                <text:p>-5.818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5.2062">
                <text:p>-5.2062</text:p>
              </table:table-cell>
              <table:table-cell office:value-type="float" office:value="-5.8372">
                <text:p>-5.837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5.2111">
                <text:p>-5.2111</text:p>
              </table:table-cell>
              <table:table-cell office:value-type="float" office:value="-5.8838">
                <text:p>-5.883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5.2036">
                <text:p>-5.2036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5.1961">
                <text:p>-5.1961</text:p>
              </table:table-cell>
              <table:table-cell office:value-type="float" office:value="-5.8364">
                <text:p>-5.83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5.1919">
                <text:p>-5.1919</text:p>
              </table:table-cell>
              <table:table-cell office:value-type="float" office:value="-5.8634">
                <text:p>-5.86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5.1695">
                <text:p>-5.1695</text:p>
              </table:table-cell>
              <table:table-cell office:value-type="float" office:value="-5.8528">
                <text:p>-5.852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5.183">
                <text:p>-5.183</text:p>
              </table:table-cell>
              <table:table-cell office:value-type="float" office:value="-5.8392">
                <text:p>-5.839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5.1901">
                <text:p>-5.1901</text:p>
              </table:table-cell>
              <table:table-cell office:value-type="float" office:value="-5.8009">
                <text:p>-5.800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5.1794">
                <text:p>-5.1794</text:p>
              </table:table-cell>
              <table:table-cell office:value-type="float" office:value="-5.7869">
                <text:p>-5.78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5.1825">
                <text:p>-5.1825</text:p>
              </table:table-cell>
              <table:table-cell office:value-type="float" office:value="-5.8362">
                <text:p>-5.836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5.1988">
                <text:p>-5.1988</text:p>
              </table:table-cell>
              <table:table-cell office:value-type="float" office:value="-5.898">
                <text:p>-5.89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5.1832">
                <text:p>-5.1832</text:p>
              </table:table-cell>
              <table:table-cell office:value-type="float" office:value="-5.8078">
                <text:p>-5.807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5.1877">
                <text:p>-5.1877</text:p>
              </table:table-cell>
              <table:table-cell office:value-type="float" office:value="-5.8292">
                <text:p>-5.829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5.1988">
                <text:p>-5.1988</text:p>
              </table:table-cell>
              <table:table-cell office:value-type="float" office:value="-5.8904">
                <text:p>-5.89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5.1721">
                <text:p>-5.1721</text:p>
              </table:table-cell>
              <table:table-cell office:value-type="float" office:value="-5.8152">
                <text:p>-5.815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5.2008">
                <text:p>-5.2008</text:p>
              </table:table-cell>
              <table:table-cell office:value-type="float" office:value="-5.8531">
                <text:p>-5.853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5.1853">
                <text:p>-5.1853</text:p>
              </table:table-cell>
              <table:table-cell office:value-type="float" office:value="-5.8436">
                <text:p>-5.843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5.1711">
                <text:p>-5.1711</text:p>
              </table:table-cell>
              <table:table-cell office:value-type="float" office:value="-5.867">
                <text:p>-5.86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5.1621">
                <text:p>-5.1621</text:p>
              </table:table-cell>
              <table:table-cell office:value-type="float" office:value="-5.7746">
                <text:p>-5.77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5.2016">
                <text:p>-5.2016</text:p>
              </table:table-cell>
              <table:table-cell office:value-type="float" office:value="-5.7749">
                <text:p>-5.774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5.2146">
                <text:p>-5.2146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5.2021">
                <text:p>-5.2021</text:p>
              </table:table-cell>
              <table:table-cell office:value-type="float" office:value="-5.8577">
                <text:p>-5.857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5.189">
                <text:p>-5.189</text:p>
              </table:table-cell>
              <table:table-cell office:value-type="float" office:value="-5.8206">
                <text:p>-5.820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5.2003">
                <text:p>-5.2003</text:p>
              </table:table-cell>
              <table:table-cell office:value-type="float" office:value="-5.852">
                <text:p>-5.85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5.2069">
                <text:p>-5.2069</text:p>
              </table:table-cell>
              <table:table-cell office:value-type="float" office:value="-5.8462">
                <text:p>-5.84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5.214">
                <text:p>-5.214</text:p>
              </table:table-cell>
              <table:table-cell office:value-type="float" office:value="-5.8541">
                <text:p>-5.854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5.2047">
                <text:p>-5.2047</text:p>
              </table:table-cell>
              <table:table-cell office:value-type="float" office:value="-5.8544">
                <text:p>-5.854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5.209">
                <text:p>-5.209</text:p>
              </table:table-cell>
              <table:table-cell office:value-type="float" office:value="-5.8663">
                <text:p>-5.866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5.1868">
                <text:p>-5.1868</text:p>
              </table:table-cell>
              <table:table-cell office:value-type="float" office:value="-5.8322">
                <text:p>-5.832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5.1771">
                <text:p>-5.1771</text:p>
              </table:table-cell>
              <table:table-cell office:value-type="float" office:value="-5.8478">
                <text:p>-5.84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5.1877">
                <text:p>-5.1877</text:p>
              </table:table-cell>
              <table:table-cell office:value-type="float" office:value="-5.8356">
                <text:p>-5.83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5.1878">
                <text:p>-5.1878</text:p>
              </table:table-cell>
              <table:table-cell office:value-type="float" office:value="-5.8353">
                <text:p>-5.835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5.2029">
                <text:p>-5.2029</text:p>
              </table:table-cell>
              <table:table-cell office:value-type="float" office:value="-5.8281">
                <text:p>-5.828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5.201">
                <text:p>-5.201</text:p>
              </table:table-cell>
              <table:table-cell office:value-type="float" office:value="-5.8481">
                <text:p>-5.848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5.2048">
                <text:p>-5.2048</text:p>
              </table:table-cell>
              <table:table-cell office:value-type="float" office:value="-5.8321">
                <text:p>-5.832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5.1994">
                <text:p>-5.1994</text:p>
              </table:table-cell>
              <table:table-cell office:value-type="float" office:value="-5.7796">
                <text:p>-5.779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5.2203">
                <text:p>-5.2203</text:p>
              </table:table-cell>
              <table:table-cell office:value-type="float" office:value="-5.8254">
                <text:p>-5.825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5.2156">
                <text:p>-5.2156</text:p>
              </table:table-cell>
              <table:table-cell office:value-type="float" office:value="-5.8635">
                <text:p>-5.86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5.1886">
                <text:p>-5.1886</text:p>
              </table:table-cell>
              <table:table-cell office:value-type="float" office:value="-5.8439">
                <text:p>-5.843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5.2215">
                <text:p>-5.2215</text:p>
              </table:table-cell>
              <table:table-cell office:value-type="float" office:value="-5.8857">
                <text:p>-5.885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5.2252">
                <text:p>-5.2252</text:p>
              </table:table-cell>
              <table:table-cell office:value-type="float" office:value="-5.9029">
                <text:p>-5.902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5.1965">
                <text:p>-5.1965</text:p>
              </table:table-cell>
              <table:table-cell office:value-type="float" office:value="-5.8209">
                <text:p>-5.820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5.2208">
                <text:p>-5.2208</text:p>
              </table:table-cell>
              <table:table-cell office:value-type="float" office:value="-5.8579">
                <text:p>-5.857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5.2247">
                <text:p>-5.2247</text:p>
              </table:table-cell>
              <table:table-cell office:value-type="float" office:value="-5.8972">
                <text:p>-5.897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5.1845">
                <text:p>-5.1845</text:p>
              </table:table-cell>
              <table:table-cell office:value-type="float" office:value="-5.7936">
                <text:p>-5.793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5.2264">
                <text:p>-5.2264</text:p>
              </table:table-cell>
              <table:table-cell office:value-type="float" office:value="-5.8875">
                <text:p>-5.88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5.1968">
                <text:p>-5.1968</text:p>
              </table:table-cell>
              <table:table-cell office:value-type="float" office:value="-5.8986">
                <text:p>-5.89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5.228">
                <text:p>-5.228</text:p>
              </table:table-cell>
              <table:table-cell office:value-type="float" office:value="-5.8455">
                <text:p>-5.84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5.192">
                <text:p>-5.192</text:p>
              </table:table-cell>
              <table:table-cell office:value-type="float" office:value="-5.7724">
                <text:p>-5.772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5.207">
                <text:p>-5.207</text:p>
              </table:table-cell>
              <table:table-cell office:value-type="float" office:value="-5.7963">
                <text:p>-5.79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5.1931">
                <text:p>-5.1931</text:p>
              </table:table-cell>
              <table:table-cell office:value-type="float" office:value="-5.8669">
                <text:p>-5.86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5.2108">
                <text:p>-5.2108</text:p>
              </table:table-cell>
              <table:table-cell office:value-type="float" office:value="-5.8608">
                <text:p>-5.860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5.199">
                <text:p>-5.199</text:p>
              </table:table-cell>
              <table:table-cell office:value-type="float" office:value="-5.8532">
                <text:p>-5.85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5.2155">
                <text:p>-5.2155</text:p>
              </table:table-cell>
              <table:table-cell office:value-type="float" office:value="-5.865">
                <text:p>-5.8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5.2212">
                <text:p>-5.2212</text:p>
              </table:table-cell>
              <table:table-cell office:value-type="float" office:value="-5.8567">
                <text:p>-5.856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5.2352">
                <text:p>-5.2352</text:p>
              </table:table-cell>
              <table:table-cell office:value-type="float" office:value="-5.906">
                <text:p>-5.90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5.2044">
                <text:p>-5.2044</text:p>
              </table:table-cell>
              <table:table-cell office:value-type="float" office:value="-5.8147">
                <text:p>-5.814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5.2291">
                <text:p>-5.2291</text:p>
              </table:table-cell>
              <table:table-cell office:value-type="float" office:value="-5.8878">
                <text:p>-5.887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5.1989">
                <text:p>-5.1989</text:p>
              </table:table-cell>
              <table:table-cell office:value-type="float" office:value="-5.8377">
                <text:p>-5.837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5.241">
                <text:p>-5.241</text:p>
              </table:table-cell>
              <table:table-cell office:value-type="float" office:value="-5.8452">
                <text:p>-5.84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5.1608">
                <text:p>-5.1608</text:p>
              </table:table-cell>
              <table:table-cell office:value-type="float" office:value="-5.821">
                <text:p>-5.8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5.2187">
                <text:p>-5.2187</text:p>
              </table:table-cell>
              <table:table-cell office:value-type="float" office:value="-5.847">
                <text:p>-5.84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5.2042">
                <text:p>-5.2042</text:p>
              </table:table-cell>
              <table:table-cell office:value-type="float" office:value="-5.8891">
                <text:p>-5.889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5.2238">
                <text:p>-5.2238</text:p>
              </table:table-cell>
              <table:table-cell office:value-type="float" office:value="-5.8804">
                <text:p>-5.880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5.2246">
                <text:p>-5.2246</text:p>
              </table:table-cell>
              <table:table-cell office:value-type="float" office:value="-5.8584">
                <text:p>-5.858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5.2279">
                <text:p>-5.2279</text:p>
              </table:table-cell>
              <table:table-cell office:value-type="float" office:value="-5.8885">
                <text:p>-5.888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5.1939">
                <text:p>-5.1939</text:p>
              </table:table-cell>
              <table:table-cell office:value-type="float" office:value="-5.9044">
                <text:p>-5.904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5.2076">
                <text:p>-5.2076</text:p>
              </table:table-cell>
              <table:table-cell office:value-type="float" office:value="-5.8006">
                <text:p>-5.800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5.2092">
                <text:p>-5.2092</text:p>
              </table:table-cell>
              <table:table-cell office:value-type="float" office:value="-5.7974">
                <text:p>-5.797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5.2041">
                <text:p>-5.2041</text:p>
              </table:table-cell>
              <table:table-cell office:value-type="float" office:value="-5.8868">
                <text:p>-5.886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5.2071">
                <text:p>-5.2071</text:p>
              </table:table-cell>
              <table:table-cell office:value-type="float" office:value="-5.8658">
                <text:p>-5.865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5.2035">
                <text:p>-5.2035</text:p>
              </table:table-cell>
              <table:table-cell office:value-type="float" office:value="-5.8116">
                <text:p>-5.811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5.2143">
                <text:p>-5.2143</text:p>
              </table:table-cell>
              <table:table-cell office:value-type="float" office:value="-5.8285">
                <text:p>-5.828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5.2044">
                <text:p>-5.2044</text:p>
              </table:table-cell>
              <table:table-cell office:value-type="float" office:value="-5.8557">
                <text:p>-5.855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5.2173">
                <text:p>-5.2173</text:p>
              </table:table-cell>
              <table:table-cell office:value-type="float" office:value="-5.9072">
                <text:p>-5.907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5.2362">
                <text:p>-5.2362</text:p>
              </table:table-cell>
              <table:table-cell office:value-type="float" office:value="-5.8319">
                <text:p>-5.83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5.2181">
                <text:p>-5.2181</text:p>
              </table:table-cell>
              <table:table-cell office:value-type="float" office:value="-5.9196">
                <text:p>-5.91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5.209">
                <text:p>-5.209</text:p>
              </table:table-cell>
              <table:table-cell office:value-type="float" office:value="-5.868">
                <text:p>-5.86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5.2378">
                <text:p>-5.2378</text:p>
              </table:table-cell>
              <table:table-cell office:value-type="float" office:value="-5.8946">
                <text:p>-5.89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5.2247">
                <text:p>-5.2247</text:p>
              </table:table-cell>
              <table:table-cell office:value-type="float" office:value="-5.8743">
                <text:p>-5.874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5.2302">
                <text:p>-5.2302</text:p>
              </table:table-cell>
              <table:table-cell office:value-type="float" office:value="-5.885">
                <text:p>-5.88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5.2103">
                <text:p>-5.2103</text:p>
              </table:table-cell>
              <table:table-cell office:value-type="float" office:value="-5.8841">
                <text:p>-5.884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5.243">
                <text:p>-5.243</text:p>
              </table:table-cell>
              <table:table-cell office:value-type="float" office:value="-5.8713">
                <text:p>-5.871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5.2588">
                <text:p>-5.2588</text:p>
              </table:table-cell>
              <table:table-cell office:value-type="float" office:value="-5.9009">
                <text:p>-5.90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5.2409">
                <text:p>-5.2409</text:p>
              </table:table-cell>
              <table:table-cell office:value-type="float" office:value="-5.9054">
                <text:p>-5.905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5.1681">
                <text:p>-5.1681</text:p>
              </table:table-cell>
              <table:table-cell office:value-type="float" office:value="-5.792">
                <text:p>-5.79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5.1881">
                <text:p>-5.1881</text:p>
              </table:table-cell>
              <table:table-cell office:value-type="float" office:value="-5.8024">
                <text:p>-5.802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5.133">
                <text:p>-5.133</text:p>
              </table:table-cell>
              <table:table-cell office:value-type="float" office:value="-5.8392">
                <text:p>-5.83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5.1887">
                <text:p>-5.1887</text:p>
              </table:table-cell>
              <table:table-cell office:value-type="float" office:value="-5.7995">
                <text:p>-5.799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5.1896">
                <text:p>-5.1896</text:p>
              </table:table-cell>
              <table:table-cell office:value-type="float" office:value="-5.8279">
                <text:p>-5.827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5.2328">
                <text:p>-5.2328</text:p>
              </table:table-cell>
              <table:table-cell office:value-type="float" office:value="-5.9036">
                <text:p>-5.903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5.1935">
                <text:p>-5.1935</text:p>
              </table:table-cell>
              <table:table-cell office:value-type="float" office:value="-5.8348">
                <text:p>-5.834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5.2135">
                <text:p>-5.2135</text:p>
              </table:table-cell>
              <table:table-cell office:value-type="float" office:value="-5.8905">
                <text:p>-5.890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5.1759">
                <text:p>-5.1759</text:p>
              </table:table-cell>
              <table:table-cell office:value-type="float" office:value="-5.8203">
                <text:p>-5.820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5.2155">
                <text:p>-5.2155</text:p>
              </table:table-cell>
              <table:table-cell office:value-type="float" office:value="-5.8795">
                <text:p>-5.87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5.2095">
                <text:p>-5.2095</text:p>
              </table:table-cell>
              <table:table-cell office:value-type="float" office:value="-5.8587">
                <text:p>-5.858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5.2207">
                <text:p>-5.2207</text:p>
              </table:table-cell>
              <table:table-cell office:value-type="float" office:value="-5.8286">
                <text:p>-5.828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5.1715">
                <text:p>-5.1715</text:p>
              </table:table-cell>
              <table:table-cell office:value-type="float" office:value="-5.868">
                <text:p>-5.86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5.2313">
                <text:p>-5.2313</text:p>
              </table:table-cell>
              <table:table-cell office:value-type="float" office:value="-5.8524">
                <text:p>-5.85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5.2184">
                <text:p>-5.2184</text:p>
              </table:table-cell>
              <table:table-cell office:value-type="float" office:value="-5.838">
                <text:p>-5.8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5.2131">
                <text:p>-5.2131</text:p>
              </table:table-cell>
              <table:table-cell office:value-type="float" office:value="-5.8621">
                <text:p>-5.862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5.2107">
                <text:p>-5.2107</text:p>
              </table:table-cell>
              <table:table-cell office:value-type="float" office:value="-5.9243">
                <text:p>-5.92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5.2399">
                <text:p>-5.2399</text:p>
              </table:table-cell>
              <table:table-cell office:value-type="float" office:value="-5.8789">
                <text:p>-5.878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5.2609">
                <text:p>-5.2609</text:p>
              </table:table-cell>
              <table:table-cell office:value-type="float" office:value="-5.8767">
                <text:p>-5.87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5.2512">
                <text:p>-5.2512</text:p>
              </table:table-cell>
              <table:table-cell office:value-type="float" office:value="-5.8733">
                <text:p>-5.873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5.2299">
                <text:p>-5.2299</text:p>
              </table:table-cell>
              <table:table-cell office:value-type="float" office:value="-5.8681">
                <text:p>-5.868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5.2152">
                <text:p>-5.2152</text:p>
              </table:table-cell>
              <table:table-cell office:value-type="float" office:value="-5.8704">
                <text:p>-5.870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5.2274">
                <text:p>-5.2274</text:p>
              </table:table-cell>
              <table:table-cell office:value-type="float" office:value="-5.8558">
                <text:p>-5.855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5.2408">
                <text:p>-5.2408</text:p>
              </table:table-cell>
              <table:table-cell office:value-type="float" office:value="-5.8404">
                <text:p>-5.840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5.2641">
                <text:p>-5.2641</text:p>
              </table:table-cell>
              <table:table-cell office:value-type="float" office:value="-5.9564">
                <text:p>-5.956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5.1974">
                <text:p>-5.1974</text:p>
              </table:table-cell>
              <table:table-cell office:value-type="float" office:value="-5.7567">
                <text:p>-5.756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5.1652">
                <text:p>-5.1652</text:p>
              </table:table-cell>
              <table:table-cell office:value-type="float" office:value="-5.7901">
                <text:p>-5.790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5.2323">
                <text:p>-5.2323</text:p>
              </table:table-cell>
              <table:table-cell office:value-type="float" office:value="-5.9299">
                <text:p>-5.92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5.2147">
                <text:p>-5.2147</text:p>
              </table:table-cell>
              <table:table-cell office:value-type="float" office:value="-5.8618">
                <text:p>-5.861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5.2119">
                <text:p>-5.2119</text:p>
              </table:table-cell>
              <table:table-cell office:value-type="float" office:value="-5.8192">
                <text:p>-5.819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5.1833">
                <text:p>-5.1833</text:p>
              </table:table-cell>
              <table:table-cell office:value-type="float" office:value="-5.7847">
                <text:p>-5.784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5.1499">
                <text:p>-5.1499</text:p>
              </table:table-cell>
              <table:table-cell office:value-type="float" office:value="-5.7742">
                <text:p>-5.774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5.1761">
                <text:p>-5.1761</text:p>
              </table:table-cell>
              <table:table-cell office:value-type="float" office:value="-5.8505">
                <text:p>-5.850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5.2183">
                <text:p>-5.2183</text:p>
              </table:table-cell>
              <table:table-cell office:value-type="float" office:value="-5.843">
                <text:p>-5.8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5.2032">
                <text:p>-5.2032</text:p>
              </table:table-cell>
              <table:table-cell office:value-type="float" office:value="-5.8409">
                <text:p>-5.840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5.2145">
                <text:p>-5.2145</text:p>
              </table:table-cell>
              <table:table-cell office:value-type="float" office:value="-5.8135">
                <text:p>-5.813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5.2226">
                <text:p>-5.2226</text:p>
              </table:table-cell>
              <table:table-cell office:value-type="float" office:value="-5.8833">
                <text:p>-5.883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5.2123">
                <text:p>-5.2123</text:p>
              </table:table-cell>
              <table:table-cell office:value-type="float" office:value="-5.9259">
                <text:p>-5.925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5.2123">
                <text:p>-5.2123</text:p>
              </table:table-cell>
              <table:table-cell office:value-type="float" office:value="-5.8517">
                <text:p>-5.851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5.1904">
                <text:p>-5.1904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5.2049">
                <text:p>-5.2049</text:p>
              </table:table-cell>
              <table:table-cell office:value-type="float" office:value="-5.8548">
                <text:p>-5.854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5.231">
                <text:p>-5.231</text:p>
              </table:table-cell>
              <table:table-cell office:value-type="float" office:value="-5.8657">
                <text:p>-5.86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5.2488">
                <text:p>-5.2488</text:p>
              </table:table-cell>
              <table:table-cell office:value-type="float" office:value="-5.9056">
                <text:p>-5.905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5.2332">
                <text:p>-5.2332</text:p>
              </table:table-cell>
              <table:table-cell office:value-type="float" office:value="-5.8353">
                <text:p>-5.835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5.2318">
                <text:p>-5.2318</text:p>
              </table:table-cell>
              <table:table-cell office:value-type="float" office:value="-5.9044">
                <text:p>-5.904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5.2382">
                <text:p>-5.2382</text:p>
              </table:table-cell>
              <table:table-cell office:value-type="float" office:value="-5.9152">
                <text:p>-5.915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5.2519">
                <text:p>-5.2519</text:p>
              </table:table-cell>
              <table:table-cell office:value-type="float" office:value="-5.871">
                <text:p>-5.8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5.2515">
                <text:p>-5.2515</text:p>
              </table:table-cell>
              <table:table-cell office:value-type="float" office:value="-5.8552">
                <text:p>-5.855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5.2162">
                <text:p>-5.2162</text:p>
              </table:table-cell>
              <table:table-cell office:value-type="float" office:value="-5.8597">
                <text:p>-5.859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5.2491">
                <text:p>-5.2491</text:p>
              </table:table-cell>
              <table:table-cell office:value-type="float" office:value="-5.8436">
                <text:p>-5.843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5.2187">
                <text:p>-5.2187</text:p>
              </table:table-cell>
              <table:table-cell office:value-type="float" office:value="-5.8966">
                <text:p>-5.896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5.2336">
                <text:p>-5.2336</text:p>
              </table:table-cell>
              <table:table-cell office:value-type="float" office:value="-5.8877">
                <text:p>-5.887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5.2413">
                <text:p>-5.2413</text:p>
              </table:table-cell>
              <table:table-cell office:value-type="float" office:value="-5.854">
                <text:p>-5.85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5.2102">
                <text:p>-5.2102</text:p>
              </table:table-cell>
              <table:table-cell office:value-type="float" office:value="-5.8798">
                <text:p>-5.879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5.2195">
                <text:p>-5.2195</text:p>
              </table:table-cell>
              <table:table-cell office:value-type="float" office:value="-5.8588">
                <text:p>-5.858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5.2354">
                <text:p>-5.2354</text:p>
              </table:table-cell>
              <table:table-cell office:value-type="float" office:value="-5.8774">
                <text:p>-5.877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5.2389">
                <text:p>-5.2389</text:p>
              </table:table-cell>
              <table:table-cell office:value-type="float" office:value="-5.8592">
                <text:p>-5.859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5.2116">
                <text:p>-5.2116</text:p>
              </table:table-cell>
              <table:table-cell office:value-type="float" office:value="-5.8831">
                <text:p>-5.883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5.2196">
                <text:p>-5.2196</text:p>
              </table:table-cell>
              <table:table-cell office:value-type="float" office:value="-5.8665">
                <text:p>-5.866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5.2543">
                <text:p>-5.2543</text:p>
              </table:table-cell>
              <table:table-cell office:value-type="float" office:value="-5.8153">
                <text:p>-5.815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5.1777">
                <text:p>-5.1777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5.1833">
                <text:p>-5.1833</text:p>
              </table:table-cell>
              <table:table-cell office:value-type="float" office:value="-5.8123">
                <text:p>-5.81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5.2432">
                <text:p>-5.2432</text:p>
              </table:table-cell>
              <table:table-cell office:value-type="float" office:value="-5.9208">
                <text:p>-5.920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5.1958">
                <text:p>-5.1958</text:p>
              </table:table-cell>
              <table:table-cell office:value-type="float" office:value="-5.8442">
                <text:p>-5.844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5.2412">
                <text:p>-5.2412</text:p>
              </table:table-cell>
              <table:table-cell office:value-type="float" office:value="-5.8666">
                <text:p>-5.866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5.2323">
                <text:p>-5.2323</text:p>
              </table:table-cell>
              <table:table-cell office:value-type="float" office:value="-5.915">
                <text:p>-5.9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5.2324">
                <text:p>-5.2324</text:p>
              </table:table-cell>
              <table:table-cell office:value-type="float" office:value="-5.8417">
                <text:p>-5.841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5.2238">
                <text:p>-5.2238</text:p>
              </table:table-cell>
              <table:table-cell office:value-type="float" office:value="-5.8516">
                <text:p>-5.851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5.2345">
                <text:p>-5.2345</text:p>
              </table:table-cell>
              <table:table-cell office:value-type="float" office:value="-5.8942">
                <text:p>-5.894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5.2172">
                <text:p>-5.2172</text:p>
              </table:table-cell>
              <table:table-cell office:value-type="float" office:value="-5.8455">
                <text:p>-5.84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5.2533">
                <text:p>-5.2533</text:p>
              </table:table-cell>
              <table:table-cell office:value-type="float" office:value="-5.8999">
                <text:p>-5.89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5.2211">
                <text:p>-5.2211</text:p>
              </table:table-cell>
              <table:table-cell office:value-type="float" office:value="-5.8784">
                <text:p>-5.878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5.2357">
                <text:p>-5.2357</text:p>
              </table:table-cell>
              <table:table-cell office:value-type="float" office:value="-5.8481">
                <text:p>-5.848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5.2301">
                <text:p>-5.2301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5.2426">
                <text:p>-5.2426</text:p>
              </table:table-cell>
              <table:table-cell office:value-type="float" office:value="-5.8475">
                <text:p>-5.847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5.2492">
                <text:p>-5.2492</text:p>
              </table:table-cell>
              <table:table-cell office:value-type="float" office:value="-5.8711">
                <text:p>-5.87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5.2177">
                <text:p>-5.2177</text:p>
              </table:table-cell>
              <table:table-cell office:value-type="float" office:value="-5.8807">
                <text:p>-5.88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5.186">
                <text:p>-5.186</text:p>
              </table:table-cell>
              <table:table-cell office:value-type="float" office:value="-5.8451">
                <text:p>-5.845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5.2128">
                <text:p>-5.2128</text:p>
              </table:table-cell>
              <table:table-cell office:value-type="float" office:value="-5.8191">
                <text:p>-5.819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5.2153">
                <text:p>-5.2153</text:p>
              </table:table-cell>
              <table:table-cell office:value-type="float" office:value="-5.8981">
                <text:p>-5.898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5.2125">
                <text:p>-5.2125</text:p>
              </table:table-cell>
              <table:table-cell office:value-type="float" office:value="-5.8613">
                <text:p>-5.861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5.243">
                <text:p>-5.243</text:p>
              </table:table-cell>
              <table:table-cell office:value-type="float" office:value="-5.8539">
                <text:p>-5.853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5.2392">
                <text:p>-5.2392</text:p>
              </table:table-cell>
              <table:table-cell office:value-type="float" office:value="-5.8891">
                <text:p>-5.889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5.2379">
                <text:p>-5.2379</text:p>
              </table:table-cell>
              <table:table-cell office:value-type="float" office:value="-5.9216">
                <text:p>-5.921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5.2307">
                <text:p>-5.2307</text:p>
              </table:table-cell>
              <table:table-cell office:value-type="float" office:value="-5.9069">
                <text:p>-5.906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5.2385">
                <text:p>-5.2385</text:p>
              </table:table-cell>
              <table:table-cell office:value-type="float" office:value="-5.8646">
                <text:p>-5.864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5.2275">
                <text:p>-5.2275</text:p>
              </table:table-cell>
              <table:table-cell office:value-type="float" office:value="-5.8478">
                <text:p>-5.847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5.2083">
                <text:p>-5.2083</text:p>
              </table:table-cell>
              <table:table-cell office:value-type="float" office:value="-5.8748">
                <text:p>-5.874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5.2541">
                <text:p>-5.2541</text:p>
              </table:table-cell>
              <table:table-cell office:value-type="float" office:value="-5.8973">
                <text:p>-5.897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5.2469">
                <text:p>-5.2469</text:p>
              </table:table-cell>
              <table:table-cell office:value-type="float" office:value="-5.8873">
                <text:p>-5.887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5.1972">
                <text:p>-5.1972</text:p>
              </table:table-cell>
              <table:table-cell office:value-type="float" office:value="-5.846">
                <text:p>-5.84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5.241">
                <text:p>-5.241</text:p>
              </table:table-cell>
              <table:table-cell office:value-type="float" office:value="-5.8363">
                <text:p>-5.836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5.2467">
                <text:p>-5.2467</text:p>
              </table:table-cell>
              <table:table-cell office:value-type="float" office:value="-5.8766">
                <text:p>-5.87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5.2287">
                <text:p>-5.2287</text:p>
              </table:table-cell>
              <table:table-cell office:value-type="float" office:value="-5.8637">
                <text:p>-5.863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5.2464">
                <text:p>-5.2464</text:p>
              </table:table-cell>
              <table:table-cell office:value-type="float" office:value="-5.9016">
                <text:p>-5.901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5.2551">
                <text:p>-5.2551</text:p>
              </table:table-cell>
              <table:table-cell office:value-type="float" office:value="-5.8691">
                <text:p>-5.869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5.2294">
                <text:p>-5.2294</text:p>
              </table:table-cell>
              <table:table-cell office:value-type="float" office:value="-5.8667">
                <text:p>-5.86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5.2188">
                <text:p>-5.2188</text:p>
              </table:table-cell>
              <table:table-cell office:value-type="float" office:value="-5.9087">
                <text:p>-5.90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5.2533">
                <text:p>-5.2533</text:p>
              </table:table-cell>
              <table:table-cell office:value-type="float" office:value="-5.9233">
                <text:p>-5.923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5.2481">
                <text:p>-5.2481</text:p>
              </table:table-cell>
              <table:table-cell office:value-type="float" office:value="-5.8668">
                <text:p>-5.866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5.2166">
                <text:p>-5.2166</text:p>
              </table:table-cell>
              <table:table-cell office:value-type="float" office:value="-5.8741">
                <text:p>-5.874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5.232">
                <text:p>-5.232</text:p>
              </table:table-cell>
              <table:table-cell office:value-type="float" office:value="-5.871">
                <text:p>-5.87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5.2585">
                <text:p>-5.2585</text:p>
              </table:table-cell>
              <table:table-cell office:value-type="float" office:value="-5.913">
                <text:p>-5.91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5.2724">
                <text:p>-5.2724</text:p>
              </table:table-cell>
              <table:table-cell office:value-type="float" office:value="-5.9096">
                <text:p>-5.909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5.2446">
                <text:p>-5.2446</text:p>
              </table:table-cell>
              <table:table-cell office:value-type="float" office:value="-5.8858">
                <text:p>-5.885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5.2131">
                <text:p>-5.2131</text:p>
              </table:table-cell>
              <table:table-cell office:value-type="float" office:value="-5.8776">
                <text:p>-5.877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5.25">
                <text:p>-5.25</text:p>
              </table:table-cell>
              <table:table-cell office:value-type="float" office:value="-5.907">
                <text:p>-5.90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5.2648">
                <text:p>-5.2648</text:p>
              </table:table-cell>
              <table:table-cell office:value-type="float" office:value="-5.9388">
                <text:p>-5.93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5.2244">
                <text:p>-5.2244</text:p>
              </table:table-cell>
              <table:table-cell office:value-type="float" office:value="-5.8498">
                <text:p>-5.849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5.1894">
                <text:p>-5.1894</text:p>
              </table:table-cell>
              <table:table-cell office:value-type="float" office:value="-5.8543">
                <text:p>-5.85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5.2398">
                <text:p>-5.2398</text:p>
              </table:table-cell>
              <table:table-cell office:value-type="float" office:value="-5.8411">
                <text:p>-5.84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5.2126">
                <text:p>-5.2126</text:p>
              </table:table-cell>
              <table:table-cell office:value-type="float" office:value="-5.8949">
                <text:p>-5.894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5.2554">
                <text:p>-5.2554</text:p>
              </table:table-cell>
              <table:table-cell office:value-type="float" office:value="-5.8814">
                <text:p>-5.881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5.258">
                <text:p>-5.258</text:p>
              </table:table-cell>
              <table:table-cell office:value-type="float" office:value="-5.9135">
                <text:p>-5.913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5.2295">
                <text:p>-5.2295</text:p>
              </table:table-cell>
              <table:table-cell office:value-type="float" office:value="-5.8183">
                <text:p>-5.818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5.2251">
                <text:p>-5.2251</text:p>
              </table:table-cell>
              <table:table-cell office:value-type="float" office:value="-5.8659">
                <text:p>-5.865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5.2262">
                <text:p>-5.2262</text:p>
              </table:table-cell>
              <table:table-cell office:value-type="float" office:value="-5.8753">
                <text:p>-5.875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5.2568">
                <text:p>-5.2568</text:p>
              </table:table-cell>
              <table:table-cell office:value-type="float" office:value="-5.8731">
                <text:p>-5.873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5.2371">
                <text:p>-5.2371</text:p>
              </table:table-cell>
              <table:table-cell office:value-type="float" office:value="-5.9022">
                <text:p>-5.902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5.2493">
                <text:p>-5.2493</text:p>
              </table:table-cell>
              <table:table-cell office:value-type="float" office:value="-5.9422">
                <text:p>-5.94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5.2473">
                <text:p>-5.2473</text:p>
              </table:table-cell>
              <table:table-cell office:value-type="float" office:value="-5.8742">
                <text:p>-5.874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5.2446">
                <text:p>-5.2446</text:p>
              </table:table-cell>
              <table:table-cell office:value-type="float" office:value="-5.9294">
                <text:p>-5.92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5.2117">
                <text:p>-5.2117</text:p>
              </table:table-cell>
              <table:table-cell office:value-type="float" office:value="-5.8588">
                <text:p>-5.858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.2225">
                <text:p>-5.2225</text:p>
              </table:table-cell>
              <table:table-cell office:value-type="float" office:value="-5.7731">
                <text:p>-5.773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5.2535">
                <text:p>-5.2535</text:p>
              </table:table-cell>
              <table:table-cell office:value-type="float" office:value="-5.8817">
                <text:p>-5.881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5.219">
                <text:p>-5.219</text:p>
              </table:table-cell>
              <table:table-cell office:value-type="float" office:value="-5.8727">
                <text:p>-5.87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5.2623">
                <text:p>-5.2623</text:p>
              </table:table-cell>
              <table:table-cell office:value-type="float" office:value="-5.8914">
                <text:p>-5.891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5.2419">
                <text:p>-5.2419</text:p>
              </table:table-cell>
              <table:table-cell office:value-type="float" office:value="-5.8689">
                <text:p>-5.868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5.2523">
                <text:p>-5.2523</text:p>
              </table:table-cell>
              <table:table-cell office:value-type="float" office:value="-5.854">
                <text:p>-5.85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5.2382">
                <text:p>-5.2382</text:p>
              </table:table-cell>
              <table:table-cell office:value-type="float" office:value="-5.8791">
                <text:p>-5.879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5.2749">
                <text:p>-5.2749</text:p>
              </table:table-cell>
              <table:table-cell office:value-type="float" office:value="-5.9097">
                <text:p>-5.90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5.196">
                <text:p>-5.196</text:p>
              </table:table-cell>
              <table:table-cell office:value-type="float" office:value="-5.8267">
                <text:p>-5.826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5.2265">
                <text:p>-5.2265</text:p>
              </table:table-cell>
              <table:table-cell office:value-type="float" office:value="-5.8148">
                <text:p>-5.814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5.2353">
                <text:p>-5.2353</text:p>
              </table:table-cell>
              <table:table-cell office:value-type="float" office:value="-5.9044">
                <text:p>-5.90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5.2395">
                <text:p>-5.2395</text:p>
              </table:table-cell>
              <table:table-cell office:value-type="float" office:value="-5.8634">
                <text:p>-5.863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5.2682">
                <text:p>-5.2682</text:p>
              </table:table-cell>
              <table:table-cell office:value-type="float" office:value="-5.903">
                <text:p>-5.90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5.273">
                <text:p>-5.273</text:p>
              </table:table-cell>
              <table:table-cell office:value-type="float" office:value="-5.8724">
                <text:p>-5.872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5.2566">
                <text:p>-5.2566</text:p>
              </table:table-cell>
              <table:table-cell office:value-type="float" office:value="-5.8969">
                <text:p>-5.896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5.2294">
                <text:p>-5.2294</text:p>
              </table:table-cell>
              <table:table-cell office:value-type="float" office:value="-5.9182">
                <text:p>-5.918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5.2293">
                <text:p>-5.2293</text:p>
              </table:table-cell>
              <table:table-cell office:value-type="float" office:value="-5.884">
                <text:p>-5.88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5.2402">
                <text:p>-5.2402</text:p>
              </table:table-cell>
              <table:table-cell office:value-type="float" office:value="-5.8617">
                <text:p>-5.861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5.2154">
                <text:p>-5.2154</text:p>
              </table:table-cell>
              <table:table-cell office:value-type="float" office:value="-5.8791">
                <text:p>-5.879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5.2606">
                <text:p>-5.2606</text:p>
              </table:table-cell>
              <table:table-cell office:value-type="float" office:value="-5.9144">
                <text:p>-5.91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5.2326">
                <text:p>-5.2326</text:p>
              </table:table-cell>
              <table:table-cell office:value-type="float" office:value="-5.8724">
                <text:p>-5.872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5.2154">
                <text:p>-5.2154</text:p>
              </table:table-cell>
              <table:table-cell office:value-type="float" office:value="-5.8446">
                <text:p>-5.84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5.2455">
                <text:p>-5.2455</text:p>
              </table:table-cell>
              <table:table-cell office:value-type="float" office:value="-5.9072">
                <text:p>-5.907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5.2598">
                <text:p>-5.2598</text:p>
              </table:table-cell>
              <table:table-cell office:value-type="float" office:value="-5.8939">
                <text:p>-5.893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5.2305">
                <text:p>-5.2305</text:p>
              </table:table-cell>
              <table:table-cell office:value-type="float" office:value="-5.8506">
                <text:p>-5.85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5.2275">
                <text:p>-5.2275</text:p>
              </table:table-cell>
              <table:table-cell office:value-type="float" office:value="-5.7875">
                <text:p>-5.787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5.212">
                <text:p>-5.212</text:p>
              </table:table-cell>
              <table:table-cell office:value-type="float" office:value="-5.8893">
                <text:p>-5.889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5.2337">
                <text:p>-5.2337</text:p>
              </table:table-cell>
              <table:table-cell office:value-type="float" office:value="-5.8916">
                <text:p>-5.891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5.2453">
                <text:p>-5.2453</text:p>
              </table:table-cell>
              <table:table-cell office:value-type="float" office:value="-5.9021">
                <text:p>-5.902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5.2399">
                <text:p>-5.2399</text:p>
              </table:table-cell>
              <table:table-cell office:value-type="float" office:value="-5.8575">
                <text:p>-5.857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5.1947">
                <text:p>-5.1947</text:p>
              </table:table-cell>
              <table:table-cell office:value-type="float" office:value="-5.7515">
                <text:p>-5.75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5.1806">
                <text:p>-5.1806</text:p>
              </table:table-cell>
              <table:table-cell office:value-type="float" office:value="-5.8635">
                <text:p>-5.86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5.2557">
                <text:p>-5.2557</text:p>
              </table:table-cell>
              <table:table-cell office:value-type="float" office:value="-5.9404">
                <text:p>-5.940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5.26">
                <text:p>-5.26</text:p>
              </table:table-cell>
              <table:table-cell office:value-type="float" office:value="-5.892">
                <text:p>-5.89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5.2613">
                <text:p>-5.2613</text:p>
              </table:table-cell>
              <table:table-cell office:value-type="float" office:value="-5.9127">
                <text:p>-5.912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5.2545">
                <text:p>-5.2545</text:p>
              </table:table-cell>
              <table:table-cell office:value-type="float" office:value="-5.9256">
                <text:p>-5.925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5.2603">
                <text:p>-5.2603</text:p>
              </table:table-cell>
              <table:table-cell office:value-type="float" office:value="-5.9389">
                <text:p>-5.938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5.2175">
                <text:p>-5.2175</text:p>
              </table:table-cell>
              <table:table-cell office:value-type="float" office:value="-5.8345">
                <text:p>-5.834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5.1974">
                <text:p>-5.1974</text:p>
              </table:table-cell>
              <table:table-cell office:value-type="float" office:value="-5.8016">
                <text:p>-5.801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5.2179">
                <text:p>-5.2179</text:p>
              </table:table-cell>
              <table:table-cell office:value-type="float" office:value="-5.8986">
                <text:p>-5.898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5.2487">
                <text:p>-5.2487</text:p>
              </table:table-cell>
              <table:table-cell office:value-type="float" office:value="-5.9174">
                <text:p>-5.917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5.2416">
                <text:p>-5.2416</text:p>
              </table:table-cell>
              <table:table-cell office:value-type="float" office:value="-5.8129">
                <text:p>-5.812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5.2271">
                <text:p>-5.2271</text:p>
              </table:table-cell>
              <table:table-cell office:value-type="float" office:value="-5.8766">
                <text:p>-5.876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5.2282">
                <text:p>-5.2282</text:p>
              </table:table-cell>
              <table:table-cell office:value-type="float" office:value="-5.9402">
                <text:p>-5.940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5.2682">
                <text:p>-5.2682</text:p>
              </table:table-cell>
              <table:table-cell office:value-type="float" office:value="-5.8599">
                <text:p>-5.859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5.2511">
                <text:p>-5.2511</text:p>
              </table:table-cell>
              <table:table-cell office:value-type="float" office:value="-5.9342">
                <text:p>-5.93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5.2345">
                <text:p>-5.2345</text:p>
              </table:table-cell>
              <table:table-cell office:value-type="float" office:value="-5.874">
                <text:p>-5.87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5.2435">
                <text:p>-5.2435</text:p>
              </table:table-cell>
              <table:table-cell office:value-type="float" office:value="-5.8782">
                <text:p>-5.878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5.2385">
                <text:p>-5.2385</text:p>
              </table:table-cell>
              <table:table-cell office:value-type="float" office:value="-5.913">
                <text:p>-5.9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5.2257">
                <text:p>-5.2257</text:p>
              </table:table-cell>
              <table:table-cell office:value-type="float" office:value="-5.8878">
                <text:p>-5.887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5.2459">
                <text:p>-5.2459</text:p>
              </table:table-cell>
              <table:table-cell office:value-type="float" office:value="-5.8999">
                <text:p>-5.89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5.2544">
                <text:p>-5.2544</text:p>
              </table:table-cell>
              <table:table-cell office:value-type="float" office:value="-5.9065">
                <text:p>-5.906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5.261">
                <text:p>-5.261</text:p>
              </table:table-cell>
              <table:table-cell office:value-type="float" office:value="-5.8751">
                <text:p>-5.875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5.2569">
                <text:p>-5.2569</text:p>
              </table:table-cell>
              <table:table-cell office:value-type="float" office:value="-5.912">
                <text:p>-5.91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5.2492">
                <text:p>-5.2492</text:p>
              </table:table-cell>
              <table:table-cell office:value-type="float" office:value="-5.887">
                <text:p>-5.88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5.245">
                <text:p>-5.245</text:p>
              </table:table-cell>
              <table:table-cell office:value-type="float" office:value="-5.8903">
                <text:p>-5.890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5.2074">
                <text:p>-5.2074</text:p>
              </table:table-cell>
              <table:table-cell office:value-type="float" office:value="-5.8959">
                <text:p>-5.895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5.2479">
                <text:p>-5.2479</text:p>
              </table:table-cell>
              <table:table-cell office:value-type="float" office:value="-5.8332">
                <text:p>-5.833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5.2329">
                <text:p>-5.2329</text:p>
              </table:table-cell>
              <table:table-cell office:value-type="float" office:value="-5.8947">
                <text:p>-5.894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5.2557">
                <text:p>-5.2557</text:p>
              </table:table-cell>
              <table:table-cell office:value-type="float" office:value="-5.8907">
                <text:p>-5.89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5.2429">
                <text:p>-5.2429</text:p>
              </table:table-cell>
              <table:table-cell office:value-type="float" office:value="-5.8935">
                <text:p>-5.893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5.2832">
                <text:p>-5.2832</text:p>
              </table:table-cell>
              <table:table-cell office:value-type="float" office:value="-5.9256">
                <text:p>-5.925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5.2146">
                <text:p>-5.2146</text:p>
              </table:table-cell>
              <table:table-cell office:value-type="float" office:value="-5.8375">
                <text:p>-5.837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5.2362">
                <text:p>-5.2362</text:p>
              </table:table-cell>
              <table:table-cell office:value-type="float" office:value="-5.8655">
                <text:p>-5.865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5.2383">
                <text:p>-5.2383</text:p>
              </table:table-cell>
              <table:table-cell office:value-type="float" office:value="-5.8736">
                <text:p>-5.873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5.2454">
                <text:p>-5.2454</text:p>
              </table:table-cell>
              <table:table-cell office:value-type="float" office:value="-5.9448">
                <text:p>-5.944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5.2545">
                <text:p>-5.2545</text:p>
              </table:table-cell>
              <table:table-cell office:value-type="float" office:value="-5.7971">
                <text:p>-5.797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5.1832">
                <text:p>-5.1832</text:p>
              </table:table-cell>
              <table:table-cell office:value-type="float" office:value="-5.8015">
                <text:p>-5.801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5.2569">
                <text:p>-5.2569</text:p>
              </table:table-cell>
              <table:table-cell office:value-type="float" office:value="-5.891">
                <text:p>-5.8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5.203">
                <text:p>-5.203</text:p>
              </table:table-cell>
              <table:table-cell office:value-type="float" office:value="-5.8433">
                <text:p>-5.843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5.2358">
                <text:p>-5.2358</text:p>
              </table:table-cell>
              <table:table-cell office:value-type="float" office:value="-5.8489">
                <text:p>-5.848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5.2421">
                <text:p>-5.2421</text:p>
              </table:table-cell>
              <table:table-cell office:value-type="float" office:value="-5.9119">
                <text:p>-5.911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5.266">
                <text:p>-5.266</text:p>
              </table:table-cell>
              <table:table-cell office:value-type="float" office:value="-5.9214">
                <text:p>-5.92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5.249">
                <text:p>-5.249</text:p>
              </table:table-cell>
              <table:table-cell office:value-type="float" office:value="-5.8828">
                <text:p>-5.88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5.2403">
                <text:p>-5.2403</text:p>
              </table:table-cell>
              <table:table-cell office:value-type="float" office:value="-5.8712">
                <text:p>-5.871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5.2059">
                <text:p>-5.2059</text:p>
              </table:table-cell>
              <table:table-cell office:value-type="float" office:value="-5.8663">
                <text:p>-5.866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5.2628">
                <text:p>-5.2628</text:p>
              </table:table-cell>
              <table:table-cell office:value-type="float" office:value="-5.9202">
                <text:p>-5.920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5.2426">
                <text:p>-5.2426</text:p>
              </table:table-cell>
              <table:table-cell office:value-type="float" office:value="-5.9093">
                <text:p>-5.909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5.1918">
                <text:p>-5.1918</text:p>
              </table:table-cell>
              <table:table-cell office:value-type="float" office:value="-5.859">
                <text:p>-5.85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5.2541">
                <text:p>-5.2541</text:p>
              </table:table-cell>
              <table:table-cell office:value-type="float" office:value="-5.8831">
                <text:p>-5.883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5.257">
                <text:p>-5.257</text:p>
              </table:table-cell>
              <table:table-cell office:value-type="float" office:value="-5.9148">
                <text:p>-5.914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5.2422">
                <text:p>-5.2422</text:p>
              </table:table-cell>
              <table:table-cell office:value-type="float" office:value="-5.9092">
                <text:p>-5.909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5.2434">
                <text:p>-5.2434</text:p>
              </table:table-cell>
              <table:table-cell office:value-type="float" office:value="-5.8966">
                <text:p>-5.896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5.2235">
                <text:p>-5.2235</text:p>
              </table:table-cell>
              <table:table-cell office:value-type="float" office:value="-5.877">
                <text:p>-5.87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5.2356">
                <text:p>-5.2356</text:p>
              </table:table-cell>
              <table:table-cell office:value-type="float" office:value="-5.9041">
                <text:p>-5.904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5.2381">
                <text:p>-5.2381</text:p>
              </table:table-cell>
              <table:table-cell office:value-type="float" office:value="-5.9071">
                <text:p>-5.90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5.2912">
                <text:p>-5.2912</text:p>
              </table:table-cell>
              <table:table-cell office:value-type="float" office:value="-5.897">
                <text:p>-5.89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5.2749">
                <text:p>-5.2749</text:p>
              </table:table-cell>
              <table:table-cell office:value-type="float" office:value="-5.9416">
                <text:p>-5.941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5.2493">
                <text:p>-5.2493</text:p>
              </table:table-cell>
              <table:table-cell office:value-type="float" office:value="-5.8389">
                <text:p>-5.838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5.1849">
                <text:p>-5.1849</text:p>
              </table:table-cell>
              <table:table-cell office:value-type="float" office:value="-5.9285">
                <text:p>-5.928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5.2537">
                <text:p>-5.2537</text:p>
              </table:table-cell>
              <table:table-cell office:value-type="float" office:value="-5.8896">
                <text:p>-5.889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5.2573">
                <text:p>-5.2573</text:p>
              </table:table-cell>
              <table:table-cell office:value-type="float" office:value="-5.8754">
                <text:p>-5.875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5.2559">
                <text:p>-5.2559</text:p>
              </table:table-cell>
              <table:table-cell office:value-type="float" office:value="-5.8589">
                <text:p>-5.858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5.224">
                <text:p>-5.224</text:p>
              </table:table-cell>
              <table:table-cell office:value-type="float" office:value="-5.8834">
                <text:p>-5.883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5.2685">
                <text:p>-5.2685</text:p>
              </table:table-cell>
              <table:table-cell office:value-type="float" office:value="-5.8956">
                <text:p>-5.895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5.2442">
                <text:p>-5.2442</text:p>
              </table:table-cell>
              <table:table-cell office:value-type="float" office:value="-5.8869">
                <text:p>-5.88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5.233">
                <text:p>-5.233</text:p>
              </table:table-cell>
              <table:table-cell office:value-type="float" office:value="-5.8405">
                <text:p>-5.840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5.2494">
                <text:p>-5.2494</text:p>
              </table:table-cell>
              <table:table-cell office:value-type="float" office:value="-5.9149">
                <text:p>-5.914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5.222">
                <text:p>-5.222</text:p>
              </table:table-cell>
              <table:table-cell office:value-type="float" office:value="-5.9043">
                <text:p>-5.904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5.2335">
                <text:p>-5.2335</text:p>
              </table:table-cell>
              <table:table-cell office:value-type="float" office:value="-5.8755">
                <text:p>-5.875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5.2571">
                <text:p>-5.2571</text:p>
              </table:table-cell>
              <table:table-cell office:value-type="float" office:value="-5.8925">
                <text:p>-5.892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5.2535">
                <text:p>-5.2535</text:p>
              </table:table-cell>
              <table:table-cell office:value-type="float" office:value="-5.8808">
                <text:p>-5.880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5.2712">
                <text:p>-5.2712</text:p>
              </table:table-cell>
              <table:table-cell office:value-type="float" office:value="-5.9201">
                <text:p>-5.920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5.2663">
                <text:p>-5.2663</text:p>
              </table:table-cell>
              <table:table-cell office:value-type="float" office:value="-5.9225">
                <text:p>-5.922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5.207">
                <text:p>-5.207</text:p>
              </table:table-cell>
              <table:table-cell office:value-type="float" office:value="-5.8097">
                <text:p>-5.809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5.2292">
                <text:p>-5.2292</text:p>
              </table:table-cell>
              <table:table-cell office:value-type="float" office:value="-5.8656">
                <text:p>-5.86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5.1938">
                <text:p>-5.1938</text:p>
              </table:table-cell>
              <table:table-cell office:value-type="float" office:value="-5.7774">
                <text:p>-5.777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5.2007">
                <text:p>-5.2007</text:p>
              </table:table-cell>
              <table:table-cell office:value-type="float" office:value="-5.8088">
                <text:p>-5.80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5.239">
                <text:p>-5.239</text:p>
              </table:table-cell>
              <table:table-cell office:value-type="float" office:value="-5.9118">
                <text:p>-5.911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5.2147">
                <text:p>-5.2147</text:p>
              </table:table-cell>
              <table:table-cell office:value-type="float" office:value="-5.8523">
                <text:p>-5.852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5.2114">
                <text:p>-5.2114</text:p>
              </table:table-cell>
              <table:table-cell office:value-type="float" office:value="-5.861">
                <text:p>-5.86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5.2065">
                <text:p>-5.2065</text:p>
              </table:table-cell>
              <table:table-cell office:value-type="float" office:value="-5.8392">
                <text:p>-5.839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5.2078">
                <text:p>-5.2078</text:p>
              </table:table-cell>
              <table:table-cell office:value-type="float" office:value="-5.8523">
                <text:p>-5.852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5.2082">
                <text:p>-5.2082</text:p>
              </table:table-cell>
              <table:table-cell office:value-type="float" office:value="-5.8526">
                <text:p>-5.852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5.2744">
                <text:p>-5.2744</text:p>
              </table:table-cell>
              <table:table-cell office:value-type="float" office:value="-5.8829">
                <text:p>-5.88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5.2659">
                <text:p>-5.2659</text:p>
              </table:table-cell>
              <table:table-cell office:value-type="float" office:value="-5.914">
                <text:p>-5.91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5.2594">
                <text:p>-5.2594</text:p>
              </table:table-cell>
              <table:table-cell office:value-type="float" office:value="-5.8735">
                <text:p>-5.873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5.2442">
                <text:p>-5.2442</text:p>
              </table:table-cell>
              <table:table-cell office:value-type="float" office:value="-5.9113">
                <text:p>-5.911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5.2412">
                <text:p>-5.2412</text:p>
              </table:table-cell>
              <table:table-cell office:value-type="float" office:value="-5.8213">
                <text:p>-5.821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5.2484">
                <text:p>-5.2484</text:p>
              </table:table-cell>
              <table:table-cell office:value-type="float" office:value="-5.9322">
                <text:p>-5.932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5.2942">
                <text:p>-5.2942</text:p>
              </table:table-cell>
              <table:table-cell office:value-type="float" office:value="-5.9112">
                <text:p>-5.911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5.2557">
                <text:p>-5.2557</text:p>
              </table:table-cell>
              <table:table-cell office:value-type="float" office:value="-5.9061">
                <text:p>-5.906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5.2523">
                <text:p>-5.2523</text:p>
              </table:table-cell>
              <table:table-cell office:value-type="float" office:value="-5.8558">
                <text:p>-5.855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5.2569">
                <text:p>-5.2569</text:p>
              </table:table-cell>
              <table:table-cell office:value-type="float" office:value="-5.9012">
                <text:p>-5.901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5.2657">
                <text:p>-5.2657</text:p>
              </table:table-cell>
              <table:table-cell office:value-type="float" office:value="-5.9215">
                <text:p>-5.921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5.2645">
                <text:p>-5.2645</text:p>
              </table:table-cell>
              <table:table-cell office:value-type="float" office:value="-5.8752">
                <text:p>-5.875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5.2454">
                <text:p>-5.2454</text:p>
              </table:table-cell>
              <table:table-cell office:value-type="float" office:value="-5.9125">
                <text:p>-5.912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5.2381">
                <text:p>-5.2381</text:p>
              </table:table-cell>
              <table:table-cell office:value-type="float" office:value="-5.8671">
                <text:p>-5.867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5.2707">
                <text:p>-5.2707</text:p>
              </table:table-cell>
              <table:table-cell office:value-type="float" office:value="-5.864">
                <text:p>-5.86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5.2411">
                <text:p>-5.2411</text:p>
              </table:table-cell>
              <table:table-cell office:value-type="float" office:value="-5.9144">
                <text:p>-5.914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5.2603">
                <text:p>-5.2603</text:p>
              </table:table-cell>
              <table:table-cell office:value-type="float" office:value="-5.8683">
                <text:p>-5.868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5.2276">
                <text:p>-5.2276</text:p>
              </table:table-cell>
              <table:table-cell office:value-type="float" office:value="-5.8803">
                <text:p>-5.880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5.2153">
                <text:p>-5.2153</text:p>
              </table:table-cell>
              <table:table-cell office:value-type="float" office:value="-5.8725">
                <text:p>-5.87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5.2492">
                <text:p>-5.2492</text:p>
              </table:table-cell>
              <table:table-cell office:value-type="float" office:value="-5.9136">
                <text:p>-5.913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5.2404">
                <text:p>-5.2404</text:p>
              </table:table-cell>
              <table:table-cell office:value-type="float" office:value="-5.8682">
                <text:p>-5.868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5.224">
                <text:p>-5.224</text:p>
              </table:table-cell>
              <table:table-cell office:value-type="float" office:value="-5.8376">
                <text:p>-5.837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5.2388">
                <text:p>-5.2388</text:p>
              </table:table-cell>
              <table:table-cell office:value-type="float" office:value="-5.9258">
                <text:p>-5.925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5.2792">
                <text:p>-5.2792</text:p>
              </table:table-cell>
              <table:table-cell office:value-type="float" office:value="-5.9241">
                <text:p>-5.924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5.265">
                <text:p>-5.265</text:p>
              </table:table-cell>
              <table:table-cell office:value-type="float" office:value="-5.9312">
                <text:p>-5.931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5.2443">
                <text:p>-5.2443</text:p>
              </table:table-cell>
              <table:table-cell office:value-type="float" office:value="-5.8922">
                <text:p>-5.892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5.2451">
                <text:p>-5.2451</text:p>
              </table:table-cell>
              <table:table-cell office:value-type="float" office:value="-5.8923">
                <text:p>-5.892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5.2417">
                <text:p>-5.2417</text:p>
              </table:table-cell>
              <table:table-cell office:value-type="float" office:value="-5.9306">
                <text:p>-5.930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5.2239">
                <text:p>-5.2239</text:p>
              </table:table-cell>
              <table:table-cell office:value-type="float" office:value="-5.8619">
                <text:p>-5.861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5.2561">
                <text:p>-5.2561</text:p>
              </table:table-cell>
              <table:table-cell office:value-type="float" office:value="-5.8611">
                <text:p>-5.861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5.2216">
                <text:p>-5.2216</text:p>
              </table:table-cell>
              <table:table-cell office:value-type="float" office:value="-5.9006">
                <text:p>-5.900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5.2438">
                <text:p>-5.2438</text:p>
              </table:table-cell>
              <table:table-cell office:value-type="float" office:value="-5.8817">
                <text:p>-5.88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5.2328">
                <text:p>-5.2328</text:p>
              </table:table-cell>
              <table:table-cell office:value-type="float" office:value="-5.8672">
                <text:p>-5.867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5.243">
                <text:p>-5.243</text:p>
              </table:table-cell>
              <table:table-cell office:value-type="float" office:value="-5.8579">
                <text:p>-5.857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5.2263">
                <text:p>-5.2263</text:p>
              </table:table-cell>
              <table:table-cell office:value-type="float" office:value="-5.8586">
                <text:p>-5.858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5.2257">
                <text:p>-5.2257</text:p>
              </table:table-cell>
              <table:table-cell office:value-type="float" office:value="-5.8643">
                <text:p>-5.864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5.2697">
                <text:p>-5.2697</text:p>
              </table:table-cell>
              <table:table-cell office:value-type="float" office:value="-5.9377">
                <text:p>-5.937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5.2367">
                <text:p>-5.2367</text:p>
              </table:table-cell>
              <table:table-cell office:value-type="float" office:value="-5.818">
                <text:p>-5.8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5.2419">
                <text:p>-5.2419</text:p>
              </table:table-cell>
              <table:table-cell office:value-type="float" office:value="-5.8368">
                <text:p>-5.83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5.2403">
                <text:p>-5.2403</text:p>
              </table:table-cell>
              <table:table-cell office:value-type="float" office:value="-5.8841">
                <text:p>-5.88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5.2359">
                <text:p>-5.2359</text:p>
              </table:table-cell>
              <table:table-cell office:value-type="float" office:value="-5.8697">
                <text:p>-5.869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5.2347">
                <text:p>-5.2347</text:p>
              </table:table-cell>
              <table:table-cell office:value-type="float" office:value="-5.8879">
                <text:p>-5.887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5.256">
                <text:p>-5.256</text:p>
              </table:table-cell>
              <table:table-cell office:value-type="float" office:value="-5.901">
                <text:p>-5.90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5.2467">
                <text:p>-5.2467</text:p>
              </table:table-cell>
              <table:table-cell office:value-type="float" office:value="-5.8965">
                <text:p>-5.896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5.2656">
                <text:p>-5.2656</text:p>
              </table:table-cell>
              <table:table-cell office:value-type="float" office:value="-5.8992">
                <text:p>-5.89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5.2483">
                <text:p>-5.2483</text:p>
              </table:table-cell>
              <table:table-cell office:value-type="float" office:value="-5.9517">
                <text:p>-5.951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5.2587">
                <text:p>-5.2587</text:p>
              </table:table-cell>
              <table:table-cell office:value-type="float" office:value="-5.8923">
                <text:p>-5.892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5.2788">
                <text:p>-5.2788</text:p>
              </table:table-cell>
              <table:table-cell office:value-type="float" office:value="-5.9429">
                <text:p>-5.942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5.2519">
                <text:p>-5.2519</text:p>
              </table:table-cell>
              <table:table-cell office:value-type="float" office:value="-5.932">
                <text:p>-5.93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5.2626">
                <text:p>-5.2626</text:p>
              </table:table-cell>
              <table:table-cell office:value-type="float" office:value="-5.8954">
                <text:p>-5.895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5.27">
                <text:p>-5.27</text:p>
              </table:table-cell>
              <table:table-cell office:value-type="float" office:value="-5.9193">
                <text:p>-5.919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5.2789">
                <text:p>-5.2789</text:p>
              </table:table-cell>
              <table:table-cell office:value-type="float" office:value="-5.9398">
                <text:p>-5.939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5.2944">
                <text:p>-5.2944</text:p>
              </table:table-cell>
              <table:table-cell office:value-type="float" office:value="-5.9117">
                <text:p>-5.911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5.3096">
                <text:p>-5.3096</text:p>
              </table:table-cell>
              <table:table-cell office:value-type="float" office:value="-5.9142">
                <text:p>-5.914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5.2567">
                <text:p>-5.2567</text:p>
              </table:table-cell>
              <table:table-cell office:value-type="float" office:value="-5.8693">
                <text:p>-5.869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5.2317">
                <text:p>-5.2317</text:p>
              </table:table-cell>
              <table:table-cell office:value-type="float" office:value="-5.886">
                <text:p>-5.88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5.2694">
                <text:p>-5.2694</text:p>
              </table:table-cell>
              <table:table-cell office:value-type="float" office:value="-5.9373">
                <text:p>-5.937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5.2794">
                <text:p>-5.2794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5.2669">
                <text:p>-5.2669</text:p>
              </table:table-cell>
              <table:table-cell office:value-type="float" office:value="-5.894">
                <text:p>-5.89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5.2549">
                <text:p>-5.2549</text:p>
              </table:table-cell>
              <table:table-cell office:value-type="float" office:value="-5.9042">
                <text:p>-5.904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5.2861">
                <text:p>-5.2861</text:p>
              </table:table-cell>
              <table:table-cell office:value-type="float" office:value="-5.9665">
                <text:p>-5.96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5.2721">
                <text:p>-5.2721</text:p>
              </table:table-cell>
              <table:table-cell office:value-type="float" office:value="-5.9294">
                <text:p>-5.929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5.2597">
                <text:p>-5.2597</text:p>
              </table:table-cell>
              <table:table-cell office:value-type="float" office:value="-5.8846">
                <text:p>-5.884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5.2419">
                <text:p>-5.2419</text:p>
              </table:table-cell>
              <table:table-cell office:value-type="float" office:value="-5.854">
                <text:p>-5.8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5.2879">
                <text:p>-5.2879</text:p>
              </table:table-cell>
              <table:table-cell office:value-type="float" office:value="-5.9313">
                <text:p>-5.931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5.2886">
                <text:p>-5.2886</text:p>
              </table:table-cell>
              <table:table-cell office:value-type="float" office:value="-5.9348">
                <text:p>-5.934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5.2415">
                <text:p>-5.2415</text:p>
              </table:table-cell>
              <table:table-cell office:value-type="float" office:value="-5.8594">
                <text:p>-5.85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5.2726">
                <text:p>-5.2726</text:p>
              </table:table-cell>
              <table:table-cell office:value-type="float" office:value="-5.9044">
                <text:p>-5.904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5.2637">
                <text:p>-5.2637</text:p>
              </table:table-cell>
              <table:table-cell office:value-type="float" office:value="-5.8979">
                <text:p>-5.897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5.2499">
                <text:p>-5.2499</text:p>
              </table:table-cell>
              <table:table-cell office:value-type="float" office:value="-5.8642">
                <text:p>-5.864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5.2249">
                <text:p>-5.2249</text:p>
              </table:table-cell>
              <table:table-cell office:value-type="float" office:value="-5.8691">
                <text:p>-5.869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5.2625">
                <text:p>-5.2625</text:p>
              </table:table-cell>
              <table:table-cell office:value-type="float" office:value="-5.8406">
                <text:p>-5.840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5.2621">
                <text:p>-5.2621</text:p>
              </table:table-cell>
              <table:table-cell office:value-type="float" office:value="-5.9126">
                <text:p>-5.912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5.2607">
                <text:p>-5.2607</text:p>
              </table:table-cell>
              <table:table-cell office:value-type="float" office:value="-5.9019">
                <text:p>-5.901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5.236">
                <text:p>-5.236</text:p>
              </table:table-cell>
              <table:table-cell office:value-type="float" office:value="-5.8601">
                <text:p>-5.860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5.2522">
                <text:p>-5.2522</text:p>
              </table:table-cell>
              <table:table-cell office:value-type="float" office:value="-5.8877">
                <text:p>-5.887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5.2843">
                <text:p>-5.2843</text:p>
              </table:table-cell>
              <table:table-cell office:value-type="float" office:value="-5.9423">
                <text:p>-5.942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5.208">
                <text:p>-5.208</text:p>
              </table:table-cell>
              <table:table-cell office:value-type="float" office:value="-5.8781">
                <text:p>-5.878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5.2336">
                <text:p>-5.2336</text:p>
              </table:table-cell>
              <table:table-cell office:value-type="float" office:value="-5.8791">
                <text:p>-5.879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5.283">
                <text:p>-5.283</text:p>
              </table:table-cell>
              <table:table-cell office:value-type="float" office:value="-5.9827">
                <text:p>-5.982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5.2754">
                <text:p>-5.2754</text:p>
              </table:table-cell>
              <table:table-cell office:value-type="float" office:value="-5.9186">
                <text:p>-5.918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5.2855">
                <text:p>-5.2855</text:p>
              </table:table-cell>
              <table:table-cell office:value-type="float" office:value="-5.8719">
                <text:p>-5.871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5.227">
                <text:p>-5.227</text:p>
              </table:table-cell>
              <table:table-cell office:value-type="float" office:value="-5.8673">
                <text:p>-5.867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5.2919">
                <text:p>-5.2919</text:p>
              </table:table-cell>
              <table:table-cell office:value-type="float" office:value="-5.9168">
                <text:p>-5.916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5.2084">
                <text:p>-5.2084</text:p>
              </table:table-cell>
              <table:table-cell office:value-type="float" office:value="-5.8752">
                <text:p>-5.87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5.1977">
                <text:p>-5.1977</text:p>
              </table:table-cell>
              <table:table-cell office:value-type="float" office:value="-5.8138">
                <text:p>-5.813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5.1962">
                <text:p>-5.1962</text:p>
              </table:table-cell>
              <table:table-cell office:value-type="float" office:value="-5.9157">
                <text:p>-5.915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5.2332">
                <text:p>-5.2332</text:p>
              </table:table-cell>
              <table:table-cell office:value-type="float" office:value="-5.8494">
                <text:p>-5.849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5.273">
                <text:p>-5.273</text:p>
              </table:table-cell>
              <table:table-cell office:value-type="float" office:value="-5.8944">
                <text:p>-5.894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5.2367">
                <text:p>-5.2367</text:p>
              </table:table-cell>
              <table:table-cell office:value-type="float" office:value="-5.8712">
                <text:p>-5.871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5.2172">
                <text:p>-5.2172</text:p>
              </table:table-cell>
              <table:table-cell office:value-type="float" office:value="-5.7941">
                <text:p>-5.794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5.2276">
                <text:p>-5.2276</text:p>
              </table:table-cell>
              <table:table-cell office:value-type="float" office:value="-5.9075">
                <text:p>-5.90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5.2751">
                <text:p>-5.2751</text:p>
              </table:table-cell>
              <table:table-cell office:value-type="float" office:value="-5.8721">
                <text:p>-5.872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5.2896">
                <text:p>-5.2896</text:p>
              </table:table-cell>
              <table:table-cell office:value-type="float" office:value="-5.9472">
                <text:p>-5.947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5.2751">
                <text:p>-5.2751</text:p>
              </table:table-cell>
              <table:table-cell office:value-type="float" office:value="-5.931">
                <text:p>-5.93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5.2882">
                <text:p>-5.2882</text:p>
              </table:table-cell>
              <table:table-cell office:value-type="float" office:value="-5.9034">
                <text:p>-5.903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5.2636">
                <text:p>-5.2636</text:p>
              </table:table-cell>
              <table:table-cell office:value-type="float" office:value="-5.9049">
                <text:p>-5.904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5.2661">
                <text:p>-5.2661</text:p>
              </table:table-cell>
              <table:table-cell office:value-type="float" office:value="-5.8857">
                <text:p>-5.885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5.2406">
                <text:p>-5.2406</text:p>
              </table:table-cell>
              <table:table-cell office:value-type="float" office:value="-5.8834">
                <text:p>-5.883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5.2633">
                <text:p>-5.2633</text:p>
              </table:table-cell>
              <table:table-cell office:value-type="float" office:value="-5.8803">
                <text:p>-5.880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5.2618">
                <text:p>-5.2618</text:p>
              </table:table-cell>
              <table:table-cell office:value-type="float" office:value="-5.9485">
                <text:p>-5.948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5.2752">
                <text:p>-5.2752</text:p>
              </table:table-cell>
              <table:table-cell office:value-type="float" office:value="-5.917">
                <text:p>-5.91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5.2536">
                <text:p>-5.2536</text:p>
              </table:table-cell>
              <table:table-cell office:value-type="float" office:value="-5.9179">
                <text:p>-5.917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5.2374">
                <text:p>-5.2374</text:p>
              </table:table-cell>
              <table:table-cell office:value-type="float" office:value="-5.8628">
                <text:p>-5.862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5.2278">
                <text:p>-5.2278</text:p>
              </table:table-cell>
              <table:table-cell office:value-type="float" office:value="-5.8944">
                <text:p>-5.894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5.274">
                <text:p>-5.274</text:p>
              </table:table-cell>
              <table:table-cell office:value-type="float" office:value="-5.9199">
                <text:p>-5.919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5.2428">
                <text:p>-5.2428</text:p>
              </table:table-cell>
              <table:table-cell office:value-type="float" office:value="-5.8542">
                <text:p>-5.854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5.2689">
                <text:p>-5.2689</text:p>
              </table:table-cell>
              <table:table-cell office:value-type="float" office:value="-5.8931">
                <text:p>-5.893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5.2652">
                <text:p>-5.2652</text:p>
              </table:table-cell>
              <table:table-cell office:value-type="float" office:value="-5.9245">
                <text:p>-5.924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5.2696">
                <text:p>-5.2696</text:p>
              </table:table-cell>
              <table:table-cell office:value-type="float" office:value="-5.9541">
                <text:p>-5.954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5.2963">
                <text:p>-5.2963</text:p>
              </table:table-cell>
              <table:table-cell office:value-type="float" office:value="-5.898">
                <text:p>-5.89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5.2512">
                <text:p>-5.2512</text:p>
              </table:table-cell>
              <table:table-cell office:value-type="float" office:value="-5.8861">
                <text:p>-5.88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5.2482">
                <text:p>-5.2482</text:p>
              </table:table-cell>
              <table:table-cell office:value-type="float" office:value="-5.8991">
                <text:p>-5.899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5.2658">
                <text:p>-5.2658</text:p>
              </table:table-cell>
              <table:table-cell office:value-type="float" office:value="-5.8927">
                <text:p>-5.892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5.2696">
                <text:p>-5.2696</text:p>
              </table:table-cell>
              <table:table-cell office:value-type="float" office:value="-5.9087">
                <text:p>-5.908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5.2528">
                <text:p>-5.2528</text:p>
              </table:table-cell>
              <table:table-cell office:value-type="float" office:value="-5.9206">
                <text:p>-5.920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5.2712">
                <text:p>-5.2712</text:p>
              </table:table-cell>
              <table:table-cell office:value-type="float" office:value="-5.9241">
                <text:p>-5.924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5.2696">
                <text:p>-5.2696</text:p>
              </table:table-cell>
              <table:table-cell office:value-type="float" office:value="-5.9153">
                <text:p>-5.915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.2724">
                <text:p>-5.2724</text:p>
              </table:table-cell>
              <table:table-cell office:value-type="float" office:value="-5.9262">
                <text:p>-5.926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.3081">
                <text:p>-5.3081</text:p>
              </table:table-cell>
              <table:table-cell office:value-type="float" office:value="-5.8997">
                <text:p>-5.899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5.2845">
                <text:p>-5.2845</text:p>
              </table:table-cell>
              <table:table-cell office:value-type="float" office:value="-5.8914">
                <text:p>-5.891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5.2445">
                <text:p>-5.2445</text:p>
              </table:table-cell>
              <table:table-cell office:value-type="float" office:value="-5.8762">
                <text:p>-5.876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5.2292">
                <text:p>-5.2292</text:p>
              </table:table-cell>
              <table:table-cell office:value-type="float" office:value="-5.9111">
                <text:p>-5.911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5.2572">
                <text:p>-5.2572</text:p>
              </table:table-cell>
              <table:table-cell office:value-type="float" office:value="-5.9395">
                <text:p>-5.939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5.2837">
                <text:p>-5.2837</text:p>
              </table:table-cell>
              <table:table-cell office:value-type="float" office:value="-5.9445">
                <text:p>-5.944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5.3073">
                <text:p>-5.3073</text:p>
              </table:table-cell>
              <table:table-cell office:value-type="float" office:value="-5.9425">
                <text:p>-5.942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5.2691">
                <text:p>-5.2691</text:p>
              </table:table-cell>
              <table:table-cell office:value-type="float" office:value="-5.8914">
                <text:p>-5.891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5.2741">
                <text:p>-5.2741</text:p>
              </table:table-cell>
              <table:table-cell office:value-type="float" office:value="-5.9107">
                <text:p>-5.910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5.2901">
                <text:p>-5.2901</text:p>
              </table:table-cell>
              <table:table-cell office:value-type="float" office:value="-5.9486">
                <text:p>-5.948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5.2572">
                <text:p>-5.2572</text:p>
              </table:table-cell>
              <table:table-cell office:value-type="float" office:value="-5.9224">
                <text:p>-5.922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5.3045">
                <text:p>-5.3045</text:p>
              </table:table-cell>
              <table:table-cell office:value-type="float" office:value="-5.9222">
                <text:p>-5.922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5.2658">
                <text:p>-5.2658</text:p>
              </table:table-cell>
              <table:table-cell office:value-type="float" office:value="-5.9461">
                <text:p>-5.946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5.2555">
                <text:p>-5.2555</text:p>
              </table:table-cell>
              <table:table-cell office:value-type="float" office:value="-5.8817">
                <text:p>-5.881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5.2446">
                <text:p>-5.2446</text:p>
              </table:table-cell>
              <table:table-cell office:value-type="float" office:value="-5.8613">
                <text:p>-5.861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5.2803">
                <text:p>-5.2803</text:p>
              </table:table-cell>
              <table:table-cell office:value-type="float" office:value="-5.9077">
                <text:p>-5.907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5.3007">
                <text:p>-5.3007</text:p>
              </table:table-cell>
              <table:table-cell office:value-type="float" office:value="-5.9452">
                <text:p>-5.945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5.2794">
                <text:p>-5.2794</text:p>
              </table:table-cell>
              <table:table-cell office:value-type="float" office:value="-5.882">
                <text:p>-5.88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5.2493">
                <text:p>-5.2493</text:p>
              </table:table-cell>
              <table:table-cell office:value-type="float" office:value="-5.9287">
                <text:p>-5.928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5.2854">
                <text:p>-5.2854</text:p>
              </table:table-cell>
              <table:table-cell office:value-type="float" office:value="-5.9655">
                <text:p>-5.965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5.2534">
                <text:p>-5.2534</text:p>
              </table:table-cell>
              <table:table-cell office:value-type="float" office:value="-5.8931">
                <text:p>-5.893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5.2891">
                <text:p>-5.2891</text:p>
              </table:table-cell>
              <table:table-cell office:value-type="float" office:value="-5.904">
                <text:p>-5.90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5.2492">
                <text:p>-5.2492</text:p>
              </table:table-cell>
              <table:table-cell office:value-type="float" office:value="-5.9031">
                <text:p>-5.903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5.2541">
                <text:p>-5.2541</text:p>
              </table:table-cell>
              <table:table-cell office:value-type="float" office:value="-5.9397">
                <text:p>-5.939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5.2409">
                <text:p>-5.2409</text:p>
              </table:table-cell>
              <table:table-cell office:value-type="float" office:value="-5.884">
                <text:p>-5.88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5.2744">
                <text:p>-5.2744</text:p>
              </table:table-cell>
              <table:table-cell office:value-type="float" office:value="-5.8964">
                <text:p>-5.896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5.2499">
                <text:p>-5.2499</text:p>
              </table:table-cell>
              <table:table-cell office:value-type="float" office:value="-5.8921">
                <text:p>-5.892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5.2788">
                <text:p>-5.2788</text:p>
              </table:table-cell>
              <table:table-cell office:value-type="float" office:value="-5.9584">
                <text:p>-5.958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5.2833">
                <text:p>-5.2833</text:p>
              </table:table-cell>
              <table:table-cell office:value-type="float" office:value="-5.93">
                <text:p>-5.9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5.2282">
                <text:p>-5.2282</text:p>
              </table:table-cell>
              <table:table-cell office:value-type="float" office:value="-5.8591">
                <text:p>-5.859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5.2389">
                <text:p>-5.2389</text:p>
              </table:table-cell>
              <table:table-cell office:value-type="float" office:value="-5.8528">
                <text:p>-5.852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5.2532">
                <text:p>-5.2532</text:p>
              </table:table-cell>
              <table:table-cell office:value-type="float" office:value="-5.8689">
                <text:p>-5.868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5.2801">
                <text:p>-5.2801</text:p>
              </table:table-cell>
              <table:table-cell office:value-type="float" office:value="-5.9103">
                <text:p>-5.910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5.2857">
                <text:p>-5.2857</text:p>
              </table:table-cell>
              <table:table-cell office:value-type="float" office:value="-5.9093">
                <text:p>-5.909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5.2696">
                <text:p>-5.2696</text:p>
              </table:table-cell>
              <table:table-cell office:value-type="float" office:value="-5.8717">
                <text:p>-5.871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5.2369">
                <text:p>-5.2369</text:p>
              </table:table-cell>
              <table:table-cell office:value-type="float" office:value="-5.8834">
                <text:p>-5.883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5.2807">
                <text:p>-5.2807</text:p>
              </table:table-cell>
              <table:table-cell office:value-type="float" office:value="-5.9309">
                <text:p>-5.930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5.2909">
                <text:p>-5.2909</text:p>
              </table:table-cell>
              <table:table-cell office:value-type="float" office:value="-5.9507">
                <text:p>-5.950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5.2928">
                <text:p>-5.2928</text:p>
              </table:table-cell>
              <table:table-cell office:value-type="float" office:value="-5.9439">
                <text:p>-5.943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5.2645">
                <text:p>-5.2645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5.2194">
                <text:p>-5.2194</text:p>
              </table:table-cell>
              <table:table-cell office:value-type="float" office:value="-5.872">
                <text:p>-5.87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5.2361">
                <text:p>-5.2361</text:p>
              </table:table-cell>
              <table:table-cell office:value-type="float" office:value="-5.9412">
                <text:p>-5.941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5.2995">
                <text:p>-5.2995</text:p>
              </table:table-cell>
              <table:table-cell office:value-type="float" office:value="-5.9271">
                <text:p>-5.927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5.3063">
                <text:p>-5.3063</text:p>
              </table:table-cell>
              <table:table-cell office:value-type="float" office:value="-5.8843">
                <text:p>-5.884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5.286">
                <text:p>-5.286</text:p>
              </table:table-cell>
              <table:table-cell office:value-type="float" office:value="-5.8501">
                <text:p>-5.850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5.2691">
                <text:p>-5.2691</text:p>
              </table:table-cell>
              <table:table-cell office:value-type="float" office:value="-5.9362">
                <text:p>-5.936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5.2873">
                <text:p>-5.2873</text:p>
              </table:table-cell>
              <table:table-cell office:value-type="float" office:value="-5.9207">
                <text:p>-5.920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5.2716">
                <text:p>-5.2716</text:p>
              </table:table-cell>
              <table:table-cell office:value-type="float" office:value="-5.9062">
                <text:p>-5.906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5.2649">
                <text:p>-5.2649</text:p>
              </table:table-cell>
              <table:table-cell office:value-type="float" office:value="-5.9301">
                <text:p>-5.930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5.2957">
                <text:p>-5.2957</text:p>
              </table:table-cell>
              <table:table-cell office:value-type="float" office:value="-5.9289">
                <text:p>-5.928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5.2933">
                <text:p>-5.2933</text:p>
              </table:table-cell>
              <table:table-cell office:value-type="float" office:value="-5.9052">
                <text:p>-5.905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5.2821">
                <text:p>-5.2821</text:p>
              </table:table-cell>
              <table:table-cell office:value-type="float" office:value="-5.918">
                <text:p>-5.91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5.2877">
                <text:p>-5.2877</text:p>
              </table:table-cell>
              <table:table-cell office:value-type="float" office:value="-5.9131">
                <text:p>-5.913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5.2909">
                <text:p>-5.2909</text:p>
              </table:table-cell>
              <table:table-cell office:value-type="float" office:value="-5.925">
                <text:p>-5.92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5.2659">
                <text:p>-5.2659</text:p>
              </table:table-cell>
              <table:table-cell office:value-type="float" office:value="-5.9043">
                <text:p>-5.904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5.3108">
                <text:p>-5.3108</text:p>
              </table:table-cell>
              <table:table-cell office:value-type="float" office:value="-5.8953">
                <text:p>-5.895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5.2321">
                <text:p>-5.2321</text:p>
              </table:table-cell>
              <table:table-cell office:value-type="float" office:value="-5.8828">
                <text:p>-5.882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5.2674">
                <text:p>-5.2674</text:p>
              </table:table-cell>
              <table:table-cell office:value-type="float" office:value="-5.958">
                <text:p>-5.95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5.2744">
                <text:p>-5.2744</text:p>
              </table:table-cell>
              <table:table-cell office:value-type="float" office:value="-5.8729">
                <text:p>-5.872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5.2681">
                <text:p>-5.2681</text:p>
              </table:table-cell>
              <table:table-cell office:value-type="float" office:value="-5.9346">
                <text:p>-5.934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5.2808">
                <text:p>-5.2808</text:p>
              </table:table-cell>
              <table:table-cell office:value-type="float" office:value="-5.9591">
                <text:p>-5.959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5.2982">
                <text:p>-5.2982</text:p>
              </table:table-cell>
              <table:table-cell office:value-type="float" office:value="-5.9077">
                <text:p>-5.907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5.2513">
                <text:p>-5.2513</text:p>
              </table:table-cell>
              <table:table-cell office:value-type="float" office:value="-5.9051">
                <text:p>-5.905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5.2727">
                <text:p>-5.2727</text:p>
              </table:table-cell>
              <table:table-cell office:value-type="float" office:value="-5.9111">
                <text:p>-5.91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5.284">
                <text:p>-5.284</text:p>
              </table:table-cell>
              <table:table-cell office:value-type="float" office:value="-5.9442">
                <text:p>-5.944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5.3084">
                <text:p>-5.3084</text:p>
              </table:table-cell>
              <table:table-cell office:value-type="float" office:value="-5.9237">
                <text:p>-5.923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5.2601">
                <text:p>-5.2601</text:p>
              </table:table-cell>
              <table:table-cell office:value-type="float" office:value="-5.8888">
                <text:p>-5.88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5.2321">
                <text:p>-5.2321</text:p>
              </table:table-cell>
              <table:table-cell office:value-type="float" office:value="-5.8524">
                <text:p>-5.852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5.2481">
                <text:p>-5.2481</text:p>
              </table:table-cell>
              <table:table-cell office:value-type="float" office:value="-5.8691">
                <text:p>-5.869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5.2455">
                <text:p>-5.2455</text:p>
              </table:table-cell>
              <table:table-cell office:value-type="float" office:value="-5.9557">
                <text:p>-5.955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5.2423">
                <text:p>-5.2423</text:p>
              </table:table-cell>
              <table:table-cell office:value-type="float" office:value="-5.8863">
                <text:p>-5.886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5.2754">
                <text:p>-5.2754</text:p>
              </table:table-cell>
              <table:table-cell office:value-type="float" office:value="-5.8897">
                <text:p>-5.889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5.3102">
                <text:p>-5.3102</text:p>
              </table:table-cell>
              <table:table-cell office:value-type="float" office:value="-5.9241">
                <text:p>-5.924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5.2822">
                <text:p>-5.2822</text:p>
              </table:table-cell>
              <table:table-cell office:value-type="float" office:value="-5.9442">
                <text:p>-5.944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5.2721">
                <text:p>-5.2721</text:p>
              </table:table-cell>
              <table:table-cell office:value-type="float" office:value="-5.8615">
                <text:p>-5.861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5.2447">
                <text:p>-5.2447</text:p>
              </table:table-cell>
              <table:table-cell office:value-type="float" office:value="-5.9161">
                <text:p>-5.916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5.2601">
                <text:p>-5.2601</text:p>
              </table:table-cell>
              <table:table-cell office:value-type="float" office:value="-5.914">
                <text:p>-5.91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5.2764">
                <text:p>-5.2764</text:p>
              </table:table-cell>
              <table:table-cell office:value-type="float" office:value="-5.9018">
                <text:p>-5.901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5.2833">
                <text:p>-5.2833</text:p>
              </table:table-cell>
              <table:table-cell office:value-type="float" office:value="-5.9416">
                <text:p>-5.941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5.2752">
                <text:p>-5.2752</text:p>
              </table:table-cell>
              <table:table-cell office:value-type="float" office:value="-5.9026">
                <text:p>-5.902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5.2916">
                <text:p>-5.2916</text:p>
              </table:table-cell>
              <table:table-cell office:value-type="float" office:value="-5.8888">
                <text:p>-5.888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5.213">
                <text:p>-5.213</text:p>
              </table:table-cell>
              <table:table-cell office:value-type="float" office:value="-5.8705">
                <text:p>-5.870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5.2003">
                <text:p>-5.2003</text:p>
              </table:table-cell>
              <table:table-cell office:value-type="float" office:value="-5.8504">
                <text:p>-5.850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5.2469">
                <text:p>-5.2469</text:p>
              </table:table-cell>
              <table:table-cell office:value-type="float" office:value="-5.9209">
                <text:p>-5.920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5.2887">
                <text:p>-5.2887</text:p>
              </table:table-cell>
              <table:table-cell office:value-type="float" office:value="-5.8982">
                <text:p>-5.898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5.2847">
                <text:p>-5.2847</text:p>
              </table:table-cell>
              <table:table-cell office:value-type="float" office:value="-5.9546">
                <text:p>-5.954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5.2613">
                <text:p>-5.2613</text:p>
              </table:table-cell>
              <table:table-cell office:value-type="float" office:value="-5.8919">
                <text:p>-5.891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5.3013">
                <text:p>-5.3013</text:p>
              </table:table-cell>
              <table:table-cell office:value-type="float" office:value="-5.9054">
                <text:p>-5.905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5.2853">
                <text:p>-5.2853</text:p>
              </table:table-cell>
              <table:table-cell office:value-type="float" office:value="-5.9312">
                <text:p>-5.931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5.2899">
                <text:p>-5.2899</text:p>
              </table:table-cell>
              <table:table-cell office:value-type="float" office:value="-5.8926">
                <text:p>-5.892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5.2615">
                <text:p>-5.2615</text:p>
              </table:table-cell>
              <table:table-cell office:value-type="float" office:value="-5.923">
                <text:p>-5.92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5.2991">
                <text:p>-5.2991</text:p>
              </table:table-cell>
              <table:table-cell office:value-type="float" office:value="-5.9528">
                <text:p>-5.952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5.3073">
                <text:p>-5.3073</text:p>
              </table:table-cell>
              <table:table-cell office:value-type="float" office:value="-5.9227">
                <text:p>-5.922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5.2624">
                <text:p>-5.2624</text:p>
              </table:table-cell>
              <table:table-cell office:value-type="float" office:value="-5.9673">
                <text:p>-5.967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5.3105">
                <text:p>-5.3105</text:p>
              </table:table-cell>
              <table:table-cell office:value-type="float" office:value="-5.9212">
                <text:p>-5.92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5.2963">
                <text:p>-5.2963</text:p>
              </table:table-cell>
              <table:table-cell office:value-type="float" office:value="-5.8805">
                <text:p>-5.880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5.2686">
                <text:p>-5.2686</text:p>
              </table:table-cell>
              <table:table-cell office:value-type="float" office:value="-5.9035">
                <text:p>-5.903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5.2912">
                <text:p>-5.2912</text:p>
              </table:table-cell>
              <table:table-cell office:value-type="float" office:value="-5.9435">
                <text:p>-5.943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5.2795">
                <text:p>-5.2795</text:p>
              </table:table-cell>
              <table:table-cell office:value-type="float" office:value="-5.9557">
                <text:p>-5.955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5.2883">
                <text:p>-5.2883</text:p>
              </table:table-cell>
              <table:table-cell office:value-type="float" office:value="-5.911">
                <text:p>-5.91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5.2912">
                <text:p>-5.2912</text:p>
              </table:table-cell>
              <table:table-cell office:value-type="float" office:value="-5.9101">
                <text:p>-5.910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5.2582">
                <text:p>-5.2582</text:p>
              </table:table-cell>
              <table:table-cell office:value-type="float" office:value="-5.9551">
                <text:p>-5.955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5.2568">
                <text:p>-5.2568</text:p>
              </table:table-cell>
              <table:table-cell office:value-type="float" office:value="-5.8711">
                <text:p>-5.871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5.2698">
                <text:p>-5.2698</text:p>
              </table:table-cell>
              <table:table-cell office:value-type="float" office:value="-5.8794">
                <text:p>-5.879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5.2785">
                <text:p>-5.2785</text:p>
              </table:table-cell>
              <table:table-cell office:value-type="float" office:value="-5.9341">
                <text:p>-5.934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5.3033">
                <text:p>-5.3033</text:p>
              </table:table-cell>
              <table:table-cell office:value-type="float" office:value="-5.9529">
                <text:p>-5.952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5.2685">
                <text:p>-5.2685</text:p>
              </table:table-cell>
              <table:table-cell office:value-type="float" office:value="-5.9107">
                <text:p>-5.910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5.3159">
                <text:p>-5.3159</text:p>
              </table:table-cell>
              <table:table-cell office:value-type="float" office:value="-5.9521">
                <text:p>-5.952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5.2766">
                <text:p>-5.2766</text:p>
              </table:table-cell>
              <table:table-cell office:value-type="float" office:value="-5.9035">
                <text:p>-5.903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5.2442">
                <text:p>-5.2442</text:p>
              </table:table-cell>
              <table:table-cell office:value-type="float" office:value="-5.8981">
                <text:p>-5.898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5.2619">
                <text:p>-5.2619</text:p>
              </table:table-cell>
              <table:table-cell office:value-type="float" office:value="-5.896">
                <text:p>-5.89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5.2894">
                <text:p>-5.2894</text:p>
              </table:table-cell>
              <table:table-cell office:value-type="float" office:value="-5.9055">
                <text:p>-5.905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5.2975">
                <text:p>-5.2975</text:p>
              </table:table-cell>
              <table:table-cell office:value-type="float" office:value="-5.9742">
                <text:p>-5.974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5.289">
                <text:p>-5.289</text:p>
              </table:table-cell>
              <table:table-cell office:value-type="float" office:value="-5.9337">
                <text:p>-5.933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5.2847">
                <text:p>-5.2847</text:p>
              </table:table-cell>
              <table:table-cell office:value-type="float" office:value="-5.8887">
                <text:p>-5.888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5.2683">
                <text:p>-5.2683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5.2582">
                <text:p>-5.2582</text:p>
              </table:table-cell>
              <table:table-cell office:value-type="float" office:value="-5.892">
                <text:p>-5.89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5.2611">
                <text:p>-5.2611</text:p>
              </table:table-cell>
              <table:table-cell office:value-type="float" office:value="-5.924">
                <text:p>-5.92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5.3138">
                <text:p>-5.3138</text:p>
              </table:table-cell>
              <table:table-cell office:value-type="float" office:value="-5.9732">
                <text:p>-5.973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5.3018">
                <text:p>-5.3018</text:p>
              </table:table-cell>
              <table:table-cell office:value-type="float" office:value="-5.8724">
                <text:p>-5.872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5.3104">
                <text:p>-5.3104</text:p>
              </table:table-cell>
              <table:table-cell office:value-type="float" office:value="-5.9599">
                <text:p>-5.959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5.2851">
                <text:p>-5.2851</text:p>
              </table:table-cell>
              <table:table-cell office:value-type="float" office:value="-5.9264">
                <text:p>-5.926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5.2885">
                <text:p>-5.2885</text:p>
              </table:table-cell>
              <table:table-cell office:value-type="float" office:value="-5.8559">
                <text:p>-5.855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5.2612">
                <text:p>-5.2612</text:p>
              </table:table-cell>
              <table:table-cell office:value-type="float" office:value="-5.9004">
                <text:p>-5.900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5.2931">
                <text:p>-5.2931</text:p>
              </table:table-cell>
              <table:table-cell office:value-type="float" office:value="-5.8879">
                <text:p>-5.887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5.2843">
                <text:p>-5.2843</text:p>
              </table:table-cell>
              <table:table-cell office:value-type="float" office:value="-5.9064">
                <text:p>-5.906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5.2908">
                <text:p>-5.2908</text:p>
              </table:table-cell>
              <table:table-cell office:value-type="float" office:value="-5.9283">
                <text:p>-5.928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5.3194">
                <text:p>-5.3194</text:p>
              </table:table-cell>
              <table:table-cell office:value-type="float" office:value="-5.9375">
                <text:p>-5.937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5.2836">
                <text:p>-5.2836</text:p>
              </table:table-cell>
              <table:table-cell office:value-type="float" office:value="-5.8905">
                <text:p>-5.890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5.2724">
                <text:p>-5.2724</text:p>
              </table:table-cell>
              <table:table-cell office:value-type="float" office:value="-5.8721">
                <text:p>-5.872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5.232">
                <text:p>-5.232</text:p>
              </table:table-cell>
              <table:table-cell office:value-type="float" office:value="-5.893">
                <text:p>-5.89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5.2823">
                <text:p>-5.2823</text:p>
              </table:table-cell>
              <table:table-cell office:value-type="float" office:value="-5.8598">
                <text:p>-5.859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5.2872">
                <text:p>-5.2872</text:p>
              </table:table-cell>
              <table:table-cell office:value-type="float" office:value="-5.9365">
                <text:p>-5.936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5.276">
                <text:p>-5.276</text:p>
              </table:table-cell>
              <table:table-cell office:value-type="float" office:value="-5.8978">
                <text:p>-5.897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5.3268">
                <text:p>-5.3268</text:p>
              </table:table-cell>
              <table:table-cell office:value-type="float" office:value="-5.9129">
                <text:p>-5.912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5.257">
                <text:p>-5.257</text:p>
              </table:table-cell>
              <table:table-cell office:value-type="float" office:value="-5.9409">
                <text:p>-5.940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5.2766">
                <text:p>-5.2766</text:p>
              </table:table-cell>
              <table:table-cell office:value-type="float" office:value="-5.9212">
                <text:p>-5.921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5.3159">
                <text:p>-5.3159</text:p>
              </table:table-cell>
              <table:table-cell office:value-type="float" office:value="-5.9586">
                <text:p>-5.958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5.3099">
                <text:p>-5.3099</text:p>
              </table:table-cell>
              <table:table-cell office:value-type="float" office:value="-5.9205">
                <text:p>-5.920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5.2997">
                <text:p>-5.2997</text:p>
              </table:table-cell>
              <table:table-cell office:value-type="float" office:value="-5.8737">
                <text:p>-5.873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5.2885">
                <text:p>-5.2885</text:p>
              </table:table-cell>
              <table:table-cell office:value-type="float" office:value="-5.9539">
                <text:p>-5.953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5.2862">
                <text:p>-5.2862</text:p>
              </table:table-cell>
              <table:table-cell office:value-type="float" office:value="-5.8706">
                <text:p>-5.870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5.2792">
                <text:p>-5.2792</text:p>
              </table:table-cell>
              <table:table-cell office:value-type="float" office:value="-5.9655">
                <text:p>-5.965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5.2921">
                <text:p>-5.2921</text:p>
              </table:table-cell>
              <table:table-cell office:value-type="float" office:value="-5.9755">
                <text:p>-5.975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5.293">
                <text:p>-5.293</text:p>
              </table:table-cell>
              <table:table-cell office:value-type="float" office:value="-5.8699">
                <text:p>-5.869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5.2834">
                <text:p>-5.2834</text:p>
              </table:table-cell>
              <table:table-cell office:value-type="float" office:value="-5.9076">
                <text:p>-5.907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5.3164">
                <text:p>-5.3164</text:p>
              </table:table-cell>
              <table:table-cell office:value-type="float" office:value="-5.9635">
                <text:p>-5.963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5.2688">
                <text:p>-5.2688</text:p>
              </table:table-cell>
              <table:table-cell office:value-type="float" office:value="-5.9227">
                <text:p>-5.922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5.3084">
                <text:p>-5.3084</text:p>
              </table:table-cell>
              <table:table-cell office:value-type="float" office:value="-5.9496">
                <text:p>-5.949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5.2762">
                <text:p>-5.2762</text:p>
              </table:table-cell>
              <table:table-cell office:value-type="float" office:value="-5.9065">
                <text:p>-5.906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5.2765">
                <text:p>-5.2765</text:p>
              </table:table-cell>
              <table:table-cell office:value-type="float" office:value="-5.9417">
                <text:p>-5.941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5.2766">
                <text:p>-5.2766</text:p>
              </table:table-cell>
              <table:table-cell office:value-type="float" office:value="-5.9079">
                <text:p>-5.907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5.2918">
                <text:p>-5.2918</text:p>
              </table:table-cell>
              <table:table-cell office:value-type="float" office:value="-5.9062">
                <text:p>-5.906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5.2395">
                <text:p>-5.2395</text:p>
              </table:table-cell>
              <table:table-cell office:value-type="float" office:value="-5.8979">
                <text:p>-5.897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5.2918">
                <text:p>-5.2918</text:p>
              </table:table-cell>
              <table:table-cell office:value-type="float" office:value="-5.9318">
                <text:p>-5.931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5.2927">
                <text:p>-5.2927</text:p>
              </table:table-cell>
              <table:table-cell office:value-type="float" office:value="-5.9206">
                <text:p>-5.920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5.2697">
                <text:p>-5.2697</text:p>
              </table:table-cell>
              <table:table-cell office:value-type="float" office:value="-5.9047">
                <text:p>-5.904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5.3011">
                <text:p>-5.3011</text:p>
              </table:table-cell>
              <table:table-cell office:value-type="float" office:value="-5.9435">
                <text:p>-5.943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5.3113">
                <text:p>-5.3113</text:p>
              </table:table-cell>
              <table:table-cell office:value-type="float" office:value="-5.9194">
                <text:p>-5.919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5.2414">
                <text:p>-5.2414</text:p>
              </table:table-cell>
              <table:table-cell office:value-type="float" office:value="-5.8906">
                <text:p>-5.890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5.2653">
                <text:p>-5.2653</text:p>
              </table:table-cell>
              <table:table-cell office:value-type="float" office:value="-5.8738">
                <text:p>-5.873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5.2887">
                <text:p>-5.2887</text:p>
              </table:table-cell>
              <table:table-cell office:value-type="float" office:value="-5.935">
                <text:p>-5.93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5.2756">
                <text:p>-5.2756</text:p>
              </table:table-cell>
              <table:table-cell office:value-type="float" office:value="-5.9212">
                <text:p>-5.921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5.2741">
                <text:p>-5.2741</text:p>
              </table:table-cell>
              <table:table-cell office:value-type="float" office:value="-5.9008">
                <text:p>-5.900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5.2425">
                <text:p>-5.2425</text:p>
              </table:table-cell>
              <table:table-cell office:value-type="float" office:value="-5.9014">
                <text:p>-5.901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5.2448">
                <text:p>-5.2448</text:p>
              </table:table-cell>
              <table:table-cell office:value-type="float" office:value="-5.9257">
                <text:p>-5.925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5.2911">
                <text:p>-5.2911</text:p>
              </table:table-cell>
              <table:table-cell office:value-type="float" office:value="-5.9055">
                <text:p>-5.905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5.2642">
                <text:p>-5.2642</text:p>
              </table:table-cell>
              <table:table-cell office:value-type="float" office:value="-5.8804">
                <text:p>-5.88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5.2902">
                <text:p>-5.2902</text:p>
              </table:table-cell>
              <table:table-cell office:value-type="float" office:value="-5.9598">
                <text:p>-5.959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5.2819">
                <text:p>-5.2819</text:p>
              </table:table-cell>
              <table:table-cell office:value-type="float" office:value="-5.939">
                <text:p>-5.93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5.2425">
                <text:p>-5.2425</text:p>
              </table:table-cell>
              <table:table-cell office:value-type="float" office:value="-5.9524">
                <text:p>-5.95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5.2806">
                <text:p>-5.2806</text:p>
              </table:table-cell>
              <table:table-cell office:value-type="float" office:value="-5.9214">
                <text:p>-5.921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5.2859">
                <text:p>-5.2859</text:p>
              </table:table-cell>
              <table:table-cell office:value-type="float" office:value="-5.919">
                <text:p>-5.91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5.3128">
                <text:p>-5.3128</text:p>
              </table:table-cell>
              <table:table-cell office:value-type="float" office:value="-5.9217">
                <text:p>-5.921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5.2733">
                <text:p>-5.2733</text:p>
              </table:table-cell>
              <table:table-cell office:value-type="float" office:value="-5.8959">
                <text:p>-5.895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5.283">
                <text:p>-5.283</text:p>
              </table:table-cell>
              <table:table-cell office:value-type="float" office:value="-5.9658">
                <text:p>-5.965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5.2667">
                <text:p>-5.2667</text:p>
              </table:table-cell>
              <table:table-cell office:value-type="float" office:value="-5.9323">
                <text:p>-5.932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5.2858">
                <text:p>-5.2858</text:p>
              </table:table-cell>
              <table:table-cell office:value-type="float" office:value="-5.8918">
                <text:p>-5.891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5.29">
                <text:p>-5.29</text:p>
              </table:table-cell>
              <table:table-cell office:value-type="float" office:value="-5.9818">
                <text:p>-5.981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5.2192">
                <text:p>-5.2192</text:p>
              </table:table-cell>
              <table:table-cell office:value-type="float" office:value="-5.8623">
                <text:p>-5.862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5.2615">
                <text:p>-5.2615</text:p>
              </table:table-cell>
              <table:table-cell office:value-type="float" office:value="-5.8804">
                <text:p>-5.880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5.2614">
                <text:p>-5.2614</text:p>
              </table:table-cell>
              <table:table-cell office:value-type="float" office:value="-5.8708">
                <text:p>-5.870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5.2536">
                <text:p>-5.2536</text:p>
              </table:table-cell>
              <table:table-cell office:value-type="float" office:value="-5.924">
                <text:p>-5.92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5.2656">
                <text:p>-5.2656</text:p>
              </table:table-cell>
              <table:table-cell office:value-type="float" office:value="-5.8759">
                <text:p>-5.875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5.3013">
                <text:p>-5.3013</text:p>
              </table:table-cell>
              <table:table-cell office:value-type="float" office:value="-5.9129">
                <text:p>-5.912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5.319">
                <text:p>-5.319</text:p>
              </table:table-cell>
              <table:table-cell office:value-type="float" office:value="-5.8903">
                <text:p>-5.890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5.2831">
                <text:p>-5.2831</text:p>
              </table:table-cell>
              <table:table-cell office:value-type="float" office:value="-5.9526">
                <text:p>-5.952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5.293">
                <text:p>-5.293</text:p>
              </table:table-cell>
              <table:table-cell office:value-type="float" office:value="-5.9535">
                <text:p>-5.953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5.2817">
                <text:p>-5.2817</text:p>
              </table:table-cell>
              <table:table-cell office:value-type="float" office:value="-5.9014">
                <text:p>-5.901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5.3182">
                <text:p>-5.3182</text:p>
              </table:table-cell>
              <table:table-cell office:value-type="float" office:value="-5.9598">
                <text:p>-5.959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5.2998">
                <text:p>-5.2998</text:p>
              </table:table-cell>
              <table:table-cell office:value-type="float" office:value="-5.9316">
                <text:p>-5.931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5.2947">
                <text:p>-5.2947</text:p>
              </table:table-cell>
              <table:table-cell office:value-type="float" office:value="-5.8604">
                <text:p>-5.860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5.2554">
                <text:p>-5.2554</text:p>
              </table:table-cell>
              <table:table-cell office:value-type="float" office:value="-5.9619">
                <text:p>-5.961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5.3165">
                <text:p>-5.3165</text:p>
              </table:table-cell>
              <table:table-cell office:value-type="float" office:value="-5.9517">
                <text:p>-5.951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5.3008">
                <text:p>-5.3008</text:p>
              </table:table-cell>
              <table:table-cell office:value-type="float" office:value="-5.9417">
                <text:p>-5.941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5.2566">
                <text:p>-5.2566</text:p>
              </table:table-cell>
              <table:table-cell office:value-type="float" office:value="-5.8757">
                <text:p>-5.875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5.3051">
                <text:p>-5.3051</text:p>
              </table:table-cell>
              <table:table-cell office:value-type="float" office:value="-5.9404">
                <text:p>-5.940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5.2988">
                <text:p>-5.2988</text:p>
              </table:table-cell>
              <table:table-cell office:value-type="float" office:value="-5.9624">
                <text:p>-5.962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5.269">
                <text:p>-5.269</text:p>
              </table:table-cell>
              <table:table-cell office:value-type="float" office:value="-5.9333">
                <text:p>-5.933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5.2851">
                <text:p>-5.2851</text:p>
              </table:table-cell>
              <table:table-cell office:value-type="float" office:value="-5.9484">
                <text:p>-5.948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5.3169">
                <text:p>-5.3169</text:p>
              </table:table-cell>
              <table:table-cell office:value-type="float" office:value="-5.969">
                <text:p>-5.96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5.2781">
                <text:p>-5.2781</text:p>
              </table:table-cell>
              <table:table-cell office:value-type="float" office:value="-5.9393">
                <text:p>-5.939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5.2817">
                <text:p>-5.2817</text:p>
              </table:table-cell>
              <table:table-cell office:value-type="float" office:value="-5.9575">
                <text:p>-5.957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5.2918">
                <text:p>-5.2918</text:p>
              </table:table-cell>
              <table:table-cell office:value-type="float" office:value="-5.8785">
                <text:p>-5.878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5.2905">
                <text:p>-5.2905</text:p>
              </table:table-cell>
              <table:table-cell office:value-type="float" office:value="-5.9234">
                <text:p>-5.923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5.2912">
                <text:p>-5.2912</text:p>
              </table:table-cell>
              <table:table-cell office:value-type="float" office:value="-6.0001">
                <text:p>-6.000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5.2848">
                <text:p>-5.2848</text:p>
              </table:table-cell>
              <table:table-cell office:value-type="float" office:value="-5.8979">
                <text:p>-5.897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5.2813">
                <text:p>-5.2813</text:p>
              </table:table-cell>
              <table:table-cell office:value-type="float" office:value="-5.9145">
                <text:p>-5.914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5.2948">
                <text:p>-5.2948</text:p>
              </table:table-cell>
              <table:table-cell office:value-type="float" office:value="-5.9459">
                <text:p>-5.945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5.2767">
                <text:p>-5.2767</text:p>
              </table:table-cell>
              <table:table-cell office:value-type="float" office:value="-5.935">
                <text:p>-5.93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5.2895">
                <text:p>-5.2895</text:p>
              </table:table-cell>
              <table:table-cell office:value-type="float" office:value="-5.9101">
                <text:p>-5.910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5.2861">
                <text:p>-5.2861</text:p>
              </table:table-cell>
              <table:table-cell office:value-type="float" office:value="-5.9036">
                <text:p>-5.903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5.3523">
                <text:p>-5.3523</text:p>
              </table:table-cell>
              <table:table-cell office:value-type="float" office:value="-5.9406">
                <text:p>-5.940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5.3131">
                <text:p>-5.3131</text:p>
              </table:table-cell>
              <table:table-cell office:value-type="float" office:value="-5.9472">
                <text:p>-5.947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5.284">
                <text:p>-5.284</text:p>
              </table:table-cell>
              <table:table-cell office:value-type="float" office:value="-5.9253">
                <text:p>-5.925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5.2785">
                <text:p>-5.2785</text:p>
              </table:table-cell>
              <table:table-cell office:value-type="float" office:value="-5.8886">
                <text:p>-5.888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5.3032">
                <text:p>-5.3032</text:p>
              </table:table-cell>
              <table:table-cell office:value-type="float" office:value="-5.9329">
                <text:p>-5.93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5.3052">
                <text:p>-5.3052</text:p>
              </table:table-cell>
              <table:table-cell office:value-type="float" office:value="-5.8982">
                <text:p>-5.898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5.2748">
                <text:p>-5.2748</text:p>
              </table:table-cell>
              <table:table-cell office:value-type="float" office:value="-5.9468">
                <text:p>-5.946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5.3176">
                <text:p>-5.3176</text:p>
              </table:table-cell>
              <table:table-cell office:value-type="float" office:value="-5.9507">
                <text:p>-5.950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5.2878">
                <text:p>-5.2878</text:p>
              </table:table-cell>
              <table:table-cell office:value-type="float" office:value="-5.9285">
                <text:p>-5.928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5.2808">
                <text:p>-5.2808</text:p>
              </table:table-cell>
              <table:table-cell office:value-type="float" office:value="-5.9286">
                <text:p>-5.928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5.335">
                <text:p>-5.335</text:p>
              </table:table-cell>
              <table:table-cell office:value-type="float" office:value="-5.9387">
                <text:p>-5.938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5.3045">
                <text:p>-5.3045</text:p>
              </table:table-cell>
              <table:table-cell office:value-type="float" office:value="-5.965">
                <text:p>-5.96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5.276">
                <text:p>-5.276</text:p>
              </table:table-cell>
              <table:table-cell office:value-type="float" office:value="-5.9368">
                <text:p>-5.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